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onsolas1" svg:font-family="Consolas"/>
    <style:font-face style:name="Calibri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2a6099" draw:fill-color="#00a933" draw:textarea-horizontal-align="justify" draw:textarea-vertical-align="middle" draw:auto-grow-height="false" fo:min-height="0.6cm" fo:min-width="0.35cm"/>
      <style:paragraph-properties style:writing-mode="lr-tb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opacity="0%" draw:fill-color="#ffbf00" draw:textarea-horizontal-align="justify" draw:textarea-vertical-align="middle" draw:auto-grow-height="false" fo:min-height="0.895cm" fo:min-width="1.9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svg:stroke-opacity="0%" draw:fill-color="#729fcf" draw:textarea-horizontal-align="justify" draw:textarea-vertical-align="middle" draw:auto-grow-height="false" fo:min-height="0.895cm" fo:min-width="1.9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21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="Arrow" draw:marker-end-width="0.252cm" draw:fill-color="#000000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svg:stroke-color="#2a6099" draw:fill-color="#ff0000" draw:textarea-horizontal-align="justify" draw:textarea-vertical-align="middle" draw:auto-grow-height="false" fo:min-height="0.6cm" fo:min-width="0.35cm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1.109cm" fo:min-width="0.808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svg:stroke-opacity="0%" draw:fill-color="#ffbf00" draw:textarea-horizontal-align="justify" draw:textarea-vertical-align="middle" draw:auto-grow-height="false" fo:min-height="0.895cm" fo:min-width="1.9cm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svg:stroke-color="#ffaa95" svg:stroke-opacity="0%" draw:fill-color="#77bc65" draw:textarea-horizontal-align="justify" draw:textarea-vertical-align="middle" draw:auto-grow-height="false" fo:min-height="0.895cm" fo:min-width="1.9cm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svg:stroke-opacity="0%" draw:fill-color="#ffbf00" draw:textarea-horizontal-align="justify" draw:textarea-vertical-align="middle" draw:auto-grow-height="false" fo:min-height="0.895cm" fo:min-width="2.1cm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font-size="35pt" style:font-size-asian="40pt" style:font-size-complex="40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00a933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pt" fo:hyphenate="false"/>
    </style:style>
    <style:style style:name="P16" style:family="paragraph">
      <loext:graphic-properties draw:fill-color="#ffb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loext:graphic-properties draw:fill-color="#ffffff"/>
      <style:paragraph-properties fo:text-align="center" style:writing-mode="lr-tb"/>
      <style:text-properties fo:font-size="18pt"/>
    </style:style>
    <style:style style:name="P25" style:family="paragraph">
      <loext:graphic-properties draw:fill-color="#00a933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 style:writing-mode="lr-tb"/>
      <style:text-properties fo:color="#000000" fo:font-size="18pt"/>
    </style:style>
    <style:style style:name="P29" style:family="paragraph">
      <loext:graphic-properties draw:fill-color="#ffffff"/>
      <style:paragraph-properties fo:text-align="center" style:writing-mode="lr-tb"/>
      <style:text-properties fo:color="#000000" fo:font-size="18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style:paragraph-properties fo:text-align="center" style:writing-mode="lr-tb"/>
      <style:text-properties fo:color="#999999" fo:font-size="18pt"/>
    </style:style>
    <style:style style:name="P33" style:family="paragraph">
      <loext:graphic-properties draw:fill-color="#ffffff"/>
      <style:paragraph-properties fo:text-align="center" style:writing-mode="lr-tb"/>
      <style:text-properties fo:color="#999999" fo:font-size="18pt"/>
    </style:style>
    <style:style style:name="P34" style:family="paragraph">
      <loext:graphic-properties draw:fill="solid"/>
      <style:paragraph-properties fo:text-align="center"/>
      <style:text-properties fo:color="#000000"/>
    </style:style>
    <style:style style:name="P35" style:family="paragraph">
      <loext:graphic-properties draw:fill-color="#ff0000"/>
      <style:paragraph-properties fo:text-align="center" style:writing-mode="lr-tb"/>
      <style:text-properties fo:font-size="18pt"/>
    </style:style>
    <style:style style:name="P36" style:family="paragraph">
      <style:paragraph-properties fo:text-align="center" style:writing-mode="lr-tb"/>
      <style:text-properties fo:color="#ff0000" fo:font-size="18pt"/>
    </style:style>
    <style:style style:name="P37" style:family="paragraph">
      <loext:graphic-properties draw:fill-color="#ff0000"/>
      <style:paragraph-properties fo:text-align="center" style:writing-mode="lr-tb"/>
      <style:text-properties fo:color="#ff0000" fo:font-size="18pt"/>
    </style:style>
    <style:style style:name="P38" style:family="paragraph">
      <loext:graphic-properties draw:fill-color="#ff0000"/>
      <style:paragraph-properties fo:text-align="center" style:writing-mode="lr-tb"/>
      <style:text-properties fo:color="#000000" fo:font-size="18pt"/>
    </style:style>
    <style:style style:name="P39" style:family="paragraph">
      <style:paragraph-properties fo:margin-left="0cm" fo:margin-right="0cm" fo:margin-top="0cm" fo:margin-bottom="0.56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fo:hyphenate="false"/>
    </style:style>
    <style:style style:name="P40" style:family="paragraph">
      <loext:graphic-properties draw:fill="none"/>
      <style:paragraph-properties fo:margin-left="0cm" fo:margin-right="0cm" fo:margin-top="0cm" fo:margin-bottom="0.564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0000" fo:font-size="13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0000" fo:font-size="13pt" fo:hyphenate="false"/>
    </style:style>
    <style:style style:name="P4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44" style:family="paragraph">
      <loext:graphic-properties draw:fill-color="#ffbf00"/>
      <style:paragraph-properties fo:text-align="center" style:writing-mode="lr-tb"/>
    </style:style>
    <style:style style:name="P45" style:family="paragraph">
      <loext:graphic-properties draw:fill-color="#77bc65"/>
      <style:paragraph-properties fo:text-align="center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fo:hyphenate="false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en" fo:country="none" fo:font-style="italic" style:text-underline-style="solid" style:text-underline-width="auto" style:text-underline-color="font-color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none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language="en" fo:country="none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6" style:family="text">
      <style:text-properties fo:font-size="35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pt" fo:country="BR" fo:font-style="italic" style:text-underline-style="solid" style:text-underline-width="auto" style:text-underline-color="font-color" fo:font-weight="bold" style:font-name-asian="Consolas1" style:font-size-asian="16pt" style:font-style-asian="italic" style:font-weight-asian="bold" style:font-name-complex="Consolas1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en" fo:country="none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1" style:family="text">
      <style:text-properties fo:font-variant="normal" fo:text-transform="none" fo:color="#274e13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3" style:family="text">
      <style:text-properties fo:font-size="12pt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language="en" fo:country="none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5" style:family="text">
      <style:text-properties fo:font-size="13pt" fo:font-weight="bold" style:font-size-asian="13pt" style:font-size-complex="13pt"/>
    </style:style>
    <style:style style:name="T16" style:family="text">
      <style:text-properties fo:font-size="13pt" fo:font-weight="bold"/>
    </style:style>
    <style:style style:name="T17" style:family="text">
      <style:text-properties fo:font-size="18pt"/>
    </style:style>
    <style:style style:name="T18" style:family="text">
      <style:text-properties fo:color="#000000" fo:font-size="18pt"/>
    </style:style>
    <style:style style:name="T19" style:family="text">
      <style:text-properties fo:color="#999999" fo:font-size="18pt"/>
    </style:style>
    <style:style style:name="T20" style:family="text">
      <style:text-properties fo:font-variant="normal" fo:text-transform="none" fo:color="#274e13" style:text-line-through-style="none" style:text-line-through-type="none" style:text-position="0% 100%" style:font-name="Consolas1" fo:font-size="13pt" fo:letter-spacing="normal" fo:language="en" fo:country="none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pt" fo:country="BR" fo:font-style="italic" style:text-underline-style="solid" style:text-underline-width="auto" style:text-underline-color="font-color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style:style style:name="T22" style:family="text">
      <style:text-properties fo:font-variant="normal" fo:text-transform="none" fo:color="#274e13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4" style:family="text">
      <style:text-properties fo:color="#ff0000" fo:font-size="18pt"/>
    </style:style>
    <style:style style:name="T25" style:family="text">
      <style:text-properties fo:font-variant="normal" fo:text-transform="none" fo:color="#c0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8pt" fo:letter-spacing="normal" fo:language="en" fo:country="none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en" fo:country="none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3pt" fo:letter-spacing="normal" fo:language="pt" fo:country="BR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4cm" svg:y="0.506cm" presentation:class="title" presentation:user-transformed="true">
          <draw:text-box>
            <text:p><text:span text:style-name="T1">Questão 5 – ABB</text:span></text:p>
          </draw:text-box>
        </draw:frame>
        <draw:frame draw:style-name="gr1" draw:text-style-name="P2" xml:id="id1" draw:id="id1" draw:layer="layout" svg:width="1.522cm" svg:height="0.962cm" svg:x="13.141cm" svg:y="6.838cm">
          <draw:text-box>
            <text:p>raiz</text:p>
          </draw:text-box>
        </draw:frame>
        <draw:frame draw:style-name="gr2" draw:text-style-name="P3" xml:id="id2" draw:id="id2" draw:layer="layout" svg:width="2.195cm" svg:height="0.962cm" svg:x="12.805cm" svg:y="9.238cm">
          <draw:text-box>
            <text:p><text:span text:style-name="T2">NULL</text:span></text:p>
          </draw:text-box>
        </draw:frame>
        <draw:connector draw:style-name="gr3" draw:text-style-name="P4" draw:layer="layout" svg:x1="13.902cm" svg:y1="7.8cm" svg:x2="13.902cm" svg:y2="9.238cm" draw:start-shape="id1" draw:start-glue-point="2" draw:end-shape="id2" draw:end-glue-point="0" svg:d="M13902 7800v1438" svg:viewBox="0 0 1 1439">
          <text:p/>
        </draw:connector>
        <draw:custom-shape draw:name="CaixaDeTexto 16" draw:style-name="gr4" draw:text-style-name="P6" draw:layer="layout" svg:width="5.2cm" svg:height="1.351cm" svg:x="20.4cm" svg:y="4.4cm">
          <text:p text:style-name="P5"><text:span text:style-name="T3">criarABB():</text:span><text:span text:style-name="T4"><text:line-break/></text:span><text:span text:style-name="T5">raiz ←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3" draw:id="id3" draw:layer="layout" svg:width="1.522cm" svg:height="0.962cm" svg:x="6.541cm" svg:y="3.038cm">
          <draw:text-box>
            <text:p>raiz</text:p>
          </draw:text-box>
        </draw:frame>
        <draw:frame draw:style-name="gr2" draw:text-style-name="P3" xml:id="id4" draw:id="id4" draw:layer="layout" svg:width="2.195cm" svg:height="0.962cm" svg:x="6.205cm" svg:y="5.438cm">
          <draw:text-box>
            <text:p><text:span text:style-name="T2">NULL</text:span></text:p>
          </draw:text-box>
        </draw:frame>
        <draw:connector draw:style-name="gr3" draw:text-style-name="P4" draw:layer="layout" svg:x1="7.302cm" svg:y1="4cm" svg:x2="7.302cm" svg:y2="5.438cm" draw:start-shape="id3" draw:start-glue-point="2" draw:end-shape="id4" draw:end-glue-point="0" svg:d="M7302 4000v1438" svg:viewBox="0 0 1 1439">
          <text:p/>
        </draw:connector>
        <draw:custom-shape draw:style-name="gr6" draw:text-style-name="P11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" draw:style-name="gr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1" xml:id="id5" draw:id="id5" draw:layer="layout" svg:width="1.2cm" svg:height="1.2cm" svg:x="12.4cm" svg:y="3.362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2.195cm" svg:height="0.962cm" svg:x="10.906cm" svg:y="4.938cm">
          <draw:text-box>
            <text:p><text:span text:style-name="T2">NULL</text:span></text:p>
          </draw:text-box>
        </draw:frame>
        <draw:frame draw:style-name="gr2" draw:text-style-name="P3" xml:id="id7" draw:id="id7" draw:layer="layout" svg:width="2.195cm" svg:height="0.962cm" svg:x="12.907cm" svg:y="4.938cm">
          <draw:text-box>
            <text:p><text:span text:style-name="T2">NULL</text:span></text:p>
          </draw:text-box>
        </draw:frame>
        <draw:connector draw:style-name="gr3" draw:text-style-name="P4" draw:layer="layout" svg:x1="12.575cm" svg:y1="4.387cm" svg:x2="12.003cm" svg:y2="4.938cm" draw:start-shape="id5" draw:start-glue-point="7" draw:end-shape="id6" draw:end-glue-point="0" svg:d="M12575 4387h-572v551" svg:viewBox="0 0 573 552">
          <text:p/>
        </draw:connector>
        <draw:connector draw:style-name="gr3" draw:text-style-name="P4" draw:layer="layout" svg:x1="13.425cm" svg:y1="4.387cm" svg:x2="14.004cm" svg:y2="4.938cm" draw:start-shape="id5" draw:start-glue-point="9" draw:end-shape="id7" draw:end-glue-point="0" svg:d="M13425 4387h579v551" svg:viewBox="0 0 580 552">
          <text:p/>
        </draw:connecto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8" draw:id="id8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8" draw:start-glue-point="2" draw:end-shape="id9" draw:end-glue-point="4" svg:d="M7302 4000v200h-8v200" svg:viewBox="0 0 9 401">
          <text:p/>
        </draw:connector>
        <draw:custom-shape draw:style-name="gr6" draw:text-style-name="P11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0" draw:style-name="gr1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9">se (raiz = NULL) {</text:span><text:span text:style-name="T9"><text:line-break/></text:span><text:span text:style-name="T9"> <text:s/>raiz ← novo;</text:span><text:span text:style-name="T9"><text:line-break/></text:span><text:span text:style-name="T9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1" xml:id="id9" draw:id="id9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0" draw:id="id10" draw:layer="layout" svg:width="2.195cm" svg:height="0.962cm" svg:x="5.2cm" svg:y="5.976cm">
          <draw:text-box>
            <text:p><text:span text:style-name="T2">NULL</text:span></text:p>
          </draw:text-box>
        </draw:frame>
        <draw:frame draw:style-name="gr2" draw:text-style-name="P3" xml:id="id11" draw:id="id11" draw:layer="layout" svg:width="2.195cm" svg:height="0.962cm" svg:x="7.201cm" svg:y="5.976cm">
          <draw:text-box>
            <text:p><text:span text:style-name="T2">NULL</text:span></text:p>
          </draw:text-box>
        </draw:frame>
        <draw:connector draw:style-name="gr3" draw:text-style-name="P4" draw:layer="layout" svg:x1="6.869cm" svg:y1="5.425cm" svg:x2="6.297cm" svg:y2="5.976cm" draw:start-shape="id9" draw:start-glue-point="7" draw:end-shape="id10" draw:end-glue-point="0" svg:d="M6869 5425h-572v551" svg:viewBox="0 0 573 552">
          <text:p/>
        </draw:connector>
        <draw:connector draw:style-name="gr3" draw:text-style-name="P4" draw:layer="layout" svg:x1="7.719cm" svg:y1="5.425cm" svg:x2="8.298cm" svg:y2="5.976cm" draw:start-shape="id9" draw:start-glue-point="9" draw:end-shape="id11" draw:end-glue-point="0" svg:d="M7719 5425h579v551" svg:viewBox="0 0 580 552">
          <text:p/>
        </draw:connecto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2" draw:id="id12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2" draw:start-glue-point="2" draw:end-shape="id13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" draw:style-name="gr1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3" draw:id="id13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2.195cm" svg:height="0.962cm" svg:x="5.2cm" svg:y="5.976cm">
          <draw:text-box>
            <text:p><text:span text:style-name="T2">NULL</text:span></text:p>
          </draw:text-box>
        </draw:frame>
        <draw:frame draw:style-name="gr2" draw:text-style-name="P3" xml:id="id15" draw:id="id15" draw:layer="layout" svg:width="2.195cm" svg:height="0.962cm" svg:x="7.201cm" svg:y="5.976cm">
          <draw:text-box>
            <text:p><text:span text:style-name="T2">NULL</text:span></text:p>
          </draw:text-box>
        </draw:frame>
        <draw:connector draw:style-name="gr3" draw:text-style-name="P4" draw:layer="layout" svg:x1="6.869cm" svg:y1="5.425cm" svg:x2="6.297cm" svg:y2="5.976cm" draw:start-shape="id13" draw:start-glue-point="7" draw:end-shape="id14" draw:end-glue-point="0" svg:d="M6869 5425h-572v551" svg:viewBox="0 0 573 552">
          <text:p/>
        </draw:connector>
        <draw:connector draw:style-name="gr3" draw:text-style-name="P4" draw:layer="layout" svg:x1="7.719cm" svg:y1="5.425cm" svg:x2="8.298cm" svg:y2="5.976cm" draw:start-shape="id13" draw:start-glue-point="9" draw:end-shape="id15" draw:end-glue-point="0" svg:d="M7719 5425h579v551" svg:viewBox="0 0 580 552">
          <text:p/>
        </draw:connector>
        <draw:custom-shape draw:style-name="gr6" draw:text-style-name="P11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6" draw:id="id16" draw:layer="layout" svg:width="1.2cm" svg:height="1.2cm" svg:x="12.4cm" svg:y="3.36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2.195cm" svg:height="0.962cm" svg:x="10.906cm" svg:y="4.938cm">
          <draw:text-box>
            <text:p><text:span text:style-name="T2">NULL</text:span></text:p>
          </draw:text-box>
        </draw:frame>
        <draw:frame draw:style-name="gr2" draw:text-style-name="P3" xml:id="id18" draw:id="id18" draw:layer="layout" svg:width="2.195cm" svg:height="0.962cm" svg:x="12.907cm" svg:y="4.938cm">
          <draw:text-box>
            <text:p><text:span text:style-name="T2">NULL</text:span></text:p>
          </draw:text-box>
        </draw:frame>
        <draw:connector draw:style-name="gr3" draw:text-style-name="P4" draw:layer="layout" svg:x1="12.575cm" svg:y1="4.387cm" svg:x2="12.003cm" svg:y2="4.938cm" draw:start-shape="id16" draw:start-glue-point="7" draw:end-shape="id17" draw:end-glue-point="0" svg:d="M12575 4387h-572v551" svg:viewBox="0 0 573 552">
          <text:p/>
        </draw:connector>
        <draw:connector draw:style-name="gr3" draw:text-style-name="P4" draw:layer="layout" svg:x1="13.425cm" svg:y1="4.387cm" svg:x2="14.004cm" svg:y2="4.938cm" draw:start-shape="id16" draw:start-glue-point="9" draw:end-shape="id18" draw:end-glue-point="0" svg:d="M13425 4387h579v551" svg:viewBox="0 0 580 552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12" draw:text-style-name="P16" xml:id="id26" draw:id="id26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9" draw:id="id19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9" draw:start-glue-point="2" draw:end-shape="id20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" draw:style-name="gr1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20" draw:id="id20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1" draw:id="id21" draw:layer="layout" svg:width="2.195cm" svg:height="0.962cm" svg:x="5.2cm" svg:y="5.976cm">
          <draw:text-box>
            <text:p><text:span text:style-name="T2">NULL</text:span></text:p>
          </draw:text-box>
        </draw:frame>
        <draw:frame draw:style-name="gr2" draw:text-style-name="P3" xml:id="id22" draw:id="id22" draw:layer="layout" svg:width="2.195cm" svg:height="0.962cm" svg:x="7.201cm" svg:y="5.976cm">
          <draw:text-box>
            <text:p><text:span text:style-name="T2">NULL</text:span></text:p>
          </draw:text-box>
        </draw:frame>
        <draw:connector draw:style-name="gr3" draw:text-style-name="P4" draw:layer="layout" svg:x1="6.869cm" svg:y1="5.425cm" svg:x2="6.297cm" svg:y2="5.976cm" draw:start-shape="id20" draw:start-glue-point="7" draw:end-shape="id21" draw:end-glue-point="0" svg:d="M6869 5425h-572v551" svg:viewBox="0 0 573 552">
          <text:p/>
        </draw:connector>
        <draw:connector draw:style-name="gr3" draw:text-style-name="P4" draw:layer="layout" svg:x1="7.719cm" svg:y1="5.425cm" svg:x2="8.298cm" svg:y2="5.976cm" draw:start-shape="id20" draw:start-glue-point="9" draw:end-shape="id22" draw:end-glue-point="0" svg:d="M7719 5425h579v551" svg:viewBox="0 0 580 552">
          <text:p/>
        </draw:connector>
        <draw:custom-shape draw:style-name="gr6" draw:text-style-name="P11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3" draw:id="id23" draw:layer="layout" svg:width="1.2cm" svg:height="1.2cm" svg:x="12.4cm" svg:y="3.36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4" draw:id="id24" draw:layer="layout" svg:width="2.195cm" svg:height="0.962cm" svg:x="10.906cm" svg:y="4.938cm">
          <draw:text-box>
            <text:p><text:span text:style-name="T2">NULL</text:span></text:p>
          </draw:text-box>
        </draw:frame>
        <draw:frame draw:style-name="gr2" draw:text-style-name="P3" xml:id="id25" draw:id="id25" draw:layer="layout" svg:width="2.195cm" svg:height="0.962cm" svg:x="12.907cm" svg:y="4.938cm">
          <draw:text-box>
            <text:p><text:span text:style-name="T2">NULL</text:span></text:p>
          </draw:text-box>
        </draw:frame>
        <draw:connector draw:style-name="gr3" draw:text-style-name="P4" draw:layer="layout" svg:x1="12.575cm" svg:y1="4.387cm" svg:x2="12.003cm" svg:y2="4.938cm" draw:start-shape="id23" draw:start-glue-point="7" draw:end-shape="id24" draw:end-glue-point="0" svg:d="M12575 4387h-572v551" svg:viewBox="0 0 573 552">
          <text:p/>
        </draw:connector>
        <draw:connector draw:style-name="gr3" draw:text-style-name="P4" draw:layer="layout" svg:x1="13.425cm" svg:y1="4.387cm" svg:x2="14.004cm" svg:y2="4.938cm" draw:start-shape="id23" draw:start-glue-point="9" draw:end-shape="id25" draw:end-glue-point="0" svg:d="M13425 4387h579v551" svg:viewBox="0 0 580 552">
          <text:p/>
        </draw:connector>
        <draw:frame draw:style-name="gr14" draw:text-style-name="P17" draw:layer="layout" svg:width="1.918cm" svg:height="0.725cm" svg:x="2.282cm" svg:y="4.7cm">
          <draw:text-box>
            <text:p><text:span text:style-name="T13">ATUAL</text:span></text:p>
          </draw:text-box>
        </draw:frame>
        <draw:connector draw:style-name="gr3" draw:text-style-name="P4" draw:layer="layout" svg:x1="4.4cm" svg:y1="5.027cm" svg:x2="6.694cm" svg:y2="5cm" draw:start-shape="id26" draw:end-shape="id20" draw:end-glue-point="6" svg:d="M4400 5027h1147v-27h114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15" draw:text-style-name="P18" xml:id="id34" draw:id="id34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27" draw:id="id27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27" draw:start-glue-point="2" draw:end-shape="id28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" draw:style-name="gr1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se (atual.valor &gt; umValor) {</text:span><text:span text:style-name="T14"><text:line-break/></text:span><text:span text:style-name="T14"> <text:s text:c="5"/>atual ← atual.esquerdo;</text:span><text:span text:style-name="T10">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28" draw:id="id28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9" draw:id="id29" draw:layer="layout" svg:width="2.195cm" svg:height="0.962cm" svg:x="5.2cm" svg:y="5.976cm">
          <draw:text-box>
            <text:p><text:span text:style-name="T2">NULL</text:span></text:p>
          </draw:text-box>
        </draw:frame>
        <draw:frame draw:style-name="gr2" draw:text-style-name="P3" xml:id="id30" draw:id="id30" draw:layer="layout" svg:width="2.195cm" svg:height="0.962cm" svg:x="7.201cm" svg:y="5.976cm">
          <draw:text-box>
            <text:p><text:span text:style-name="T2">NULL</text:span></text:p>
          </draw:text-box>
        </draw:frame>
        <draw:connector draw:style-name="gr3" draw:text-style-name="P4" draw:layer="layout" svg:x1="6.869cm" svg:y1="5.425cm" svg:x2="6.297cm" svg:y2="5.976cm" draw:start-shape="id28" draw:start-glue-point="7" draw:end-shape="id29" draw:end-glue-point="0" svg:d="M6869 5425h-572v551" svg:viewBox="0 0 573 552">
          <text:p/>
        </draw:connector>
        <draw:connector draw:style-name="gr3" draw:text-style-name="P4" draw:layer="layout" svg:x1="7.719cm" svg:y1="5.425cm" svg:x2="8.298cm" svg:y2="5.976cm" draw:start-shape="id28" draw:start-glue-point="9" draw:end-shape="id30" draw:end-glue-point="0" svg:d="M7719 5425h579v551" svg:viewBox="0 0 580 552">
          <text:p/>
        </draw:connector>
        <draw:custom-shape draw:style-name="gr6" draw:text-style-name="P11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1" draw:id="id31" draw:layer="layout" svg:width="1.2cm" svg:height="1.2cm" svg:x="12.4cm" svg:y="3.36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2" draw:id="id32" draw:layer="layout" svg:width="2.195cm" svg:height="0.962cm" svg:x="10.906cm" svg:y="4.938cm">
          <draw:text-box>
            <text:p><text:span text:style-name="T2">NULL</text:span></text:p>
          </draw:text-box>
        </draw:frame>
        <draw:frame draw:style-name="gr2" draw:text-style-name="P3" xml:id="id33" draw:id="id33" draw:layer="layout" svg:width="2.195cm" svg:height="0.962cm" svg:x="12.907cm" svg:y="4.938cm">
          <draw:text-box>
            <text:p><text:span text:style-name="T2">NULL</text:span></text:p>
          </draw:text-box>
        </draw:frame>
        <draw:connector draw:style-name="gr3" draw:text-style-name="P4" draw:layer="layout" svg:x1="12.575cm" svg:y1="4.387cm" svg:x2="12.003cm" svg:y2="4.938cm" draw:start-shape="id31" draw:start-glue-point="7" draw:end-shape="id32" draw:end-glue-point="0" svg:d="M12575 4387h-572v551" svg:viewBox="0 0 573 552">
          <text:p/>
        </draw:connector>
        <draw:connector draw:style-name="gr3" draw:text-style-name="P4" draw:layer="layout" svg:x1="13.425cm" svg:y1="4.387cm" svg:x2="14.004cm" svg:y2="4.938cm" draw:start-shape="id31" draw:start-glue-point="9" draw:end-shape="id33" draw:end-glue-point="0" svg:d="M13425 4387h579v551" svg:viewBox="0 0 580 552">
          <text:p/>
        </draw:connector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34" draw:end-shape="id28" draw:end-glue-point="6" svg:d="M4400 5027h1147v-27h1147" svg:viewBox="0 0 2295 28">
          <text:p/>
        </draw:connector>
        <draw:custom-shape draw:style-name="gr12" draw:text-style-name="P16" xml:id="id35" draw:id="id35" draw:layer="layout" svg:width="2.4cm" svg:height="1.145cm" svg:x="2cm" svg:y="6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6.7cm">
          <draw:text-box>
            <text:p><text:span text:style-name="T13">ATUAL</text:span></text:p>
          </draw:text-box>
        </draw:frame>
        <draw:connector draw:style-name="gr3" draw:text-style-name="P4" draw:layer="layout" svg:x1="4.4cm" svg:y1="7.027cm" svg:x2="5.2cm" svg:y2="6.457cm" draw:start-shape="id35" draw:start-glue-point="1" draw:end-shape="id29" draw:end-glue-point="3" svg:d="M4400 7027h400v-570h400" svg:viewBox="0 0 801 571">
          <text:p/>
        </draw:connecto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custom-shape draw:style-name="gr15" draw:text-style-name="P18" xml:id="id40" draw:id="id40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36" draw:id="id36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36" draw:start-glue-point="2" draw:end-shape="id37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" draw:style-name="gr1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37" draw:id="id37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8" draw:id="id38" draw:layer="layout" svg:width="2.195cm" svg:height="0.962cm" svg:x="5.2cm" svg:y="5.976cm">
          <draw:text-box>
            <text:p><text:span text:style-name="T2">NULL</text:span></text:p>
          </draw:text-box>
        </draw:frame>
        <draw:frame draw:style-name="gr2" draw:text-style-name="P3" xml:id="id39" draw:id="id39" draw:layer="layout" svg:width="2.195cm" svg:height="0.962cm" svg:x="7.201cm" svg:y="5.976cm">
          <draw:text-box>
            <text:p><text:span text:style-name="T2">NULL</text:span></text:p>
          </draw:text-box>
        </draw:frame>
        <draw:connector draw:style-name="gr3" draw:text-style-name="P4" draw:layer="layout" svg:x1="6.869cm" svg:y1="5.425cm" svg:x2="6.297cm" svg:y2="5.976cm" draw:start-shape="id37" draw:start-glue-point="7" draw:end-shape="id38" draw:end-glue-point="0" svg:d="M6869 5425h-572v551" svg:viewBox="0 0 573 552">
          <text:p/>
        </draw:connector>
        <draw:connector draw:style-name="gr3" draw:text-style-name="P4" draw:layer="layout" svg:x1="7.719cm" svg:y1="5.425cm" svg:x2="8.298cm" svg:y2="5.976cm" draw:start-shape="id37" draw:start-glue-point="9" draw:end-shape="id39" draw:end-glue-point="0" svg:d="M7719 5425h579v551" svg:viewBox="0 0 580 552">
          <text:p/>
        </draw:connector>
        <draw:custom-shape draw:style-name="gr6" draw:text-style-name="P11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42" draw:id="id42" draw:layer="layout" svg:width="1.2cm" svg:height="1.2cm" svg:x="9.8cm" svg:y="4.4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40" draw:end-shape="id37" draw:end-glue-point="6" svg:d="M4400 5027h1147v-27h1147" svg:viewBox="0 0 2295 28">
          <text:p/>
        </draw:connector>
        <draw:custom-shape draw:style-name="gr12" draw:text-style-name="P16" xml:id="id41" draw:id="id41" draw:layer="layout" svg:width="2.4cm" svg:height="1.145cm" svg:x="2cm" svg:y="6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6.7cm">
          <draw:text-box>
            <text:p><text:span text:style-name="T13">ATUAL</text:span></text:p>
          </draw:text-box>
        </draw:frame>
        <draw:connector draw:style-name="gr3" draw:text-style-name="P4" draw:layer="layout" svg:x1="4.4cm" svg:y1="7.027cm" svg:x2="5.2cm" svg:y2="6.457cm" draw:start-shape="id41" draw:start-glue-point="1" draw:end-shape="id38" draw:end-glue-point="3" svg:d="M4400 7027h400v-570h400" svg:viewBox="0 0 801 571">
          <text:p/>
        </draw:connector>
        <draw:connector draw:style-name="gr18" draw:text-style-name="P4" draw:layer="layout" svg:x1="9.8cm" svg:y1="5cm" svg:x2="7.894cm" svg:y2="5cm" draw:start-shape="id42" draw:start-glue-point="6" draw:end-shape="id37" draw:end-glue-point="10" svg:d="M9800 5000h-1906" svg:viewBox="0 0 1907 1">
          <text:p/>
        </draw:connecto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43" draw:id="id43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43" draw:start-glue-point="2" draw:end-shape="id44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" draw:style-name="gr1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44" draw:id="id44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46" draw:id="id46" draw:layer="layout" svg:width="1.8cm" svg:height="0.763cm" svg:x="8.7cm" svg:y="6.037cm">
          <draw:text-box>
            <text:p><text:span text:style-name="T15">NULL</text:span></text:p>
          </draw:text-box>
        </draw:frame>
        <draw:connector draw:style-name="gr3" draw:text-style-name="P4" draw:layer="layout" svg:x1="6.869cm" svg:y1="5.425cm" svg:x2="4.9cm" svg:y2="6cm" draw:start-shape="id44" draw:start-glue-point="7" draw:end-shape="id45" draw:end-glue-point="4" svg:d="M6869 5425h-1969v575" svg:viewBox="0 0 1970 576">
          <text:p/>
        </draw:connector>
        <draw:connector draw:style-name="gr3" draw:text-style-name="P4" draw:layer="layout" svg:x1="7.719cm" svg:y1="5.425cm" svg:x2="9.6cm" svg:y2="6.037cm" draw:start-shape="id44" draw:start-glue-point="9" draw:end-shape="id46" draw:end-glue-point="0" svg:d="M7719 5425h1881v612" svg:viewBox="0 0 1882 613">
          <text:p/>
        </draw:connector>
        <draw:custom-shape draw:style-name="gr6" draw:text-style-name="P11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45" draw:id="id45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48" draw:id="id48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47" draw:id="id47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45" draw:start-glue-point="9" draw:end-shape="id47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45" draw:start-glue-point="7" draw:end-shape="id48" draw:end-glue-point="0" svg:d="M4475 7025h-575v513" svg:viewBox="0 0 576 514">
          <text:p/>
        </draw:connector>
        <draw:connector draw:style-name="gr3" draw:text-style-name="P4" draw:layer="layout" svg:x1="5.325cm" svg:y1="6.175cm" svg:x2="7.294cm" svg:y2="5.6cm" draw:start-shape="id45" draw:start-glue-point="11" draw:end-shape="id44" draw:end-glue-point="8" svg:d="M5325 6175h1969v-575" svg:viewBox="0 0 1970 576">
          <text:p/>
        </draw:connector>
        <draw:custom-shape draw:style-name="gr15" draw:text-style-name="P18" xml:id="id49" draw:id="id49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49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50" draw:id="id50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50" draw:start-glue-point="2" draw:end-shape="id51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" draw:style-name="gr2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51" draw:id="id51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53" draw:id="id53" draw:layer="layout" svg:width="1.8cm" svg:height="0.763cm" svg:x="8.7cm" svg:y="6.037cm">
          <draw:text-box>
            <text:p><text:span text:style-name="T15">NULL</text:span></text:p>
          </draw:text-box>
        </draw:frame>
        <draw:connector draw:style-name="gr3" draw:text-style-name="P4" draw:layer="layout" svg:x1="6.869cm" svg:y1="5.425cm" svg:x2="4.9cm" svg:y2="6cm" draw:start-shape="id51" draw:start-glue-point="7" draw:end-shape="id52" draw:end-glue-point="4" svg:d="M6869 5425h-1969v575" svg:viewBox="0 0 1970 576">
          <text:p/>
        </draw:connector>
        <draw:connector draw:style-name="gr3" draw:text-style-name="P4" draw:layer="layout" svg:x1="7.719cm" svg:y1="5.425cm" svg:x2="9.6cm" svg:y2="6.037cm" draw:start-shape="id51" draw:start-glue-point="9" draw:end-shape="id53" draw:end-glue-point="0" svg:d="M7719 5425h1881v612" svg:viewBox="0 0 1882 613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52" draw:id="id52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55" draw:id="id55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54" draw:id="id54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52" draw:start-glue-point="9" draw:end-shape="id54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52" draw:start-glue-point="7" draw:end-shape="id55" draw:end-glue-point="0" svg:d="M4475 7025h-575v513" svg:viewBox="0 0 576 514">
          <text:p/>
        </draw:connector>
        <draw:custom-shape draw:style-name="gr6" draw:text-style-name="P11" xml:id="id56" draw:id="id56" draw:layer="layout" svg:width="1.2cm" svg:height="1.2cm" svg:x="12.4cm" svg:y="3.362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7" draw:id="id57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58" draw:id="id58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56" draw:start-glue-point="7" draw:end-shape="id57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56" draw:start-glue-point="9" draw:end-shape="id58" draw:end-glue-point="0" svg:d="M13425 4387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59" draw:id="id59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59" draw:start-glue-point="2" draw:end-shape="id60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7" draw:style-name="gr2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60" draw:id="id60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62" draw:id="id62" draw:layer="layout" svg:width="1.8cm" svg:height="0.763cm" svg:x="8.7cm" svg:y="6.037cm">
          <draw:text-box>
            <text:p><text:span text:style-name="T15">NULL</text:span></text:p>
          </draw:text-box>
        </draw:frame>
        <draw:connector draw:style-name="gr3" draw:text-style-name="P4" draw:layer="layout" svg:x1="6.869cm" svg:y1="5.425cm" svg:x2="4.9cm" svg:y2="6cm" draw:start-shape="id60" draw:start-glue-point="7" draw:end-shape="id61" draw:end-glue-point="4" svg:d="M6869 5425h-1969v575" svg:viewBox="0 0 1970 576">
          <text:p/>
        </draw:connector>
        <draw:connector draw:style-name="gr3" draw:text-style-name="P4" draw:layer="layout" svg:x1="7.719cm" svg:y1="5.425cm" svg:x2="9.6cm" svg:y2="6.037cm" draw:start-shape="id60" draw:start-glue-point="9" draw:end-shape="id62" draw:end-glue-point="0" svg:d="M7719 5425h1881v612" svg:viewBox="0 0 1882 613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61" draw:id="id61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64" draw:id="id64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63" draw:id="id63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61" draw:start-glue-point="9" draw:end-shape="id63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61" draw:start-glue-point="7" draw:end-shape="id64" draw:end-glue-point="0" svg:d="M4475 7025h-575v513" svg:viewBox="0 0 576 514">
          <text:p/>
        </draw:connector>
        <draw:custom-shape draw:style-name="gr6" draw:text-style-name="P11" xml:id="id65" draw:id="id65" draw:layer="layout" svg:width="1.2cm" svg:height="1.2cm" svg:x="12.4cm" svg:y="3.362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66" draw:id="id66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67" draw:id="id67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65" draw:start-glue-point="7" draw:end-shape="id66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65" draw:start-glue-point="9" draw:end-shape="id67" draw:end-glue-point="0" svg:d="M13425 4387h542v551" svg:viewBox="0 0 543 552">
          <text:p/>
        </draw:connector>
        <draw:custom-shape draw:style-name="gr12" draw:text-style-name="P16" xml:id="id69" draw:id="id69" draw:layer="layout" svg:width="2.4cm" svg:height="1.145cm" svg:x="11.4cm" svg:y="5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1.682cm" svg:y="6.1cm">
          <draw:text-box>
            <text:p><text:span text:style-name="T13">ATUAL</text:span></text:p>
          </draw:text-box>
        </draw:frame>
        <draw:custom-shape draw:style-name="gr15" draw:text-style-name="P18" xml:id="id68" draw:id="id68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68" svg:d="M4400 5027h1397v-27h897" svg:viewBox="0 0 2295 28">
          <text:p/>
        </draw:connector>
        <draw:connector draw:style-name="gr3" draw:text-style-name="P4" draw:layer="layout" svg:x1="11.4cm" svg:y1="6.427cm" svg:x2="10.5cm" svg:y2="6.418cm" draw:start-shape="id69" draw:start-glue-point="3" draw:end-shape="id62" draw:end-glue-point="1" svg:d="M11400 6427h-450v-9h-450" svg:viewBox="0 0 901 10">
          <text:p/>
        </draw:connecto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70" draw:id="id70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70" draw:start-glue-point="2" draw:end-shape="id71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8" draw:style-name="gr2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71" draw:id="id71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73" draw:id="id73" draw:layer="layout" svg:width="1.8cm" svg:height="0.763cm" svg:x="8.7cm" svg:y="6.037cm">
          <draw:text-box>
            <text:p><text:span text:style-name="T15">NULL</text:span></text:p>
          </draw:text-box>
        </draw:frame>
        <draw:connector draw:style-name="gr3" draw:text-style-name="P4" draw:layer="layout" svg:x1="6.869cm" svg:y1="5.425cm" svg:x2="4.9cm" svg:y2="6cm" draw:start-shape="id71" draw:start-glue-point="7" draw:end-shape="id72" draw:end-glue-point="4" svg:d="M6869 5425h-1969v575" svg:viewBox="0 0 1970 576">
          <text:p/>
        </draw:connector>
        <draw:connector draw:style-name="gr3" draw:text-style-name="P4" draw:layer="layout" svg:x1="7.719cm" svg:y1="5.425cm" svg:x2="9.6cm" svg:y2="6.037cm" draw:start-shape="id71" draw:start-glue-point="9" draw:end-shape="id73" draw:end-glue-point="0" svg:d="M7719 5425h1881v612" svg:viewBox="0 0 1882 613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72" draw:id="id72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75" draw:id="id75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74" draw:id="id74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72" draw:start-glue-point="9" draw:end-shape="id74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72" draw:start-glue-point="7" draw:end-shape="id75" draw:end-glue-point="0" svg:d="M4475 7025h-575v513" svg:viewBox="0 0 576 514">
          <text:p/>
        </draw:connector>
        <draw:custom-shape draw:style-name="gr6" draw:text-style-name="P11" xml:id="id78" draw:id="id78" draw:layer="layout" svg:width="1.2cm" svg:height="1.2cm" svg:x="10cm" svg:y="4.4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77" draw:id="id77" draw:layer="layout" svg:width="2.4cm" svg:height="1.145cm" svg:x="11.4cm" svg:y="5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1.682cm" svg:y="6.1cm">
          <draw:text-box>
            <text:p><text:span text:style-name="T13">ATUAL</text:span></text:p>
          </draw:text-box>
        </draw:frame>
        <draw:custom-shape draw:style-name="gr15" draw:text-style-name="P18" xml:id="id76" draw:id="id76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76" svg:d="M4400 5027h1397v-27h897" svg:viewBox="0 0 2295 28">
          <text:p/>
        </draw:connector>
        <draw:connector draw:style-name="gr3" draw:text-style-name="P4" draw:layer="layout" svg:x1="11.4cm" svg:y1="6.427cm" svg:x2="10.5cm" svg:y2="6.418cm" draw:start-shape="id77" draw:start-glue-point="3" draw:end-shape="id73" draw:end-glue-point="1" svg:d="M11400 6427h-450v-9h-450" svg:viewBox="0 0 901 10">
          <text:p/>
        </draw:connector>
        <draw:connector draw:style-name="gr3" draw:text-style-name="P4" draw:layer="layout" svg:x1="10cm" svg:y1="5cm" svg:x2="7.894cm" svg:y2="5cm" draw:start-shape="id78" draw:start-glue-point="6" draw:end-shape="id71" draw:end-glue-point="10" svg:d="M10000 5000h-2106" svg:viewBox="0 0 2107 1">
          <text:p/>
        </draw:connecto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79" draw:id="id79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79" draw:start-glue-point="2" draw:end-shape="id80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9" draw:style-name="gr2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</text:span><text:span text:style-name="T9">senão {</text:span><text:span text:style-name="T9"><text:line-break/></text:span><text:span text:style-name="T9"> <text:s text:c="3"/>anterior.direito ← novo;</text:span><text:span text:style-name="T9"><text:line-break/></text:span><text:span text:style-name="T9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80" draw:id="id80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80" draw:start-glue-point="7" draw:end-shape="id8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80" draw:start-glue-point="9" draw:end-shape="id82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81" draw:id="id81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84" draw:id="id84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83" draw:id="id83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81" draw:start-glue-point="9" draw:end-shape="id83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81" draw:start-glue-point="7" draw:end-shape="id84" draw:end-glue-point="0" svg:d="M4475 7025h-575v513" svg:viewBox="0 0 576 514">
          <text:p/>
        </draw:connector>
        <draw:custom-shape draw:style-name="gr6" draw:text-style-name="P11" xml:id="id82" draw:id="id82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86" draw:id="id86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85" draw:id="id8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82" draw:start-glue-point="9" draw:end-shape="id85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82" draw:start-glue-point="7" draw:end-shape="id86" draw:end-glue-point="0" svg:d="M9275 7025h-575v513" svg:viewBox="0 0 576 514">
          <text:p/>
        </draw:connector>
        <draw:connector draw:style-name="gr3" draw:text-style-name="P4" draw:layer="layout" svg:x1="9.275cm" svg:y1="6.175cm" svg:x2="7.294cm" svg:y2="5.6cm" draw:start-shape="id82" draw:start-glue-point="5" draw:end-shape="id80" draw:end-glue-point="8" svg:d="M9275 6175h-1981v-575" svg:viewBox="0 0 1982 576">
          <text:p/>
        </draw:connector>
        <draw:custom-shape draw:style-name="gr15" draw:text-style-name="P18" xml:id="id87" draw:id="id87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87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88" draw:id="id88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88" draw:start-glue-point="2" draw:end-shape="id89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0" draw:style-name="gr2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89" draw:id="id89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89" draw:start-glue-point="7" draw:end-shape="id90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89" draw:start-glue-point="9" draw:end-shape="id91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90" draw:id="id90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93" draw:id="id93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92" draw:id="id92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90" draw:start-glue-point="9" draw:end-shape="id92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90" draw:start-glue-point="7" draw:end-shape="id93" draw:end-glue-point="0" svg:d="M4475 7025h-575v513" svg:viewBox="0 0 576 514">
          <text:p/>
        </draw:connector>
        <draw:custom-shape draw:style-name="gr7" draw:text-style-name="P12" xml:id="id91" draw:id="id91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95" draw:id="id95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94" draw:id="id94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91" draw:start-glue-point="9" draw:end-shape="id94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91" draw:start-glue-point="7" draw:end-shape="id95" draw:end-glue-point="0" svg:d="M9275 7025h-575v513" svg:viewBox="0 0 576 514">
          <text:p/>
        </draw:connector>
        <draw:custom-shape draw:style-name="gr6" draw:text-style-name="P11" xml:id="id96" draw:id="id96" draw:layer="layout" svg:width="1.2cm" svg:height="1.2cm" svg:x="12.4cm" svg:y="3.36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97" draw:id="id97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98" draw:id="id98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96" draw:start-glue-point="7" draw:end-shape="id97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96" draw:start-glue-point="9" draw:end-shape="id98" draw:end-glue-point="0" svg:d="M13425 4387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99" draw:id="id99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99" draw:start-glue-point="2" draw:end-shape="id100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1" draw:style-name="gr2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00" draw:id="id100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00" draw:start-glue-point="7" draw:end-shape="id10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00" draw:start-glue-point="9" draw:end-shape="id102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01" draw:id="id101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04" draw:id="id104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103" draw:id="id103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101" draw:start-glue-point="9" draw:end-shape="id103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101" draw:start-glue-point="7" draw:end-shape="id104" draw:end-glue-point="0" svg:d="M4475 7025h-575v513" svg:viewBox="0 0 576 514">
          <text:p/>
        </draw:connector>
        <draw:custom-shape draw:style-name="gr7" draw:text-style-name="P12" xml:id="id102" draw:id="id102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06" draw:id="id106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05" draw:id="id10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02" draw:start-glue-point="9" draw:end-shape="id105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02" draw:start-glue-point="7" draw:end-shape="id106" draw:end-glue-point="0" svg:d="M9275 7025h-575v513" svg:viewBox="0 0 576 514">
          <text:p/>
        </draw:connector>
        <draw:custom-shape draw:style-name="gr6" draw:text-style-name="P11" xml:id="id107" draw:id="id107" draw:layer="layout" svg:width="1.2cm" svg:height="1.2cm" svg:x="12.4cm" svg:y="3.36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08" draw:id="id108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09" draw:id="id109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07" draw:start-glue-point="7" draw:end-shape="id108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07" draw:start-glue-point="9" draw:end-shape="id109" draw:end-glue-point="0" svg:d="M13425 4387h542v551" svg:viewBox="0 0 543 552">
          <text:p/>
        </draw:connector>
        <draw:custom-shape draw:style-name="gr12" draw:text-style-name="P16" xml:id="id110" draw:id="id110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7cm">
          <draw:text-box>
            <text:p><text:span text:style-name="T13">ATUAL</text:span></text:p>
          </draw:text-box>
        </draw:frame>
        <draw:connector draw:style-name="gr3" draw:text-style-name="P4" draw:layer="layout" svg:x1="4.4cm" svg:y1="5.027cm" svg:x2="6.694cm" svg:y2="5cm" draw:start-shape="id110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11" draw:id="id111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11" draw:start-glue-point="2" draw:end-shape="id112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2" draw:style-name="gr2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12" draw:id="id112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12" draw:start-glue-point="7" draw:end-shape="id113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12" draw:start-glue-point="9" draw:end-shape="id114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13" draw:id="id113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16" draw:id="id116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115" draw:id="id115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113" draw:start-glue-point="9" draw:end-shape="id115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113" draw:start-glue-point="7" draw:end-shape="id116" draw:end-glue-point="0" svg:d="M4475 7025h-575v513" svg:viewBox="0 0 576 514">
          <text:p/>
        </draw:connector>
        <draw:custom-shape draw:style-name="gr7" draw:text-style-name="P12" xml:id="id114" draw:id="id114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18" draw:id="id118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17" draw:id="id117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14" draw:start-glue-point="9" draw:end-shape="id117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14" draw:start-glue-point="7" draw:end-shape="id118" draw:end-glue-point="0" svg:d="M9275 7025h-575v513" svg:viewBox="0 0 576 514">
          <text:p/>
        </draw:connector>
        <draw:custom-shape draw:style-name="gr6" draw:text-style-name="P11" xml:id="id119" draw:id="id119" draw:layer="layout" svg:width="1.2cm" svg:height="1.2cm" svg:x="12.4cm" svg:y="3.36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20" draw:id="id120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21" draw:id="id121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19" draw:start-glue-point="7" draw:end-shape="id120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19" draw:start-glue-point="9" draw:end-shape="id121" draw:end-glue-point="0" svg:d="M13425 4387h542v551" svg:viewBox="0 0 543 552">
          <text:p/>
        </draw:connector>
        <draw:custom-shape draw:style-name="gr12" draw:text-style-name="P16" xml:id="id122" draw:id="id122" draw:layer="layout" svg:width="2.4cm" svg:height="1.145cm" svg:x="0.6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882cm" svg:y="6.245cm">
          <draw:text-box>
            <text:p><text:span text:style-name="T13">ATUAL</text:span></text:p>
          </draw:text-box>
        </draw:frame>
        <draw:connector draw:style-name="gr3" draw:text-style-name="P4" draw:layer="layout" svg:x1="3cm" svg:y1="6.572cm" svg:x2="4.3cm" svg:y2="6.6cm" draw:start-shape="id122" draw:start-glue-point="1" draw:end-shape="id113" draw:end-glue-point="6" svg:d="M3000 6572h650v28h650" svg:viewBox="0 0 1301 29">
          <text:p/>
        </draw:connector>
        <draw:custom-shape draw:style-name="gr15" draw:text-style-name="P18" xml:id="id123" draw:id="id123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123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24" draw:id="id124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24" draw:start-glue-point="2" draw:end-shape="id125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3" draw:style-name="gr2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25" draw:id="id125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25" draw:start-glue-point="7" draw:end-shape="id126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25" draw:start-glue-point="9" draw:end-shape="id127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26" draw:id="id126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29" draw:id="id129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128" draw:id="id128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126" draw:start-glue-point="9" draw:end-shape="id128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126" draw:start-glue-point="7" draw:end-shape="id129" draw:end-glue-point="0" svg:d="M4475 7025h-575v513" svg:viewBox="0 0 576 514">
          <text:p/>
        </draw:connector>
        <draw:custom-shape draw:style-name="gr7" draw:text-style-name="P12" xml:id="id127" draw:id="id127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31" draw:id="id131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30" draw:id="id130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27" draw:start-glue-point="9" draw:end-shape="id130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27" draw:start-glue-point="7" draw:end-shape="id131" draw:end-glue-point="0" svg:d="M9275 7025h-575v513" svg:viewBox="0 0 576 514">
          <text:p/>
        </draw:connector>
        <draw:custom-shape draw:style-name="gr6" draw:text-style-name="P11" xml:id="id132" draw:id="id132" draw:layer="layout" svg:width="1.2cm" svg:height="1.2cm" svg:x="12.4cm" svg:y="3.36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33" draw:id="id133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34" draw:id="id134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32" draw:start-glue-point="7" draw:end-shape="id133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32" draw:start-glue-point="9" draw:end-shape="id134" draw:end-glue-point="0" svg:d="M13425 4387h542v551" svg:viewBox="0 0 543 552">
          <text:p/>
        </draw:connector>
        <draw:custom-shape draw:style-name="gr12" draw:text-style-name="P16" xml:id="id136" draw:id="id136" draw:layer="layout" svg:width="2.4cm" svg:height="1.145cm" svg:x="0.2cm" svg:y="8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482cm" svg:y="9.1cm">
          <draw:text-box>
            <text:p><text:span text:style-name="T13">ATUAL</text:span></text:p>
          </draw:text-box>
        </draw:frame>
        <draw:custom-shape draw:style-name="gr15" draw:text-style-name="P18" xml:id="id135" draw:id="id135" draw:layer="layout" svg:width="2.4cm" svg:height="1.145cm" svg:x="0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082cm" svg:y="6.3cm">
          <draw:text-box>
            <text:p><text:span text:style-name="T13">ANTERIOR</text:span></text:p>
          </draw:text-box>
        </draw:frame>
        <draw:connector draw:style-name="gr3" draw:text-style-name="P4" draw:layer="layout" svg:x1="2.6cm" svg:y1="6.627cm" svg:x2="4.3cm" svg:y2="6.6cm" draw:start-shape="id135" draw:end-shape="id126" draw:end-glue-point="6" svg:d="M2600 6627h850v-27h850" svg:viewBox="0 0 1701 28">
          <text:p/>
        </draw:connector>
        <draw:connector draw:style-name="gr3" draw:text-style-name="P4" draw:layer="layout" svg:x1="2.6cm" svg:y1="9.427cm" svg:x2="3.9cm" svg:y2="8.301cm" draw:start-shape="id136" draw:start-glue-point="1" draw:end-shape="id129" draw:end-glue-point="2" svg:d="M2600 9427h1300v-1126" svg:viewBox="0 0 1301 1127">
          <text:p/>
        </draw:connecto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37" draw:id="id137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37" draw:start-glue-point="2" draw:end-shape="id138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4" draw:style-name="gr3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38" draw:id="id138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38" draw:start-glue-point="7" draw:end-shape="id139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38" draw:start-glue-point="9" draw:end-shape="id140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39" draw:id="id139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42" draw:id="id142" draw:layer="layout" svg:width="1.8cm" svg:height="0.763cm" svg:x="3cm" svg:y="7.538cm">
          <draw:text-box>
            <text:p><text:span text:style-name="T15">NULL</text:span></text:p>
          </draw:text-box>
        </draw:frame>
        <draw:frame draw:style-name="gr20" draw:text-style-name="P3" xml:id="id141" draw:id="id141" draw:layer="layout" svg:width="1.8cm" svg:height="0.763cm" svg:x="5.1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cm" svg:y2="7.539cm" draw:start-shape="id139" draw:start-glue-point="9" draw:end-shape="id141" draw:end-glue-point="0" svg:d="M5325 7025h675v514" svg:viewBox="0 0 676 515">
          <text:p/>
        </draw:connector>
        <draw:connector draw:style-name="gr3" draw:text-style-name="P4" draw:layer="layout" svg:x1="4.475cm" svg:y1="7.025cm" svg:x2="3.9cm" svg:y2="7.538cm" draw:start-shape="id139" draw:start-glue-point="7" draw:end-shape="id142" draw:end-glue-point="0" svg:d="M4475 7025h-575v513" svg:viewBox="0 0 576 514">
          <text:p/>
        </draw:connector>
        <draw:custom-shape draw:style-name="gr7" draw:text-style-name="P12" xml:id="id140" draw:id="id140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44" draw:id="id144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43" draw:id="id143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40" draw:start-glue-point="9" draw:end-shape="id143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40" draw:start-glue-point="7" draw:end-shape="id144" draw:end-glue-point="0" svg:d="M9275 7025h-575v513" svg:viewBox="0 0 576 514">
          <text:p/>
        </draw:connector>
        <draw:custom-shape draw:style-name="gr6" draw:text-style-name="P11" xml:id="id147" draw:id="id147" draw:layer="layout" svg:width="1.2cm" svg:height="1.2cm" svg:x="1.8cm" svg:y="4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46" draw:id="id146" draw:layer="layout" svg:width="2.4cm" svg:height="1.145cm" svg:x="0.2cm" svg:y="8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482cm" svg:y="9.1cm">
          <draw:text-box>
            <text:p><text:span text:style-name="T13">ATUAL</text:span></text:p>
          </draw:text-box>
        </draw:frame>
        <draw:custom-shape draw:style-name="gr15" draw:text-style-name="P18" xml:id="id145" draw:id="id145" draw:layer="layout" svg:width="2.4cm" svg:height="1.145cm" svg:x="0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082cm" svg:y="6.3cm">
          <draw:text-box>
            <text:p><text:span text:style-name="T13">ANTERIOR</text:span></text:p>
          </draw:text-box>
        </draw:frame>
        <draw:connector draw:style-name="gr3" draw:text-style-name="P4" draw:layer="layout" svg:x1="2.6cm" svg:y1="6.627cm" svg:x2="4.3cm" svg:y2="6.6cm" draw:start-shape="id145" draw:end-shape="id139" draw:end-glue-point="6" svg:d="M2600 6627h850v-27h850" svg:viewBox="0 0 1701 28">
          <text:p/>
        </draw:connector>
        <draw:connector draw:style-name="gr3" draw:text-style-name="P4" draw:layer="layout" svg:x1="2.6cm" svg:y1="9.427cm" svg:x2="3.9cm" svg:y2="8.301cm" draw:start-shape="id146" draw:start-glue-point="1" draw:end-shape="id142" draw:end-glue-point="2" svg:d="M2600 9427h1300v-1126" svg:viewBox="0 0 1301 1127">
          <text:p/>
        </draw:connector>
        <draw:connector draw:style-name="gr3" draw:text-style-name="P20" draw:layer="layout" svg:x1="2.825cm" svg:y1="5.025cm" svg:x2="4.475cm" svg:y2="6.175cm" draw:start-shape="id147" draw:start-glue-point="9" draw:end-shape="id139" draw:end-glue-point="5" svg:d="M2825 5025h826v1150h824" svg:viewBox="0 0 1651 1151">
          <text:p/>
        </draw:connecto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48" draw:id="id148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48" draw:start-glue-point="2" draw:end-shape="id149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5" draw:style-name="gr3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49" draw:id="id149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49" draw:start-glue-point="7" draw:end-shape="id150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49" draw:start-glue-point="9" draw:end-shape="id151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50" draw:id="id150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52" draw:id="id152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150" draw:start-glue-point="9" draw:end-shape="id152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150" draw:start-glue-point="7" draw:end-shape="id153" draw:end-glue-point="4" svg:d="M4475 7025h-1375v575" svg:viewBox="0 0 1376 576">
          <text:p/>
        </draw:connector>
        <draw:custom-shape draw:style-name="gr7" draw:text-style-name="P12" xml:id="id151" draw:id="id151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55" draw:id="id155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54" draw:id="id154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51" draw:start-glue-point="9" draw:end-shape="id154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51" draw:start-glue-point="7" draw:end-shape="id155" draw:end-glue-point="0" svg:d="M9275 7025h-575v513" svg:viewBox="0 0 576 514">
          <text:p/>
        </draw:connector>
        <draw:custom-shape draw:style-name="gr6" draw:text-style-name="P11" xml:id="id153" draw:id="id153" draw:layer="layout" svg:width="1.2cm" svg:height="1.2cm" svg:x="2.5cm" svg:y="7.6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57" draw:id="id157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3" xml:id="id156" draw:id="id156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153" draw:start-glue-point="9" draw:end-shape="id156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153" draw:start-glue-point="7" draw:end-shape="id157" draw:end-glue-point="0" svg:d="M2675 8625h-675v475" svg:viewBox="0 0 676 476">
          <text:p/>
        </draw:connector>
        <draw:connector draw:style-name="gr3" draw:text-style-name="P4" draw:layer="layout" svg:x1="3.525cm" svg:y1="7.775cm" svg:x2="4.9cm" svg:y2="7.2cm" draw:start-shape="id153" draw:start-glue-point="11" draw:end-shape="id150" draw:end-glue-point="8" svg:d="M3525 7775h1375v-575" svg:viewBox="0 0 1376 576">
          <text:p/>
        </draw:connector>
        <draw:custom-shape draw:style-name="gr15" draw:text-style-name="P18" xml:id="id158" draw:id="id158" draw:layer="layout" svg:width="2.4cm" svg:height="1.145cm" svg:x="0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082cm" svg:y="6.3cm">
          <draw:text-box>
            <text:p><text:span text:style-name="T13">ANTERIOR</text:span></text:p>
          </draw:text-box>
        </draw:frame>
        <draw:connector draw:style-name="gr3" draw:text-style-name="P4" draw:layer="layout" svg:x1="2.6cm" svg:y1="6.627cm" svg:x2="4.3cm" svg:y2="6.6cm" draw:start-shape="id158" svg:d="M2600 6627h1100v-27h600" svg:viewBox="0 0 1701 28">
          <text:p/>
        </draw:connecto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59" draw:id="id159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59" draw:start-glue-point="2" draw:end-shape="id160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6" draw:style-name="gr3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60" draw:id="id160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60" draw:start-glue-point="7" draw:end-shape="id16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60" draw:start-glue-point="9" draw:end-shape="id162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61" draw:id="id161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63" draw:id="id163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161" draw:start-glue-point="9" draw:end-shape="id163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161" draw:start-glue-point="7" draw:end-shape="id164" draw:end-glue-point="4" svg:d="M4475 7025h-1375v575" svg:viewBox="0 0 1376 576">
          <text:p/>
        </draw:connector>
        <draw:custom-shape draw:style-name="gr7" draw:text-style-name="P12" xml:id="id162" draw:id="id162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66" draw:id="id166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65" draw:id="id16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62" draw:start-glue-point="9" draw:end-shape="id165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62" draw:start-glue-point="7" draw:end-shape="id166" draw:end-glue-point="0" svg:d="M9275 7025h-575v513" svg:viewBox="0 0 576 514">
          <text:p/>
        </draw:connector>
        <draw:custom-shape draw:style-name="gr7" draw:text-style-name="P12" xml:id="id164" draw:id="id164" draw:layer="layout" svg:width="1.2cm" svg:height="1.2cm" svg:x="2.5cm" svg:y="7.6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68" draw:id="id168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3" xml:id="id167" draw:id="id167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164" draw:start-glue-point="9" draw:end-shape="id167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164" draw:start-glue-point="7" draw:end-shape="id168" draw:end-glue-point="0" svg:d="M2675 8625h-675v475" svg:viewBox="0 0 676 476">
          <text:p/>
        </draw:connector>
        <draw:custom-shape draw:style-name="gr6" draw:text-style-name="P11" xml:id="id169" draw:id="id169" draw:layer="layout" svg:width="1.2cm" svg:height="1.2cm" svg:x="12.4cm" svg:y="3.362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70" draw:id="id170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71" draw:id="id171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69" draw:start-glue-point="7" draw:end-shape="id170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69" draw:start-glue-point="9" draw:end-shape="id171" draw:end-glue-point="0" svg:d="M13425 4387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" xml:id="id172" draw:id="id172" draw:layer="layout" svg:width="1.522cm" svg:height="0.962cm" svg:x="6.541cm" svg:y="3.038cm">
          <draw:text-box>
            <text:p>raiz</text:p>
          </draw:text-box>
        </draw:frame>
        <draw:connector draw:style-name="gr3" draw:text-style-name="P4" draw:layer="layout" svg:x1="7.302cm" svg:y1="4cm" svg:x2="7.294cm" svg:y2="4.4cm" draw:start-shape="id172" draw:start-glue-point="2" draw:end-shape="id173" draw:end-glue-point="4" svg:d="M7302 4000v200h-8v200" svg:viewBox="0 0 9 401">
          <text:p/>
        </draw:connector>
        <draw:custom-shape draw:style-name="gr7" draw:text-style-name="P12" draw:layer="layout" svg:width="1.2cm" svg:height="1.2cm" svg:x="5.4cm" svg:y="1.7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6.701cm" svg:y="1.701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8.001cm" svg:y="1.701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9.302cm" svg:y="1.702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2cm" svg:height="1.2cm" svg:x="10.601cm" svg:y="1.701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1.902cm" svg:y="1.702cm">
          <text:p text:style-name="P10">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3.202cm" svg:y="1.702cm">
          <text:p text:style-name="P10">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4.503cm" svg:y="1.703cm">
          <text:p text:style-name="P10">M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5.803cm" svg:y="1.703cm">
          <text:p text:style-name="P10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7.103cm" svg:y="1.703cm">
          <text:p text:style-name="P10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2cm" svg:height="1.2cm" svg:x="18.404cm" svg:y="1.704cm">
          <text:p text:style-name="P10">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7" draw:style-name="gr3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2" xml:id="id173" draw:id="id173" draw:layer="layout" svg:width="1.2cm" svg:height="1.2cm" svg:x="6.694cm" svg:y="4.4cm">
          <text:p text:style-name="P10">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73" draw:start-glue-point="7" draw:end-shape="id174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73" draw:start-glue-point="9" draw:end-shape="id175" draw:end-glue-point="4" svg:d="M7719 5425h1981v575" svg:viewBox="0 0 1982 576">
          <text:p/>
        </draw:connector>
        <draw:custom-shape draw:style-name="gr7" draw:text-style-name="P12" draw:layer="layout" svg:width="1.2cm" svg:height="1.2cm" svg:x="6.702cm" svg:y="1.702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74" draw:id="id174" draw:layer="layout" svg:width="1.2cm" svg:height="1.2cm" svg:x="4.3cm" svg:y="6cm">
          <text:p text:style-name="P10">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76" draw:id="id176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174" draw:start-glue-point="9" draw:end-shape="id176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174" draw:start-glue-point="7" draw:end-shape="id177" draw:end-glue-point="4" svg:d="M4475 7025h-1375v575" svg:viewBox="0 0 1376 576">
          <text:p/>
        </draw:connector>
        <draw:custom-shape draw:style-name="gr7" draw:text-style-name="P12" xml:id="id175" draw:id="id175" draw:layer="layout" svg:width="1.2cm" svg:height="1.2cm" svg:x="9.1cm" svg:y="6cm">
          <text:p text:style-name="P10">X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79" draw:id="id179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3" xml:id="id178" draw:id="id178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75" draw:start-glue-point="9" draw:end-shape="id178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75" draw:start-glue-point="7" draw:end-shape="id179" draw:end-glue-point="0" svg:d="M9275 7025h-575v513" svg:viewBox="0 0 576 514">
          <text:p/>
        </draw:connector>
        <draw:custom-shape draw:style-name="gr7" draw:text-style-name="P12" xml:id="id177" draw:id="id177" draw:layer="layout" svg:width="1.2cm" svg:height="1.2cm" svg:x="2.5cm" svg:y="7.6cm">
          <text:p text:style-name="P10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xml:id="id181" draw:id="id181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3" xml:id="id180" draw:id="id180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177" draw:start-glue-point="9" draw:end-shape="id180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177" draw:start-glue-point="7" draw:end-shape="id181" draw:end-glue-point="0" svg:d="M2675 8625h-675v475" svg:viewBox="0 0 676 476">
          <text:p/>
        </draw:connector>
        <draw:custom-shape draw:style-name="gr6" draw:text-style-name="P11" xml:id="id182" draw:id="id182" draw:layer="layout" svg:width="1.2cm" svg:height="1.2cm" svg:x="12.4cm" svg:y="3.362cm">
          <text:p text:style-name="P10">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83" draw:id="id183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84" draw:id="id184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82" draw:start-glue-point="7" draw:end-shape="id183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82" draw:start-glue-point="9" draw:end-shape="id184" draw:end-glue-point="0" svg:d="M13425 4387h542v551" svg:viewBox="0 0 543 552">
          <text:p/>
        </draw:connector>
        <draw:custom-shape draw:style-name="gr12" draw:text-style-name="P16" xml:id="id185" draw:id="id185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7cm">
          <draw:text-box>
            <text:p><text:span text:style-name="T13">ATUAL</text:span></text:p>
          </draw:text-box>
        </draw:frame>
        <draw:connector draw:style-name="gr3" draw:text-style-name="P4" draw:layer="layout" svg:x1="4.4cm" svg:y1="5.027cm" svg:x2="6.694cm" svg:y2="5cm" draw:start-shape="id185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86" draw:id="id186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186" draw:start-glue-point="2" draw:end-shape="id187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9" draw:style-name="gr3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87" draw:id="id187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187" draw:start-glue-point="7" draw:end-shape="id188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187" draw:start-glue-point="9" draw:end-shape="id189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88" draw:id="id188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0" draw:id="id190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188" draw:start-glue-point="9" draw:end-shape="id190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188" draw:start-glue-point="7" draw:end-shape="id191" draw:end-glue-point="4" svg:d="M4475 7025h-1375v575" svg:viewBox="0 0 1376 576">
          <text:p/>
        </draw:connector>
        <draw:custom-shape draw:style-name="gr7" draw:text-style-name="P24" xml:id="id189" draw:id="id189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3" draw:id="id193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26" xml:id="id192" draw:id="id192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189" draw:start-glue-point="9" draw:end-shape="id192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189" draw:start-glue-point="7" draw:end-shape="id193" draw:end-glue-point="0" svg:d="M9275 7025h-575v513" svg:viewBox="0 0 576 514">
          <text:p/>
        </draw:connector>
        <draw:custom-shape draw:style-name="gr7" draw:text-style-name="P24" xml:id="id191" draw:id="id191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" draw:id="id195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194" draw:id="id194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191" draw:start-glue-point="9" draw:end-shape="id194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191" draw:start-glue-point="7" draw:end-shape="id195" draw:end-glue-point="0" svg:d="M2675 8625h-675v475" svg:viewBox="0 0 676 476">
          <text:p/>
        </draw:connector>
        <draw:custom-shape draw:style-name="gr6" draw:text-style-name="P25" xml:id="id196" draw:id="id196" draw:layer="layout" svg:width="1.2cm" svg:height="1.2cm" svg:x="12.4cm" svg:y="3.36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97" draw:id="id197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198" draw:id="id198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196" draw:start-glue-point="7" draw:end-shape="id197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196" draw:start-glue-point="9" draw:end-shape="id198" draw:end-glue-point="0" svg:d="M13425 4387h542v551" svg:viewBox="0 0 543 552">
          <text:p/>
        </draw:connector>
        <draw:custom-shape draw:style-name="gr12" draw:text-style-name="P16" xml:id="id199" draw:id="id199" draw:layer="layout" svg:width="2.4cm" svg:height="1.145cm" svg:x="12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482cm" svg:y="6.3cm">
          <draw:text-box>
            <text:p><text:span text:style-name="T13">ATUAL</text:span></text:p>
          </draw:text-box>
        </draw:frame>
        <draw:connector draw:style-name="gr3" draw:text-style-name="P4" draw:layer="layout" svg:x1="12.2cm" svg:y1="6.627cm" svg:x2="10.3cm" svg:y2="6.6cm" draw:start-shape="id199" draw:start-glue-point="3" draw:end-shape="id189" draw:end-glue-point="10" svg:d="M12200 6627h-949v-27h-951" svg:viewBox="0 0 1901 28">
          <text:p/>
        </draw:connector>
        <draw:custom-shape draw:style-name="gr15" draw:text-style-name="P18" xml:id="id200" draw:id="id200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200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01" draw:id="id201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01" draw:start-glue-point="2" draw:end-shape="id202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18" draw:style-name="gr3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02" draw:id="id202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02" draw:start-glue-point="7" draw:end-shape="id203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02" draw:start-glue-point="9" draw:end-shape="id204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03" draw:id="id203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05" draw:id="id205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03" draw:start-glue-point="9" draw:end-shape="id205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03" draw:start-glue-point="7" draw:end-shape="id206" draw:end-glue-point="4" svg:d="M4475 7025h-1375v575" svg:viewBox="0 0 1376 576">
          <text:p/>
        </draw:connector>
        <draw:custom-shape draw:style-name="gr7" draw:text-style-name="P24" xml:id="id204" draw:id="id204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08" draw:id="id208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26" xml:id="id207" draw:id="id207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04" draw:start-glue-point="9" draw:end-shape="id207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204" draw:start-glue-point="7" draw:end-shape="id208" draw:end-glue-point="0" svg:d="M9275 7025h-575v513" svg:viewBox="0 0 576 514">
          <text:p/>
        </draw:connector>
        <draw:custom-shape draw:style-name="gr7" draw:text-style-name="P24" xml:id="id206" draw:id="id206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10" draw:id="id210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09" draw:id="id209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06" draw:start-glue-point="9" draw:end-shape="id209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06" draw:start-glue-point="7" draw:end-shape="id210" draw:end-glue-point="0" svg:d="M2675 8625h-675v475" svg:viewBox="0 0 676 476">
          <text:p/>
        </draw:connector>
        <draw:custom-shape draw:style-name="gr6" draw:text-style-name="P25" xml:id="id211" draw:id="id211" draw:layer="layout" svg:width="1.2cm" svg:height="1.2cm" svg:x="12.4cm" svg:y="3.36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212" draw:id="id212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213" draw:id="id213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211" draw:start-glue-point="7" draw:end-shape="id212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211" draw:start-glue-point="9" draw:end-shape="id213" draw:end-glue-point="0" svg:d="M13425 4387h542v551" svg:viewBox="0 0 543 552">
          <text:p/>
        </draw:connector>
        <draw:custom-shape draw:style-name="gr12" draw:text-style-name="P16" xml:id="id215" draw:id="id215" draw:layer="layout" svg:width="2.4cm" svg:height="1.145cm" svg:x="7.5cm" svg:y="9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7.782cm" svg:y="10.1cm">
          <draw:text-box>
            <text:p><text:span text:style-name="T13">ATUAL</text:span></text:p>
          </draw:text-box>
        </draw:frame>
        <draw:custom-shape draw:style-name="gr15" draw:text-style-name="P18" xml:id="id214" draw:id="id214" draw:layer="layout" svg:width="2.4cm" svg:height="1.145cm" svg:x="11.8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82cm" svg:y="6.2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6.572cm" svg:x2="10.3cm" svg:y2="6.6cm" draw:start-shape="id214" draw:end-shape="id204" draw:end-glue-point="10" svg:d="M11800 6572h-749v28h-751" svg:viewBox="0 0 1501 29">
          <text:p/>
        </draw:connector>
        <draw:connector draw:style-name="gr18" draw:text-style-name="P4" draw:layer="layout" svg:x1="8.7cm" svg:y1="9.855cm" svg:x2="8.7cm" svg:y2="8.301cm" draw:start-shape="id215" draw:start-glue-point="0" draw:end-shape="id208" draw:end-glue-point="2" svg:d="M8700 9855v-1554" svg:viewBox="0 0 1 1555">
          <text:p/>
        </draw:connector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16" draw:id="id216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16" draw:start-glue-point="2" draw:end-shape="id217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0" draw:style-name="gr3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17" draw:id="id217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17" draw:start-glue-point="7" draw:end-shape="id218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17" draw:start-glue-point="9" draw:end-shape="id219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18" draw:id="id218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20" draw:id="id220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18" draw:start-glue-point="9" draw:end-shape="id220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18" draw:start-glue-point="7" draw:end-shape="id221" draw:end-glue-point="4" svg:d="M4475 7025h-1375v575" svg:viewBox="0 0 1376 576">
          <text:p/>
        </draw:connector>
        <draw:custom-shape draw:style-name="gr7" draw:text-style-name="P24" xml:id="id219" draw:id="id219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23" draw:id="id223" draw:layer="layout" svg:width="1.8cm" svg:height="0.763cm" svg:x="7.8cm" svg:y="7.538cm">
          <draw:text-box>
            <text:p><text:span text:style-name="T15">NULL</text:span></text:p>
          </draw:text-box>
        </draw:frame>
        <draw:frame draw:style-name="gr20" draw:text-style-name="P26" xml:id="id222" draw:id="id222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19" draw:start-glue-point="9" draw:end-shape="id222" draw:end-glue-point="0" svg:d="M10125 7025h675v514" svg:viewBox="0 0 676 515">
          <text:p/>
        </draw:connector>
        <draw:connector draw:style-name="gr3" draw:text-style-name="P4" draw:layer="layout" svg:x1="9.275cm" svg:y1="7.025cm" svg:x2="8.7cm" svg:y2="7.538cm" draw:start-shape="id219" draw:start-glue-point="7" draw:end-shape="id223" draw:end-glue-point="0" svg:d="M9275 7025h-575v513" svg:viewBox="0 0 576 514">
          <text:p/>
        </draw:connector>
        <draw:custom-shape draw:style-name="gr7" draw:text-style-name="P24" xml:id="id221" draw:id="id221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25" draw:id="id225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24" draw:id="id224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21" draw:start-glue-point="9" draw:end-shape="id224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21" draw:start-glue-point="7" draw:end-shape="id225" draw:end-glue-point="0" svg:d="M2675 8625h-675v475" svg:viewBox="0 0 676 476">
          <text:p/>
        </draw:connector>
        <draw:custom-shape draw:style-name="gr6" draw:text-style-name="P25" xml:id="id228" draw:id="id228" draw:layer="layout" svg:width="1.2cm" svg:height="1.2cm" svg:x="12.4cm" svg:y="3.36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227" draw:id="id227" draw:layer="layout" svg:width="2.4cm" svg:height="1.145cm" svg:x="7.5cm" svg:y="9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7.782cm" svg:y="10.1cm">
          <draw:text-box>
            <text:p><text:span text:style-name="T13">ATUAL</text:span></text:p>
          </draw:text-box>
        </draw:frame>
        <draw:custom-shape draw:style-name="gr15" draw:text-style-name="P18" xml:id="id226" draw:id="id226" draw:layer="layout" svg:width="2.4cm" svg:height="1.145cm" svg:x="11.8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82cm" svg:y="6.2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6.572cm" svg:x2="10.3cm" svg:y2="6.6cm" draw:start-shape="id226" draw:end-shape="id219" draw:end-glue-point="10" svg:d="M11800 6572h-749v28h-751" svg:viewBox="0 0 1501 29">
          <text:p/>
        </draw:connector>
        <draw:connector draw:style-name="gr18" draw:text-style-name="P4" draw:layer="layout" svg:x1="8.7cm" svg:y1="9.855cm" svg:x2="8.7cm" svg:y2="8.301cm" draw:start-shape="id227" draw:start-glue-point="0" draw:end-shape="id223" draw:end-glue-point="2" svg:d="M8700 9855v-1554" svg:viewBox="0 0 1 1555">
          <text:p/>
        </draw:connector>
        <draw:connector draw:style-name="gr3" draw:text-style-name="P4" draw:layer="layout" svg:x1="12.575cm" svg:y1="4.387cm" svg:x2="10.125cm" svg:y2="6.175cm" draw:start-shape="id228" draw:start-glue-point="7" draw:end-shape="id219" draw:end-glue-point="11" svg:d="M12575 4387h-1224v1788h-1226" svg:viewBox="0 0 2451 1789">
          <text:p/>
        </draw:connector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29" draw:id="id229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29" draw:start-glue-point="2" draw:end-shape="id230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1" draw:style-name="gr3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30" draw:id="id230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30" draw:start-glue-point="7" draw:end-shape="id23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30" draw:start-glue-point="9" draw:end-shape="id232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31" draw:id="id231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33" draw:id="id233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31" draw:start-glue-point="9" draw:end-shape="id233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31" draw:start-glue-point="7" draw:end-shape="id234" draw:end-glue-point="4" svg:d="M4475 7025h-1375v575" svg:viewBox="0 0 1376 576">
          <text:p/>
        </draw:connector>
        <draw:custom-shape draw:style-name="gr7" draw:text-style-name="P24" xml:id="id232" draw:id="id232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35" draw:id="id23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32" draw:start-glue-point="9" draw:end-shape="id235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232" draw:start-glue-point="7" draw:end-shape="id236" draw:end-glue-point="4" svg:d="M9275 7025h-675v576" svg:viewBox="0 0 676 577">
          <text:p/>
        </draw:connector>
        <draw:custom-shape draw:style-name="gr7" draw:text-style-name="P24" xml:id="id234" draw:id="id234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38" draw:id="id238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37" draw:id="id237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34" draw:start-glue-point="9" draw:end-shape="id237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34" draw:start-glue-point="7" draw:end-shape="id238" draw:end-glue-point="0" svg:d="M2675 8625h-675v475" svg:viewBox="0 0 676 476">
          <text:p/>
        </draw:connector>
        <draw:custom-shape draw:style-name="gr6" draw:text-style-name="P25" xml:id="id236" draw:id="id236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40" draw:id="id240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239" draw:id="id239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236" draw:start-glue-point="9" draw:end-shape="id239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236" draw:start-glue-point="7" draw:end-shape="id240" draw:end-glue-point="0" svg:d="M8175 8626h-575v490" svg:viewBox="0 0 576 491">
          <text:p/>
        </draw:connector>
        <draw:connector draw:style-name="gr18" draw:text-style-name="P4" draw:layer="layout" svg:x1="9.025cm" svg:y1="7.776cm" svg:x2="9.7cm" svg:y2="7.2cm" draw:start-shape="id236" draw:start-glue-point="11" draw:end-shape="id232" draw:end-glue-point="8" svg:d="M9025 7776h675v-576" svg:viewBox="0 0 676 577">
          <text:p/>
        </draw:connector>
        <draw:custom-shape draw:style-name="gr15" draw:text-style-name="P18" xml:id="id241" draw:id="id241" draw:layer="layout" svg:width="2.4cm" svg:height="1.145cm" svg:x="11.8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82cm" svg:y="6.2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6.572cm" svg:x2="10.3cm" svg:y2="6.6cm" draw:start-shape="id241" svg:d="M11800 6572h-1000v28h-500" svg:viewBox="0 0 1501 29">
          <text:p/>
        </draw:connector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42" draw:id="id242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42" draw:start-glue-point="2" draw:end-shape="id243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3" draw:style-name="gr3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</text:span><text:span text:style-name="T8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43" draw:id="id243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43" draw:start-glue-point="7" draw:end-shape="id244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43" draw:start-glue-point="9" draw:end-shape="id245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44" draw:id="id244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46" draw:id="id246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44" draw:start-glue-point="9" draw:end-shape="id246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44" draw:start-glue-point="7" draw:end-shape="id247" draw:end-glue-point="4" svg:d="M4475 7025h-1375v575" svg:viewBox="0 0 1376 576">
          <text:p/>
        </draw:connector>
        <draw:custom-shape draw:style-name="gr7" draw:text-style-name="P24" xml:id="id245" draw:id="id245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48" draw:id="id248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45" draw:start-glue-point="9" draw:end-shape="id248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245" draw:start-glue-point="7" draw:end-shape="id249" draw:end-glue-point="4" svg:d="M9275 7025h-675v576" svg:viewBox="0 0 676 577">
          <text:p/>
        </draw:connector>
        <draw:custom-shape draw:style-name="gr7" draw:text-style-name="P24" xml:id="id247" draw:id="id247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51" draw:id="id251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50" draw:id="id250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47" draw:start-glue-point="9" draw:end-shape="id250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47" draw:start-glue-point="7" draw:end-shape="id251" draw:end-glue-point="0" svg:d="M2675 8625h-675v475" svg:viewBox="0 0 676 476">
          <text:p/>
        </draw:connector>
        <draw:custom-shape draw:style-name="gr7" draw:text-style-name="P24" xml:id="id249" draw:id="id249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53" draw:id="id253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252" draw:id="id252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249" draw:start-glue-point="9" draw:end-shape="id252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249" draw:start-glue-point="7" draw:end-shape="id253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254" draw:id="id254" draw:layer="layout" svg:width="1.2cm" svg:height="1.2cm" svg:x="12.4cm" svg:y="3.36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255" draw:id="id255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256" draw:id="id256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254" draw:start-glue-point="7" draw:end-shape="id255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254" draw:start-glue-point="9" draw:end-shape="id256" draw:end-glue-point="0" svg:d="M13425 4387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57" draw:id="id257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57" draw:start-glue-point="2" draw:end-shape="id258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2" draw:style-name="gr4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58" draw:id="id258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58" draw:start-glue-point="7" draw:end-shape="id259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58" draw:start-glue-point="9" draw:end-shape="id260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59" draw:id="id259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61" draw:id="id261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59" draw:start-glue-point="9" draw:end-shape="id261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59" draw:start-glue-point="7" draw:end-shape="id262" draw:end-glue-point="4" svg:d="M4475 7025h-1375v575" svg:viewBox="0 0 1376 576">
          <text:p/>
        </draw:connector>
        <draw:custom-shape draw:style-name="gr7" draw:text-style-name="P24" xml:id="id260" draw:id="id260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63" draw:id="id263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60" draw:start-glue-point="9" draw:end-shape="id263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260" draw:start-glue-point="7" draw:end-shape="id264" draw:end-glue-point="4" svg:d="M9275 7025h-675v576" svg:viewBox="0 0 676 577">
          <text:p/>
        </draw:connector>
        <draw:custom-shape draw:style-name="gr7" draw:text-style-name="P24" xml:id="id262" draw:id="id262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66" draw:id="id266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65" draw:id="id265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62" draw:start-glue-point="9" draw:end-shape="id265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62" draw:start-glue-point="7" draw:end-shape="id266" draw:end-glue-point="0" svg:d="M2675 8625h-675v475" svg:viewBox="0 0 676 476">
          <text:p/>
        </draw:connector>
        <draw:custom-shape draw:style-name="gr7" draw:text-style-name="P24" xml:id="id264" draw:id="id264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68" draw:id="id268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267" draw:id="id267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264" draw:start-glue-point="9" draw:end-shape="id267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264" draw:start-glue-point="7" draw:end-shape="id268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269" draw:id="id269" draw:layer="layout" svg:width="1.2cm" svg:height="1.2cm" svg:x="12.4cm" svg:y="3.36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270" draw:id="id270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271" draw:id="id271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269" draw:start-glue-point="7" draw:end-shape="id270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269" draw:start-glue-point="9" draw:end-shape="id271" draw:end-glue-point="0" svg:d="M13425 4387h542v551" svg:viewBox="0 0 543 552">
          <text:p/>
        </draw:connector>
        <draw:custom-shape draw:style-name="gr12" draw:text-style-name="P16" xml:id="id272" draw:id="id272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7cm">
          <draw:text-box>
            <text:p><text:span text:style-name="T13">ATUAL</text:span></text:p>
          </draw:text-box>
        </draw:frame>
        <draw:connector draw:style-name="gr3" draw:text-style-name="P4" draw:layer="layout" svg:x1="4.4cm" svg:y1="5.027cm" svg:x2="6.694cm" svg:y2="5cm" draw:start-shape="id272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73" draw:id="id273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73" draw:start-glue-point="2" draw:end-shape="id274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4" draw:style-name="gr4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</text:span><text:span text:style-name="T10">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74" draw:id="id274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74" draw:start-glue-point="7" draw:end-shape="id275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74" draw:start-glue-point="9" draw:end-shape="id276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75" draw:id="id275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77" draw:id="id277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75" draw:start-glue-point="9" draw:end-shape="id277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75" draw:start-glue-point="7" draw:end-shape="id278" draw:end-glue-point="4" svg:d="M4475 7025h-1375v575" svg:viewBox="0 0 1376 576">
          <text:p/>
        </draw:connector>
        <draw:custom-shape draw:style-name="gr7" draw:text-style-name="P24" xml:id="id276" draw:id="id276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79" draw:id="id279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76" draw:start-glue-point="9" draw:end-shape="id279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276" draw:start-glue-point="7" draw:end-shape="id280" draw:end-glue-point="4" svg:d="M9275 7025h-675v576" svg:viewBox="0 0 676 577">
          <text:p/>
        </draw:connector>
        <draw:custom-shape draw:style-name="gr7" draw:text-style-name="P24" xml:id="id278" draw:id="id278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82" draw:id="id282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81" draw:id="id281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78" draw:start-glue-point="9" draw:end-shape="id281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78" draw:start-glue-point="7" draw:end-shape="id282" draw:end-glue-point="0" svg:d="M2675 8625h-675v475" svg:viewBox="0 0 676 476">
          <text:p/>
        </draw:connector>
        <draw:custom-shape draw:style-name="gr7" draw:text-style-name="P24" xml:id="id280" draw:id="id280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84" draw:id="id284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283" draw:id="id283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280" draw:start-glue-point="9" draw:end-shape="id283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280" draw:start-glue-point="7" draw:end-shape="id284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285" draw:id="id285" draw:layer="layout" svg:width="1.2cm" svg:height="1.2cm" svg:x="12.4cm" svg:y="3.36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286" draw:id="id286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287" draw:id="id287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285" draw:start-glue-point="7" draw:end-shape="id286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285" draw:start-glue-point="9" draw:end-shape="id287" draw:end-glue-point="0" svg:d="M13425 4387h542v551" svg:viewBox="0 0 543 552">
          <text:p/>
        </draw:connector>
        <draw:custom-shape draw:style-name="gr12" draw:text-style-name="P16" xml:id="id288" draw:id="id288" draw:layer="layout" svg:width="2.4cm" svg:height="1.145cm" svg:x="12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482cm" svg:y="6.3cm">
          <draw:text-box>
            <text:p><text:span text:style-name="T13">ATUAL</text:span></text:p>
          </draw:text-box>
        </draw:frame>
        <draw:connector draw:style-name="gr3" draw:text-style-name="P4" draw:layer="layout" svg:x1="12.2cm" svg:y1="6.627cm" svg:x2="10.3cm" svg:y2="6.6cm" draw:start-shape="id288" draw:start-glue-point="3" svg:d="M12200 6627h-1200v-27h-700" svg:viewBox="0 0 1901 28">
          <text:p/>
        </draw:connector>
        <draw:custom-shape draw:style-name="gr15" draw:text-style-name="P18" xml:id="id289" draw:id="id289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289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290" draw:id="id290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290" draw:start-glue-point="2" draw:end-shape="id291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5" draw:style-name="gr42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</text:span><text:span text:style-name="T10">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291" draw:id="id291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291" draw:start-glue-point="7" draw:end-shape="id292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291" draw:start-glue-point="9" draw:end-shape="id293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292" draw:id="id292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94" draw:id="id294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292" draw:start-glue-point="9" draw:end-shape="id294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292" draw:start-glue-point="7" draw:end-shape="id295" draw:end-glue-point="4" svg:d="M4475 7025h-1375v575" svg:viewBox="0 0 1376 576">
          <text:p/>
        </draw:connector>
        <draw:custom-shape draw:style-name="gr7" draw:text-style-name="P24" xml:id="id293" draw:id="id293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96" draw:id="id296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293" draw:start-glue-point="9" draw:end-shape="id296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293" draw:start-glue-point="7" draw:end-shape="id297" draw:end-glue-point="4" svg:d="M9275 7025h-675v576" svg:viewBox="0 0 676 577">
          <text:p/>
        </draw:connector>
        <draw:custom-shape draw:style-name="gr7" draw:text-style-name="P24" xml:id="id295" draw:id="id295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299" draw:id="id299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298" draw:id="id298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295" draw:start-glue-point="9" draw:end-shape="id298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295" draw:start-glue-point="7" draw:end-shape="id299" draw:end-glue-point="0" svg:d="M2675 8625h-675v475" svg:viewBox="0 0 676 476">
          <text:p/>
        </draw:connector>
        <draw:custom-shape draw:style-name="gr7" draw:text-style-name="P24" xml:id="id297" draw:id="id297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01" draw:id="id301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300" draw:id="id300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297" draw:start-glue-point="9" draw:end-shape="id300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297" draw:start-glue-point="7" draw:end-shape="id301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02" draw:id="id302" draw:layer="layout" svg:width="1.2cm" svg:height="1.2cm" svg:x="12.4cm" svg:y="3.36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303" draw:id="id303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304" draw:id="id304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302" draw:start-glue-point="7" draw:end-shape="id303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302" draw:start-glue-point="9" draw:end-shape="id304" draw:end-glue-point="0" svg:d="M13425 4387h542v551" svg:viewBox="0 0 543 552">
          <text:p/>
        </draw:connector>
        <draw:custom-shape draw:style-name="gr15" draw:text-style-name="P18" xml:id="id305" draw:id="id305" draw:layer="layout" svg:width="2.4cm" svg:height="1.145cm" svg:x="11.8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82cm" svg:y="6.2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6.572cm" svg:x2="10.3cm" svg:y2="6.6cm" draw:start-shape="id305" svg:d="M11800 6572h-1000v28h-500" svg:viewBox="0 0 1501 29">
          <text:p/>
        </draw:connector>
        <draw:custom-shape draw:style-name="gr12" draw:text-style-name="P16" xml:id="id306" draw:id="id306" draw:layer="layout" svg:width="2.4cm" svg:height="1.145cm" svg:x="7.4cm" svg:y="10.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7.682cm" svg:y="10.645cm">
          <draw:text-box>
            <text:p><text:span text:style-name="T13">ATUAL</text:span></text:p>
          </draw:text-box>
        </draw:frame>
        <draw:connector draw:style-name="gr3" draw:text-style-name="P4" draw:layer="layout" svg:x1="8.6cm" svg:y1="10.4cm" svg:x2="8.6cm" svg:y2="8.801cm" draw:start-shape="id306" draw:start-glue-point="0" draw:end-shape="id297" draw:end-glue-point="8" svg:d="M8600 10400v-1599" svg:viewBox="0 0 1 1600">
          <text:p/>
        </draw:connector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07" draw:id="id307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07" draw:start-glue-point="2" draw:end-shape="id308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6" draw:style-name="gr4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</text:span><text:span text:style-name="T10">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08" draw:id="id308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08" draw:start-glue-point="7" draw:end-shape="id309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08" draw:start-glue-point="9" draw:end-shape="id310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09" draw:id="id309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11" draw:id="id311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09" draw:start-glue-point="9" draw:end-shape="id311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09" draw:start-glue-point="7" draw:end-shape="id312" draw:end-glue-point="4" svg:d="M4475 7025h-1375v575" svg:viewBox="0 0 1376 576">
          <text:p/>
        </draw:connector>
        <draw:custom-shape draw:style-name="gr7" draw:text-style-name="P24" xml:id="id310" draw:id="id310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13" draw:id="id313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10" draw:start-glue-point="9" draw:end-shape="id313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10" draw:start-glue-point="7" draw:end-shape="id314" draw:end-glue-point="4" svg:d="M9275 7025h-675v576" svg:viewBox="0 0 676 577">
          <text:p/>
        </draw:connector>
        <draw:custom-shape draw:style-name="gr7" draw:text-style-name="P24" xml:id="id312" draw:id="id312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16" draw:id="id316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15" draw:id="id315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12" draw:start-glue-point="9" draw:end-shape="id315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12" draw:start-glue-point="7" draw:end-shape="id316" draw:end-glue-point="0" svg:d="M2675 8625h-675v475" svg:viewBox="0 0 676 476">
          <text:p/>
        </draw:connector>
        <draw:custom-shape draw:style-name="gr7" draw:text-style-name="P24" xml:id="id314" draw:id="id314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18" draw:id="id318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317" draw:id="id317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314" draw:start-glue-point="9" draw:end-shape="id317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314" draw:start-glue-point="7" draw:end-shape="id318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19" draw:id="id319" draw:layer="layout" svg:width="1.2cm" svg:height="1.2cm" svg:x="12.4cm" svg:y="3.36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320" draw:id="id320" draw:layer="layout" svg:width="1.721cm" svg:height="0.763cm" svg:x="11.106cm" svg:y="4.938cm">
          <draw:text-box>
            <text:p><text:span text:style-name="T16">NULL</text:span></text:p>
          </draw:text-box>
        </draw:frame>
        <draw:frame draw:style-name="gr22" draw:text-style-name="P19" xml:id="id321" draw:id="id321" draw:layer="layout" svg:width="1.721cm" svg:height="0.763cm" svg:x="13.107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5cm" svg:y1="4.387cm" svg:x2="11.966cm" svg:y2="4.938cm" draw:start-shape="id319" draw:start-glue-point="7" draw:end-shape="id320" draw:end-glue-point="0" svg:d="M12575 4387h-609v551" svg:viewBox="0 0 610 552">
          <text:p/>
        </draw:connector>
        <draw:connector draw:style-name="gr3" draw:text-style-name="P4" draw:layer="layout" svg:x1="13.425cm" svg:y1="4.387cm" svg:x2="13.967cm" svg:y2="4.938cm" draw:start-shape="id319" draw:start-glue-point="9" draw:end-shape="id321" draw:end-glue-point="0" svg:d="M13425 4387h542v551" svg:viewBox="0 0 543 552">
          <text:p/>
        </draw:connector>
        <draw:custom-shape draw:style-name="gr15" draw:text-style-name="P18" xml:id="id323" draw:id="id323" draw:layer="layout" svg:width="2.4cm" svg:height="1.145cm" svg:x="11.718cm" svg:y="8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cm" svg:y="8.445cm">
          <draw:text-box>
            <text:p><text:span text:style-name="T13">ANTERIOR</text:span></text:p>
          </draw:text-box>
        </draw:frame>
        <draw:custom-shape draw:style-name="gr12" draw:text-style-name="P16" xml:id="id322" draw:id="id322" draw:layer="layout" svg:width="2.4cm" svg:height="1.145cm" svg:x="8.4cm" svg:y="11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8.682cm" svg:y="11.3cm">
          <draw:text-box>
            <text:p><text:span text:style-name="T13">ATUAL</text:span></text:p>
          </draw:text-box>
        </draw:frame>
        <draw:connector draw:style-name="gr3" draw:text-style-name="P4" draw:layer="layout" svg:x1="9.6cm" svg:y1="11.055cm" svg:x2="9.6cm" svg:y2="9.88cm" draw:start-shape="id322" draw:start-glue-point="0" draw:end-shape="id317" draw:end-glue-point="2" svg:d="M9600 11055v-1175" svg:viewBox="0 0 1 1176">
          <text:p/>
        </draw:connector>
        <draw:connector draw:style-name="gr3" draw:text-style-name="P4" draw:layer="layout" draw:line-skew="-0.46cm" svg:x1="11.718cm" svg:y1="8.772cm" svg:x2="9.2cm" svg:y2="8.201cm" draw:start-shape="id323" draw:end-shape="id314" draw:end-glue-point="10" svg:d="M11718 8772h-1718v-571h-800" svg:viewBox="0 0 2519 572">
          <text:p/>
        </draw:connector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24" draw:id="id324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24" draw:start-glue-point="2" draw:end-shape="id325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7" draw:style-name="gr4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25" draw:id="id325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25" draw:start-glue-point="7" draw:end-shape="id326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25" draw:start-glue-point="9" draw:end-shape="id327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26" draw:id="id326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28" draw:id="id328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26" draw:start-glue-point="9" draw:end-shape="id328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26" draw:start-glue-point="7" draw:end-shape="id329" draw:end-glue-point="4" svg:d="M4475 7025h-1375v575" svg:viewBox="0 0 1376 576">
          <text:p/>
        </draw:connector>
        <draw:custom-shape draw:style-name="gr7" draw:text-style-name="P24" xml:id="id327" draw:id="id327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30" draw:id="id330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27" draw:start-glue-point="9" draw:end-shape="id330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27" draw:start-glue-point="7" draw:end-shape="id331" draw:end-glue-point="4" svg:d="M9275 7025h-675v576" svg:viewBox="0 0 676 577">
          <text:p/>
        </draw:connector>
        <draw:custom-shape draw:style-name="gr7" draw:text-style-name="P24" xml:id="id329" draw:id="id329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33" draw:id="id333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32" draw:id="id332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29" draw:start-glue-point="9" draw:end-shape="id332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29" draw:start-glue-point="7" draw:end-shape="id333" draw:end-glue-point="0" svg:d="M2675 8625h-675v475" svg:viewBox="0 0 676 476">
          <text:p/>
        </draw:connector>
        <draw:custom-shape draw:style-name="gr7" draw:text-style-name="P24" xml:id="id331" draw:id="id331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35" draw:id="id335" draw:layer="layout" svg:width="1.8cm" svg:height="0.763cm" svg:x="6.7cm" svg:y="9.116cm">
          <draw:text-box>
            <text:p><text:span text:style-name="T15">NULL</text:span></text:p>
          </draw:text-box>
        </draw:frame>
        <draw:frame draw:style-name="gr20" draw:text-style-name="P26" xml:id="id334" draw:id="id334" draw:layer="layout" svg:width="1.8cm" svg:height="0.763cm" svg:x="8.7cm" svg:y="9.117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6cm" svg:y2="9.117cm" draw:start-shape="id331" draw:start-glue-point="9" draw:end-shape="id334" draw:end-glue-point="0" svg:d="M9025 8626h575v491" svg:viewBox="0 0 576 492">
          <text:p/>
        </draw:connector>
        <draw:connector draw:style-name="gr32" draw:text-style-name="P21" draw:layer="layout" svg:x1="8.175cm" svg:y1="8.626cm" svg:x2="7.6cm" svg:y2="9.116cm" draw:start-shape="id331" draw:start-glue-point="7" draw:end-shape="id335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38" draw:id="id338" draw:layer="layout" svg:width="1.2cm" svg:height="1.2cm" svg:x="5.8cm" svg:y="10.4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337" draw:id="id337" draw:layer="layout" svg:width="2.4cm" svg:height="1.145cm" svg:x="11.718cm" svg:y="8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cm" svg:y="8.445cm">
          <draw:text-box>
            <text:p><text:span text:style-name="T13">ANTERIOR</text:span></text:p>
          </draw:text-box>
        </draw:frame>
        <draw:custom-shape draw:style-name="gr12" draw:text-style-name="P16" xml:id="id336" draw:id="id336" draw:layer="layout" svg:width="2.4cm" svg:height="1.145cm" svg:x="8.4cm" svg:y="11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8.682cm" svg:y="11.3cm">
          <draw:text-box>
            <text:p><text:span text:style-name="T13">ATUAL</text:span></text:p>
          </draw:text-box>
        </draw:frame>
        <draw:connector draw:style-name="gr3" draw:text-style-name="P4" draw:layer="layout" svg:x1="9.6cm" svg:y1="11.055cm" svg:x2="9.6cm" svg:y2="9.88cm" draw:start-shape="id336" draw:start-glue-point="0" draw:end-shape="id334" draw:end-glue-point="2" svg:d="M9600 11055v-1175" svg:viewBox="0 0 1 1176">
          <text:p/>
        </draw:connector>
        <draw:connector draw:style-name="gr3" draw:text-style-name="P4" draw:layer="layout" draw:line-skew="-0.46cm" svg:x1="11.718cm" svg:y1="8.772cm" svg:x2="9.2cm" svg:y2="8.201cm" draw:start-shape="id337" draw:end-shape="id331" draw:end-glue-point="10" svg:d="M11718 8772h-1718v-571h-800" svg:viewBox="0 0 2519 572">
          <text:p/>
        </draw:connector>
        <draw:connector draw:style-name="gr3" draw:text-style-name="P4" draw:layer="layout" draw:line-skew="0.599cm" svg:x1="6.825cm" svg:y1="10.575cm" svg:x2="8.6cm" svg:y2="8.801cm" draw:start-shape="id338" draw:start-glue-point="11" draw:end-shape="id331" draw:end-glue-point="8" svg:d="M6825 10575v-375h1775v-1399" svg:viewBox="0 0 1776 1775">
          <text:p/>
        </draw:connector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39" draw:id="id339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39" draw:start-glue-point="2" draw:end-shape="id340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8" draw:style-name="gr4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</text:span><text:span text:style-name="T9">senão {</text:span><text:span text:style-name="T9"><text:line-break/></text:span><text:span text:style-name="T9"> <text:s text:c="3"/>anterior.direito ← novo;</text:span><text:span text:style-name="T9"><text:line-break/></text:span><text:span text:style-name="T9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40" draw:id="id340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40" draw:start-glue-point="7" draw:end-shape="id34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40" draw:start-glue-point="9" draw:end-shape="id342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41" draw:id="id341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43" draw:id="id343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41" draw:start-glue-point="9" draw:end-shape="id343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41" draw:start-glue-point="7" draw:end-shape="id344" draw:end-glue-point="4" svg:d="M4475 7025h-1375v575" svg:viewBox="0 0 1376 576">
          <text:p/>
        </draw:connector>
        <draw:custom-shape draw:style-name="gr7" draw:text-style-name="P24" xml:id="id342" draw:id="id342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45" draw:id="id34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42" draw:start-glue-point="9" draw:end-shape="id345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42" draw:start-glue-point="7" draw:end-shape="id346" draw:end-glue-point="4" svg:d="M9275 7025h-675v576" svg:viewBox="0 0 676 577">
          <text:p/>
        </draw:connector>
        <draw:custom-shape draw:style-name="gr7" draw:text-style-name="P24" xml:id="id344" draw:id="id344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48" draw:id="id348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47" draw:id="id347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44" draw:start-glue-point="9" draw:end-shape="id347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44" draw:start-glue-point="7" draw:end-shape="id348" draw:end-glue-point="0" svg:d="M2675 8625h-675v475" svg:viewBox="0 0 676 476">
          <text:p/>
        </draw:connector>
        <draw:custom-shape draw:style-name="gr7" draw:text-style-name="P24" xml:id="id346" draw:id="id346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50" draw:id="id350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346" draw:start-glue-point="9" draw:end-shape="id349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346" draw:start-glue-point="7" draw:end-shape="id350" draw:end-glue-point="0" svg:d="M8175 8626h-575v490" svg:viewBox="0 0 576 491">
          <text:p/>
        </draw:connector>
        <draw:custom-shape draw:style-name="gr6" draw:text-style-name="P25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49" draw:id="id349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351" draw:id="id351" draw:layer="layout" svg:width="2.4cm" svg:height="1.145cm" svg:x="11.718cm" svg:y="8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cm" svg:y="8.445cm">
          <draw:text-box>
            <text:p><text:span text:style-name="T13">ANTERIOR</text:span></text:p>
          </draw:text-box>
        </draw:frame>
        <draw:connector draw:style-name="gr3" draw:text-style-name="P4" draw:layer="layout" draw:line-skew="-0.46cm" svg:x1="11.718cm" svg:y1="8.772cm" svg:x2="9.2cm" svg:y2="8.201cm" draw:start-shape="id351" draw:end-shape="id346" draw:end-glue-point="10" svg:d="M11718 8772h-1718v-571h-800" svg:viewBox="0 0 2519 572">
          <text:p/>
        </draw:connector>
        <draw:connector draw:style-name="gr3" draw:text-style-name="P4" draw:layer="layout" svg:x1="9.059cm" svg:y1="9.268cm" svg:x2="8.6cm" svg:y2="8.801cm" draw:start-shape="id349" draw:start-glue-point="5" draw:end-shape="id346" draw:end-glue-point="8" svg:d="M9059 9268h-459v-467" svg:viewBox="0 0 460 468">
          <text:p/>
        </draw:connector>
        <draw:frame draw:style-name="gr20" draw:text-style-name="P26" xml:id="id353" draw:id="id353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352" draw:id="id352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349" draw:start-glue-point="9" draw:end-shape="id352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349" draw:start-glue-point="7" draw:end-shape="id353" draw:end-glue-point="0" svg:d="M9059 10118h-559v599" svg:viewBox="0 0 560 600">
          <text:p/>
        </draw:connector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54" draw:id="id354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54" draw:start-glue-point="2" draw:end-shape="id355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29" draw:style-name="gr4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55" draw:id="id355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55" draw:start-glue-point="7" draw:end-shape="id356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55" draw:start-glue-point="9" draw:end-shape="id357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56" draw:id="id356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58" draw:id="id358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56" draw:start-glue-point="9" draw:end-shape="id358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56" draw:start-glue-point="7" draw:end-shape="id359" draw:end-glue-point="4" svg:d="M4475 7025h-1375v575" svg:viewBox="0 0 1376 576">
          <text:p/>
        </draw:connector>
        <draw:custom-shape draw:style-name="gr7" draw:text-style-name="P24" xml:id="id357" draw:id="id357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60" draw:id="id360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57" draw:start-glue-point="9" draw:end-shape="id360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57" draw:start-glue-point="7" draw:end-shape="id361" draw:end-glue-point="4" svg:d="M9275 7025h-675v576" svg:viewBox="0 0 676 577">
          <text:p/>
        </draw:connector>
        <draw:custom-shape draw:style-name="gr7" draw:text-style-name="P24" xml:id="id359" draw:id="id359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63" draw:id="id363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62" draw:id="id362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59" draw:start-glue-point="9" draw:end-shape="id362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59" draw:start-glue-point="7" draw:end-shape="id363" draw:end-glue-point="0" svg:d="M2675 8625h-675v475" svg:viewBox="0 0 676 476">
          <text:p/>
        </draw:connector>
        <draw:custom-shape draw:style-name="gr7" draw:text-style-name="P24" xml:id="id361" draw:id="id361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65" draw:id="id365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361" draw:start-glue-point="9" draw:end-shape="id364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361" draw:start-glue-point="7" draw:end-shape="id365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64" draw:id="id364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67" draw:id="id367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366" draw:id="id366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364" draw:start-glue-point="9" draw:end-shape="id366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364" draw:start-glue-point="7" draw:end-shape="id367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68" draw:id="id368" draw:layer="layout" svg:width="1.2cm" svg:height="1.2cm" svg:x="12.402cm" svg:y="3.36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369" draw:id="id369" draw:layer="layout" svg:width="1.721cm" svg:height="0.763cm" svg:x="11.108cm" svg:y="4.938cm">
          <draw:text-box>
            <text:p><text:span text:style-name="T16">NULL</text:span></text:p>
          </draw:text-box>
        </draw:frame>
        <draw:frame draw:style-name="gr22" draw:text-style-name="P19" xml:id="id370" draw:id="id370" draw:layer="layout" svg:width="1.721cm" svg:height="0.763cm" svg:x="13.109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7cm" svg:y1="4.387cm" svg:x2="11.968cm" svg:y2="4.938cm" draw:start-shape="id368" draw:start-glue-point="7" draw:end-shape="id369" draw:end-glue-point="0" svg:d="M12577 4387h-609v551" svg:viewBox="0 0 610 552">
          <text:p/>
        </draw:connector>
        <draw:connector draw:style-name="gr3" draw:text-style-name="P4" draw:layer="layout" svg:x1="13.427cm" svg:y1="4.387cm" svg:x2="13.969cm" svg:y2="4.938cm" draw:start-shape="id368" draw:start-glue-point="9" draw:end-shape="id370" draw:end-glue-point="0" svg:d="M13427 4387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71" draw:id="id371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71" draw:start-glue-point="2" draw:end-shape="id372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0" draw:style-name="gr4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72" draw:id="id372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72" draw:start-glue-point="7" draw:end-shape="id373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72" draw:start-glue-point="9" draw:end-shape="id374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73" draw:id="id373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75" draw:id="id375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73" draw:start-glue-point="9" draw:end-shape="id375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73" draw:start-glue-point="7" draw:end-shape="id376" draw:end-glue-point="4" svg:d="M4475 7025h-1375v575" svg:viewBox="0 0 1376 576">
          <text:p/>
        </draw:connector>
        <draw:custom-shape draw:style-name="gr7" draw:text-style-name="P24" xml:id="id374" draw:id="id374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77" draw:id="id377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74" draw:start-glue-point="9" draw:end-shape="id377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74" draw:start-glue-point="7" draw:end-shape="id378" draw:end-glue-point="4" svg:d="M9275 7025h-675v576" svg:viewBox="0 0 676 577">
          <text:p/>
        </draw:connector>
        <draw:custom-shape draw:style-name="gr7" draw:text-style-name="P24" xml:id="id376" draw:id="id376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80" draw:id="id380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79" draw:id="id379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76" draw:start-glue-point="9" draw:end-shape="id379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76" draw:start-glue-point="7" draw:end-shape="id380" draw:end-glue-point="0" svg:d="M2675 8625h-675v475" svg:viewBox="0 0 676 476">
          <text:p/>
        </draw:connector>
        <draw:custom-shape draw:style-name="gr7" draw:text-style-name="P24" xml:id="id378" draw:id="id378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82" draw:id="id382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378" draw:start-glue-point="9" draw:end-shape="id381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378" draw:start-glue-point="7" draw:end-shape="id382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81" draw:id="id381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84" draw:id="id384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383" draw:id="id383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381" draw:start-glue-point="9" draw:end-shape="id383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381" draw:start-glue-point="7" draw:end-shape="id384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385" draw:id="id385" draw:layer="layout" svg:width="1.2cm" svg:height="1.2cm" svg:x="12.402cm" svg:y="3.36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386" draw:id="id386" draw:layer="layout" svg:width="1.721cm" svg:height="0.763cm" svg:x="11.108cm" svg:y="4.938cm">
          <draw:text-box>
            <text:p><text:span text:style-name="T16">NULL</text:span></text:p>
          </draw:text-box>
        </draw:frame>
        <draw:frame draw:style-name="gr22" draw:text-style-name="P19" xml:id="id387" draw:id="id387" draw:layer="layout" svg:width="1.721cm" svg:height="0.763cm" svg:x="13.109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7cm" svg:y1="4.387cm" svg:x2="11.968cm" svg:y2="4.938cm" draw:start-shape="id385" draw:start-glue-point="7" draw:end-shape="id386" draw:end-glue-point="0" svg:d="M12577 4387h-609v551" svg:viewBox="0 0 610 552">
          <text:p/>
        </draw:connector>
        <draw:connector draw:style-name="gr3" draw:text-style-name="P4" draw:layer="layout" svg:x1="13.427cm" svg:y1="4.387cm" svg:x2="13.969cm" svg:y2="4.938cm" draw:start-shape="id385" draw:start-glue-point="9" draw:end-shape="id387" draw:end-glue-point="0" svg:d="M13427 4387h542v551" svg:viewBox="0 0 543 552">
          <text:p/>
        </draw:connector>
        <draw:custom-shape draw:style-name="gr12" draw:text-style-name="P16" xml:id="id388" draw:id="id388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7cm">
          <draw:text-box>
            <text:p><text:span text:style-name="T13">ATUAL</text:span></text:p>
          </draw:text-box>
        </draw:frame>
        <draw:connector draw:style-name="gr3" draw:text-style-name="P4" draw:layer="layout" svg:x1="4.4cm" svg:y1="5.027cm" svg:x2="6.694cm" svg:y2="5cm" draw:start-shape="id388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389" draw:id="id389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389" draw:start-glue-point="2" draw:end-shape="id390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1" draw:style-name="gr4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390" draw:id="id390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390" draw:start-glue-point="7" draw:end-shape="id391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390" draw:start-glue-point="9" draw:end-shape="id392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91" draw:id="id391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93" draw:id="id393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391" draw:start-glue-point="9" draw:end-shape="id393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391" draw:start-glue-point="7" draw:end-shape="id394" draw:end-glue-point="4" svg:d="M4475 7025h-1375v575" svg:viewBox="0 0 1376 576">
          <text:p/>
        </draw:connector>
        <draw:custom-shape draw:style-name="gr7" draw:text-style-name="P24" xml:id="id392" draw:id="id392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95" draw:id="id395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392" draw:start-glue-point="9" draw:end-shape="id395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392" draw:start-glue-point="7" draw:end-shape="id396" draw:end-glue-point="4" svg:d="M9275 7025h-675v576" svg:viewBox="0 0 676 577">
          <text:p/>
        </draw:connector>
        <draw:custom-shape draw:style-name="gr7" draw:text-style-name="P24" xml:id="id394" draw:id="id394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398" draw:id="id398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397" draw:id="id397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394" draw:start-glue-point="9" draw:end-shape="id397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394" draw:start-glue-point="7" draw:end-shape="id398" draw:end-glue-point="0" svg:d="M2675 8625h-675v475" svg:viewBox="0 0 676 476">
          <text:p/>
        </draw:connector>
        <draw:custom-shape draw:style-name="gr7" draw:text-style-name="P24" xml:id="id396" draw:id="id396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00" draw:id="id400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396" draw:start-glue-point="9" draw:end-shape="id399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396" draw:start-glue-point="7" draw:end-shape="id400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399" draw:id="id399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02" draw:id="id402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401" draw:id="id401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399" draw:start-glue-point="9" draw:end-shape="id401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399" draw:start-glue-point="7" draw:end-shape="id402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403" draw:id="id403" draw:layer="layout" svg:width="1.2cm" svg:height="1.2cm" svg:x="12.402cm" svg:y="3.36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404" draw:id="id404" draw:layer="layout" svg:width="1.721cm" svg:height="0.763cm" svg:x="11.108cm" svg:y="4.938cm">
          <draw:text-box>
            <text:p><text:span text:style-name="T16">NULL</text:span></text:p>
          </draw:text-box>
        </draw:frame>
        <draw:frame draw:style-name="gr22" draw:text-style-name="P19" xml:id="id405" draw:id="id405" draw:layer="layout" svg:width="1.721cm" svg:height="0.763cm" svg:x="13.109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7cm" svg:y1="4.387cm" svg:x2="11.968cm" svg:y2="4.938cm" draw:start-shape="id403" draw:start-glue-point="7" draw:end-shape="id404" draw:end-glue-point="0" svg:d="M12577 4387h-609v551" svg:viewBox="0 0 610 552">
          <text:p/>
        </draw:connector>
        <draw:connector draw:style-name="gr3" draw:text-style-name="P4" draw:layer="layout" svg:x1="13.427cm" svg:y1="4.387cm" svg:x2="13.969cm" svg:y2="4.938cm" draw:start-shape="id403" draw:start-glue-point="9" draw:end-shape="id405" draw:end-glue-point="0" svg:d="M13427 4387h542v551" svg:viewBox="0 0 543 552">
          <text:p/>
        </draw:connector>
        <draw:custom-shape draw:style-name="gr12" draw:text-style-name="P16" xml:id="id406" draw:id="id406" draw:layer="layout" svg:width="2.4cm" svg:height="1.145cm" svg:x="12.2cm" svg:y="6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482cm" svg:y="6.3cm">
          <draw:text-box>
            <text:p><text:span text:style-name="T13">ATUAL</text:span></text:p>
          </draw:text-box>
        </draw:frame>
        <draw:connector draw:style-name="gr3" draw:text-style-name="P4" draw:layer="layout" svg:x1="12.2cm" svg:y1="6.627cm" svg:x2="10.3cm" svg:y2="6.6cm" draw:start-shape="id406" draw:start-glue-point="3" svg:d="M12200 6627h-1200v-27h-700" svg:viewBox="0 0 1901 28">
          <text:p/>
        </draw:connector>
        <draw:custom-shape draw:style-name="gr15" draw:text-style-name="P18" xml:id="id407" draw:id="id407" draw:layer="layout" svg:width="2.4cm" svg:height="1.145cm" svg:x="2cm" svg:y="4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027cm" svg:x2="6.694cm" svg:y2="5cm" draw:start-shape="id407" svg:d="M4400 5027h1397v-27h897" svg:viewBox="0 0 2295 28">
          <text:p/>
        </draw:connector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08" draw:id="id408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408" draw:start-glue-point="2" draw:end-shape="id409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2" draw:style-name="gr4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409" draw:id="id409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409" draw:start-glue-point="7" draw:end-shape="id410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409" draw:start-glue-point="9" draw:end-shape="id411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10" draw:id="id410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12" draw:id="id412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410" draw:start-glue-point="9" draw:end-shape="id412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410" draw:start-glue-point="7" draw:end-shape="id413" draw:end-glue-point="4" svg:d="M4475 7025h-1375v575" svg:viewBox="0 0 1376 576">
          <text:p/>
        </draw:connector>
        <draw:custom-shape draw:style-name="gr7" draw:text-style-name="P24" xml:id="id411" draw:id="id411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14" draw:id="id414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411" draw:start-glue-point="9" draw:end-shape="id414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411" draw:start-glue-point="7" draw:end-shape="id415" draw:end-glue-point="4" svg:d="M9275 7025h-675v576" svg:viewBox="0 0 676 577">
          <text:p/>
        </draw:connector>
        <draw:custom-shape draw:style-name="gr7" draw:text-style-name="P24" xml:id="id413" draw:id="id413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17" draw:id="id417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416" draw:id="id416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413" draw:start-glue-point="9" draw:end-shape="id416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413" draw:start-glue-point="7" draw:end-shape="id417" draw:end-glue-point="0" svg:d="M2675 8625h-675v475" svg:viewBox="0 0 676 476">
          <text:p/>
        </draw:connector>
        <draw:custom-shape draw:style-name="gr7" draw:text-style-name="P24" xml:id="id415" draw:id="id415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19" draw:id="id419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415" draw:start-glue-point="9" draw:end-shape="id418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415" draw:start-glue-point="7" draw:end-shape="id419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18" draw:id="id418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21" draw:id="id421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420" draw:id="id420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418" draw:start-glue-point="9" draw:end-shape="id420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418" draw:start-glue-point="7" draw:end-shape="id421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422" draw:id="id422" draw:layer="layout" svg:width="1.2cm" svg:height="1.2cm" svg:x="12.402cm" svg:y="3.36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423" draw:id="id423" draw:layer="layout" svg:width="1.721cm" svg:height="0.763cm" svg:x="11.108cm" svg:y="4.938cm">
          <draw:text-box>
            <text:p><text:span text:style-name="T16">NULL</text:span></text:p>
          </draw:text-box>
        </draw:frame>
        <draw:frame draw:style-name="gr22" draw:text-style-name="P19" xml:id="id424" draw:id="id424" draw:layer="layout" svg:width="1.721cm" svg:height="0.763cm" svg:x="13.109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7cm" svg:y1="4.387cm" svg:x2="11.968cm" svg:y2="4.938cm" draw:start-shape="id422" draw:start-glue-point="7" draw:end-shape="id423" draw:end-glue-point="0" svg:d="M12577 4387h-609v551" svg:viewBox="0 0 610 552">
          <text:p/>
        </draw:connector>
        <draw:connector draw:style-name="gr3" draw:text-style-name="P4" draw:layer="layout" svg:x1="13.427cm" svg:y1="4.387cm" svg:x2="13.969cm" svg:y2="4.938cm" draw:start-shape="id422" draw:start-glue-point="9" draw:end-shape="id424" draw:end-glue-point="0" svg:d="M13427 4387h542v551" svg:viewBox="0 0 543 552">
          <text:p/>
        </draw:connector>
        <draw:custom-shape draw:style-name="gr15" draw:text-style-name="P18" xml:id="id425" draw:id="id425" draw:layer="layout" svg:width="2.4cm" svg:height="1.145cm" svg:x="11.8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682cm" svg:y="6.2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6.572cm" svg:x2="10.3cm" svg:y2="6.6cm" draw:start-shape="id425" svg:d="M11800 6572h-1000v28h-500" svg:viewBox="0 0 1501 29">
          <text:p/>
        </draw:connector>
        <draw:custom-shape draw:style-name="gr12" draw:text-style-name="P16" xml:id="id426" draw:id="id426" draw:layer="layout" svg:width="2.4cm" svg:height="1.145cm" svg:x="11.8cm" svg:y="8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082cm" svg:y="8.9cm">
          <draw:text-box>
            <text:p><text:span text:style-name="T13">ATUAL</text:span></text:p>
          </draw:text-box>
        </draw:frame>
        <draw:connector draw:style-name="gr3" draw:text-style-name="P4" draw:layer="layout" draw:line-skew="0.299cm" svg:x1="11.8cm" svg:y1="9.227cm" svg:x2="9.2cm" svg:y2="8.201cm" draw:start-shape="id426" draw:start-glue-point="3" draw:end-shape="id415" draw:end-glue-point="10" svg:d="M11800 9227h-1000v-1026h-1600" svg:viewBox="0 0 2601 1027">
          <text:p/>
        </draw:connector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27" draw:id="id427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427" draw:start-glue-point="2" draw:end-shape="id428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3" draw:style-name="gr5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428" draw:id="id428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428" draw:start-glue-point="7" draw:end-shape="id429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428" draw:start-glue-point="9" draw:end-shape="id430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29" draw:id="id429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31" draw:id="id431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429" draw:start-glue-point="9" draw:end-shape="id431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429" draw:start-glue-point="7" draw:end-shape="id432" draw:end-glue-point="4" svg:d="M4475 7025h-1375v575" svg:viewBox="0 0 1376 576">
          <text:p/>
        </draw:connector>
        <draw:custom-shape draw:style-name="gr7" draw:text-style-name="P24" xml:id="id430" draw:id="id430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33" draw:id="id433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430" draw:start-glue-point="9" draw:end-shape="id433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430" draw:start-glue-point="7" draw:end-shape="id434" draw:end-glue-point="4" svg:d="M9275 7025h-675v576" svg:viewBox="0 0 676 577">
          <text:p/>
        </draw:connector>
        <draw:custom-shape draw:style-name="gr7" draw:text-style-name="P24" xml:id="id432" draw:id="id432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36" draw:id="id436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435" draw:id="id435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432" draw:start-glue-point="9" draw:end-shape="id435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432" draw:start-glue-point="7" draw:end-shape="id436" draw:end-glue-point="0" svg:d="M2675 8625h-675v475" svg:viewBox="0 0 676 476">
          <text:p/>
        </draw:connector>
        <draw:custom-shape draw:style-name="gr7" draw:text-style-name="P24" xml:id="id434" draw:id="id434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38" draw:id="id438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434" draw:start-glue-point="9" draw:end-shape="id437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434" draw:start-glue-point="7" draw:end-shape="id438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37" draw:id="id437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40" draw:id="id440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439" draw:id="id439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437" draw:start-glue-point="9" draw:end-shape="id439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437" draw:start-glue-point="7" draw:end-shape="id440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441" draw:id="id441" draw:layer="layout" svg:width="1.2cm" svg:height="1.2cm" svg:x="12.402cm" svg:y="3.36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442" draw:id="id442" draw:layer="layout" svg:width="1.721cm" svg:height="0.763cm" svg:x="11.108cm" svg:y="4.938cm">
          <draw:text-box>
            <text:p><text:span text:style-name="T16">NULL</text:span></text:p>
          </draw:text-box>
        </draw:frame>
        <draw:frame draw:style-name="gr22" draw:text-style-name="P19" xml:id="id443" draw:id="id443" draw:layer="layout" svg:width="1.721cm" svg:height="0.763cm" svg:x="13.109cm" svg:y="4.938cm">
          <draw:text-box>
            <text:p><text:span text:style-name="T16">NULL</text:span></text:p>
          </draw:text-box>
        </draw:frame>
        <draw:connector draw:style-name="gr3" draw:text-style-name="P4" draw:layer="layout" svg:x1="12.577cm" svg:y1="4.387cm" svg:x2="11.968cm" svg:y2="4.938cm" draw:start-shape="id441" draw:start-glue-point="7" draw:end-shape="id442" draw:end-glue-point="0" svg:d="M12577 4387h-609v551" svg:viewBox="0 0 610 552">
          <text:p/>
        </draw:connector>
        <draw:connector draw:style-name="gr3" draw:text-style-name="P4" draw:layer="layout" svg:x1="13.427cm" svg:y1="4.387cm" svg:x2="13.969cm" svg:y2="4.938cm" draw:start-shape="id441" draw:start-glue-point="9" draw:end-shape="id443" draw:end-glue-point="0" svg:d="M13427 4387h542v551" svg:viewBox="0 0 543 552">
          <text:p/>
        </draw:connector>
        <draw:custom-shape draw:style-name="gr15" draw:text-style-name="P18" xml:id="id444" draw:id="id444" draw:layer="layout" svg:width="2.4cm" svg:height="1.145cm" svg:x="11.318cm" svg:y="8.30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2cm" svg:y="8.547cm">
          <draw:text-box>
            <text:p><text:span text:style-name="T13">ANTERIOR</text:span></text:p>
          </draw:text-box>
        </draw:frame>
        <draw:connector draw:style-name="gr3" draw:text-style-name="P4" draw:layer="layout" draw:line-skew="-0.393cm" svg:x1="11.318cm" svg:y1="8.874cm" svg:x2="9.2cm" svg:y2="8.201cm" draw:start-shape="id444" draw:end-shape="id434" draw:end-glue-point="10" svg:d="M11318 8874h-1451v-673h-667" svg:viewBox="0 0 2119 674">
          <text:p/>
        </draw:connector>
        <draw:custom-shape draw:style-name="gr12" draw:text-style-name="P16" xml:id="id445" draw:id="id445" draw:layer="layout" svg:width="2.4cm" svg:height="1.145cm" svg:x="4.4cm" svg:y="10.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682cm" svg:y="10.845cm">
          <draw:text-box>
            <text:p><text:span text:style-name="T13">ATUAL</text:span></text:p>
          </draw:text-box>
        </draw:frame>
        <draw:connector draw:style-name="gr18" draw:text-style-name="P4" draw:layer="layout" svg:x1="5.6cm" svg:y1="10.6cm" svg:x2="6.7cm" svg:y2="9.497cm" draw:start-shape="id445" draw:start-glue-point="0" draw:end-shape="id438" draw:end-glue-point="3" svg:d="M5600 10600v-1103h1100" svg:viewBox="0 0 1101 1104">
          <text:p/>
        </draw:connector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46" draw:id="id446" draw:layer="layout" svg:width="1.522cm" svg:height="0.962cm" svg:x="6.541cm" svg:y="3.038cm">
          <draw:text-box>
            <text:p><text:span text:style-name="T17">raiz</text:span></text:p>
          </draw:text-box>
        </draw:frame>
        <draw:connector draw:style-name="gr3" draw:text-style-name="P4" draw:layer="layout" svg:x1="7.302cm" svg:y1="4cm" svg:x2="7.294cm" svg:y2="4.4cm" draw:start-shape="id446" draw:start-glue-point="2" draw:end-shape="id447" draw:end-glue-point="4" svg:d="M7302 4000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4" draw:style-name="gr5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447" draw:id="id447" draw:layer="layout" svg:width="1.2cm" svg:height="1.2cm" svg:x="6.694cm" svg:y="4.4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869cm" svg:y1="5.425cm" svg:x2="4.9cm" svg:y2="6cm" draw:start-shape="id447" draw:start-glue-point="7" draw:end-shape="id448" draw:end-glue-point="4" svg:d="M6869 5425h-1969v575" svg:viewBox="0 0 1970 576">
          <text:p/>
        </draw:connector>
        <draw:connector draw:style-name="gr3" draw:text-style-name="P4" draw:layer="layout" svg:x1="7.719cm" svg:y1="5.425cm" svg:x2="9.7cm" svg:y2="6cm" draw:start-shape="id447" draw:start-glue-point="9" draw:end-shape="id449" draw:end-glue-point="4" svg:d="M7719 5425h1981v575" svg:viewBox="0 0 1982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48" draw:id="id448" draw:layer="layout" svg:width="1.2cm" svg:height="1.2cm" svg:x="4.3cm" svg:y="6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50" draw:id="id450" draw:layer="layout" svg:width="1.8cm" svg:height="0.763cm" svg:x="5.6cm" svg:y="7.539cm">
          <draw:text-box>
            <text:p><text:span text:style-name="T15">NULL</text:span></text:p>
          </draw:text-box>
        </draw:frame>
        <draw:connector draw:style-name="gr3" draw:text-style-name="P4" draw:layer="layout" svg:x1="5.325cm" svg:y1="7.025cm" svg:x2="6.5cm" svg:y2="7.539cm" draw:start-shape="id448" draw:start-glue-point="9" draw:end-shape="id450" draw:end-glue-point="0" svg:d="M5325 7025h1175v514" svg:viewBox="0 0 1176 515">
          <text:p/>
        </draw:connector>
        <draw:connector draw:style-name="gr3" draw:text-style-name="P4" draw:layer="layout" svg:x1="4.475cm" svg:y1="7.025cm" svg:x2="3.1cm" svg:y2="7.6cm" draw:start-shape="id448" draw:start-glue-point="7" draw:end-shape="id451" draw:end-glue-point="4" svg:d="M4475 7025h-1375v575" svg:viewBox="0 0 1376 576">
          <text:p/>
        </draw:connector>
        <draw:custom-shape draw:style-name="gr7" draw:text-style-name="P24" xml:id="id449" draw:id="id449" draw:layer="layout" svg:width="1.2cm" svg:height="1.2cm" svg:x="9.1cm" svg:y="6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52" draw:id="id452" draw:layer="layout" svg:width="1.8cm" svg:height="0.763cm" svg:x="9.9cm" svg:y="7.539cm">
          <draw:text-box>
            <text:p><text:span text:style-name="T15">NULL</text:span></text:p>
          </draw:text-box>
        </draw:frame>
        <draw:connector draw:style-name="gr3" draw:text-style-name="P4" draw:layer="layout" svg:x1="10.125cm" svg:y1="7.025cm" svg:x2="10.8cm" svg:y2="7.539cm" draw:start-shape="id449" draw:start-glue-point="9" draw:end-shape="id452" draw:end-glue-point="0" svg:d="M10125 7025h675v514" svg:viewBox="0 0 676 515">
          <text:p/>
        </draw:connector>
        <draw:connector draw:style-name="gr3" draw:text-style-name="P4" draw:layer="layout" svg:x1="9.275cm" svg:y1="7.025cm" svg:x2="8.6cm" svg:y2="7.601cm" draw:start-shape="id449" draw:start-glue-point="7" draw:end-shape="id453" draw:end-glue-point="4" svg:d="M9275 7025h-675v576" svg:viewBox="0 0 676 577">
          <text:p/>
        </draw:connector>
        <draw:custom-shape draw:style-name="gr7" draw:text-style-name="P24" xml:id="id451" draw:id="id451" draw:layer="layout" svg:width="1.2cm" svg:height="1.2cm" svg:x="2.5cm" svg:y="7.6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55" draw:id="id455" draw:layer="layout" svg:width="1.8cm" svg:height="0.763cm" svg:x="1.1cm" svg:y="9.1cm">
          <draw:text-box>
            <text:p><text:span text:style-name="T15">NULL</text:span></text:p>
          </draw:text-box>
        </draw:frame>
        <draw:frame draw:style-name="gr20" draw:text-style-name="P26" xml:id="id454" draw:id="id454" draw:layer="layout" svg:width="1.8cm" svg:height="0.763cm" svg:x="3.2cm" svg:y="9.101cm">
          <draw:text-box>
            <text:p><text:span text:style-name="T15">NULL</text:span></text:p>
          </draw:text-box>
        </draw:frame>
        <draw:connector draw:style-name="gr32" draw:text-style-name="P21" draw:layer="layout" svg:x1="3.525cm" svg:y1="8.625cm" svg:x2="4.1cm" svg:y2="9.101cm" draw:start-shape="id451" draw:start-glue-point="9" draw:end-shape="id454" draw:end-glue-point="0" svg:d="M3525 8625h575v476" svg:viewBox="0 0 576 477">
          <text:p/>
        </draw:connector>
        <draw:connector draw:style-name="gr32" draw:text-style-name="P21" draw:layer="layout" svg:x1="2.675cm" svg:y1="8.625cm" svg:x2="2cm" svg:y2="9.1cm" draw:start-shape="id451" draw:start-glue-point="7" draw:end-shape="id455" draw:end-glue-point="0" svg:d="M2675 8625h-675v475" svg:viewBox="0 0 676 476">
          <text:p/>
        </draw:connector>
        <draw:custom-shape draw:style-name="gr7" draw:text-style-name="P24" xml:id="id453" draw:id="id453" draw:layer="layout" svg:width="1.2cm" svg:height="1.2cm" svg:x="8cm" svg:y="7.6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57" draw:id="id457" draw:layer="layout" svg:width="1.8cm" svg:height="0.763cm" svg:x="6.7cm" svg:y="9.116cm">
          <draw:text-box>
            <text:p><text:span text:style-name="T15">NULL</text:span></text:p>
          </draw:text-box>
        </draw:frame>
        <draw:connector draw:style-name="gr32" draw:text-style-name="P21" draw:layer="layout" svg:x1="9.025cm" svg:y1="8.626cm" svg:x2="9.484cm" svg:y2="9.093cm" draw:start-shape="id453" draw:start-glue-point="9" draw:end-shape="id456" draw:end-glue-point="4" svg:d="M9025 8626h459v467" svg:viewBox="0 0 460 468">
          <text:p/>
        </draw:connector>
        <draw:connector draw:style-name="gr32" draw:text-style-name="P21" draw:layer="layout" svg:x1="8.175cm" svg:y1="8.626cm" svg:x2="7.6cm" svg:y2="9.116cm" draw:start-shape="id453" draw:start-glue-point="7" draw:end-shape="id457" draw:end-glue-point="0" svg:d="M8175 8626h-575v490" svg:viewBox="0 0 576 491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56" draw:id="id456" draw:layer="layout" svg:width="1.2cm" svg:height="1.2cm" svg:x="8.884cm" svg:y="9.09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59" draw:id="id459" draw:layer="layout" svg:width="1.8cm" svg:height="0.763cm" svg:x="7.6cm" svg:y="10.717cm">
          <draw:text-box>
            <text:p><text:span text:style-name="T15">NULL</text:span></text:p>
          </draw:text-box>
        </draw:frame>
        <draw:frame draw:style-name="gr20" draw:text-style-name="P26" xml:id="id458" draw:id="id458" draw:layer="layout" svg:width="1.8cm" svg:height="0.763cm" svg:x="9.6cm" svg:y="10.718cm">
          <draw:text-box>
            <text:p><text:span text:style-name="T15">NULL</text:span></text:p>
          </draw:text-box>
        </draw:frame>
        <draw:connector draw:style-name="gr3" draw:text-style-name="P4" draw:layer="layout" svg:x1="9.909cm" svg:y1="10.118cm" svg:x2="10.5cm" svg:y2="10.718cm" draw:start-shape="id456" draw:start-glue-point="9" draw:end-shape="id458" draw:end-glue-point="0" svg:d="M9909 10118h591v600" svg:viewBox="0 0 592 601">
          <text:p/>
        </draw:connector>
        <draw:connector draw:style-name="gr18" draw:text-style-name="P4" draw:layer="layout" svg:x1="9.059cm" svg:y1="10.118cm" svg:x2="8.5cm" svg:y2="10.717cm" draw:start-shape="id456" draw:start-glue-point="7" draw:end-shape="id459" draw:end-glue-point="0" svg:d="M9059 10118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462" draw:id="id462" draw:layer="layout" svg:width="1.2cm" svg:height="1.2cm" svg:x="6.8cm" svg:y="11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460" draw:id="id460" draw:layer="layout" svg:width="2.4cm" svg:height="1.145cm" svg:x="11.318cm" svg:y="8.30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1.2cm" svg:y="8.547cm">
          <draw:text-box>
            <text:p><text:span text:style-name="T13">ANTERIOR</text:span></text:p>
          </draw:text-box>
        </draw:frame>
        <draw:connector draw:style-name="gr3" draw:text-style-name="P4" draw:layer="layout" draw:line-skew="-0.393cm" svg:x1="11.318cm" svg:y1="8.874cm" svg:x2="9.2cm" svg:y2="8.201cm" draw:start-shape="id460" draw:end-shape="id453" draw:end-glue-point="10" svg:d="M11318 8874h-1451v-673h-667" svg:viewBox="0 0 2119 674">
          <text:p/>
        </draw:connector>
        <draw:custom-shape draw:style-name="gr12" draw:text-style-name="P16" xml:id="id461" draw:id="id461" draw:layer="layout" svg:width="2.4cm" svg:height="1.145cm" svg:x="4.4cm" svg:y="10.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682cm" svg:y="10.845cm">
          <draw:text-box>
            <text:p><text:span text:style-name="T13">ATUAL</text:span></text:p>
          </draw:text-box>
        </draw:frame>
        <draw:connector draw:style-name="gr18" draw:text-style-name="P4" draw:layer="layout" svg:x1="5.6cm" svg:y1="10.6cm" svg:x2="6.7cm" svg:y2="9.497cm" draw:start-shape="id461" draw:start-glue-point="0" draw:end-shape="id457" draw:end-glue-point="3" svg:d="M5600 10600v-1103h1100" svg:viewBox="0 0 1101 1104">
          <text:p/>
        </draw:connector>
        <draw:connector draw:style-name="gr3" draw:text-style-name="P4" draw:layer="layout" draw:line-skew="-0.422cm" svg:x1="7.4cm" svg:y1="11.8cm" svg:x2="8.6cm" svg:y2="8.801cm" draw:start-shape="id462" draw:start-glue-point="4" draw:end-shape="id453" draw:end-glue-point="8" svg:d="M7400 11800v-1921h1200v-1078" svg:viewBox="0 0 1201 3000">
          <text:p/>
        </draw:connector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63" draw:id="id463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463" draw:start-glue-point="2" draw:end-shape="id464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5" draw:style-name="gr52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464" draw:id="id464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464" draw:start-glue-point="7" draw:end-shape="id465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464" draw:start-glue-point="9" draw:end-shape="id466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65" draw:id="id465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67" draw:id="id467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465" draw:start-glue-point="9" draw:end-shape="id467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465" draw:start-glue-point="7" draw:end-shape="id468" draw:end-glue-point="4" svg:d="M5275 7144h-775v575" svg:viewBox="0 0 776 576">
          <text:p/>
        </draw:connector>
        <draw:custom-shape draw:style-name="gr7" draw:text-style-name="P24" xml:id="id466" draw:id="id466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69" draw:id="id469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466" draw:start-glue-point="9" draw:end-shape="id469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466" draw:start-glue-point="7" draw:end-shape="id470" draw:end-glue-point="4" svg:d="M12426 7144h-675v576" svg:viewBox="0 0 676 577">
          <text:p/>
        </draw:connector>
        <draw:custom-shape draw:style-name="gr7" draw:text-style-name="P24" xml:id="id468" draw:id="id468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72" draw:id="id472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471" draw:id="id471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468" draw:start-glue-point="9" draw:end-shape="id471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468" draw:start-glue-point="7" draw:end-shape="id472" draw:end-glue-point="0" svg:d="M4075 8744h-675v475" svg:viewBox="0 0 676 476">
          <text:p/>
        </draw:connector>
        <draw:custom-shape draw:style-name="gr7" draw:text-style-name="P24" xml:id="id470" draw:id="id470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470" draw:start-glue-point="9" draw:end-shape="id473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73" draw:id="id473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75" draw:id="id475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474" draw:id="id474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473" draw:start-glue-point="9" draw:end-shape="id474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473" draw:start-glue-point="7" draw:end-shape="id475" draw:end-glue-point="0" svg:d="M13510 10337h-559v599" svg:viewBox="0 0 560 600">
          <text:p/>
        </draw:connector>
        <draw:custom-shape draw:style-name="gr6" draw:text-style-name="P25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xml:id="id477" draw:id="id477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476" draw:id="id476" draw:layer="layout" svg:width="2.4cm" svg:height="1.145cm" svg:x="14.969cm" svg:y="7.821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4.851cm" svg:y="8.066cm">
          <draw:text-box>
            <text:p><text:span text:style-name="T13">ANTERIOR</text:span></text:p>
          </draw:text-box>
        </draw:frame>
        <draw:connector draw:style-name="gr3" draw:text-style-name="P4" draw:layer="layout" draw:line-skew="-0.393cm" svg:x1="14.969cm" svg:y1="8.393cm" svg:x2="12.351cm" svg:y2="8.32cm" draw:start-shape="id476" draw:end-shape="id470" draw:end-glue-point="10" svg:d="M14969 8393h-1701v-73h-917" svg:viewBox="0 0 2619 74">
          <text:p/>
        </draw:connector>
        <draw:connector draw:style-name="gr3" draw:text-style-name="P4" draw:layer="layout" svg:x1="11.326cm" svg:y1="8.745cm" svg:x2="9.635cm" svg:y2="9.312cm" draw:start-shape="id470" draw:start-glue-point="7" draw:end-shape="id477" draw:end-glue-point="4" svg:d="M11326 8745h-1691v567" svg:viewBox="0 0 1692 568">
          <text:p/>
        </draw:connector>
        <draw:frame draw:style-name="gr20" draw:text-style-name="P26" xml:id="id479" draw:id="id479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478" draw:id="id478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477" draw:start-glue-point="9" draw:end-shape="id478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477" draw:start-glue-point="7" draw:end-shape="id479" draw:end-glue-point="0" svg:d="M9210 10337h-559v591" svg:viewBox="0 0 560 592">
          <text:p/>
        </draw:connector>
        <draw:connector draw:style-name="gr3" draw:text-style-name="P4" draw:layer="layout" svg:x1="10.06cm" svg:y1="9.487cm" svg:x2="11.751cm" svg:y2="8.92cm" draw:start-shape="id477" draw:start-glue-point="11" draw:end-shape="id470" draw:end-glue-point="8" svg:d="M10060 9487h1691v-567" svg:viewBox="0 0 1692 568">
          <text:p/>
        </draw:connector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80" draw:id="id480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480" draw:start-glue-point="2" draw:end-shape="id481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6" draw:style-name="gr5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</text:span><text:span text:style-name="T8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481" draw:id="id481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481" draw:start-glue-point="7" draw:end-shape="id482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481" draw:start-glue-point="9" draw:end-shape="id483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82" draw:id="id482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84" draw:id="id484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482" draw:start-glue-point="9" draw:end-shape="id484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482" draw:start-glue-point="7" draw:end-shape="id485" draw:end-glue-point="4" svg:d="M5275 7144h-775v575" svg:viewBox="0 0 776 576">
          <text:p/>
        </draw:connector>
        <draw:custom-shape draw:style-name="gr7" draw:text-style-name="P24" xml:id="id483" draw:id="id483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86" draw:id="id486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483" draw:start-glue-point="9" draw:end-shape="id486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483" draw:start-glue-point="7" draw:end-shape="id487" draw:end-glue-point="4" svg:d="M12426 7144h-675v576" svg:viewBox="0 0 676 577">
          <text:p/>
        </draw:connector>
        <draw:custom-shape draw:style-name="gr7" draw:text-style-name="P24" xml:id="id485" draw:id="id485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89" draw:id="id489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488" draw:id="id488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485" draw:start-glue-point="9" draw:end-shape="id488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485" draw:start-glue-point="7" draw:end-shape="id489" draw:end-glue-point="0" svg:d="M4075 8744h-675v475" svg:viewBox="0 0 676 476">
          <text:p/>
        </draw:connector>
        <draw:custom-shape draw:style-name="gr7" draw:text-style-name="P24" xml:id="id487" draw:id="id487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487" draw:start-glue-point="9" draw:end-shape="id490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90" draw:id="id490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492" draw:id="id492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491" draw:id="id491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490" draw:start-glue-point="9" draw:end-shape="id491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490" draw:start-glue-point="7" draw:end-shape="id492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493" draw:id="id493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487" draw:start-glue-point="7" draw:end-shape="id493" draw:end-glue-point="4" svg:d="M11326 8745h-1691v567" svg:viewBox="0 0 1692 568">
          <text:p/>
        </draw:connector>
        <draw:frame draw:style-name="gr20" draw:text-style-name="P26" xml:id="id495" draw:id="id495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494" draw:id="id494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493" draw:start-glue-point="9" draw:end-shape="id494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493" draw:start-glue-point="7" draw:end-shape="id495" draw:end-glue-point="0" svg:d="M9210 10337h-559v591" svg:viewBox="0 0 560 592">
          <text:p/>
        </draw:connector>
        <draw:custom-shape draw:style-name="gr6" draw:text-style-name="P25" xml:id="id496" draw:id="id496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497" draw:id="id497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498" draw:id="id498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496" draw:start-glue-point="7" draw:end-shape="id497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496" draw:start-glue-point="9" draw:end-shape="id498" draw:end-glue-point="0" svg:d="M15397 4286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499" draw:id="id499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499" draw:start-glue-point="2" draw:end-shape="id500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7" draw:style-name="gr5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500" draw:id="id500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500" draw:start-glue-point="7" draw:end-shape="id501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500" draw:start-glue-point="9" draw:end-shape="id502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01" draw:id="id501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03" draw:id="id503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501" draw:start-glue-point="9" draw:end-shape="id503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501" draw:start-glue-point="7" draw:end-shape="id504" draw:end-glue-point="4" svg:d="M5275 7144h-775v575" svg:viewBox="0 0 776 576">
          <text:p/>
        </draw:connector>
        <draw:custom-shape draw:style-name="gr7" draw:text-style-name="P24" xml:id="id502" draw:id="id502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05" draw:id="id505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502" draw:start-glue-point="9" draw:end-shape="id505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502" draw:start-glue-point="7" draw:end-shape="id506" draw:end-glue-point="4" svg:d="M12426 7144h-675v576" svg:viewBox="0 0 676 577">
          <text:p/>
        </draw:connector>
        <draw:custom-shape draw:style-name="gr7" draw:text-style-name="P24" xml:id="id504" draw:id="id504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08" draw:id="id508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507" draw:id="id507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504" draw:start-glue-point="9" draw:end-shape="id507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504" draw:start-glue-point="7" draw:end-shape="id508" draw:end-glue-point="0" svg:d="M4075 8744h-675v475" svg:viewBox="0 0 676 476">
          <text:p/>
        </draw:connector>
        <draw:custom-shape draw:style-name="gr7" draw:text-style-name="P24" xml:id="id506" draw:id="id506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506" draw:start-glue-point="9" draw:end-shape="id509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09" draw:id="id509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11" draw:id="id511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510" draw:id="id510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509" draw:start-glue-point="9" draw:end-shape="id510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509" draw:start-glue-point="7" draw:end-shape="id511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12" draw:id="id512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506" draw:start-glue-point="7" draw:end-shape="id512" draw:end-glue-point="4" svg:d="M11326 8745h-1691v567" svg:viewBox="0 0 1692 568">
          <text:p/>
        </draw:connector>
        <draw:frame draw:style-name="gr20" draw:text-style-name="P26" xml:id="id514" draw:id="id514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513" draw:id="id513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512" draw:start-glue-point="9" draw:end-shape="id513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512" draw:start-glue-point="7" draw:end-shape="id514" draw:end-glue-point="0" svg:d="M9210 10337h-559v591" svg:viewBox="0 0 560 592">
          <text:p/>
        </draw:connector>
        <draw:custom-shape draw:style-name="gr6" draw:text-style-name="P25" xml:id="id515" draw:id="id515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16" draw:id="id516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517" draw:id="id517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515" draw:start-glue-point="7" draw:end-shape="id516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515" draw:start-glue-point="9" draw:end-shape="id517" draw:end-glue-point="0" svg:d="M15397 4286h542v551" svg:viewBox="0 0 543 552">
          <text:p/>
        </draw:connector>
        <draw:custom-shape draw:style-name="gr12" draw:text-style-name="P16" xml:id="id518" draw:id="id518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8cm">
          <draw:text-box>
            <text:p><text:span text:style-name="T13">ATUAL</text:span></text:p>
          </draw:text-box>
        </draw:frame>
        <draw:connector draw:style-name="gr3" draw:text-style-name="P4" draw:layer="layout" svg:x1="4.4cm" svg:y1="5.127cm" svg:x2="8.776cm" svg:y2="5.119cm" draw:start-shape="id518" draw:end-shape="id500" draw:end-glue-point="6" svg:d="M4400 5127h2188v-8h218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519" draw:id="id519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519" draw:start-glue-point="2" draw:end-shape="id520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8" draw:style-name="gr5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520" draw:id="id520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520" draw:start-glue-point="7" draw:end-shape="id521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520" draw:start-glue-point="9" draw:end-shape="id522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21" draw:id="id521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23" draw:id="id523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521" draw:start-glue-point="9" draw:end-shape="id523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521" draw:start-glue-point="7" draw:end-shape="id524" draw:end-glue-point="4" svg:d="M5275 7144h-775v575" svg:viewBox="0 0 776 576">
          <text:p/>
        </draw:connector>
        <draw:custom-shape draw:style-name="gr7" draw:text-style-name="P24" xml:id="id522" draw:id="id522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25" draw:id="id525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522" draw:start-glue-point="9" draw:end-shape="id525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522" draw:start-glue-point="7" draw:end-shape="id526" draw:end-glue-point="4" svg:d="M12426 7144h-675v576" svg:viewBox="0 0 676 577">
          <text:p/>
        </draw:connector>
        <draw:custom-shape draw:style-name="gr7" draw:text-style-name="P24" xml:id="id524" draw:id="id524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28" draw:id="id528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527" draw:id="id527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524" draw:start-glue-point="9" draw:end-shape="id527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524" draw:start-glue-point="7" draw:end-shape="id528" draw:end-glue-point="0" svg:d="M4075 8744h-675v475" svg:viewBox="0 0 676 476">
          <text:p/>
        </draw:connector>
        <draw:custom-shape draw:style-name="gr7" draw:text-style-name="P24" xml:id="id526" draw:id="id526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526" draw:start-glue-point="9" draw:end-shape="id529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29" draw:id="id529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31" draw:id="id531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530" draw:id="id530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529" draw:start-glue-point="9" draw:end-shape="id530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529" draw:start-glue-point="7" draw:end-shape="id531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32" draw:id="id532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526" draw:start-glue-point="7" draw:end-shape="id532" draw:end-glue-point="4" svg:d="M11326 8745h-1691v567" svg:viewBox="0 0 1692 568">
          <text:p/>
        </draw:connector>
        <draw:frame draw:style-name="gr20" draw:text-style-name="P26" xml:id="id534" draw:id="id534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533" draw:id="id533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532" draw:start-glue-point="9" draw:end-shape="id533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532" draw:start-glue-point="7" draw:end-shape="id534" draw:end-glue-point="0" svg:d="M9210 10337h-559v591" svg:viewBox="0 0 560 592">
          <text:p/>
        </draw:connector>
        <draw:custom-shape draw:style-name="gr6" draw:text-style-name="P25" xml:id="id535" draw:id="id535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36" draw:id="id536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537" draw:id="id537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535" draw:start-glue-point="7" draw:end-shape="id536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535" draw:start-glue-point="9" draw:end-shape="id537" draw:end-glue-point="0" svg:d="M15397 4286h542v551" svg:viewBox="0 0 543 552">
          <text:p/>
        </draw:connector>
        <draw:custom-shape draw:style-name="gr12" draw:text-style-name="P16" xml:id="id538" draw:id="id538" draw:layer="layout" svg:width="2.4cm" svg:height="1.145cm" svg:x="14.9cm" svg:y="7.8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5.182cm" svg:y="8.045cm">
          <draw:text-box>
            <text:p><text:span text:style-name="T13">ATUAL</text:span></text:p>
          </draw:text-box>
        </draw:frame>
        <draw:connector draw:style-name="gr18" draw:text-style-name="P4" draw:layer="layout" svg:x1="16.1cm" svg:y1="7.8cm" svg:x2="13.451cm" svg:y2="6.719cm" draw:start-shape="id538" draw:start-glue-point="0" draw:end-shape="id522" draw:end-glue-point="10" svg:d="M16100 7800v-1081h-2649" svg:viewBox="0 0 2650 1082">
          <text:p/>
        </draw:connector>
        <draw:custom-shape draw:style-name="gr15" draw:text-style-name="P18" xml:id="id539" draw:id="id539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8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127cm" svg:x2="8.776cm" svg:y2="5.119cm" draw:start-shape="id539" draw:end-shape="id520" draw:end-glue-point="6" svg:d="M4400 5127h2188v-8h218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540" draw:id="id540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540" draw:start-glue-point="2" draw:end-shape="id541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39" draw:style-name="gr5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541" draw:id="id541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541" draw:start-glue-point="7" draw:end-shape="id542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541" draw:start-glue-point="9" draw:end-shape="id543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42" draw:id="id542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44" draw:id="id544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542" draw:start-glue-point="9" draw:end-shape="id544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542" draw:start-glue-point="7" draw:end-shape="id545" draw:end-glue-point="4" svg:d="M5275 7144h-775v575" svg:viewBox="0 0 776 576">
          <text:p/>
        </draw:connector>
        <draw:custom-shape draw:style-name="gr7" draw:text-style-name="P24" xml:id="id543" draw:id="id543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46" draw:id="id546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543" draw:start-glue-point="9" draw:end-shape="id546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543" draw:start-glue-point="7" draw:end-shape="id547" draw:end-glue-point="4" svg:d="M12426 7144h-675v576" svg:viewBox="0 0 676 577">
          <text:p/>
        </draw:connector>
        <draw:custom-shape draw:style-name="gr7" draw:text-style-name="P24" xml:id="id545" draw:id="id545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49" draw:id="id549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548" draw:id="id548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545" draw:start-glue-point="9" draw:end-shape="id548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545" draw:start-glue-point="7" draw:end-shape="id549" draw:end-glue-point="0" svg:d="M4075 8744h-675v475" svg:viewBox="0 0 676 476">
          <text:p/>
        </draw:connector>
        <draw:custom-shape draw:style-name="gr7" draw:text-style-name="P24" xml:id="id547" draw:id="id547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547" draw:start-glue-point="9" draw:end-shape="id550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50" draw:id="id550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52" draw:id="id552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551" draw:id="id551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550" draw:start-glue-point="9" draw:end-shape="id551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550" draw:start-glue-point="7" draw:end-shape="id552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53" draw:id="id553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547" draw:start-glue-point="7" draw:end-shape="id553" draw:end-glue-point="4" svg:d="M11326 8745h-1691v567" svg:viewBox="0 0 1692 568">
          <text:p/>
        </draw:connector>
        <draw:frame draw:style-name="gr20" draw:text-style-name="P26" xml:id="id555" draw:id="id555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554" draw:id="id554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553" draw:start-glue-point="9" draw:end-shape="id554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553" draw:start-glue-point="7" draw:end-shape="id555" draw:end-glue-point="0" svg:d="M9210 10337h-559v591" svg:viewBox="0 0 560 592">
          <text:p/>
        </draw:connector>
        <draw:custom-shape draw:style-name="gr6" draw:text-style-name="P25" xml:id="id556" draw:id="id556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57" draw:id="id557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558" draw:id="id558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556" draw:start-glue-point="7" draw:end-shape="id557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556" draw:start-glue-point="9" draw:end-shape="id558" draw:end-glue-point="0" svg:d="M15397 4286h542v551" svg:viewBox="0 0 543 552">
          <text:p/>
        </draw:connector>
        <draw:connector draw:style-name="gr18" draw:text-style-name="P4" draw:layer="layout" svg:x1="16.2cm" svg:y1="7.855cm" svg:x2="13.451cm" svg:y2="6.719cm" draw:start-shape="id559" draw:start-glue-point="0" draw:end-shape="id543" draw:end-glue-point="10" svg:d="M16200 7855v-1136h-2749" svg:viewBox="0 0 2750 1137">
          <text:p/>
        </draw:connector>
        <draw:custom-shape draw:style-name="gr15" draw:text-style-name="P18" xml:id="id559" draw:id="id559" draw:layer="layout" svg:width="2.4cm" svg:height="1.145cm" svg:x="15cm" svg:y="7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4.882cm" svg:y="8.1cm">
          <draw:text-box>
            <text:p><text:span text:style-name="T13">ANTERIOR</text:span></text:p>
          </draw:text-box>
        </draw:frame>
        <draw:connector draw:style-name="gr3" draw:text-style-name="P4" draw:layer="layout" svg:x1="11.7cm" svg:y1="12.355cm" svg:x2="11.751cm" svg:y2="8.92cm" draw:end-shape="id547" draw:end-glue-point="8" svg:d="M11700 12355v-1466h51v-1969" svg:viewBox="0 0 52 3436">
          <text:p/>
        </draw:connector>
        <draw:custom-shape draw:style-name="gr12" draw:text-style-name="P16" draw:layer="layout" svg:width="2.4cm" svg:height="1.145cm" svg:x="10.5cm" svg:y="12.3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782cm" svg:y="12.6cm">
          <draw:text-box>
            <text:p><text:span text:style-name="T13">ATUA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560" draw:id="id560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560" draw:start-glue-point="2" draw:end-shape="id561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0" draw:style-name="gr5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561" draw:id="id561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561" draw:start-glue-point="7" draw:end-shape="id562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561" draw:start-glue-point="9" draw:end-shape="id563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62" draw:id="id562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64" draw:id="id564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562" draw:start-glue-point="9" draw:end-shape="id564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562" draw:start-glue-point="7" draw:end-shape="id565" draw:end-glue-point="4" svg:d="M5275 7144h-775v575" svg:viewBox="0 0 776 576">
          <text:p/>
        </draw:connector>
        <draw:custom-shape draw:style-name="gr7" draw:text-style-name="P24" xml:id="id563" draw:id="id563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66" draw:id="id566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563" draw:start-glue-point="9" draw:end-shape="id566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563" draw:start-glue-point="7" draw:end-shape="id567" draw:end-glue-point="4" svg:d="M12426 7144h-675v576" svg:viewBox="0 0 676 577">
          <text:p/>
        </draw:connector>
        <draw:custom-shape draw:style-name="gr7" draw:text-style-name="P24" xml:id="id565" draw:id="id565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69" draw:id="id569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568" draw:id="id568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565" draw:start-glue-point="9" draw:end-shape="id568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565" draw:start-glue-point="7" draw:end-shape="id569" draw:end-glue-point="0" svg:d="M4075 8744h-675v475" svg:viewBox="0 0 676 476">
          <text:p/>
        </draw:connector>
        <draw:custom-shape draw:style-name="gr7" draw:text-style-name="P24" xml:id="id567" draw:id="id567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567" draw:start-glue-point="9" draw:end-shape="id570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70" draw:id="id570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72" draw:id="id572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571" draw:id="id571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570" draw:start-glue-point="9" draw:end-shape="id571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570" draw:start-glue-point="7" draw:end-shape="id572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73" draw:id="id573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567" draw:start-glue-point="7" draw:end-shape="id573" draw:end-glue-point="4" svg:d="M11326 8745h-1691v567" svg:viewBox="0 0 1692 568">
          <text:p/>
        </draw:connector>
        <draw:frame draw:style-name="gr20" draw:text-style-name="P26" xml:id="id575" draw:id="id575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574" draw:id="id574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573" draw:start-glue-point="9" draw:end-shape="id574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573" draw:start-glue-point="7" draw:end-shape="id575" draw:end-glue-point="0" svg:d="M9210 10337h-559v591" svg:viewBox="0 0 560 592">
          <text:p/>
        </draw:connector>
        <draw:custom-shape draw:style-name="gr6" draw:text-style-name="P25" xml:id="id576" draw:id="id576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77" draw:id="id577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578" draw:id="id578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576" draw:start-glue-point="7" draw:end-shape="id577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576" draw:start-glue-point="9" draw:end-shape="id578" draw:end-glue-point="0" svg:d="M15397 4286h542v551" svg:viewBox="0 0 543 552">
          <text:p/>
        </draw:connector>
        <draw:custom-shape draw:style-name="gr15" draw:text-style-name="P18" xml:id="id579" draw:id="id579" draw:layer="layout" svg:width="2.4cm" svg:height="1.145cm" svg:x="10.6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82cm" svg:y="12.445cm">
          <draw:text-box>
            <text:p><text:span text:style-name="T13">ANTERIOR</text:span></text:p>
          </draw:text-box>
        </draw:frame>
        <draw:custom-shape draw:style-name="gr12" draw:text-style-name="P16" xml:id="id580" draw:id="id580" draw:layer="layout" svg:width="2.4cm" svg:height="1.145cm" svg:x="7.6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7.882cm" svg:y="12.445cm">
          <draw:text-box>
            <text:p><text:span text:style-name="T13">ATUAL</text:span></text:p>
          </draw:text-box>
        </draw:frame>
        <draw:connector draw:style-name="gr3" draw:text-style-name="P4" draw:layer="layout" svg:x1="11.8cm" svg:y1="12.2cm" svg:x2="11.751cm" svg:y2="8.92cm" draw:start-shape="id579" draw:start-glue-point="0" draw:end-shape="id567" draw:end-glue-point="8" svg:d="M11800 12200v-1639h-49v-1641" svg:viewBox="0 0 50 3281">
          <text:p/>
        </draw:connector>
        <draw:connector draw:style-name="gr3" draw:text-style-name="P4" draw:layer="layout" draw:line-skew="0.643cm" svg:x1="8.8cm" svg:y1="12.2cm" svg:x2="9.635cm" svg:y2="10.512cm" draw:start-shape="id580" draw:start-glue-point="0" draw:end-shape="id573" draw:end-glue-point="8" svg:d="M8800 12200v-200h835v-1488" svg:viewBox="0 0 836 1689">
          <text:p/>
        </draw:connector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581" draw:id="id58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581" draw:start-glue-point="2" draw:end-shape="id58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1" draw:style-name="gr5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582" draw:id="id58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582" draw:start-glue-point="7" draw:end-shape="id58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582" draw:start-glue-point="9" draw:end-shape="id58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83" draw:id="id58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85" draw:id="id58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583" draw:start-glue-point="9" draw:end-shape="id58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583" draw:start-glue-point="7" draw:end-shape="id586" draw:end-glue-point="4" svg:d="M5275 7144h-775v575" svg:viewBox="0 0 776 576">
          <text:p/>
        </draw:connector>
        <draw:custom-shape draw:style-name="gr7" draw:text-style-name="P24" xml:id="id584" draw:id="id58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87" draw:id="id58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584" draw:start-glue-point="9" draw:end-shape="id58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584" draw:start-glue-point="7" draw:end-shape="id588" draw:end-glue-point="4" svg:d="M12426 7144h-675v576" svg:viewBox="0 0 676 577">
          <text:p/>
        </draw:connector>
        <draw:custom-shape draw:style-name="gr7" draw:text-style-name="P24" xml:id="id586" draw:id="id58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90" draw:id="id590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589" draw:id="id589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586" draw:start-glue-point="9" draw:end-shape="id589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586" draw:start-glue-point="7" draw:end-shape="id590" draw:end-glue-point="0" svg:d="M4075 8744h-675v475" svg:viewBox="0 0 676 476">
          <text:p/>
        </draw:connector>
        <draw:custom-shape draw:style-name="gr7" draw:text-style-name="P24" xml:id="id588" draw:id="id58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588" draw:start-glue-point="9" draw:end-shape="id59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91" draw:id="id59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593" draw:id="id59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592" draw:id="id59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591" draw:start-glue-point="9" draw:end-shape="id59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591" draw:start-glue-point="7" draw:end-shape="id59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594" draw:id="id59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588" draw:start-glue-point="7" draw:end-shape="id594" draw:end-glue-point="4" svg:d="M11326 8745h-1691v567" svg:viewBox="0 0 1692 568">
          <text:p/>
        </draw:connector>
        <draw:frame draw:style-name="gr20" draw:text-style-name="P26" xml:id="id596" draw:id="id596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595" draw:id="id59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594" draw:start-glue-point="9" draw:end-shape="id595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594" draw:start-glue-point="7" draw:end-shape="id596" draw:end-glue-point="0" svg:d="M9210 10337h-559v591" svg:viewBox="0 0 560 592">
          <text:p/>
        </draw:connector>
        <draw:custom-shape draw:style-name="gr6" draw:text-style-name="P25" xml:id="id597" draw:id="id597" draw:layer="layout" svg:width="1.2cm" svg:height="1.2cm" svg:x="14.372cm" svg:y="3.261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598" draw:id="id598" draw:layer="layout" svg:width="1.721cm" svg:height="0.763cm" svg:x="13.078cm" svg:y="4.837cm">
          <draw:text-box>
            <text:p><text:span text:style-name="T16">NULL</text:span></text:p>
          </draw:text-box>
        </draw:frame>
        <draw:frame draw:style-name="gr22" draw:text-style-name="P19" xml:id="id599" draw:id="id599" draw:layer="layout" svg:width="1.721cm" svg:height="0.763cm" svg:x="15.0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547cm" svg:y1="4.286cm" svg:x2="13.938cm" svg:y2="4.837cm" draw:start-shape="id597" draw:start-glue-point="7" draw:end-shape="id598" draw:end-glue-point="0" svg:d="M14547 4286h-609v551" svg:viewBox="0 0 610 552">
          <text:p/>
        </draw:connector>
        <draw:connector draw:style-name="gr3" draw:text-style-name="P4" draw:layer="layout" svg:x1="15.397cm" svg:y1="4.286cm" svg:x2="15.939cm" svg:y2="4.837cm" draw:start-shape="id597" draw:start-glue-point="9" draw:end-shape="id599" draw:end-glue-point="0" svg:d="M15397 4286h542v551" svg:viewBox="0 0 543 552">
          <text:p/>
        </draw:connector>
        <draw:custom-shape draw:style-name="gr15" draw:text-style-name="P18" xml:id="id600" draw:id="id600" draw:layer="layout" svg:width="2.4cm" svg:height="1.145cm" svg:x="10.6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82cm" svg:y="12.445cm">
          <draw:text-box>
            <text:p><text:span text:style-name="T13">ANTERIOR</text:span></text:p>
          </draw:text-box>
        </draw:frame>
        <draw:custom-shape draw:style-name="gr12" draw:text-style-name="P16" xml:id="id601" draw:id="id601" draw:layer="layout" svg:width="2.4cm" svg:height="1.145cm" svg:x="4.6cm" svg:y="12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882cm" svg:y="13.1cm">
          <draw:text-box>
            <text:p><text:span text:style-name="T13">ATUAL</text:span></text:p>
          </draw:text-box>
        </draw:frame>
        <draw:connector draw:style-name="gr3" draw:text-style-name="P4" draw:layer="layout" svg:x1="11.8cm" svg:y1="12.2cm" svg:x2="10.235cm" svg:y2="9.912cm" draw:start-shape="id600" draw:start-glue-point="0" draw:end-shape="id594" draw:end-glue-point="10" svg:d="M11800 12200v-2288h-1565" svg:viewBox="0 0 1566 2289">
          <text:p/>
        </draw:connector>
        <draw:connector draw:style-name="gr3" draw:text-style-name="P4" draw:layer="layout" svg:x1="5.8cm" svg:y1="12.855cm" svg:x2="7.751cm" svg:y2="11.309cm" draw:start-shape="id601" draw:start-glue-point="0" draw:end-shape="id596" draw:end-glue-point="3" svg:d="M5800 12855v-1546h1951" svg:viewBox="0 0 1952 1547">
          <text:p/>
        </draw:connector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602" draw:id="id602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602" draw:start-glue-point="2" draw:end-shape="id603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2" draw:style-name="gr5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603" draw:id="id603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603" draw:start-glue-point="7" draw:end-shape="id604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603" draw:start-glue-point="9" draw:end-shape="id605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04" draw:id="id604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06" draw:id="id606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604" draw:start-glue-point="9" draw:end-shape="id606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604" draw:start-glue-point="7" draw:end-shape="id607" draw:end-glue-point="4" svg:d="M5275 7144h-775v575" svg:viewBox="0 0 776 576">
          <text:p/>
        </draw:connector>
        <draw:custom-shape draw:style-name="gr7" draw:text-style-name="P24" xml:id="id605" draw:id="id605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08" draw:id="id608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605" draw:start-glue-point="9" draw:end-shape="id608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605" draw:start-glue-point="7" draw:end-shape="id609" draw:end-glue-point="4" svg:d="M12426 7144h-675v576" svg:viewBox="0 0 676 577">
          <text:p/>
        </draw:connector>
        <draw:custom-shape draw:style-name="gr7" draw:text-style-name="P24" xml:id="id607" draw:id="id607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11" draw:id="id611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610" draw:id="id610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607" draw:start-glue-point="9" draw:end-shape="id610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607" draw:start-glue-point="7" draw:end-shape="id611" draw:end-glue-point="0" svg:d="M4075 8744h-675v475" svg:viewBox="0 0 676 476">
          <text:p/>
        </draw:connector>
        <draw:custom-shape draw:style-name="gr7" draw:text-style-name="P24" xml:id="id609" draw:id="id609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609" draw:start-glue-point="9" draw:end-shape="id612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12" draw:id="id612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14" draw:id="id614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613" draw:id="id613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612" draw:start-glue-point="9" draw:end-shape="id613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612" draw:start-glue-point="7" draw:end-shape="id614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15" draw:id="id615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609" draw:start-glue-point="7" draw:end-shape="id615" draw:end-glue-point="4" svg:d="M11326 8745h-1691v567" svg:viewBox="0 0 1692 568">
          <text:p/>
        </draw:connector>
        <draw:frame draw:style-name="gr20" draw:text-style-name="P26" xml:id="id617" draw:id="id617" draw:layer="layout" svg:width="1.8cm" svg:height="0.763cm" svg:x="7.751cm" svg:y="10.928cm">
          <draw:text-box>
            <text:p><text:span text:style-name="T15">NULL</text:span></text:p>
          </draw:text-box>
        </draw:frame>
        <draw:frame draw:style-name="gr20" draw:text-style-name="P26" xml:id="id616" draw:id="id616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615" draw:start-glue-point="9" draw:end-shape="id616" draw:end-glue-point="0" svg:d="M10060 10337h591v592" svg:viewBox="0 0 592 593">
          <text:p/>
        </draw:connector>
        <draw:connector draw:style-name="gr18" draw:text-style-name="P4" draw:layer="layout" svg:x1="9.21cm" svg:y1="10.337cm" svg:x2="8.651cm" svg:y2="10.928cm" draw:start-shape="id615" draw:start-glue-point="7" draw:end-shape="id617" draw:end-glue-point="0" svg:d="M9210 10337h-559v591" svg:viewBox="0 0 560 592">
          <text:p/>
        </draw:connector>
        <draw:custom-shape draw:style-name="gr6" draw:text-style-name="P25" xml:id="id620" draw:id="id620" draw:layer="layout" svg:width="1.2cm" svg:height="1.2cm" svg:x="9cm" svg:y="12.4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618" draw:id="id618" draw:layer="layout" svg:width="2.4cm" svg:height="1.145cm" svg:x="10.6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82cm" svg:y="12.445cm">
          <draw:text-box>
            <text:p><text:span text:style-name="T13">ANTERIOR</text:span></text:p>
          </draw:text-box>
        </draw:frame>
        <draw:custom-shape draw:style-name="gr12" draw:text-style-name="P16" xml:id="id619" draw:id="id619" draw:layer="layout" svg:width="2.4cm" svg:height="1.145cm" svg:x="4.6cm" svg:y="12.8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882cm" svg:y="13.1cm">
          <draw:text-box>
            <text:p><text:span text:style-name="T13">ATUAL</text:span></text:p>
          </draw:text-box>
        </draw:frame>
        <draw:connector draw:style-name="gr3" draw:text-style-name="P4" draw:layer="layout" svg:x1="11.8cm" svg:y1="12.2cm" svg:x2="10.235cm" svg:y2="9.912cm" draw:start-shape="id618" draw:start-glue-point="0" draw:end-shape="id615" draw:end-glue-point="10" svg:d="M11800 12200v-2288h-1565" svg:viewBox="0 0 1566 2289">
          <text:p/>
        </draw:connector>
        <draw:connector draw:style-name="gr3" draw:text-style-name="P4" draw:layer="layout" svg:x1="5.8cm" svg:y1="12.855cm" svg:x2="7.751cm" svg:y2="11.309cm" draw:start-shape="id619" draw:start-glue-point="0" draw:end-shape="id617" draw:end-glue-point="3" svg:d="M5800 12855v-1546h1951" svg:viewBox="0 0 1952 1547">
          <text:p/>
        </draw:connector>
        <draw:connector draw:style-name="gr18" draw:text-style-name="P4" draw:layer="layout" svg:x1="9.6cm" svg:y1="12.4cm" svg:x2="9.635cm" svg:y2="10.512cm" draw:start-shape="id620" draw:start-glue-point="4" draw:end-shape="id615" draw:end-glue-point="8" svg:d="M9600 12400v-943h35v-945" svg:viewBox="0 0 36 1889">
          <text:p/>
        </draw:connector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621" draw:id="id62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621" draw:start-glue-point="2" draw:end-shape="id62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3" draw:style-name="gr6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622" draw:id="id62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622" draw:start-glue-point="7" draw:end-shape="id62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622" draw:start-glue-point="9" draw:end-shape="id62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23" draw:id="id62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25" draw:id="id62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623" draw:start-glue-point="9" draw:end-shape="id62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623" draw:start-glue-point="7" draw:end-shape="id626" draw:end-glue-point="4" svg:d="M5275 7144h-775v575" svg:viewBox="0 0 776 576">
          <text:p/>
        </draw:connector>
        <draw:custom-shape draw:style-name="gr7" draw:text-style-name="P24" xml:id="id624" draw:id="id62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27" draw:id="id62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624" draw:start-glue-point="9" draw:end-shape="id62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624" draw:start-glue-point="7" draw:end-shape="id628" draw:end-glue-point="4" svg:d="M12426 7144h-675v576" svg:viewBox="0 0 676 577">
          <text:p/>
        </draw:connector>
        <draw:custom-shape draw:style-name="gr7" draw:text-style-name="P24" xml:id="id626" draw:id="id62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30" draw:id="id630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629" draw:id="id629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626" draw:start-glue-point="9" draw:end-shape="id629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626" draw:start-glue-point="7" draw:end-shape="id630" draw:end-glue-point="0" svg:d="M4075 8744h-675v475" svg:viewBox="0 0 676 476">
          <text:p/>
        </draw:connector>
        <draw:custom-shape draw:style-name="gr7" draw:text-style-name="P24" xml:id="id628" draw:id="id62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628" draw:start-glue-point="9" draw:end-shape="id63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31" draw:id="id63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33" draw:id="id63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632" draw:id="id63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631" draw:start-glue-point="9" draw:end-shape="id63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631" draw:start-glue-point="7" draw:end-shape="id63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34" draw:id="id63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628" draw:start-glue-point="7" draw:end-shape="id634" draw:end-glue-point="4" svg:d="M11326 8745h-1691v567" svg:viewBox="0 0 1692 568">
          <text:p/>
        </draw:connector>
        <draw:frame draw:style-name="gr20" draw:text-style-name="P26" xml:id="id635" draw:id="id63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634" draw:start-glue-point="9" draw:end-shape="id63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634" draw:start-glue-point="7" draw:end-shape="id636" draw:end-glue-point="4" svg:d="M9210 10337h-610v563" svg:viewBox="0 0 611 564">
          <text:p/>
        </draw:connector>
        <draw:custom-shape draw:style-name="gr6" draw:text-style-name="P25" xml:id="id636" draw:id="id636" draw:layer="layout" svg:width="1.2cm" svg:height="1.2cm" svg:x="8cm" svg:y="10.9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637" draw:id="id637" draw:layer="layout" svg:width="2.4cm" svg:height="1.145cm" svg:x="10.6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82cm" svg:y="12.445cm">
          <draw:text-box>
            <text:p><text:span text:style-name="T13">ANTERIOR</text:span></text:p>
          </draw:text-box>
        </draw:frame>
        <draw:connector draw:style-name="gr3" draw:text-style-name="P4" draw:layer="layout" svg:x1="11.8cm" svg:y1="12.2cm" svg:x2="10.235cm" svg:y2="9.912cm" draw:start-shape="id637" draw:start-glue-point="0" draw:end-shape="id634" draw:end-glue-point="10" svg:d="M11800 12200v-2288h-1565" svg:viewBox="0 0 1566 2289">
          <text:p/>
        </draw:connector>
        <draw:frame draw:style-name="gr20" draw:text-style-name="P26" xml:id="id638" draw:id="id638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639" draw:id="id639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636" draw:start-glue-point="7" draw:end-shape="id638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636" draw:start-glue-point="9" draw:end-shape="id639" draw:end-glue-point="0" svg:d="M9025 11925h626v612" svg:viewBox="0 0 627 613">
          <text:p/>
        </draw:connector>
        <draw:connector draw:style-name="gr3" draw:text-style-name="P4" draw:layer="layout" svg:x1="9.025cm" svg:y1="11.075cm" svg:x2="9.635cm" svg:y2="10.512cm" draw:start-shape="id636" draw:start-glue-point="11" draw:end-shape="id634" draw:end-glue-point="8" svg:d="M9025 11075h610v-563" svg:viewBox="0 0 611 564">
          <text:p/>
        </draw:connector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640" draw:id="id640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640" draw:start-glue-point="2" draw:end-shape="id641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4" draw:style-name="gr6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</text:span><text:span text:style-name="T8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641" draw:id="id641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641" draw:start-glue-point="7" draw:end-shape="id642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641" draw:start-glue-point="9" draw:end-shape="id643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42" draw:id="id642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44" draw:id="id644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642" draw:start-glue-point="9" draw:end-shape="id644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642" draw:start-glue-point="7" draw:end-shape="id645" draw:end-glue-point="4" svg:d="M5275 7144h-775v575" svg:viewBox="0 0 776 576">
          <text:p/>
        </draw:connector>
        <draw:custom-shape draw:style-name="gr7" draw:text-style-name="P24" xml:id="id643" draw:id="id643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46" draw:id="id646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643" draw:start-glue-point="9" draw:end-shape="id646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643" draw:start-glue-point="7" draw:end-shape="id647" draw:end-glue-point="4" svg:d="M12426 7144h-675v576" svg:viewBox="0 0 676 577">
          <text:p/>
        </draw:connector>
        <draw:custom-shape draw:style-name="gr7" draw:text-style-name="P24" xml:id="id645" draw:id="id645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49" draw:id="id649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648" draw:id="id648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645" draw:start-glue-point="9" draw:end-shape="id648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645" draw:start-glue-point="7" draw:end-shape="id649" draw:end-glue-point="0" svg:d="M4075 8744h-675v475" svg:viewBox="0 0 676 476">
          <text:p/>
        </draw:connector>
        <draw:custom-shape draw:style-name="gr7" draw:text-style-name="P24" xml:id="id647" draw:id="id647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647" draw:start-glue-point="9" draw:end-shape="id650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50" draw:id="id650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52" draw:id="id652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651" draw:id="id651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650" draw:start-glue-point="9" draw:end-shape="id651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650" draw:start-glue-point="7" draw:end-shape="id652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53" draw:id="id653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647" draw:start-glue-point="7" draw:end-shape="id653" draw:end-glue-point="4" svg:d="M11326 8745h-1691v567" svg:viewBox="0 0 1692 568">
          <text:p/>
        </draw:connector>
        <draw:frame draw:style-name="gr20" draw:text-style-name="P26" xml:id="id654" draw:id="id654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653" draw:start-glue-point="9" draw:end-shape="id654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653" draw:start-glue-point="7" draw:end-shape="id655" draw:end-glue-point="4" svg:d="M9210 10337h-610v563" svg:viewBox="0 0 611 564">
          <text:p/>
        </draw:connector>
        <draw:custom-shape draw:style-name="gr7" draw:text-style-name="P29" xml:id="id655" draw:id="id655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56" draw:id="id656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657" draw:id="id657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655" draw:start-glue-point="7" draw:end-shape="id656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655" draw:start-glue-point="9" draw:end-shape="id657" draw:end-glue-point="0" svg:d="M9025 11925h626v612" svg:viewBox="0 0 627 613">
          <text:p/>
        </draw:connector>
        <draw:custom-shape draw:style-name="gr6" draw:text-style-name="P25" xml:id="id658" draw:id="id658" draw:layer="layout" svg:width="1.2cm" svg:height="1.2cm" svg:x="14.672cm" svg:y="3.26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659" draw:id="id659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660" draw:id="id660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658" draw:start-glue-point="7" draw:end-shape="id659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658" draw:start-glue-point="9" draw:end-shape="id660" draw:end-glue-point="0" svg:d="M15697 4286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661" draw:id="id66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661" draw:start-glue-point="2" draw:end-shape="id66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5" draw:style-name="gr62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662" draw:id="id66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662" draw:start-glue-point="7" draw:end-shape="id66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662" draw:start-glue-point="9" draw:end-shape="id66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63" draw:id="id66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65" draw:id="id66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663" draw:start-glue-point="9" draw:end-shape="id66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663" draw:start-glue-point="7" draw:end-shape="id666" draw:end-glue-point="4" svg:d="M5275 7144h-775v575" svg:viewBox="0 0 776 576">
          <text:p/>
        </draw:connector>
        <draw:custom-shape draw:style-name="gr7" draw:text-style-name="P24" xml:id="id664" draw:id="id66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67" draw:id="id66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664" draw:start-glue-point="9" draw:end-shape="id66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664" draw:start-glue-point="7" draw:end-shape="id668" draw:end-glue-point="4" svg:d="M12426 7144h-675v576" svg:viewBox="0 0 676 577">
          <text:p/>
        </draw:connector>
        <draw:custom-shape draw:style-name="gr7" draw:text-style-name="P24" xml:id="id666" draw:id="id66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70" draw:id="id670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669" draw:id="id669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666" draw:start-glue-point="9" draw:end-shape="id669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666" draw:start-glue-point="7" draw:end-shape="id670" draw:end-glue-point="0" svg:d="M4075 8744h-675v475" svg:viewBox="0 0 676 476">
          <text:p/>
        </draw:connector>
        <draw:custom-shape draw:style-name="gr7" draw:text-style-name="P24" xml:id="id668" draw:id="id66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668" draw:start-glue-point="9" draw:end-shape="id67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71" draw:id="id67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73" draw:id="id67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672" draw:id="id67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671" draw:start-glue-point="9" draw:end-shape="id67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671" draw:start-glue-point="7" draw:end-shape="id67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74" draw:id="id67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668" draw:start-glue-point="7" draw:end-shape="id674" draw:end-glue-point="4" svg:d="M11326 8745h-1691v567" svg:viewBox="0 0 1692 568">
          <text:p/>
        </draw:connector>
        <draw:frame draw:style-name="gr20" draw:text-style-name="P26" xml:id="id675" draw:id="id67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674" draw:start-glue-point="9" draw:end-shape="id67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674" draw:start-glue-point="7" draw:end-shape="id676" draw:end-glue-point="4" svg:d="M9210 10337h-610v563" svg:viewBox="0 0 611 564">
          <text:p/>
        </draw:connector>
        <draw:custom-shape draw:style-name="gr7" draw:text-style-name="P29" xml:id="id676" draw:id="id676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77" draw:id="id677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678" draw:id="id678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676" draw:start-glue-point="7" draw:end-shape="id677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676" draw:start-glue-point="9" draw:end-shape="id678" draw:end-glue-point="0" svg:d="M9025 11925h626v612" svg:viewBox="0 0 627 613">
          <text:p/>
        </draw:connector>
        <draw:custom-shape draw:style-name="gr6" draw:text-style-name="P25" xml:id="id679" draw:id="id679" draw:layer="layout" svg:width="1.2cm" svg:height="1.2cm" svg:x="14.672cm" svg:y="3.26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680" draw:id="id680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681" draw:id="id681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679" draw:start-glue-point="7" draw:end-shape="id680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679" draw:start-glue-point="9" draw:end-shape="id681" draw:end-glue-point="0" svg:d="M15697 4286h542v551" svg:viewBox="0 0 543 552">
          <text:p/>
        </draw:connector>
        <draw:custom-shape draw:style-name="gr12" draw:text-style-name="P16" xml:id="id682" draw:id="id682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8cm">
          <draw:text-box>
            <text:p><text:span text:style-name="T13">ATUAL</text:span></text:p>
          </draw:text-box>
        </draw:frame>
        <draw:connector draw:style-name="gr3" draw:text-style-name="P4" draw:layer="layout" svg:x1="4.4cm" svg:y1="5.127cm" svg:x2="8.776cm" svg:y2="5.119cm" draw:start-shape="id682" svg:d="M4400 5127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4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683" draw:id="id683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683" draw:start-glue-point="2" draw:end-shape="id684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6" draw:style-name="gr6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684" draw:id="id684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684" draw:start-glue-point="7" draw:end-shape="id685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684" draw:start-glue-point="9" draw:end-shape="id686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85" draw:id="id685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87" draw:id="id687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685" draw:start-glue-point="9" draw:end-shape="id687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685" draw:start-glue-point="7" draw:end-shape="id688" draw:end-glue-point="4" svg:d="M5275 7144h-775v575" svg:viewBox="0 0 776 576">
          <text:p/>
        </draw:connector>
        <draw:custom-shape draw:style-name="gr7" draw:text-style-name="P24" xml:id="id686" draw:id="id686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89" draw:id="id689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686" draw:start-glue-point="9" draw:end-shape="id689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686" draw:start-glue-point="7" draw:end-shape="id690" draw:end-glue-point="4" svg:d="M12426 7144h-675v576" svg:viewBox="0 0 676 577">
          <text:p/>
        </draw:connector>
        <draw:custom-shape draw:style-name="gr7" draw:text-style-name="P24" xml:id="id688" draw:id="id688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92" draw:id="id692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691" draw:id="id691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688" draw:start-glue-point="9" draw:end-shape="id691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688" draw:start-glue-point="7" draw:end-shape="id692" draw:end-glue-point="0" svg:d="M4075 8744h-675v475" svg:viewBox="0 0 676 476">
          <text:p/>
        </draw:connector>
        <draw:custom-shape draw:style-name="gr7" draw:text-style-name="P24" xml:id="id690" draw:id="id690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690" draw:start-glue-point="9" draw:end-shape="id693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93" draw:id="id693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95" draw:id="id695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694" draw:id="id694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693" draw:start-glue-point="9" draw:end-shape="id694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693" draw:start-glue-point="7" draw:end-shape="id695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696" draw:id="id696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690" draw:start-glue-point="7" draw:end-shape="id696" draw:end-glue-point="4" svg:d="M11326 8745h-1691v567" svg:viewBox="0 0 1692 568">
          <text:p/>
        </draw:connector>
        <draw:frame draw:style-name="gr20" draw:text-style-name="P26" xml:id="id697" draw:id="id697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696" draw:start-glue-point="9" draw:end-shape="id697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696" draw:start-glue-point="7" draw:end-shape="id698" draw:end-glue-point="4" svg:d="M9210 10337h-610v563" svg:viewBox="0 0 611 564">
          <text:p/>
        </draw:connector>
        <draw:custom-shape draw:style-name="gr7" draw:text-style-name="P29" xml:id="id698" draw:id="id698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699" draw:id="id699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700" draw:id="id700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698" draw:start-glue-point="7" draw:end-shape="id699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698" draw:start-glue-point="9" draw:end-shape="id700" draw:end-glue-point="0" svg:d="M9025 11925h626v612" svg:viewBox="0 0 627 613">
          <text:p/>
        </draw:connector>
        <draw:custom-shape draw:style-name="gr6" draw:text-style-name="P25" xml:id="id701" draw:id="id701" draw:layer="layout" svg:width="1.2cm" svg:height="1.2cm" svg:x="14.672cm" svg:y="3.26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702" draw:id="id702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703" draw:id="id703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701" draw:start-glue-point="7" draw:end-shape="id702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701" draw:start-glue-point="9" draw:end-shape="id703" draw:end-glue-point="0" svg:d="M15697 4286h542v551" svg:viewBox="0 0 543 552">
          <text:p/>
        </draw:connector>
        <draw:custom-shape draw:style-name="gr12" draw:text-style-name="P16" xml:id="id704" draw:id="id704" draw:layer="layout" svg:width="2.4cm" svg:height="1.145cm" svg:x="0.8cm" svg:y="6.1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.082cm" svg:y="6.4cm">
          <draw:text-box>
            <text:p><text:span text:style-name="T13">ATUAL</text:span></text:p>
          </draw:text-box>
        </draw:frame>
        <draw:connector draw:style-name="gr3" draw:text-style-name="P4" draw:layer="layout" svg:x1="3.2cm" svg:y1="6.727cm" svg:x2="5.1cm" svg:y2="6.719cm" draw:start-shape="id704" draw:start-glue-point="1" draw:end-shape="id685" draw:end-glue-point="6" svg:d="M3200 6727h950v-8h950" svg:viewBox="0 0 1901 9">
          <text:p/>
        </draw:connector>
        <draw:custom-shape draw:style-name="gr15" draw:text-style-name="P18" xml:id="id705" draw:id="id705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8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127cm" svg:x2="8.776cm" svg:y2="5.119cm" draw:start-shape="id705" svg:d="M4400 5127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4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706" draw:id="id706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706" draw:start-glue-point="2" draw:end-shape="id707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7" draw:style-name="gr6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707" draw:id="id707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707" draw:start-glue-point="7" draw:end-shape="id708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707" draw:start-glue-point="9" draw:end-shape="id709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08" draw:id="id708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10" draw:id="id710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708" draw:start-glue-point="9" draw:end-shape="id710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708" draw:start-glue-point="7" draw:end-shape="id711" draw:end-glue-point="4" svg:d="M5275 7144h-775v575" svg:viewBox="0 0 776 576">
          <text:p/>
        </draw:connector>
        <draw:custom-shape draw:style-name="gr7" draw:text-style-name="P24" xml:id="id709" draw:id="id709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12" draw:id="id712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709" draw:start-glue-point="9" draw:end-shape="id712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709" draw:start-glue-point="7" draw:end-shape="id713" draw:end-glue-point="4" svg:d="M12426 7144h-675v576" svg:viewBox="0 0 676 577">
          <text:p/>
        </draw:connector>
        <draw:custom-shape draw:style-name="gr7" draw:text-style-name="P24" xml:id="id711" draw:id="id711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15" draw:id="id715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714" draw:id="id714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711" draw:start-glue-point="9" draw:end-shape="id714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711" draw:start-glue-point="7" draw:end-shape="id715" draw:end-glue-point="0" svg:d="M4075 8744h-675v475" svg:viewBox="0 0 676 476">
          <text:p/>
        </draw:connector>
        <draw:custom-shape draw:style-name="gr7" draw:text-style-name="P24" xml:id="id713" draw:id="id713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713" draw:start-glue-point="9" draw:end-shape="id716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16" draw:id="id716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18" draw:id="id718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717" draw:id="id717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716" draw:start-glue-point="9" draw:end-shape="id717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716" draw:start-glue-point="7" draw:end-shape="id718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19" draw:id="id719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713" draw:start-glue-point="7" draw:end-shape="id719" draw:end-glue-point="4" svg:d="M11326 8745h-1691v567" svg:viewBox="0 0 1692 568">
          <text:p/>
        </draw:connector>
        <draw:frame draw:style-name="gr20" draw:text-style-name="P26" xml:id="id720" draw:id="id720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719" draw:start-glue-point="9" draw:end-shape="id720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719" draw:start-glue-point="7" draw:end-shape="id721" draw:end-glue-point="4" svg:d="M9210 10337h-610v563" svg:viewBox="0 0 611 564">
          <text:p/>
        </draw:connector>
        <draw:custom-shape draw:style-name="gr7" draw:text-style-name="P29" xml:id="id721" draw:id="id721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22" draw:id="id722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723" draw:id="id723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721" draw:start-glue-point="7" draw:end-shape="id722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721" draw:start-glue-point="9" draw:end-shape="id723" draw:end-glue-point="0" svg:d="M9025 11925h626v612" svg:viewBox="0 0 627 613">
          <text:p/>
        </draw:connector>
        <draw:custom-shape draw:style-name="gr6" draw:text-style-name="P25" xml:id="id724" draw:id="id724" draw:layer="layout" svg:width="1.2cm" svg:height="1.2cm" svg:x="14.672cm" svg:y="3.26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725" draw:id="id725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726" draw:id="id726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724" draw:start-glue-point="7" draw:end-shape="id725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724" draw:start-glue-point="9" draw:end-shape="id726" draw:end-glue-point="0" svg:d="M15697 4286h542v551" svg:viewBox="0 0 543 552">
          <text:p/>
        </draw:connector>
        <draw:custom-shape draw:style-name="gr12" draw:text-style-name="P16" xml:id="id728" draw:id="id728" draw:layer="layout" svg:width="2.4cm" svg:height="1.145cm" svg:x="0.2cm" svg:y="7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482cm" svg:y="7.9cm">
          <draw:text-box>
            <text:p><text:span text:style-name="T13">ATUAL</text:span></text:p>
          </draw:text-box>
        </draw:frame>
        <draw:custom-shape draw:style-name="gr15" draw:text-style-name="P18" xml:id="id727" draw:id="id727" draw:layer="layout" svg:width="2.4cm" svg:height="1.145cm" svg:x="0.8cm" svg:y="6.1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682cm" svg:y="6.4cm">
          <draw:text-box>
            <text:p><text:span text:style-name="T13">ANTERIOR</text:span></text:p>
          </draw:text-box>
        </draw:frame>
        <draw:connector draw:style-name="gr3" draw:text-style-name="P4" draw:layer="layout" svg:x1="3.2cm" svg:y1="6.727cm" svg:x2="5.1cm" svg:y2="6.719cm" draw:start-shape="id727" draw:end-shape="id708" draw:end-glue-point="6" svg:d="M3200 6727h950v-8h950" svg:viewBox="0 0 1901 9">
          <text:p/>
        </draw:connector>
        <draw:connector draw:style-name="gr3" draw:text-style-name="P4" draw:layer="layout" svg:x1="2.6cm" svg:y1="8.227cm" svg:x2="3.9cm" svg:y2="8.319cm" draw:start-shape="id728" draw:end-shape="id711" draw:end-glue-point="6" svg:d="M2600 8227h650v92h650" svg:viewBox="0 0 1301 93">
          <text:p/>
        </draw:connector>
        <presentation:notes draw:style-name="dp2">
          <draw:page-thumbnail draw:style-name="gr5" draw:layer="layout" svg:width="19.798cm" svg:height="11.136cm" svg:x="0.6cm" svg:y="2.257cm" draw:page-number="5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729" draw:id="id729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729" draw:start-glue-point="2" draw:end-shape="id730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8" draw:style-name="gr6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4"><text:line-break/></text:span><text:span text:style-name="T14"> <text:s text:c="3"/></text:span><text:span text:style-name="T10"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730" draw:id="id730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730" draw:start-glue-point="7" draw:end-shape="id731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730" draw:start-glue-point="9" draw:end-shape="id732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31" draw:id="id731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33" draw:id="id733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731" draw:start-glue-point="9" draw:end-shape="id733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731" draw:start-glue-point="7" draw:end-shape="id734" draw:end-glue-point="4" svg:d="M5275 7144h-775v575" svg:viewBox="0 0 776 576">
          <text:p/>
        </draw:connector>
        <draw:custom-shape draw:style-name="gr7" draw:text-style-name="P24" xml:id="id732" draw:id="id732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35" draw:id="id735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732" draw:start-glue-point="9" draw:end-shape="id735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732" draw:start-glue-point="7" draw:end-shape="id736" draw:end-glue-point="4" svg:d="M12426 7144h-675v576" svg:viewBox="0 0 676 577">
          <text:p/>
        </draw:connector>
        <draw:custom-shape draw:style-name="gr7" draw:text-style-name="P24" xml:id="id734" draw:id="id734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38" draw:id="id738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737" draw:id="id737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734" draw:start-glue-point="9" draw:end-shape="id737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734" draw:start-glue-point="7" draw:end-shape="id738" draw:end-glue-point="0" svg:d="M4075 8744h-675v475" svg:viewBox="0 0 676 476">
          <text:p/>
        </draw:connector>
        <draw:custom-shape draw:style-name="gr7" draw:text-style-name="P24" xml:id="id736" draw:id="id736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736" draw:start-glue-point="9" draw:end-shape="id739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39" draw:id="id739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41" draw:id="id741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740" draw:id="id740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739" draw:start-glue-point="9" draw:end-shape="id740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739" draw:start-glue-point="7" draw:end-shape="id741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42" draw:id="id742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736" draw:start-glue-point="7" draw:end-shape="id742" draw:end-glue-point="4" svg:d="M11326 8745h-1691v567" svg:viewBox="0 0 1692 568">
          <text:p/>
        </draw:connector>
        <draw:frame draw:style-name="gr20" draw:text-style-name="P26" xml:id="id743" draw:id="id743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742" draw:start-glue-point="9" draw:end-shape="id743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742" draw:start-glue-point="7" draw:end-shape="id744" draw:end-glue-point="4" svg:d="M9210 10337h-610v563" svg:viewBox="0 0 611 564">
          <text:p/>
        </draw:connector>
        <draw:custom-shape draw:style-name="gr7" draw:text-style-name="P29" xml:id="id744" draw:id="id744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45" draw:id="id745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746" draw:id="id746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744" draw:start-glue-point="7" draw:end-shape="id745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744" draw:start-glue-point="9" draw:end-shape="id746" draw:end-glue-point="0" svg:d="M9025 11925h626v612" svg:viewBox="0 0 627 613">
          <text:p/>
        </draw:connector>
        <draw:custom-shape draw:style-name="gr6" draw:text-style-name="P25" xml:id="id747" draw:id="id747" draw:layer="layout" svg:width="1.2cm" svg:height="1.2cm" svg:x="14.672cm" svg:y="3.26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748" draw:id="id748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749" draw:id="id749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747" draw:start-glue-point="7" draw:end-shape="id748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747" draw:start-glue-point="9" draw:end-shape="id749" draw:end-glue-point="0" svg:d="M15697 4286h542v551" svg:viewBox="0 0 543 552">
          <text:p/>
        </draw:connector>
        <draw:custom-shape draw:style-name="gr12" draw:text-style-name="P16" xml:id="id751" draw:id="id751" draw:layer="layout" svg:width="2.4cm" svg:height="1.145cm" svg:x="4.3cm" svg:y="11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582cm" svg:y="11.7cm">
          <draw:text-box>
            <text:p><text:span text:style-name="T13">ATUAL</text:span></text:p>
          </draw:text-box>
        </draw:frame>
        <draw:custom-shape draw:style-name="gr15" draw:text-style-name="P18" xml:id="id750" draw:id="id750" draw:layer="layout" svg:width="2.4cm" svg:height="1.145cm" svg:x="0.8cm" svg:y="6.1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682cm" svg:y="6.4cm">
          <draw:text-box>
            <text:p><text:span text:style-name="T13">ANTERIOR</text:span></text:p>
          </draw:text-box>
        </draw:frame>
        <draw:connector draw:style-name="gr66" draw:text-style-name="P30" draw:layer="layout" svg:x1="2cm" svg:y1="7.3cm" svg:x2="3.9cm" svg:y2="8.319cm" draw:start-shape="id750" draw:end-shape="id734" draw:end-glue-point="6" svg:d="M2000 7300v1019h1900" svg:viewBox="0 0 1901 1020">
          <text:p/>
        </draw:connector>
        <draw:connector draw:style-name="gr66" draw:text-style-name="P30" draw:layer="layout" svg:x1="5.5cm" svg:y1="11.455cm" svg:x2="5.5cm" svg:y2="9.983cm" draw:start-shape="id751" draw:start-glue-point="0" draw:end-shape="id737" draw:end-glue-point="2" svg:d="M5500 11455v-1472" svg:viewBox="0 0 1 1473">
          <text:p/>
        </draw:connector>
        <presentation:notes draw:style-name="dp2">
          <draw:page-thumbnail draw:style-name="gr5" draw:layer="layout" svg:width="19.798cm" svg:height="11.136cm" svg:x="0.6cm" svg:y="2.257cm" draw:page-number="5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752" draw:id="id752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752" draw:start-glue-point="2" draw:end-shape="id753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49" draw:style-name="gr6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1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753" draw:id="id753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753" draw:start-glue-point="7" draw:end-shape="id754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753" draw:start-glue-point="9" draw:end-shape="id755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54" draw:id="id754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56" draw:id="id756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754" draw:start-glue-point="9" draw:end-shape="id756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754" draw:start-glue-point="7" draw:end-shape="id757" draw:end-glue-point="4" svg:d="M5275 7144h-775v575" svg:viewBox="0 0 776 576">
          <text:p/>
        </draw:connector>
        <draw:custom-shape draw:style-name="gr7" draw:text-style-name="P24" xml:id="id755" draw:id="id755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58" draw:id="id758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755" draw:start-glue-point="9" draw:end-shape="id758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755" draw:start-glue-point="7" draw:end-shape="id759" draw:end-glue-point="4" svg:d="M12426 7144h-675v576" svg:viewBox="0 0 676 577">
          <text:p/>
        </draw:connector>
        <draw:custom-shape draw:style-name="gr7" draw:text-style-name="P24" xml:id="id757" draw:id="id757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61" draw:id="id761" draw:layer="layout" svg:width="1.8cm" svg:height="0.763cm" svg:x="2.5cm" svg:y="9.219cm">
          <draw:text-box>
            <text:p><text:span text:style-name="T15">NULL</text:span></text:p>
          </draw:text-box>
        </draw:frame>
        <draw:frame draw:style-name="gr20" draw:text-style-name="P26" xml:id="id760" draw:id="id760" draw:layer="layout" svg:width="1.8cm" svg:height="0.763cm" svg:x="4.6cm" svg:y="9.22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5.5cm" svg:y2="9.22cm" draw:start-shape="id757" draw:start-glue-point="9" draw:end-shape="id760" draw:end-glue-point="0" svg:d="M4925 8744h575v476" svg:viewBox="0 0 576 477">
          <text:p/>
        </draw:connector>
        <draw:connector draw:style-name="gr32" draw:text-style-name="P21" draw:layer="layout" svg:x1="4.075cm" svg:y1="8.744cm" svg:x2="3.4cm" svg:y2="9.219cm" draw:start-shape="id757" draw:start-glue-point="7" draw:end-shape="id761" draw:end-glue-point="0" svg:d="M4075 8744h-675v475" svg:viewBox="0 0 676 476">
          <text:p/>
        </draw:connector>
        <draw:custom-shape draw:style-name="gr7" draw:text-style-name="P24" xml:id="id759" draw:id="id759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759" draw:start-glue-point="9" draw:end-shape="id762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62" draw:id="id762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64" draw:id="id764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763" draw:id="id763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762" draw:start-glue-point="9" draw:end-shape="id763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762" draw:start-glue-point="7" draw:end-shape="id764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65" draw:id="id765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759" draw:start-glue-point="7" draw:end-shape="id765" draw:end-glue-point="4" svg:d="M11326 8745h-1691v567" svg:viewBox="0 0 1692 568">
          <text:p/>
        </draw:connector>
        <draw:frame draw:style-name="gr20" draw:text-style-name="P26" xml:id="id766" draw:id="id766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765" draw:start-glue-point="9" draw:end-shape="id766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765" draw:start-glue-point="7" draw:end-shape="id767" draw:end-glue-point="4" svg:d="M9210 10337h-610v563" svg:viewBox="0 0 611 564">
          <text:p/>
        </draw:connector>
        <draw:custom-shape draw:style-name="gr7" draw:text-style-name="P29" xml:id="id767" draw:id="id767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68" draw:id="id768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769" draw:id="id769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767" draw:start-glue-point="7" draw:end-shape="id768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767" draw:start-glue-point="9" draw:end-shape="id769" draw:end-glue-point="0" svg:d="M9025 11925h626v612" svg:viewBox="0 0 627 613">
          <text:p/>
        </draw:connector>
        <draw:custom-shape draw:style-name="gr6" draw:text-style-name="P25" xml:id="id772" draw:id="id772" draw:layer="layout" svg:width="1.2cm" svg:height="1.2cm" svg:x="6.8cm" svg:y="9.4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771" draw:id="id771" draw:layer="layout" svg:width="2.4cm" svg:height="1.145cm" svg:x="4.3cm" svg:y="11.4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582cm" svg:y="11.7cm">
          <draw:text-box>
            <text:p><text:span text:style-name="T13">ATUAL</text:span></text:p>
          </draw:text-box>
        </draw:frame>
        <draw:custom-shape draw:style-name="gr15" draw:text-style-name="P18" xml:id="id770" draw:id="id770" draw:layer="layout" svg:width="2.4cm" svg:height="1.145cm" svg:x="0.8cm" svg:y="6.1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682cm" svg:y="6.4cm">
          <draw:text-box>
            <text:p><text:span text:style-name="T13">ANTERIOR</text:span></text:p>
          </draw:text-box>
        </draw:frame>
        <draw:connector draw:style-name="gr66" draw:text-style-name="P30" draw:layer="layout" svg:x1="2cm" svg:y1="7.3cm" svg:x2="3.9cm" svg:y2="8.319cm" draw:start-shape="id770" draw:end-shape="id757" draw:end-glue-point="6" svg:d="M2000 7300v1019h1900" svg:viewBox="0 0 1901 1020">
          <text:p/>
        </draw:connector>
        <draw:connector draw:style-name="gr66" draw:text-style-name="P30" draw:layer="layout" svg:x1="5.5cm" svg:y1="11.455cm" svg:x2="5.5cm" svg:y2="9.983cm" draw:start-shape="id771" draw:start-glue-point="0" draw:end-shape="id760" draw:end-glue-point="2" svg:d="M5500 11455v-1472" svg:viewBox="0 0 1 1473">
          <text:p/>
        </draw:connector>
        <draw:connector draw:style-name="gr66" draw:text-style-name="P30" draw:layer="layout" draw:line-skew="0.449cm" svg:x1="6.975cm" svg:y1="9.575cm" svg:x2="5.1cm" svg:y2="8.319cm" draw:start-shape="id772" draw:start-glue-point="5" draw:end-shape="id757" draw:end-glue-point="10" svg:d="M6975 9575h-575v-1256h-1300" svg:viewBox="0 0 1876 1257">
          <text:p/>
        </draw:connector>
        <presentation:notes draw:style-name="dp2">
          <draw:page-thumbnail draw:style-name="gr5" draw:layer="layout" svg:width="19.798cm" svg:height="11.136cm" svg:x="0.6cm" svg:y="2.257cm" draw:page-number="5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773" draw:id="id773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773" draw:start-glue-point="2" draw:end-shape="id774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0" draw:style-name="gr6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</text:span><text:span text:style-name="T9">senão {</text:span><text:span text:style-name="T9"><text:line-break/></text:span><text:span text:style-name="T9"> <text:s text:c="3"/>anterior.direito ← novo;</text:span><text:span text:style-name="T9"><text:line-break/></text:span><text:span text:style-name="T9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774" draw:id="id774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774" draw:start-glue-point="7" draw:end-shape="id775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774" draw:start-glue-point="9" draw:end-shape="id776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75" draw:id="id775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77" draw:id="id777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775" draw:start-glue-point="9" draw:end-shape="id777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775" draw:start-glue-point="7" draw:end-shape="id778" draw:end-glue-point="4" svg:d="M5275 7144h-775v575" svg:viewBox="0 0 776 576">
          <text:p/>
        </draw:connector>
        <draw:custom-shape draw:style-name="gr7" draw:text-style-name="P24" xml:id="id776" draw:id="id776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79" draw:id="id779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776" draw:start-glue-point="9" draw:end-shape="id779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776" draw:start-glue-point="7" draw:end-shape="id780" draw:end-glue-point="4" svg:d="M12426 7144h-675v576" svg:viewBox="0 0 676 577">
          <text:p/>
        </draw:connector>
        <draw:custom-shape draw:style-name="gr7" draw:text-style-name="P24" xml:id="id778" draw:id="id778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82" draw:id="id782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778" draw:start-glue-point="9" draw:end-shape="id781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778" draw:start-glue-point="7" draw:end-shape="id782" draw:end-glue-point="0" svg:d="M4075 8744h-675v575" svg:viewBox="0 0 676 576">
          <text:p/>
        </draw:connector>
        <draw:custom-shape draw:style-name="gr7" draw:text-style-name="P24" xml:id="id780" draw:id="id780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780" draw:start-glue-point="9" draw:end-shape="id783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83" draw:id="id783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85" draw:id="id785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784" draw:id="id784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783" draw:start-glue-point="9" draw:end-shape="id784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783" draw:start-glue-point="7" draw:end-shape="id785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86" draw:id="id786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780" draw:start-glue-point="7" draw:end-shape="id786" draw:end-glue-point="4" svg:d="M11326 8745h-1691v567" svg:viewBox="0 0 1692 568">
          <text:p/>
        </draw:connector>
        <draw:frame draw:style-name="gr20" draw:text-style-name="P26" xml:id="id787" draw:id="id787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786" draw:start-glue-point="9" draw:end-shape="id787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786" draw:start-glue-point="7" draw:end-shape="id788" draw:end-glue-point="4" svg:d="M9210 10337h-610v563" svg:viewBox="0 0 611 564">
          <text:p/>
        </draw:connector>
        <draw:custom-shape draw:style-name="gr7" draw:text-style-name="P29" xml:id="id788" draw:id="id788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89" draw:id="id789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790" draw:id="id790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788" draw:start-glue-point="7" draw:end-shape="id789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788" draw:start-glue-point="9" draw:end-shape="id790" draw:end-glue-point="0" svg:d="M9025 11925h626v612" svg:viewBox="0 0 627 613">
          <text:p/>
        </draw:connector>
        <draw:custom-shape draw:style-name="gr6" draw:text-style-name="P25" xml:id="id781" draw:id="id781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791" draw:id="id791" draw:layer="layout" svg:width="2.4cm" svg:height="1.145cm" svg:x="0.8cm" svg:y="6.1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0.682cm" svg:y="6.4cm">
          <draw:text-box>
            <text:p><text:span text:style-name="T13">ANTERIOR</text:span></text:p>
          </draw:text-box>
        </draw:frame>
        <draw:connector draw:style-name="gr66" draw:text-style-name="P30" draw:layer="layout" svg:x1="2cm" svg:y1="7.3cm" svg:x2="3.9cm" svg:y2="8.319cm" draw:start-shape="id791" draw:end-shape="id778" draw:end-glue-point="6" svg:d="M2000 7300v1019h1900" svg:viewBox="0 0 1901 1020">
          <text:p/>
        </draw:connector>
        <draw:connector draw:style-name="gr66" draw:text-style-name="P30" draw:layer="layout" svg:x1="5.575cm" svg:y1="9.475cm" svg:x2="4.5cm" svg:y2="8.919cm" draw:start-shape="id781" draw:start-glue-point="5" draw:end-shape="id778" draw:end-glue-point="8" svg:d="M5575 9475h-1075v-556" svg:viewBox="0 0 1076 557">
          <text:p/>
        </draw:connector>
        <draw:frame draw:style-name="gr20" draw:text-style-name="P26" xml:id="id792" draw:id="id792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793" draw:id="id793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781" draw:start-glue-point="7" draw:end-shape="id792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781" draw:start-glue-point="9" draw:end-shape="id793" draw:end-glue-point="0" svg:d="M6425 10325h526v612" svg:viewBox="0 0 527 613">
          <text:p/>
        </draw:connector>
        <presentation:notes draw:style-name="dp2">
          <draw:page-thumbnail draw:style-name="gr5" draw:layer="layout" svg:width="19.798cm" svg:height="11.136cm" svg:x="0.6cm" svg:y="2.257cm" draw:page-number="5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794" draw:id="id794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794" draw:start-glue-point="2" draw:end-shape="id795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1" draw:style-name="gr7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795" draw:id="id795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795" draw:start-glue-point="7" draw:end-shape="id796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795" draw:start-glue-point="9" draw:end-shape="id797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796" draw:id="id796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798" draw:id="id798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796" draw:start-glue-point="9" draw:end-shape="id798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796" draw:start-glue-point="7" draw:end-shape="id799" draw:end-glue-point="4" svg:d="M5275 7144h-775v575" svg:viewBox="0 0 776 576">
          <text:p/>
        </draw:connector>
        <draw:custom-shape draw:style-name="gr7" draw:text-style-name="P24" xml:id="id797" draw:id="id797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00" draw:id="id800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797" draw:start-glue-point="9" draw:end-shape="id800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797" draw:start-glue-point="7" draw:end-shape="id801" draw:end-glue-point="4" svg:d="M12426 7144h-675v576" svg:viewBox="0 0 676 577">
          <text:p/>
        </draw:connector>
        <draw:custom-shape draw:style-name="gr7" draw:text-style-name="P24" xml:id="id799" draw:id="id799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03" draw:id="id803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799" draw:start-glue-point="9" draw:end-shape="id802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799" draw:start-glue-point="7" draw:end-shape="id803" draw:end-glue-point="0" svg:d="M4075 8744h-675v575" svg:viewBox="0 0 676 576">
          <text:p/>
        </draw:connector>
        <draw:custom-shape draw:style-name="gr7" draw:text-style-name="P24" xml:id="id801" draw:id="id801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801" draw:start-glue-point="9" draw:end-shape="id804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04" draw:id="id804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06" draw:id="id806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805" draw:id="id805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804" draw:start-glue-point="9" draw:end-shape="id805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804" draw:start-glue-point="7" draw:end-shape="id806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07" draw:id="id807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801" draw:start-glue-point="7" draw:end-shape="id807" draw:end-glue-point="4" svg:d="M11326 8745h-1691v567" svg:viewBox="0 0 1692 568">
          <text:p/>
        </draw:connector>
        <draw:frame draw:style-name="gr20" draw:text-style-name="P26" xml:id="id808" draw:id="id808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807" draw:start-glue-point="9" draw:end-shape="id808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807" draw:start-glue-point="7" draw:end-shape="id809" draw:end-glue-point="4" svg:d="M9210 10337h-610v563" svg:viewBox="0 0 611 564">
          <text:p/>
        </draw:connector>
        <draw:custom-shape draw:style-name="gr7" draw:text-style-name="P29" xml:id="id809" draw:id="id809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10" draw:id="id810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811" draw:id="id811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809" draw:start-glue-point="7" draw:end-shape="id810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809" draw:start-glue-point="9" draw:end-shape="id811" draw:end-glue-point="0" svg:d="M9025 11925h626v612" svg:viewBox="0 0 627 613">
          <text:p/>
        </draw:connector>
        <draw:custom-shape draw:style-name="gr7" draw:text-style-name="P24" xml:id="id802" draw:id="id802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12" draw:id="id812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813" draw:id="id813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802" draw:start-glue-point="7" draw:end-shape="id812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802" draw:start-glue-point="9" draw:end-shape="id813" draw:end-glue-point="0" svg:d="M6425 10325h526v612" svg:viewBox="0 0 527 613">
          <text:p/>
        </draw:connector>
        <draw:custom-shape draw:style-name="gr6" draw:text-style-name="P25" xml:id="id814" draw:id="id814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815" draw:id="id815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816" draw:id="id816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814" draw:start-glue-point="7" draw:end-shape="id815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814" draw:start-glue-point="9" draw:end-shape="id816" draw:end-glue-point="0" svg:d="M15697 4286h542v551" svg:viewBox="0 0 543 552">
          <text:p/>
        </draw:connector>
        <presentation:notes draw:style-name="dp2">
          <draw:page-thumbnail draw:style-name="gr5" draw:layer="layout" svg:width="19.798cm" svg:height="11.136cm" svg:x="0.6cm" svg:y="2.257cm" draw:page-number="5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817" draw:id="id817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817" draw:start-glue-point="2" draw:end-shape="id818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2" draw:style-name="gr7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818" draw:id="id818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818" draw:start-glue-point="7" draw:end-shape="id819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818" draw:start-glue-point="9" draw:end-shape="id820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19" draw:id="id819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21" draw:id="id821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819" draw:start-glue-point="9" draw:end-shape="id821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819" draw:start-glue-point="7" draw:end-shape="id822" draw:end-glue-point="4" svg:d="M5275 7144h-775v575" svg:viewBox="0 0 776 576">
          <text:p/>
        </draw:connector>
        <draw:custom-shape draw:style-name="gr7" draw:text-style-name="P24" xml:id="id820" draw:id="id820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23" draw:id="id823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820" draw:start-glue-point="9" draw:end-shape="id823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820" draw:start-glue-point="7" draw:end-shape="id824" draw:end-glue-point="4" svg:d="M12426 7144h-675v576" svg:viewBox="0 0 676 577">
          <text:p/>
        </draw:connector>
        <draw:custom-shape draw:style-name="gr7" draw:text-style-name="P24" xml:id="id822" draw:id="id822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26" draw:id="id826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822" draw:start-glue-point="9" draw:end-shape="id825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822" draw:start-glue-point="7" draw:end-shape="id826" draw:end-glue-point="0" svg:d="M4075 8744h-675v575" svg:viewBox="0 0 676 576">
          <text:p/>
        </draw:connector>
        <draw:custom-shape draw:style-name="gr7" draw:text-style-name="P24" xml:id="id824" draw:id="id824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824" draw:start-glue-point="9" draw:end-shape="id827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27" draw:id="id827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29" draw:id="id829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828" draw:id="id828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827" draw:start-glue-point="9" draw:end-shape="id828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827" draw:start-glue-point="7" draw:end-shape="id829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30" draw:id="id830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824" draw:start-glue-point="7" draw:end-shape="id830" draw:end-glue-point="4" svg:d="M11326 8745h-1691v567" svg:viewBox="0 0 1692 568">
          <text:p/>
        </draw:connector>
        <draw:frame draw:style-name="gr20" draw:text-style-name="P26" xml:id="id831" draw:id="id831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830" draw:start-glue-point="9" draw:end-shape="id831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830" draw:start-glue-point="7" draw:end-shape="id832" draw:end-glue-point="4" svg:d="M9210 10337h-610v563" svg:viewBox="0 0 611 564">
          <text:p/>
        </draw:connector>
        <draw:custom-shape draw:style-name="gr7" draw:text-style-name="P29" xml:id="id832" draw:id="id832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33" draw:id="id833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834" draw:id="id834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832" draw:start-glue-point="7" draw:end-shape="id833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832" draw:start-glue-point="9" draw:end-shape="id834" draw:end-glue-point="0" svg:d="M9025 11925h626v612" svg:viewBox="0 0 627 613">
          <text:p/>
        </draw:connector>
        <draw:custom-shape draw:style-name="gr7" draw:text-style-name="P24" xml:id="id825" draw:id="id825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35" draw:id="id835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836" draw:id="id836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825" draw:start-glue-point="7" draw:end-shape="id835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825" draw:start-glue-point="9" draw:end-shape="id836" draw:end-glue-point="0" svg:d="M6425 10325h526v612" svg:viewBox="0 0 527 613">
          <text:p/>
        </draw:connector>
        <draw:custom-shape draw:style-name="gr6" draw:text-style-name="P25" xml:id="id837" draw:id="id837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838" draw:id="id838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839" draw:id="id839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837" draw:start-glue-point="7" draw:end-shape="id838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837" draw:start-glue-point="9" draw:end-shape="id839" draw:end-glue-point="0" svg:d="M15697 4286h542v551" svg:viewBox="0 0 543 552">
          <text:p/>
        </draw:connector>
        <draw:custom-shape draw:style-name="gr12" draw:text-style-name="P16" xml:id="id840" draw:id="id840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8cm">
          <draw:text-box>
            <text:p><text:span text:style-name="T13">ATUAL</text:span></text:p>
          </draw:text-box>
        </draw:frame>
        <draw:connector draw:style-name="gr3" draw:text-style-name="P4" draw:layer="layout" svg:x1="4.4cm" svg:y1="5.127cm" svg:x2="8.776cm" svg:y2="5.119cm" draw:start-shape="id840" svg:d="M4400 5127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5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841" draw:id="id84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841" draw:start-glue-point="2" draw:end-shape="id84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3" draw:style-name="gr72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842" draw:id="id84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842" draw:start-glue-point="7" draw:end-shape="id84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842" draw:start-glue-point="9" draw:end-shape="id84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43" draw:id="id84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45" draw:id="id84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843" draw:start-glue-point="9" draw:end-shape="id84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843" draw:start-glue-point="7" draw:end-shape="id846" draw:end-glue-point="4" svg:d="M5275 7144h-775v575" svg:viewBox="0 0 776 576">
          <text:p/>
        </draw:connector>
        <draw:custom-shape draw:style-name="gr7" draw:text-style-name="P24" xml:id="id844" draw:id="id84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47" draw:id="id84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844" draw:start-glue-point="9" draw:end-shape="id84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844" draw:start-glue-point="7" draw:end-shape="id848" draw:end-glue-point="4" svg:d="M12426 7144h-675v576" svg:viewBox="0 0 676 577">
          <text:p/>
        </draw:connector>
        <draw:custom-shape draw:style-name="gr7" draw:text-style-name="P24" xml:id="id846" draw:id="id84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50" draw:id="id850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846" draw:start-glue-point="9" draw:end-shape="id849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846" draw:start-glue-point="7" draw:end-shape="id850" draw:end-glue-point="0" svg:d="M4075 8744h-675v575" svg:viewBox="0 0 676 576">
          <text:p/>
        </draw:connector>
        <draw:custom-shape draw:style-name="gr7" draw:text-style-name="P24" xml:id="id848" draw:id="id84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848" draw:start-glue-point="9" draw:end-shape="id85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51" draw:id="id85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53" draw:id="id85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852" draw:id="id85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851" draw:start-glue-point="9" draw:end-shape="id85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851" draw:start-glue-point="7" draw:end-shape="id85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54" draw:id="id85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848" draw:start-glue-point="7" draw:end-shape="id854" draw:end-glue-point="4" svg:d="M11326 8745h-1691v567" svg:viewBox="0 0 1692 568">
          <text:p/>
        </draw:connector>
        <draw:frame draw:style-name="gr20" draw:text-style-name="P26" xml:id="id855" draw:id="id85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854" draw:start-glue-point="9" draw:end-shape="id85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854" draw:start-glue-point="7" draw:end-shape="id856" draw:end-glue-point="4" svg:d="M9210 10337h-610v563" svg:viewBox="0 0 611 564">
          <text:p/>
        </draw:connector>
        <draw:custom-shape draw:style-name="gr7" draw:text-style-name="P29" xml:id="id856" draw:id="id856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57" draw:id="id857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858" draw:id="id858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856" draw:start-glue-point="7" draw:end-shape="id857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856" draw:start-glue-point="9" draw:end-shape="id858" draw:end-glue-point="0" svg:d="M9025 11925h626v612" svg:viewBox="0 0 627 613">
          <text:p/>
        </draw:connector>
        <draw:custom-shape draw:style-name="gr7" draw:text-style-name="P24" xml:id="id849" draw:id="id849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59" draw:id="id859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860" draw:id="id860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849" draw:start-glue-point="7" draw:end-shape="id859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849" draw:start-glue-point="9" draw:end-shape="id860" draw:end-glue-point="0" svg:d="M6425 10325h526v612" svg:viewBox="0 0 527 613">
          <text:p/>
        </draw:connector>
        <draw:custom-shape draw:style-name="gr6" draw:text-style-name="P25" xml:id="id861" draw:id="id861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862" draw:id="id862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863" draw:id="id863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861" draw:start-glue-point="7" draw:end-shape="id862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861" draw:start-glue-point="9" draw:end-shape="id863" draw:end-glue-point="0" svg:d="M15697 4286h542v551" svg:viewBox="0 0 543 552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864" draw:id="id864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8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127cm" svg:x2="8.776cm" svg:y2="5.119cm" draw:start-shape="id864" svg:d="M4400 5127h2438v-8h1938" svg:viewBox="0 0 4377 9">
          <text:p/>
        </draw:connector>
        <draw:custom-shape draw:style-name="gr12" draw:text-style-name="P16" xml:id="id865" draw:id="id865" draw:layer="layout" svg:width="2.4cm" svg:height="1.145cm" svg:x="14.906cm" svg:y="7.67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5.188cm" svg:y="7.919cm">
          <draw:text-box>
            <text:p><text:span text:style-name="T13">ATUAL</text:span></text:p>
          </draw:text-box>
        </draw:frame>
        <draw:connector draw:style-name="gr18" draw:text-style-name="P4" draw:layer="layout" svg:x1="16.106cm" svg:y1="7.674cm" svg:x2="13.451cm" svg:y2="6.719cm" draw:start-shape="id865" draw:start-glue-point="0" draw:end-shape="id844" draw:end-glue-point="10" svg:d="M16106 7674v-955h-2655" svg:viewBox="0 0 2656 956">
          <text:p/>
        </draw:connector>
        <presentation:notes draw:style-name="dp2">
          <draw:page-thumbnail draw:style-name="gr5" draw:layer="layout" svg:width="19.798cm" svg:height="11.136cm" svg:x="0.6cm" svg:y="2.257cm" draw:page-number="5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866" draw:id="id866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866" draw:start-glue-point="2" draw:end-shape="id867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4" draw:style-name="gr7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867" draw:id="id867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867" draw:start-glue-point="7" draw:end-shape="id868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867" draw:start-glue-point="9" draw:end-shape="id869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68" draw:id="id868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70" draw:id="id870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868" draw:start-glue-point="9" draw:end-shape="id870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868" draw:start-glue-point="7" draw:end-shape="id871" draw:end-glue-point="4" svg:d="M5275 7144h-775v575" svg:viewBox="0 0 776 576">
          <text:p/>
        </draw:connector>
        <draw:custom-shape draw:style-name="gr7" draw:text-style-name="P24" xml:id="id869" draw:id="id869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72" draw:id="id872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869" draw:start-glue-point="9" draw:end-shape="id872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869" draw:start-glue-point="7" draw:end-shape="id873" draw:end-glue-point="4" svg:d="M12426 7144h-675v576" svg:viewBox="0 0 676 577">
          <text:p/>
        </draw:connector>
        <draw:custom-shape draw:style-name="gr7" draw:text-style-name="P24" xml:id="id871" draw:id="id871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75" draw:id="id875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871" draw:start-glue-point="9" draw:end-shape="id874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871" draw:start-glue-point="7" draw:end-shape="id875" draw:end-glue-point="0" svg:d="M4075 8744h-675v575" svg:viewBox="0 0 676 576">
          <text:p/>
        </draw:connector>
        <draw:custom-shape draw:style-name="gr7" draw:text-style-name="P24" xml:id="id873" draw:id="id873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873" draw:start-glue-point="9" draw:end-shape="id876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76" draw:id="id876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78" draw:id="id878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877" draw:id="id877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876" draw:start-glue-point="9" draw:end-shape="id877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876" draw:start-glue-point="7" draw:end-shape="id878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79" draw:id="id879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873" draw:start-glue-point="7" draw:end-shape="id879" draw:end-glue-point="4" svg:d="M11326 8745h-1691v567" svg:viewBox="0 0 1692 568">
          <text:p/>
        </draw:connector>
        <draw:frame draw:style-name="gr20" draw:text-style-name="P26" xml:id="id880" draw:id="id880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879" draw:start-glue-point="9" draw:end-shape="id880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879" draw:start-glue-point="7" draw:end-shape="id881" draw:end-glue-point="4" svg:d="M9210 10337h-610v563" svg:viewBox="0 0 611 564">
          <text:p/>
        </draw:connector>
        <draw:custom-shape draw:style-name="gr7" draw:text-style-name="P29" xml:id="id881" draw:id="id881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82" draw:id="id882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883" draw:id="id883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881" draw:start-glue-point="7" draw:end-shape="id882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881" draw:start-glue-point="9" draw:end-shape="id883" draw:end-glue-point="0" svg:d="M9025 11925h626v612" svg:viewBox="0 0 627 613">
          <text:p/>
        </draw:connector>
        <draw:custom-shape draw:style-name="gr7" draw:text-style-name="P24" xml:id="id874" draw:id="id874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84" draw:id="id884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885" draw:id="id885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874" draw:start-glue-point="7" draw:end-shape="id884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874" draw:start-glue-point="9" draw:end-shape="id885" draw:end-glue-point="0" svg:d="M6425 10325h526v612" svg:viewBox="0 0 527 613">
          <text:p/>
        </draw:connector>
        <draw:custom-shape draw:style-name="gr6" draw:text-style-name="P25" xml:id="id886" draw:id="id886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887" draw:id="id887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888" draw:id="id888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886" draw:start-glue-point="7" draw:end-shape="id887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886" draw:start-glue-point="9" draw:end-shape="id888" draw:end-glue-point="0" svg:d="M15697 4286h542v551" svg:viewBox="0 0 543 552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onnector draw:style-name="gr18" draw:text-style-name="P4" draw:layer="layout" svg:x1="16.2cm" svg:y1="7.729cm" svg:x2="13.451cm" svg:y2="6.719cm" draw:start-shape="id889" draw:start-glue-point="0" draw:end-shape="id869" draw:end-glue-point="10" svg:d="M16200 7729v-1010h-2749" svg:viewBox="0 0 2750 1011">
          <text:p/>
        </draw:connector>
        <draw:custom-shape draw:style-name="gr15" draw:text-style-name="P18" xml:id="id889" draw:id="id889" draw:layer="layout" svg:width="2.4cm" svg:height="1.145cm" svg:x="15cm" svg:y="7.729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4.882cm" svg:y="7.974cm">
          <draw:text-box>
            <text:p><text:span text:style-name="T13">ANTERIOR</text:span></text:p>
          </draw:text-box>
        </draw:frame>
        <draw:custom-shape draw:style-name="gr12" draw:text-style-name="P16" xml:id="id890" draw:id="id890" draw:layer="layout" svg:width="2.4cm" svg:height="1.145cm" svg:x="10.6cm" svg:y="12.429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882cm" svg:y="12.674cm">
          <draw:text-box>
            <text:p><text:span text:style-name="T13">ATUAL</text:span></text:p>
          </draw:text-box>
        </draw:frame>
        <draw:connector draw:style-name="gr66" draw:text-style-name="P30" draw:layer="layout" svg:x1="11.8cm" svg:y1="12.429cm" svg:x2="11.751cm" svg:y2="8.92cm" draw:start-shape="id890" draw:end-shape="id873" draw:end-glue-point="8" svg:d="M11800 12429v-1754h-49v-1755" svg:viewBox="0 0 50 3510">
          <text:p/>
        </draw:connector>
        <presentation:notes draw:style-name="dp2">
          <draw:page-thumbnail draw:style-name="gr5" draw:layer="layout" svg:width="19.798cm" svg:height="11.136cm" svg:x="0.6cm" svg:y="2.257cm" draw:page-number="5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891" draw:id="id89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891" draw:start-glue-point="2" draw:end-shape="id89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5" draw:style-name="gr7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892" draw:id="id89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892" draw:start-glue-point="7" draw:end-shape="id89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892" draw:start-glue-point="9" draw:end-shape="id89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893" draw:id="id89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95" draw:id="id89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893" draw:start-glue-point="9" draw:end-shape="id89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893" draw:start-glue-point="7" draw:end-shape="id896" draw:end-glue-point="4" svg:d="M5275 7144h-775v575" svg:viewBox="0 0 776 576">
          <text:p/>
        </draw:connector>
        <draw:custom-shape draw:style-name="gr7" draw:text-style-name="P24" xml:id="id894" draw:id="id89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897" draw:id="id89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894" draw:start-glue-point="9" draw:end-shape="id89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894" draw:start-glue-point="7" draw:end-shape="id898" draw:end-glue-point="4" svg:d="M12426 7144h-675v576" svg:viewBox="0 0 676 577">
          <text:p/>
        </draw:connector>
        <draw:custom-shape draw:style-name="gr7" draw:text-style-name="P24" xml:id="id896" draw:id="id89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00" draw:id="id900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896" draw:start-glue-point="9" draw:end-shape="id899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896" draw:start-glue-point="7" draw:end-shape="id900" draw:end-glue-point="0" svg:d="M4075 8744h-675v575" svg:viewBox="0 0 676 576">
          <text:p/>
        </draw:connector>
        <draw:custom-shape draw:style-name="gr7" draw:text-style-name="P24" xml:id="id898" draw:id="id89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898" draw:start-glue-point="9" draw:end-shape="id90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01" draw:id="id90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03" draw:id="id90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902" draw:id="id90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901" draw:start-glue-point="9" draw:end-shape="id90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901" draw:start-glue-point="7" draw:end-shape="id90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04" draw:id="id90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898" draw:start-glue-point="7" draw:end-shape="id904" draw:end-glue-point="4" svg:d="M11326 8745h-1691v567" svg:viewBox="0 0 1692 568">
          <text:p/>
        </draw:connector>
        <draw:frame draw:style-name="gr20" draw:text-style-name="P26" xml:id="id905" draw:id="id90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904" draw:start-glue-point="9" draw:end-shape="id90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904" draw:start-glue-point="7" draw:end-shape="id906" draw:end-glue-point="4" svg:d="M9210 10337h-610v563" svg:viewBox="0 0 611 564">
          <text:p/>
        </draw:connector>
        <draw:custom-shape draw:style-name="gr7" draw:text-style-name="P29" xml:id="id906" draw:id="id906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07" draw:id="id907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908" draw:id="id908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906" draw:start-glue-point="7" draw:end-shape="id907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906" draw:start-glue-point="9" draw:end-shape="id908" draw:end-glue-point="0" svg:d="M9025 11925h626v612" svg:viewBox="0 0 627 613">
          <text:p/>
        </draw:connector>
        <draw:custom-shape draw:style-name="gr7" draw:text-style-name="P24" xml:id="id899" draw:id="id899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09" draw:id="id909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910" draw:id="id910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899" draw:start-glue-point="7" draw:end-shape="id909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899" draw:start-glue-point="9" draw:end-shape="id910" draw:end-glue-point="0" svg:d="M6425 10325h526v612" svg:viewBox="0 0 527 613">
          <text:p/>
        </draw:connector>
        <draw:custom-shape draw:style-name="gr6" draw:text-style-name="P25" xml:id="id911" draw:id="id911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912" draw:id="id912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913" draw:id="id913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911" draw:start-glue-point="7" draw:end-shape="id912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911" draw:start-glue-point="9" draw:end-shape="id913" draw:end-glue-point="0" svg:d="M15697 4286h542v551" svg:viewBox="0 0 543 552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914" draw:id="id914" draw:layer="layout" svg:width="2.4cm" svg:height="1.145cm" svg:x="13.118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3cm" svg:y="12.5cm">
          <draw:text-box>
            <text:p><text:span text:style-name="T13">ANTERIOR</text:span></text:p>
          </draw:text-box>
        </draw:frame>
        <draw:custom-shape draw:style-name="gr12" draw:text-style-name="P16" xml:id="id915" draw:id="id915" draw:layer="layout" svg:width="2.4cm" svg:height="1.145cm" svg:x="10.4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682cm" svg:y="12.5cm">
          <draw:text-box>
            <text:p><text:span text:style-name="T13">ATUAL</text:span></text:p>
          </draw:text-box>
        </draw:frame>
        <draw:connector draw:style-name="gr3" draw:text-style-name="P4" draw:layer="layout" draw:line-skew="1.463cm" svg:x1="14.318cm" svg:y1="12.255cm" svg:x2="11.751cm" svg:y2="8.92cm" draw:start-shape="id914" draw:start-glue-point="0" svg:d="M14318 12255v-455h-2567v-2880" svg:viewBox="0 0 2568 3336">
          <text:p/>
        </draw:connector>
        <draw:connector draw:style-name="gr3" draw:text-style-name="P4" draw:layer="layout" draw:line-skew="0.643cm" svg:x1="11.6cm" svg:y1="12.255cm" svg:x2="9.635cm" svg:y2="10.512cm" draw:start-shape="id915" draw:start-glue-point="0" svg:d="M11600 12255v-479h-1965v-1264" svg:viewBox="0 0 1966 1744">
          <text:p/>
        </draw:connector>
        <presentation:notes draw:style-name="dp2">
          <draw:page-thumbnail draw:style-name="gr5" draw:layer="layout" svg:width="19.798cm" svg:height="11.136cm" svg:x="0.6cm" svg:y="2.257cm" draw:page-number="5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916" draw:id="id916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916" draw:start-glue-point="2" draw:end-shape="id917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6" draw:style-name="gr7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917" draw:id="id917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917" draw:start-glue-point="7" draw:end-shape="id918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917" draw:start-glue-point="9" draw:end-shape="id919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18" draw:id="id918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20" draw:id="id920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918" draw:start-glue-point="9" draw:end-shape="id920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918" draw:start-glue-point="7" draw:end-shape="id921" draw:end-glue-point="4" svg:d="M5275 7144h-775v575" svg:viewBox="0 0 776 576">
          <text:p/>
        </draw:connector>
        <draw:custom-shape draw:style-name="gr7" draw:text-style-name="P24" xml:id="id919" draw:id="id919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22" draw:id="id922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919" draw:start-glue-point="9" draw:end-shape="id922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919" draw:start-glue-point="7" draw:end-shape="id923" draw:end-glue-point="4" svg:d="M12426 7144h-675v576" svg:viewBox="0 0 676 577">
          <text:p/>
        </draw:connector>
        <draw:custom-shape draw:style-name="gr7" draw:text-style-name="P24" xml:id="id921" draw:id="id921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25" draw:id="id925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921" draw:start-glue-point="9" draw:end-shape="id924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921" draw:start-glue-point="7" draw:end-shape="id925" draw:end-glue-point="0" svg:d="M4075 8744h-675v575" svg:viewBox="0 0 676 576">
          <text:p/>
        </draw:connector>
        <draw:custom-shape draw:style-name="gr7" draw:text-style-name="P24" xml:id="id923" draw:id="id923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923" draw:start-glue-point="9" draw:end-shape="id926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26" draw:id="id926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28" draw:id="id928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927" draw:id="id927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926" draw:start-glue-point="9" draw:end-shape="id927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926" draw:start-glue-point="7" draw:end-shape="id928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29" draw:id="id929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923" draw:start-glue-point="7" draw:end-shape="id929" draw:end-glue-point="4" svg:d="M11326 8745h-1691v567" svg:viewBox="0 0 1692 568">
          <text:p/>
        </draw:connector>
        <draw:frame draw:style-name="gr20" draw:text-style-name="P26" xml:id="id930" draw:id="id930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929" draw:start-glue-point="9" draw:end-shape="id930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929" draw:start-glue-point="7" draw:end-shape="id931" draw:end-glue-point="4" svg:d="M9210 10337h-610v563" svg:viewBox="0 0 611 564">
          <text:p/>
        </draw:connector>
        <draw:custom-shape draw:style-name="gr7" draw:text-style-name="P29" xml:id="id931" draw:id="id931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32" draw:id="id932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933" draw:id="id933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931" draw:start-glue-point="7" draw:end-shape="id932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931" draw:start-glue-point="9" draw:end-shape="id933" draw:end-glue-point="0" svg:d="M9025 11925h626v612" svg:viewBox="0 0 627 613">
          <text:p/>
        </draw:connector>
        <draw:custom-shape draw:style-name="gr7" draw:text-style-name="P24" xml:id="id924" draw:id="id924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34" draw:id="id934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935" draw:id="id935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924" draw:start-glue-point="7" draw:end-shape="id934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924" draw:start-glue-point="9" draw:end-shape="id935" draw:end-glue-point="0" svg:d="M6425 10325h526v612" svg:viewBox="0 0 527 613">
          <text:p/>
        </draw:connector>
        <draw:custom-shape draw:style-name="gr6" draw:text-style-name="P25" xml:id="id936" draw:id="id936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937" draw:id="id937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938" draw:id="id938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936" draw:start-glue-point="7" draw:end-shape="id937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936" draw:start-glue-point="9" draw:end-shape="id938" draw:end-glue-point="0" svg:d="M15697 4286h542v551" svg:viewBox="0 0 543 552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939" draw:id="id939" draw:layer="layout" svg:width="2.4cm" svg:height="1.145cm" svg:x="10.669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551cm" svg:y="12.5cm">
          <draw:text-box>
            <text:p><text:span text:style-name="T13">ANTERIOR</text:span></text:p>
          </draw:text-box>
        </draw:frame>
        <draw:custom-shape draw:style-name="gr12" draw:text-style-name="P16" xml:id="id940" draw:id="id940" draw:layer="layout" svg:width="2.4cm" svg:height="1.145cm" svg:x="7.4cm" svg:y="14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7.682cm" svg:y="14.3cm">
          <draw:text-box>
            <text:p><text:span text:style-name="T13">ATUAL</text:span></text:p>
          </draw:text-box>
        </draw:frame>
        <draw:connector draw:style-name="gr3" draw:text-style-name="P4" draw:layer="layout" draw:line-skew="0.308cm" svg:x1="11.869cm" svg:y1="12.255cm" svg:x2="9.635cm" svg:y2="10.512cm" draw:start-shape="id939" draw:start-glue-point="0" draw:end-shape="id929" draw:end-glue-point="8" svg:d="M11869 12255v-563h-2234v-1180" svg:viewBox="0 0 2235 1744">
          <text:p/>
        </draw:connector>
        <draw:connector draw:style-name="gr66" draw:text-style-name="P30" draw:layer="layout" svg:x1="8.6cm" svg:y1="14.055cm" svg:x2="8.6cm" svg:y2="12.1cm" draw:start-shape="id940" draw:start-glue-point="0" draw:end-shape="id931" draw:end-glue-point="8" svg:d="M8600 14055v-1955" svg:viewBox="0 0 1 1956">
          <text:p/>
        </draw:connector>
        <presentation:notes draw:style-name="dp2">
          <draw:page-thumbnail draw:style-name="gr5" draw:layer="layout" svg:width="19.798cm" svg:height="11.136cm" svg:x="0.6cm" svg:y="2.257cm" draw:page-number="5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941" draw:id="id94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941" draw:start-glue-point="2" draw:end-shape="id94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7" draw:style-name="gr7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</text:span><text:span text:style-name="T10">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942" draw:id="id94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942" draw:start-glue-point="7" draw:end-shape="id94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942" draw:start-glue-point="9" draw:end-shape="id94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43" draw:id="id94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45" draw:id="id94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943" draw:start-glue-point="9" draw:end-shape="id94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943" draw:start-glue-point="7" draw:end-shape="id946" draw:end-glue-point="4" svg:d="M5275 7144h-775v575" svg:viewBox="0 0 776 576">
          <text:p/>
        </draw:connector>
        <draw:custom-shape draw:style-name="gr7" draw:text-style-name="P24" xml:id="id944" draw:id="id94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47" draw:id="id94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944" draw:start-glue-point="9" draw:end-shape="id94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944" draw:start-glue-point="7" draw:end-shape="id948" draw:end-glue-point="4" svg:d="M12426 7144h-675v576" svg:viewBox="0 0 676 577">
          <text:p/>
        </draw:connector>
        <draw:custom-shape draw:style-name="gr7" draw:text-style-name="P24" xml:id="id946" draw:id="id94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50" draw:id="id950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946" draw:start-glue-point="9" draw:end-shape="id949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946" draw:start-glue-point="7" draw:end-shape="id950" draw:end-glue-point="0" svg:d="M4075 8744h-675v575" svg:viewBox="0 0 676 576">
          <text:p/>
        </draw:connector>
        <draw:custom-shape draw:style-name="gr7" draw:text-style-name="P24" xml:id="id948" draw:id="id94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948" draw:start-glue-point="9" draw:end-shape="id95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51" draw:id="id95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53" draw:id="id95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952" draw:id="id95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951" draw:start-glue-point="9" draw:end-shape="id95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951" draw:start-glue-point="7" draw:end-shape="id95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54" draw:id="id95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948" draw:start-glue-point="7" draw:end-shape="id954" draw:end-glue-point="4" svg:d="M11326 8745h-1691v567" svg:viewBox="0 0 1692 568">
          <text:p/>
        </draw:connector>
        <draw:frame draw:style-name="gr20" draw:text-style-name="P26" xml:id="id955" draw:id="id95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954" draw:start-glue-point="9" draw:end-shape="id95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954" draw:start-glue-point="7" draw:end-shape="id956" draw:end-glue-point="4" svg:d="M9210 10337h-610v563" svg:viewBox="0 0 611 564">
          <text:p/>
        </draw:connector>
        <draw:custom-shape draw:style-name="gr7" draw:text-style-name="P29" xml:id="id956" draw:id="id956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57" draw:id="id957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958" draw:id="id958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956" draw:start-glue-point="7" draw:end-shape="id957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956" draw:start-glue-point="9" draw:end-shape="id958" draw:end-glue-point="0" svg:d="M9025 11925h626v612" svg:viewBox="0 0 627 613">
          <text:p/>
        </draw:connector>
        <draw:custom-shape draw:style-name="gr7" draw:text-style-name="P24" xml:id="id949" draw:id="id949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59" draw:id="id959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960" draw:id="id960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949" draw:start-glue-point="7" draw:end-shape="id959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949" draw:start-glue-point="9" draw:end-shape="id960" draw:end-glue-point="0" svg:d="M6425 10325h526v612" svg:viewBox="0 0 527 613">
          <text:p/>
        </draw:connector>
        <draw:custom-shape draw:style-name="gr6" draw:text-style-name="P25" xml:id="id961" draw:id="id961" draw:layer="layout" svg:width="1.2cm" svg:height="1.2cm" svg:x="14.672cm" svg:y="3.261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962" draw:id="id962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963" draw:id="id963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961" draw:start-glue-point="7" draw:end-shape="id962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961" draw:start-glue-point="9" draw:end-shape="id963" draw:end-glue-point="0" svg:d="M15697 4286h542v551" svg:viewBox="0 0 543 552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964" draw:id="id964" draw:layer="layout" svg:width="2.4cm" svg:height="1.145cm" svg:x="10.669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551cm" svg:y="12.5cm">
          <draw:text-box>
            <text:p><text:span text:style-name="T13">ANTERIOR</text:span></text:p>
          </draw:text-box>
        </draw:frame>
        <draw:custom-shape draw:style-name="gr12" draw:text-style-name="P16" xml:id="id965" draw:id="id965" draw:layer="layout" svg:width="2.4cm" svg:height="1.145cm" svg:x="4.4cm" svg:y="14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682cm" svg:y="14.3cm">
          <draw:text-box>
            <text:p><text:span text:style-name="T13">ATUAL</text:span></text:p>
          </draw:text-box>
        </draw:frame>
        <draw:connector draw:style-name="gr3" draw:text-style-name="P4" draw:layer="layout" svg:x1="11.869cm" svg:y1="12.255cm" svg:x2="9.2cm" svg:y2="11.5cm" draw:start-shape="id964" draw:start-glue-point="0" draw:end-shape="id956" draw:end-glue-point="10" svg:d="M11869 12255v-755h-2669" svg:viewBox="0 0 2670 756">
          <text:p/>
        </draw:connector>
        <draw:connector draw:style-name="gr66" draw:text-style-name="P30" draw:layer="layout" svg:x1="5.6cm" svg:y1="14.055cm" svg:x2="6.751cm" svg:y2="12.917cm" draw:start-shape="id965" draw:start-glue-point="0" draw:end-shape="id957" draw:end-glue-point="3" svg:d="M5600 14055v-1138h1151" svg:viewBox="0 0 1152 1139">
          <text:p/>
        </draw:connector>
        <presentation:notes draw:style-name="dp2">
          <draw:page-thumbnail draw:style-name="gr5" draw:layer="layout" svg:width="19.798cm" svg:height="11.136cm" svg:x="0.6cm" svg:y="2.257cm" draw:page-number="6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966" draw:id="id966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966" draw:start-glue-point="2" draw:end-shape="id967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8" draw:style-name="gr7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967" draw:id="id967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967" draw:start-glue-point="7" draw:end-shape="id968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967" draw:start-glue-point="9" draw:end-shape="id969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68" draw:id="id968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70" draw:id="id970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968" draw:start-glue-point="9" draw:end-shape="id970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968" draw:start-glue-point="7" draw:end-shape="id971" draw:end-glue-point="4" svg:d="M5275 7144h-775v575" svg:viewBox="0 0 776 576">
          <text:p/>
        </draw:connector>
        <draw:custom-shape draw:style-name="gr7" draw:text-style-name="P24" xml:id="id969" draw:id="id969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72" draw:id="id972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969" draw:start-glue-point="9" draw:end-shape="id972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969" draw:start-glue-point="7" draw:end-shape="id973" draw:end-glue-point="4" svg:d="M12426 7144h-675v576" svg:viewBox="0 0 676 577">
          <text:p/>
        </draw:connector>
        <draw:custom-shape draw:style-name="gr7" draw:text-style-name="P24" xml:id="id971" draw:id="id971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75" draw:id="id975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971" draw:start-glue-point="9" draw:end-shape="id974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971" draw:start-glue-point="7" draw:end-shape="id975" draw:end-glue-point="0" svg:d="M4075 8744h-675v575" svg:viewBox="0 0 676 576">
          <text:p/>
        </draw:connector>
        <draw:custom-shape draw:style-name="gr7" draw:text-style-name="P24" xml:id="id973" draw:id="id973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973" draw:start-glue-point="9" draw:end-shape="id976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76" draw:id="id976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78" draw:id="id978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977" draw:id="id977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976" draw:start-glue-point="9" draw:end-shape="id977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976" draw:start-glue-point="7" draw:end-shape="id978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79" draw:id="id979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973" draw:start-glue-point="7" draw:end-shape="id979" draw:end-glue-point="4" svg:d="M11326 8745h-1691v567" svg:viewBox="0 0 1692 568">
          <text:p/>
        </draw:connector>
        <draw:frame draw:style-name="gr20" draw:text-style-name="P26" xml:id="id980" draw:id="id980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979" draw:start-glue-point="9" draw:end-shape="id980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979" draw:start-glue-point="7" draw:end-shape="id981" draw:end-glue-point="4" svg:d="M9210 10337h-610v563" svg:viewBox="0 0 611 564">
          <text:p/>
        </draw:connector>
        <draw:custom-shape draw:style-name="gr7" draw:text-style-name="P29" xml:id="id981" draw:id="id981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82" draw:id="id982" draw:layer="layout" svg:width="1.8cm" svg:height="0.763cm" svg:x="6.751cm" svg:y="12.536cm">
          <draw:text-box>
            <text:p><text:span text:style-name="T15">NULL</text:span></text:p>
          </draw:text-box>
        </draw:frame>
        <draw:frame draw:style-name="gr20" draw:text-style-name="P26" xml:id="id983" draw:id="id983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651cm" svg:y2="12.536cm" draw:start-shape="id981" draw:start-glue-point="7" draw:end-shape="id982" draw:end-glue-point="0" svg:d="M8175 11925h-524v611" svg:viewBox="0 0 525 612">
          <text:p/>
        </draw:connector>
        <draw:connector draw:style-name="gr3" draw:text-style-name="P4" draw:layer="layout" svg:x1="9.025cm" svg:y1="11.925cm" svg:x2="9.651cm" svg:y2="12.537cm" draw:start-shape="id981" draw:start-glue-point="9" draw:end-shape="id983" draw:end-glue-point="0" svg:d="M9025 11925h626v612" svg:viewBox="0 0 627 613">
          <text:p/>
        </draw:connector>
        <draw:custom-shape draw:style-name="gr7" draw:text-style-name="P24" xml:id="id974" draw:id="id974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84" draw:id="id984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985" draw:id="id985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974" draw:start-glue-point="7" draw:end-shape="id984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974" draw:start-glue-point="9" draw:end-shape="id985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986" draw:id="id986" draw:layer="layout" svg:width="2.4cm" svg:height="1.145cm" svg:x="10.669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551cm" svg:y="12.5cm">
          <draw:text-box>
            <text:p><text:span text:style-name="T13">ANTERIOR</text:span></text:p>
          </draw:text-box>
        </draw:frame>
        <draw:custom-shape draw:style-name="gr12" draw:text-style-name="P16" xml:id="id987" draw:id="id987" draw:layer="layout" svg:width="2.4cm" svg:height="1.145cm" svg:x="4.4cm" svg:y="14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4.682cm" svg:y="14.3cm">
          <draw:text-box>
            <text:p><text:span text:style-name="T13">ATUAL</text:span></text:p>
          </draw:text-box>
        </draw:frame>
        <draw:connector draw:style-name="gr3" draw:text-style-name="P4" draw:layer="layout" svg:x1="11.869cm" svg:y1="12.255cm" svg:x2="9.2cm" svg:y2="11.5cm" draw:start-shape="id986" draw:start-glue-point="0" draw:end-shape="id981" draw:end-glue-point="10" svg:d="M11869 12255v-755h-2669" svg:viewBox="0 0 2670 756">
          <text:p/>
        </draw:connector>
        <draw:connector draw:style-name="gr66" draw:text-style-name="P30" draw:layer="layout" svg:x1="5.6cm" svg:y1="14.055cm" svg:x2="6.751cm" svg:y2="12.917cm" draw:start-shape="id987" draw:start-glue-point="0" draw:end-shape="id982" draw:end-glue-point="3" svg:d="M5600 14055v-1138h1151" svg:viewBox="0 0 1152 1139">
          <text:p/>
        </draw:connector>
        <draw:custom-shape draw:style-name="gr6" draw:text-style-name="P25" xml:id="id988" draw:id="id988" draw:layer="layout" svg:width="1.2cm" svg:height="1.2cm" svg:x="8cm" svg:y="13.6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0" draw:layer="layout" svg:x1="8.6cm" svg:y1="13.6cm" svg:x2="8.6cm" svg:y2="12.1cm" draw:start-shape="id988" draw:start-glue-point="4" draw:end-shape="id981" draw:end-glue-point="8" svg:d="M8600 13600v-1500" svg:viewBox="0 0 1 1501">
          <text:p/>
        </draw:connector>
        <presentation:notes draw:style-name="dp2">
          <draw:page-thumbnail draw:style-name="gr5" draw:layer="layout" svg:width="19.798cm" svg:height="11.136cm" svg:x="0.6cm" svg:y="2.257cm" draw:page-number="6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989" draw:id="id989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989" draw:start-glue-point="2" draw:end-shape="id990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59" draw:style-name="gr7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</text:span><text:span text:style-name="T9">se (anterior.valor &gt; novo.valor) {</text:span><text:span text:style-name="T9"><text:line-break/></text:span><text:span text:style-name="T9"> <text:s text:c="3"/>anterior.esquerdo ← novo;</text:span><text:span text:style-name="T9"><text:line-break/></text:span><text:span text:style-name="T9"> <text:s/>}</text:span><text:span text:style-name="T8">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990" draw:id="id990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990" draw:start-glue-point="7" draw:end-shape="id991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990" draw:start-glue-point="9" draw:end-shape="id992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91" draw:id="id991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93" draw:id="id993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991" draw:start-glue-point="9" draw:end-shape="id993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991" draw:start-glue-point="7" draw:end-shape="id994" draw:end-glue-point="4" svg:d="M5275 7144h-775v575" svg:viewBox="0 0 776 576">
          <text:p/>
        </draw:connector>
        <draw:custom-shape draw:style-name="gr7" draw:text-style-name="P24" xml:id="id992" draw:id="id992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95" draw:id="id995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992" draw:start-glue-point="9" draw:end-shape="id995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992" draw:start-glue-point="7" draw:end-shape="id996" draw:end-glue-point="4" svg:d="M12426 7144h-675v576" svg:viewBox="0 0 676 577">
          <text:p/>
        </draw:connector>
        <draw:custom-shape draw:style-name="gr7" draw:text-style-name="P24" xml:id="id994" draw:id="id994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998" draw:id="id998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994" draw:start-glue-point="9" draw:end-shape="id997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994" draw:start-glue-point="7" draw:end-shape="id998" draw:end-glue-point="0" svg:d="M4075 8744h-675v575" svg:viewBox="0 0 676 576">
          <text:p/>
        </draw:connector>
        <draw:custom-shape draw:style-name="gr7" draw:text-style-name="P24" xml:id="id996" draw:id="id996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996" draw:start-glue-point="9" draw:end-shape="id999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999" draw:id="id999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01" draw:id="id1001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000" draw:id="id1000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999" draw:start-glue-point="9" draw:end-shape="id1000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999" draw:start-glue-point="7" draw:end-shape="id1001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02" draw:id="id1002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996" draw:start-glue-point="7" draw:end-shape="id1002" draw:end-glue-point="4" svg:d="M11326 8745h-1691v567" svg:viewBox="0 0 1692 568">
          <text:p/>
        </draw:connector>
        <draw:frame draw:style-name="gr20" draw:text-style-name="P26" xml:id="id1003" draw:id="id1003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002" draw:start-glue-point="9" draw:end-shape="id1003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002" draw:start-glue-point="7" draw:end-shape="id1004" draw:end-glue-point="4" svg:d="M9210 10337h-610v563" svg:viewBox="0 0 611 564">
          <text:p/>
        </draw:connector>
        <draw:custom-shape draw:style-name="gr7" draw:text-style-name="P29" xml:id="id1004" draw:id="id1004" draw:layer="layout" svg:width="1.2cm" svg:height="1.2cm" svg:x="8cm" svg:y="10.9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06" draw:id="id1006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004" draw:start-glue-point="7" draw:end-shape="id1005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004" draw:start-glue-point="9" draw:end-shape="id1006" draw:end-glue-point="0" svg:d="M9025 11925h626v612" svg:viewBox="0 0 627 613">
          <text:p/>
        </draw:connector>
        <draw:custom-shape draw:style-name="gr7" draw:text-style-name="P24" xml:id="id997" draw:id="id997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07" draw:id="id1007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008" draw:id="id1008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997" draw:start-glue-point="7" draw:end-shape="id1007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997" draw:start-glue-point="9" draw:end-shape="id1008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15" draw:text-style-name="P18" xml:id="id1009" draw:id="id1009" draw:layer="layout" svg:width="2.4cm" svg:height="1.145cm" svg:x="10.669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551cm" svg:y="12.5cm">
          <draw:text-box>
            <text:p><text:span text:style-name="T13">ANTERIOR</text:span></text:p>
          </draw:text-box>
        </draw:frame>
        <draw:connector draw:style-name="gr3" draw:text-style-name="P4" draw:layer="layout" svg:x1="11.869cm" svg:y1="12.255cm" svg:x2="9.2cm" svg:y2="11.5cm" draw:start-shape="id1009" draw:start-glue-point="0" draw:end-shape="id1004" draw:end-glue-point="10" svg:d="M11869 12255v-755h-2669" svg:viewBox="0 0 2670 756">
          <text:p/>
        </draw:connector>
        <draw:custom-shape draw:style-name="gr6" draw:text-style-name="P25" xml:id="id1005" draw:id="id1005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11" draw:id="id1011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010" draw:id="id1010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005" draw:start-glue-point="9" draw:end-shape="id1010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005" draw:start-glue-point="7" draw:end-shape="id1011" draw:end-glue-point="0" svg:d="M7150 13525h-599v611" svg:viewBox="0 0 600 612">
          <text:p/>
        </draw:connector>
        <draw:connector draw:style-name="gr66" draw:text-style-name="P30" draw:layer="layout" svg:x1="8cm" svg:y1="12.675cm" svg:x2="8.6cm" svg:y2="12.1cm" draw:start-shape="id1005" draw:start-glue-point="11" draw:end-shape="id1004" draw:end-glue-point="8" svg:d="M8000 12675h600v-575" svg:viewBox="0 0 601 576">
          <text:p/>
        </draw:connector>
        <presentation:notes draw:style-name="dp2">
          <draw:page-thumbnail draw:style-name="gr5" draw:layer="layout" svg:width="19.798cm" svg:height="11.136cm" svg:x="0.6cm" svg:y="2.257cm" draw:page-number="6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012" draw:id="id1012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012" draw:start-glue-point="2" draw:end-shape="id1013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0" draw:style-name="gr80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9">novo ← criar_noh(umValor);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013" draw:id="id1013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013" draw:start-glue-point="7" draw:end-shape="id1014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013" draw:start-glue-point="9" draw:end-shape="id1015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14" draw:id="id1014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16" draw:id="id1016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014" draw:start-glue-point="9" draw:end-shape="id1016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014" draw:start-glue-point="7" draw:end-shape="id1017" draw:end-glue-point="4" svg:d="M5275 7144h-775v575" svg:viewBox="0 0 776 576">
          <text:p/>
        </draw:connector>
        <draw:custom-shape draw:style-name="gr7" draw:text-style-name="P24" xml:id="id1015" draw:id="id1015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18" draw:id="id1018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015" draw:start-glue-point="9" draw:end-shape="id1018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015" draw:start-glue-point="7" draw:end-shape="id1019" draw:end-glue-point="4" svg:d="M12426 7144h-675v576" svg:viewBox="0 0 676 577">
          <text:p/>
        </draw:connector>
        <draw:custom-shape draw:style-name="gr7" draw:text-style-name="P24" xml:id="id1017" draw:id="id1017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21" draw:id="id1021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017" draw:start-glue-point="9" draw:end-shape="id1020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017" draw:start-glue-point="7" draw:end-shape="id1021" draw:end-glue-point="0" svg:d="M4075 8744h-675v575" svg:viewBox="0 0 676 576">
          <text:p/>
        </draw:connector>
        <draw:custom-shape draw:style-name="gr7" draw:text-style-name="P24" xml:id="id1019" draw:id="id1019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019" draw:start-glue-point="9" draw:end-shape="id1022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22" draw:id="id1022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24" draw:id="id1024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023" draw:id="id1023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022" draw:start-glue-point="9" draw:end-shape="id1023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022" draw:start-glue-point="7" draw:end-shape="id1024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25" draw:id="id1025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019" draw:start-glue-point="7" draw:end-shape="id1025" draw:end-glue-point="4" svg:d="M11326 8745h-1691v567" svg:viewBox="0 0 1692 568">
          <text:p/>
        </draw:connector>
        <draw:frame draw:style-name="gr20" draw:text-style-name="P26" xml:id="id1026" draw:id="id1026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025" draw:start-glue-point="9" draw:end-shape="id1026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025" draw:start-glue-point="7" draw:end-shape="id1027" draw:end-glue-point="4" svg:d="M9210 10337h-610v563" svg:viewBox="0 0 611 564">
          <text:p/>
        </draw:connector>
        <draw:custom-shape draw:style-name="gr7" draw:text-style-name="P33" xml:id="id1027" draw:id="id1027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29" draw:id="id1029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027" draw:start-glue-point="7" draw:end-shape="id1028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027" draw:start-glue-point="9" draw:end-shape="id1029" draw:end-glue-point="0" svg:d="M9025 11925h626v612" svg:viewBox="0 0 627 613">
          <text:p/>
        </draw:connector>
        <draw:custom-shape draw:style-name="gr7" draw:text-style-name="P24" xml:id="id1020" draw:id="id1020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30" draw:id="id1030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031" draw:id="id1031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020" draw:start-glue-point="7" draw:end-shape="id1030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020" draw:start-glue-point="9" draw:end-shape="id1031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028" draw:id="id1028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33" draw:id="id1033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032" draw:id="id1032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028" draw:start-glue-point="9" draw:end-shape="id1032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028" draw:start-glue-point="7" draw:end-shape="id1033" draw:end-glue-point="0" svg:d="M7150 13525h-599v611" svg:viewBox="0 0 600 612">
          <text:p/>
        </draw:connector>
        <draw:custom-shape draw:style-name="gr6" draw:text-style-name="P25" xml:id="id1034" draw:id="id1034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035" draw:id="id1035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036" draw:id="id1036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034" draw:start-glue-point="7" draw:end-shape="id1035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034" draw:start-glue-point="9" draw:end-shape="id1036" draw:end-glue-point="0" svg:d="M15697 4286h542v551" svg:viewBox="0 0 543 552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037" draw:id="id1037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037" draw:start-glue-point="2" draw:end-shape="id1038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1" draw:style-name="gr81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9">senão {</text:span><text:span text:style-name="T9"><text:line-break/></text:span><text:span text:style-name="T9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038" draw:id="id1038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038" draw:start-glue-point="7" draw:end-shape="id1039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038" draw:start-glue-point="9" draw:end-shape="id1040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39" draw:id="id1039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41" draw:id="id1041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039" draw:start-glue-point="9" draw:end-shape="id1041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039" draw:start-glue-point="7" draw:end-shape="id1042" draw:end-glue-point="4" svg:d="M5275 7144h-775v575" svg:viewBox="0 0 776 576">
          <text:p/>
        </draw:connector>
        <draw:custom-shape draw:style-name="gr7" draw:text-style-name="P24" xml:id="id1040" draw:id="id1040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43" draw:id="id1043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040" draw:start-glue-point="9" draw:end-shape="id1043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040" draw:start-glue-point="7" draw:end-shape="id1044" draw:end-glue-point="4" svg:d="M12426 7144h-675v576" svg:viewBox="0 0 676 577">
          <text:p/>
        </draw:connector>
        <draw:custom-shape draw:style-name="gr7" draw:text-style-name="P24" xml:id="id1042" draw:id="id1042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46" draw:id="id1046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042" draw:start-glue-point="9" draw:end-shape="id1045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042" draw:start-glue-point="7" draw:end-shape="id1046" draw:end-glue-point="0" svg:d="M4075 8744h-675v575" svg:viewBox="0 0 676 576">
          <text:p/>
        </draw:connector>
        <draw:custom-shape draw:style-name="gr7" draw:text-style-name="P24" xml:id="id1044" draw:id="id1044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044" draw:start-glue-point="9" draw:end-shape="id1047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47" draw:id="id1047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49" draw:id="id1049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048" draw:id="id1048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047" draw:start-glue-point="9" draw:end-shape="id1048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047" draw:start-glue-point="7" draw:end-shape="id1049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50" draw:id="id1050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044" draw:start-glue-point="7" draw:end-shape="id1050" draw:end-glue-point="4" svg:d="M11326 8745h-1691v567" svg:viewBox="0 0 1692 568">
          <text:p/>
        </draw:connector>
        <draw:frame draw:style-name="gr20" draw:text-style-name="P26" xml:id="id1051" draw:id="id1051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050" draw:start-glue-point="9" draw:end-shape="id1051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050" draw:start-glue-point="7" draw:end-shape="id1052" draw:end-glue-point="4" svg:d="M9210 10337h-610v563" svg:viewBox="0 0 611 564">
          <text:p/>
        </draw:connector>
        <draw:custom-shape draw:style-name="gr7" draw:text-style-name="P33" xml:id="id1052" draw:id="id1052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54" draw:id="id1054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052" draw:start-glue-point="7" draw:end-shape="id1053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052" draw:start-glue-point="9" draw:end-shape="id1054" draw:end-glue-point="0" svg:d="M9025 11925h626v612" svg:viewBox="0 0 627 613">
          <text:p/>
        </draw:connector>
        <draw:custom-shape draw:style-name="gr7" draw:text-style-name="P24" xml:id="id1045" draw:id="id1045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55" draw:id="id1055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056" draw:id="id1056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045" draw:start-glue-point="7" draw:end-shape="id1055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045" draw:start-glue-point="9" draw:end-shape="id1056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053" draw:id="id1053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58" draw:id="id1058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057" draw:id="id1057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053" draw:start-glue-point="9" draw:end-shape="id1057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053" draw:start-glue-point="7" draw:end-shape="id1058" draw:end-glue-point="0" svg:d="M7150 13525h-599v611" svg:viewBox="0 0 600 612">
          <text:p/>
        </draw:connector>
        <draw:custom-shape draw:style-name="gr6" draw:text-style-name="P25" xml:id="id1059" draw:id="id1059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060" draw:id="id1060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061" draw:id="id1061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059" draw:start-glue-point="7" draw:end-shape="id1060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059" draw:start-glue-point="9" draw:end-shape="id1061" draw:end-glue-point="0" svg:d="M15697 4286h542v551" svg:viewBox="0 0 543 552">
          <text:p/>
        </draw:connector>
        <draw:custom-shape draw:style-name="gr12" draw:text-style-name="P16" xml:id="id1062" draw:id="id1062" draw:layer="layout" svg:width="2.4cm" svg:height="1.145cm" svg:x="2cm" svg:y="4.5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282cm" svg:y="4.8cm">
          <draw:text-box>
            <text:p><text:span text:style-name="T13">ATUAL</text:span></text:p>
          </draw:text-box>
        </draw:frame>
        <draw:connector draw:style-name="gr66" draw:text-style-name="P30" draw:layer="layout" svg:x1="4.4cm" svg:y1="5.127cm" svg:x2="8.776cm" svg:y2="5.119cm" draw:start-shape="id1062" draw:start-glue-point="1" draw:end-shape="id1038" draw:end-glue-point="6" svg:d="M4400 5127h2188v-8h2188" svg:viewBox="0 0 4377 9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063" draw:id="id1063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063" draw:start-glue-point="2" draw:end-shape="id1064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2" draw:style-name="gr82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</text:span><text:span text:style-name="T14">senão { </text:span><text:span text:style-name="T14"><text:line-break/></text:span><text:span text:style-name="T14"> <text:s text:c="5"/>atual ← atual.direito; </text:span><text:span text:style-name="T14"><text:line-break/></text:span><text:span text:style-name="T14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064" draw:id="id1064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064" draw:start-glue-point="7" draw:end-shape="id1065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064" draw:start-glue-point="9" draw:end-shape="id1066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65" draw:id="id1065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67" draw:id="id1067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065" draw:start-glue-point="9" draw:end-shape="id1067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065" draw:start-glue-point="7" draw:end-shape="id1068" draw:end-glue-point="4" svg:d="M5275 7144h-775v575" svg:viewBox="0 0 776 576">
          <text:p/>
        </draw:connector>
        <draw:custom-shape draw:style-name="gr7" draw:text-style-name="P24" xml:id="id1066" draw:id="id1066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69" draw:id="id1069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066" draw:start-glue-point="9" draw:end-shape="id1069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066" draw:start-glue-point="7" draw:end-shape="id1070" draw:end-glue-point="4" svg:d="M12426 7144h-675v576" svg:viewBox="0 0 676 577">
          <text:p/>
        </draw:connector>
        <draw:custom-shape draw:style-name="gr7" draw:text-style-name="P24" xml:id="id1068" draw:id="id1068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72" draw:id="id1072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068" draw:start-glue-point="9" draw:end-shape="id1071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068" draw:start-glue-point="7" draw:end-shape="id1072" draw:end-glue-point="0" svg:d="M4075 8744h-675v575" svg:viewBox="0 0 676 576">
          <text:p/>
        </draw:connector>
        <draw:custom-shape draw:style-name="gr7" draw:text-style-name="P24" xml:id="id1070" draw:id="id1070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070" draw:start-glue-point="9" draw:end-shape="id1073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73" draw:id="id1073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75" draw:id="id1075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074" draw:id="id1074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073" draw:start-glue-point="9" draw:end-shape="id1074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073" draw:start-glue-point="7" draw:end-shape="id1075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76" draw:id="id1076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070" draw:start-glue-point="7" draw:end-shape="id1076" draw:end-glue-point="4" svg:d="M11326 8745h-1691v567" svg:viewBox="0 0 1692 568">
          <text:p/>
        </draw:connector>
        <draw:frame draw:style-name="gr20" draw:text-style-name="P26" xml:id="id1077" draw:id="id1077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076" draw:start-glue-point="9" draw:end-shape="id1077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076" draw:start-glue-point="7" draw:end-shape="id1078" draw:end-glue-point="4" svg:d="M9210 10337h-610v563" svg:viewBox="0 0 611 564">
          <text:p/>
        </draw:connector>
        <draw:custom-shape draw:style-name="gr7" draw:text-style-name="P33" xml:id="id1078" draw:id="id1078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80" draw:id="id1080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078" draw:start-glue-point="7" draw:end-shape="id1079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078" draw:start-glue-point="9" draw:end-shape="id1080" draw:end-glue-point="0" svg:d="M9025 11925h626v612" svg:viewBox="0 0 627 613">
          <text:p/>
        </draw:connector>
        <draw:custom-shape draw:style-name="gr7" draw:text-style-name="P24" xml:id="id1071" draw:id="id1071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81" draw:id="id1081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082" draw:id="id1082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071" draw:start-glue-point="7" draw:end-shape="id1081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071" draw:start-glue-point="9" draw:end-shape="id1082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079" draw:id="id1079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84" draw:id="id1084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083" draw:id="id1083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079" draw:start-glue-point="9" draw:end-shape="id1083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079" draw:start-glue-point="7" draw:end-shape="id1084" draw:end-glue-point="0" svg:d="M7150 13525h-599v611" svg:viewBox="0 0 600 612">
          <text:p/>
        </draw:connector>
        <draw:custom-shape draw:style-name="gr6" draw:text-style-name="P25" xml:id="id1085" draw:id="id1085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086" draw:id="id1086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087" draw:id="id1087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085" draw:start-glue-point="7" draw:end-shape="id1086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085" draw:start-glue-point="9" draw:end-shape="id1087" draw:end-glue-point="0" svg:d="M15697 4286h542v551" svg:viewBox="0 0 543 552">
          <text:p/>
        </draw:connector>
        <draw:connector draw:style-name="gr66" draw:text-style-name="P30" draw:layer="layout" svg:x1="4.4cm" svg:y1="5.127cm" svg:x2="8.776cm" svg:y2="5.119cm" draw:end-shape="id1064" draw:end-glue-point="6" svg:d="M4400 5127h1938v-8h2438" svg:viewBox="0 0 4377 9">
          <text:p/>
        </draw:connector>
        <draw:custom-shape draw:style-name="gr15" draw:text-style-name="P18" xml:id="id1088" draw:id="id1088" draw:layer="layout" svg:width="2.4cm" svg:height="1.145cm" svg:x="2cm" svg:y="4.55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.882cm" svg:y="4.799cm">
          <draw:text-box>
            <text:p><text:span text:style-name="T13">ANTERIOR</text:span></text:p>
          </draw:text-box>
        </draw:frame>
        <draw:connector draw:style-name="gr3" draw:text-style-name="P4" draw:layer="layout" svg:x1="4.4cm" svg:y1="5.126cm" svg:x2="8.776cm" svg:y2="5.118cm" draw:start-shape="id1088" svg:d="M4400 5126h2438v-8h1938" svg:viewBox="0 0 4377 9">
          <text:p/>
        </draw:connector>
        <draw:custom-shape draw:style-name="gr12" draw:text-style-name="P16" xml:id="id1089" draw:id="id1089" draw:layer="layout" svg:width="2.4cm" svg:height="1.145cm" svg:x="14.906cm" svg:y="7.67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5.188cm" svg:y="7.918cm">
          <draw:text-box>
            <text:p><text:span text:style-name="T13">ATUAL</text:span></text:p>
          </draw:text-box>
        </draw:frame>
        <draw:connector draw:style-name="gr18" draw:text-style-name="P4" draw:layer="layout" svg:x1="16.106cm" svg:y1="7.673cm" svg:x2="13.451cm" svg:y2="6.719cm" draw:start-shape="id1089" draw:start-glue-point="0" draw:end-shape="id1066" draw:end-glue-point="10" svg:d="M16106 7673v-954h-2655" svg:viewBox="0 0 2656 955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090" draw:id="id1090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090" draw:start-glue-point="2" draw:end-shape="id1091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3" draw:style-name="gr83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091" draw:id="id1091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091" draw:start-glue-point="7" draw:end-shape="id1092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091" draw:start-glue-point="9" draw:end-shape="id1093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092" draw:id="id1092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94" draw:id="id1094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092" draw:start-glue-point="9" draw:end-shape="id1094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092" draw:start-glue-point="7" draw:end-shape="id1095" draw:end-glue-point="4" svg:d="M5275 7144h-775v575" svg:viewBox="0 0 776 576">
          <text:p/>
        </draw:connector>
        <draw:custom-shape draw:style-name="gr7" draw:text-style-name="P24" xml:id="id1093" draw:id="id1093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96" draw:id="id1096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093" draw:start-glue-point="9" draw:end-shape="id1096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093" draw:start-glue-point="7" draw:end-shape="id1097" draw:end-glue-point="4" svg:d="M12426 7144h-675v576" svg:viewBox="0 0 676 577">
          <text:p/>
        </draw:connector>
        <draw:custom-shape draw:style-name="gr7" draw:text-style-name="P24" xml:id="id1095" draw:id="id1095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099" draw:id="id1099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095" draw:start-glue-point="9" draw:end-shape="id1098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095" draw:start-glue-point="7" draw:end-shape="id1099" draw:end-glue-point="0" svg:d="M4075 8744h-675v575" svg:viewBox="0 0 676 576">
          <text:p/>
        </draw:connector>
        <draw:custom-shape draw:style-name="gr7" draw:text-style-name="P24" xml:id="id1097" draw:id="id1097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097" draw:start-glue-point="9" draw:end-shape="id1100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00" draw:id="id1100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02" draw:id="id1102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101" draw:id="id1101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100" draw:start-glue-point="9" draw:end-shape="id1101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100" draw:start-glue-point="7" draw:end-shape="id1102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03" draw:id="id1103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097" draw:start-glue-point="7" draw:end-shape="id1103" draw:end-glue-point="4" svg:d="M11326 8745h-1691v567" svg:viewBox="0 0 1692 568">
          <text:p/>
        </draw:connector>
        <draw:frame draw:style-name="gr20" draw:text-style-name="P26" xml:id="id1104" draw:id="id1104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103" draw:start-glue-point="9" draw:end-shape="id1104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103" draw:start-glue-point="7" draw:end-shape="id1105" draw:end-glue-point="4" svg:d="M9210 10337h-610v563" svg:viewBox="0 0 611 564">
          <text:p/>
        </draw:connector>
        <draw:custom-shape draw:style-name="gr7" draw:text-style-name="P33" xml:id="id1105" draw:id="id1105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07" draw:id="id1107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105" draw:start-glue-point="7" draw:end-shape="id1106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105" draw:start-glue-point="9" draw:end-shape="id1107" draw:end-glue-point="0" svg:d="M9025 11925h626v612" svg:viewBox="0 0 627 613">
          <text:p/>
        </draw:connector>
        <draw:custom-shape draw:style-name="gr7" draw:text-style-name="P24" xml:id="id1098" draw:id="id1098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08" draw:id="id1108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109" draw:id="id1109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098" draw:start-glue-point="7" draw:end-shape="id1108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098" draw:start-glue-point="9" draw:end-shape="id1109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106" draw:id="id1106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11" draw:id="id1111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110" draw:id="id1110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106" draw:start-glue-point="9" draw:end-shape="id1110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106" draw:start-glue-point="7" draw:end-shape="id1111" draw:end-glue-point="0" svg:d="M7150 13525h-599v611" svg:viewBox="0 0 600 612">
          <text:p/>
        </draw:connector>
        <draw:custom-shape draw:style-name="gr6" draw:text-style-name="P25" xml:id="id1112" draw:id="id1112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113" draw:id="id1113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114" draw:id="id1114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112" draw:start-glue-point="7" draw:end-shape="id1113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112" draw:start-glue-point="9" draw:end-shape="id1114" draw:end-glue-point="0" svg:d="M15697 4286h542v551" svg:viewBox="0 0 543 552">
          <text:p/>
        </draw:connector>
        <draw:connector draw:style-name="gr18" draw:text-style-name="P4" draw:layer="layout" svg:x1="16.2cm" svg:y1="7.603cm" svg:x2="13.451cm" svg:y2="6.719cm" draw:start-shape="id1115" draw:start-glue-point="0" draw:end-shape="id1093" draw:end-glue-point="10" svg:d="M16200 7603v-884h-2749" svg:viewBox="0 0 2750 885">
          <text:p/>
        </draw:connector>
        <draw:custom-shape draw:style-name="gr15" draw:text-style-name="P18" xml:id="id1115" draw:id="id1115" draw:layer="layout" svg:width="2.4cm" svg:height="1.145cm" svg:x="15cm" svg:y="7.60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4.882cm" svg:y="7.848cm">
          <draw:text-box>
            <text:p><text:span text:style-name="T13">ANTERIOR</text:span></text:p>
          </draw:text-box>
        </draw:frame>
        <draw:custom-shape draw:style-name="gr12" draw:text-style-name="P16" xml:id="id1116" draw:id="id1116" draw:layer="layout" svg:width="2.4cm" svg:height="1.145cm" svg:x="10.6cm" svg:y="12.30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882cm" svg:y="12.548cm">
          <draw:text-box>
            <text:p><text:span text:style-name="T13">ATUAL</text:span></text:p>
          </draw:text-box>
        </draw:frame>
        <draw:connector draw:style-name="gr66" draw:text-style-name="P30" draw:layer="layout" svg:x1="11.8cm" svg:y1="12.303cm" svg:x2="11.751cm" svg:y2="8.92cm" draw:start-shape="id1116" draw:end-shape="id1097" draw:end-glue-point="8" svg:d="M11800 12303v-1691h-49v-1692" svg:viewBox="0 0 50 3384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117" draw:id="id1117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117" draw:start-glue-point="2" draw:end-shape="id1118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4" draw:style-name="gr84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118" draw:id="id1118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118" draw:start-glue-point="7" draw:end-shape="id1119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118" draw:start-glue-point="9" draw:end-shape="id1120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19" draw:id="id1119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21" draw:id="id1121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119" draw:start-glue-point="9" draw:end-shape="id1121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119" draw:start-glue-point="7" draw:end-shape="id1122" draw:end-glue-point="4" svg:d="M5275 7144h-775v575" svg:viewBox="0 0 776 576">
          <text:p/>
        </draw:connector>
        <draw:custom-shape draw:style-name="gr7" draw:text-style-name="P24" xml:id="id1120" draw:id="id1120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23" draw:id="id1123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120" draw:start-glue-point="9" draw:end-shape="id1123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120" draw:start-glue-point="7" draw:end-shape="id1124" draw:end-glue-point="4" svg:d="M12426 7144h-675v576" svg:viewBox="0 0 676 577">
          <text:p/>
        </draw:connector>
        <draw:custom-shape draw:style-name="gr7" draw:text-style-name="P24" xml:id="id1122" draw:id="id1122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26" draw:id="id1126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122" draw:start-glue-point="9" draw:end-shape="id1125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122" draw:start-glue-point="7" draw:end-shape="id1126" draw:end-glue-point="0" svg:d="M4075 8744h-675v575" svg:viewBox="0 0 676 576">
          <text:p/>
        </draw:connector>
        <draw:custom-shape draw:style-name="gr7" draw:text-style-name="P24" xml:id="id1124" draw:id="id1124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124" draw:start-glue-point="9" draw:end-shape="id1127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27" draw:id="id1127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29" draw:id="id1129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128" draw:id="id1128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127" draw:start-glue-point="9" draw:end-shape="id1128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127" draw:start-glue-point="7" draw:end-shape="id1129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30" draw:id="id1130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124" draw:start-glue-point="7" draw:end-shape="id1130" draw:end-glue-point="4" svg:d="M11326 8745h-1691v567" svg:viewBox="0 0 1692 568">
          <text:p/>
        </draw:connector>
        <draw:frame draw:style-name="gr20" draw:text-style-name="P26" xml:id="id1131" draw:id="id1131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130" draw:start-glue-point="9" draw:end-shape="id1131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130" draw:start-glue-point="7" draw:end-shape="id1132" draw:end-glue-point="4" svg:d="M9210 10337h-610v563" svg:viewBox="0 0 611 564">
          <text:p/>
        </draw:connector>
        <draw:custom-shape draw:style-name="gr7" draw:text-style-name="P33" xml:id="id1132" draw:id="id1132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34" draw:id="id1134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132" draw:start-glue-point="7" draw:end-shape="id1133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132" draw:start-glue-point="9" draw:end-shape="id1134" draw:end-glue-point="0" svg:d="M9025 11925h626v612" svg:viewBox="0 0 627 613">
          <text:p/>
        </draw:connector>
        <draw:custom-shape draw:style-name="gr7" draw:text-style-name="P24" xml:id="id1125" draw:id="id1125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35" draw:id="id1135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136" draw:id="id1136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125" draw:start-glue-point="7" draw:end-shape="id1135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125" draw:start-glue-point="9" draw:end-shape="id1136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133" draw:id="id1133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38" draw:id="id1138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137" draw:id="id1137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133" draw:start-glue-point="9" draw:end-shape="id1137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133" draw:start-glue-point="7" draw:end-shape="id1138" draw:end-glue-point="0" svg:d="M7150 13525h-599v611" svg:viewBox="0 0 600 612">
          <text:p/>
        </draw:connector>
        <draw:custom-shape draw:style-name="gr6" draw:text-style-name="P25" xml:id="id1139" draw:id="id1139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140" draw:id="id1140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141" draw:id="id1141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139" draw:start-glue-point="7" draw:end-shape="id1140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139" draw:start-glue-point="9" draw:end-shape="id1141" draw:end-glue-point="0" svg:d="M15697 4286h542v551" svg:viewBox="0 0 543 552">
          <text:p/>
        </draw:connector>
        <draw:custom-shape draw:style-name="gr15" draw:text-style-name="P18" xml:id="id1142" draw:id="id1142" draw:layer="layout" svg:width="2.4cm" svg:height="1.145cm" svg:x="13.056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2.938cm" svg:y="12.5cm">
          <draw:text-box>
            <text:p><text:span text:style-name="T13">ANTERIOR</text:span></text:p>
          </draw:text-box>
        </draw:frame>
        <draw:custom-shape draw:style-name="gr12" draw:text-style-name="P16" xml:id="id1143" draw:id="id1143" draw:layer="layout" svg:width="2.4cm" svg:height="1.145cm" svg:x="10.338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62cm" svg:y="12.5cm">
          <draw:text-box>
            <text:p><text:span text:style-name="T13">ATUAL</text:span></text:p>
          </draw:text-box>
        </draw:frame>
        <draw:connector draw:style-name="gr3" draw:text-style-name="P4" draw:layer="layout" draw:line-skew="1.463cm" svg:x1="14.256cm" svg:y1="12.255cm" svg:x2="11.689cm" svg:y2="8.92cm" draw:start-shape="id1142" draw:start-glue-point="0" svg:d="M14256 12255v-455h-2567v-2880" svg:viewBox="0 0 2568 3336">
          <text:p/>
        </draw:connector>
        <draw:connector draw:style-name="gr3" draw:text-style-name="P4" draw:layer="layout" draw:line-skew="0.643cm" svg:x1="11.538cm" svg:y1="12.255cm" svg:x2="9.573cm" svg:y2="10.512cm" draw:start-shape="id1143" draw:start-glue-point="0" svg:d="M11538 12255v-479h-1965v-1264" svg:viewBox="0 0 1966 1744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144" draw:id="id1144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144" draw:start-glue-point="2" draw:end-shape="id1145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5" draw:style-name="gr85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145" draw:id="id1145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145" draw:start-glue-point="7" draw:end-shape="id1146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145" draw:start-glue-point="9" draw:end-shape="id1147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46" draw:id="id1146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48" draw:id="id1148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146" draw:start-glue-point="9" draw:end-shape="id1148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146" draw:start-glue-point="7" draw:end-shape="id1149" draw:end-glue-point="4" svg:d="M5275 7144h-775v575" svg:viewBox="0 0 776 576">
          <text:p/>
        </draw:connector>
        <draw:custom-shape draw:style-name="gr7" draw:text-style-name="P24" xml:id="id1147" draw:id="id1147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50" draw:id="id1150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147" draw:start-glue-point="9" draw:end-shape="id1150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147" draw:start-glue-point="7" draw:end-shape="id1151" draw:end-glue-point="4" svg:d="M12426 7144h-675v576" svg:viewBox="0 0 676 577">
          <text:p/>
        </draw:connector>
        <draw:custom-shape draw:style-name="gr7" draw:text-style-name="P24" xml:id="id1149" draw:id="id1149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53" draw:id="id1153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149" draw:start-glue-point="9" draw:end-shape="id1152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149" draw:start-glue-point="7" draw:end-shape="id1153" draw:end-glue-point="0" svg:d="M4075 8744h-675v575" svg:viewBox="0 0 676 576">
          <text:p/>
        </draw:connector>
        <draw:custom-shape draw:style-name="gr7" draw:text-style-name="P24" xml:id="id1151" draw:id="id1151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151" draw:start-glue-point="9" draw:end-shape="id1154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54" draw:id="id1154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56" draw:id="id1156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155" draw:id="id1155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154" draw:start-glue-point="9" draw:end-shape="id1155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154" draw:start-glue-point="7" draw:end-shape="id1156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57" draw:id="id1157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151" draw:start-glue-point="7" draw:end-shape="id1157" draw:end-glue-point="4" svg:d="M11326 8745h-1691v567" svg:viewBox="0 0 1692 568">
          <text:p/>
        </draw:connector>
        <draw:frame draw:style-name="gr20" draw:text-style-name="P26" xml:id="id1158" draw:id="id1158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157" draw:start-glue-point="9" draw:end-shape="id1158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157" draw:start-glue-point="7" draw:end-shape="id1159" draw:end-glue-point="4" svg:d="M9210 10337h-610v563" svg:viewBox="0 0 611 564">
          <text:p/>
        </draw:connector>
        <draw:custom-shape draw:style-name="gr7" draw:text-style-name="P33" xml:id="id1159" draw:id="id1159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61" draw:id="id1161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159" draw:start-glue-point="7" draw:end-shape="id1160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159" draw:start-glue-point="9" draw:end-shape="id1161" draw:end-glue-point="0" svg:d="M9025 11925h626v612" svg:viewBox="0 0 627 613">
          <text:p/>
        </draw:connector>
        <draw:custom-shape draw:style-name="gr7" draw:text-style-name="P24" xml:id="id1152" draw:id="id1152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62" draw:id="id1162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163" draw:id="id1163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152" draw:start-glue-point="7" draw:end-shape="id1162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152" draw:start-glue-point="9" draw:end-shape="id1163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160" draw:id="id1160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65" draw:id="id1165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164" draw:id="id1164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160" draw:start-glue-point="9" draw:end-shape="id1164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160" draw:start-glue-point="7" draw:end-shape="id1165" draw:end-glue-point="0" svg:d="M7150 13525h-599v611" svg:viewBox="0 0 600 612">
          <text:p/>
        </draw:connector>
        <draw:custom-shape draw:style-name="gr6" draw:text-style-name="P25" xml:id="id1166" draw:id="id1166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167" draw:id="id1167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168" draw:id="id1168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166" draw:start-glue-point="7" draw:end-shape="id1167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166" draw:start-glue-point="9" draw:end-shape="id1168" draw:end-glue-point="0" svg:d="M15697 4286h542v551" svg:viewBox="0 0 543 552">
          <text:p/>
        </draw:connector>
        <draw:custom-shape draw:style-name="gr15" draw:text-style-name="P18" xml:id="id1169" draw:id="id1169" draw:layer="layout" svg:width="2.4cm" svg:height="1.145cm" svg:x="10.518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cm" svg:y="12.5cm">
          <draw:text-box>
            <text:p><text:span text:style-name="T13">ANTERIOR</text:span></text:p>
          </draw:text-box>
        </draw:frame>
        <draw:custom-shape draw:style-name="gr12" draw:text-style-name="P16" xml:id="id1170" draw:id="id1170" draw:layer="layout" svg:width="2.4cm" svg:height="1.145cm" svg:x="2.2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482cm" svg:y="12.445cm">
          <draw:text-box>
            <text:p><text:span text:style-name="T13">ATUAL</text:span></text:p>
          </draw:text-box>
        </draw:frame>
        <draw:connector draw:style-name="gr3" draw:text-style-name="P4" draw:layer="layout" draw:line-skew="0.308cm" svg:x1="11.718cm" svg:y1="12.255cm" svg:x2="9.635cm" svg:y2="10.512cm" draw:start-shape="id1169" draw:start-glue-point="0" draw:end-shape="id1157" draw:end-glue-point="8" svg:d="M11718 12255v-563h-2083v-1180" svg:viewBox="0 0 2084 1744">
          <text:p/>
        </draw:connector>
        <draw:connector draw:style-name="gr66" draw:text-style-name="P30" draw:layer="layout" draw:line-skew="-0.3cm" svg:x1="4.6cm" svg:y1="12.772cm" svg:x2="8cm" svg:y2="11.5cm" draw:start-shape="id1170" draw:start-glue-point="1" draw:end-shape="id1159" draw:end-glue-point="6" svg:d="M4600 12772h1400v-1272h2000" svg:viewBox="0 0 3401 1273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171" draw:id="id1171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171" draw:start-glue-point="2" draw:end-shape="id1172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6" draw:style-name="gr86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172" draw:id="id1172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172" draw:start-glue-point="7" draw:end-shape="id1173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172" draw:start-glue-point="9" draw:end-shape="id1174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73" draw:id="id1173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75" draw:id="id1175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173" draw:start-glue-point="9" draw:end-shape="id1175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173" draw:start-glue-point="7" draw:end-shape="id1176" draw:end-glue-point="4" svg:d="M5275 7144h-775v575" svg:viewBox="0 0 776 576">
          <text:p/>
        </draw:connector>
        <draw:custom-shape draw:style-name="gr7" draw:text-style-name="P24" xml:id="id1174" draw:id="id1174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77" draw:id="id1177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174" draw:start-glue-point="9" draw:end-shape="id1177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174" draw:start-glue-point="7" draw:end-shape="id1178" draw:end-glue-point="4" svg:d="M12426 7144h-675v576" svg:viewBox="0 0 676 577">
          <text:p/>
        </draw:connector>
        <draw:custom-shape draw:style-name="gr7" draw:text-style-name="P24" xml:id="id1176" draw:id="id1176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80" draw:id="id1180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176" draw:start-glue-point="9" draw:end-shape="id1179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176" draw:start-glue-point="7" draw:end-shape="id1180" draw:end-glue-point="0" svg:d="M4075 8744h-675v575" svg:viewBox="0 0 676 576">
          <text:p/>
        </draw:connector>
        <draw:custom-shape draw:style-name="gr7" draw:text-style-name="P24" xml:id="id1178" draw:id="id1178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178" draw:start-glue-point="9" draw:end-shape="id1181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81" draw:id="id1181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83" draw:id="id1183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182" draw:id="id1182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181" draw:start-glue-point="9" draw:end-shape="id1182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181" draw:start-glue-point="7" draw:end-shape="id1183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184" draw:id="id1184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178" draw:start-glue-point="7" draw:end-shape="id1184" draw:end-glue-point="4" svg:d="M11326 8745h-1691v567" svg:viewBox="0 0 1692 568">
          <text:p/>
        </draw:connector>
        <draw:frame draw:style-name="gr20" draw:text-style-name="P26" xml:id="id1185" draw:id="id1185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184" draw:start-glue-point="9" draw:end-shape="id1185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184" draw:start-glue-point="7" draw:end-shape="id1186" draw:end-glue-point="4" svg:d="M9210 10337h-610v563" svg:viewBox="0 0 611 564">
          <text:p/>
        </draw:connector>
        <draw:custom-shape draw:style-name="gr7" draw:text-style-name="P33" xml:id="id1186" draw:id="id1186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88" draw:id="id1188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186" draw:start-glue-point="7" draw:end-shape="id1187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186" draw:start-glue-point="9" draw:end-shape="id1188" draw:end-glue-point="0" svg:d="M9025 11925h626v612" svg:viewBox="0 0 627 613">
          <text:p/>
        </draw:connector>
        <draw:custom-shape draw:style-name="gr7" draw:text-style-name="P24" xml:id="id1179" draw:id="id1179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89" draw:id="id1189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190" draw:id="id1190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179" draw:start-glue-point="7" draw:end-shape="id1189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179" draw:start-glue-point="9" draw:end-shape="id1190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187" draw:id="id1187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192" draw:id="id1192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191" draw:id="id1191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187" draw:start-glue-point="9" draw:end-shape="id1191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187" draw:start-glue-point="7" draw:end-shape="id1192" draw:end-glue-point="0" svg:d="M7150 13525h-599v611" svg:viewBox="0 0 600 612">
          <text:p/>
        </draw:connector>
        <draw:custom-shape draw:style-name="gr6" draw:text-style-name="P25" xml:id="id1193" draw:id="id1193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194" draw:id="id1194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195" draw:id="id1195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193" draw:start-glue-point="7" draw:end-shape="id1194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193" draw:start-glue-point="9" draw:end-shape="id1195" draw:end-glue-point="0" svg:d="M15697 4286h542v551" svg:viewBox="0 0 543 552">
          <text:p/>
        </draw:connector>
        <draw:custom-shape draw:style-name="gr15" draw:text-style-name="P18" xml:id="id1196" draw:id="id1196" draw:layer="layout" svg:width="2.4cm" svg:height="1.145cm" svg:x="10.518cm" svg:y="12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cm" svg:y="12.5cm">
          <draw:text-box>
            <text:p><text:span text:style-name="T13">ANTERIOR</text:span></text:p>
          </draw:text-box>
        </draw:frame>
        <draw:custom-shape draw:style-name="gr12" draw:text-style-name="P16" xml:id="id1197" draw:id="id1197" draw:layer="layout" svg:width="2.4cm" svg:height="1.145cm" svg:x="2.2cm" svg:y="12.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482cm" svg:y="12.745cm">
          <draw:text-box>
            <text:p><text:span text:style-name="T13">ATUAL</text:span></text:p>
          </draw:text-box>
        </draw:frame>
        <draw:connector draw:style-name="gr3" draw:text-style-name="P4" draw:layer="layout" svg:x1="11.718cm" svg:y1="12.255cm" svg:x2="9.2cm" svg:y2="11.5cm" draw:start-shape="id1196" draw:start-glue-point="0" draw:end-shape="id1186" draw:end-glue-point="10" svg:d="M11718 12255v-755h-2518" svg:viewBox="0 0 2519 756">
          <text:p/>
        </draw:connector>
        <draw:connector draw:style-name="gr66" draw:text-style-name="P30" draw:layer="layout" svg:x1="4.6cm" svg:y1="13.072cm" svg:x2="6.975cm" svg:y2="13.1cm" draw:start-shape="id1197" draw:start-glue-point="1" draw:end-shape="id1187" draw:end-glue-point="6" svg:d="M4600 13072h1187v28h1188" svg:viewBox="0 0 2376 29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198" draw:id="id1198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198" draw:start-glue-point="2" draw:end-shape="id1199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7" draw:style-name="gr87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4">enquanto (atual ≠ NULL) {</text:span><text:span text:style-name="T14"><text:line-break/></text:span><text:span text:style-name="T14"> <text:s text:c="3"/>anterior ← atual; </text:span><text:span text:style-name="T10"><text:s/></text:span><text:span text:style-name="T10"><text:line-break/></text:span><text:span text:style-name="T10"> <text:s text:c="3"/></text:span><text:span text:style-name="T14">se (atual.valor &gt; umValor) {</text:span><text:span text:style-name="T14"><text:line-break/></text:span><text:span text:style-name="T14"> <text:s text:c="5"/>atual ← atual.esquerdo; </text:span><text:span text:style-name="T14"><text:line-break/></text:span><text:span text:style-name="T14"> <text:s text:c="3"/>} </text:span><text:span text:style-name="T10">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199" draw:id="id1199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199" draw:start-glue-point="7" draw:end-shape="id1200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199" draw:start-glue-point="9" draw:end-shape="id1201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00" draw:id="id1200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02" draw:id="id1202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200" draw:start-glue-point="9" draw:end-shape="id1202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200" draw:start-glue-point="7" draw:end-shape="id1203" draw:end-glue-point="4" svg:d="M5275 7144h-775v575" svg:viewBox="0 0 776 576">
          <text:p/>
        </draw:connector>
        <draw:custom-shape draw:style-name="gr7" draw:text-style-name="P24" xml:id="id1201" draw:id="id1201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04" draw:id="id1204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201" draw:start-glue-point="9" draw:end-shape="id1204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201" draw:start-glue-point="7" draw:end-shape="id1205" draw:end-glue-point="4" svg:d="M12426 7144h-675v576" svg:viewBox="0 0 676 577">
          <text:p/>
        </draw:connector>
        <draw:custom-shape draw:style-name="gr7" draw:text-style-name="P24" xml:id="id1203" draw:id="id1203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07" draw:id="id1207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203" draw:start-glue-point="9" draw:end-shape="id1206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203" draw:start-glue-point="7" draw:end-shape="id1207" draw:end-glue-point="0" svg:d="M4075 8744h-675v575" svg:viewBox="0 0 676 576">
          <text:p/>
        </draw:connector>
        <draw:custom-shape draw:style-name="gr7" draw:text-style-name="P24" xml:id="id1205" draw:id="id1205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205" draw:start-glue-point="9" draw:end-shape="id1208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08" draw:id="id1208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10" draw:id="id1210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209" draw:id="id1209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208" draw:start-glue-point="9" draw:end-shape="id1209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208" draw:start-glue-point="7" draw:end-shape="id1210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11" draw:id="id1211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205" draw:start-glue-point="7" draw:end-shape="id1211" draw:end-glue-point="4" svg:d="M11326 8745h-1691v567" svg:viewBox="0 0 1692 568">
          <text:p/>
        </draw:connector>
        <draw:frame draw:style-name="gr20" draw:text-style-name="P26" xml:id="id1212" draw:id="id1212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211" draw:start-glue-point="9" draw:end-shape="id1212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211" draw:start-glue-point="7" draw:end-shape="id1213" draw:end-glue-point="4" svg:d="M9210 10337h-610v563" svg:viewBox="0 0 611 564">
          <text:p/>
        </draw:connector>
        <draw:custom-shape draw:style-name="gr7" draw:text-style-name="P33" xml:id="id1213" draw:id="id1213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15" draw:id="id1215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213" draw:start-glue-point="7" draw:end-shape="id1214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213" draw:start-glue-point="9" draw:end-shape="id1215" draw:end-glue-point="0" svg:d="M9025 11925h626v612" svg:viewBox="0 0 627 613">
          <text:p/>
        </draw:connector>
        <draw:custom-shape draw:style-name="gr7" draw:text-style-name="P24" xml:id="id1206" draw:id="id1206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16" draw:id="id1216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217" draw:id="id1217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206" draw:start-glue-point="7" draw:end-shape="id1216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206" draw:start-glue-point="9" draw:end-shape="id1217" draw:end-glue-point="0" svg:d="M6425 10325h526v612" svg:viewBox="0 0 527 613">
          <text:p/>
        </draw:connector>
        <draw:frame draw:style-name="gr73" draw:text-style-name="P2" draw:layer="layout" svg:width="1.4cm" svg:height="1.187cm" svg:x="17.8cm" svg:y="7.4cm">
          <draw:text-box>
            <text:p/>
          </draw:text-box>
        </draw:frame>
        <draw:custom-shape draw:style-name="gr7" draw:text-style-name="P24" xml:id="id1214" draw:id="id1214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19" draw:id="id1219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218" draw:id="id1218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214" draw:start-glue-point="9" draw:end-shape="id1218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214" draw:start-glue-point="7" draw:end-shape="id1219" draw:end-glue-point="0" svg:d="M7150 13525h-599v611" svg:viewBox="0 0 600 612">
          <text:p/>
        </draw:connector>
        <draw:custom-shape draw:style-name="gr6" draw:text-style-name="P25" xml:id="id1220" draw:id="id1220" draw:layer="layout" svg:width="1.2cm" svg:height="1.2cm" svg:x="14.672cm" svg:y="3.261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xml:id="id1221" draw:id="id1221" draw:layer="layout" svg:width="1.721cm" svg:height="0.763cm" svg:x="13.378cm" svg:y="4.837cm">
          <draw:text-box>
            <text:p><text:span text:style-name="T16">NULL</text:span></text:p>
          </draw:text-box>
        </draw:frame>
        <draw:frame draw:style-name="gr22" draw:text-style-name="P19" xml:id="id1222" draw:id="id1222" draw:layer="layout" svg:width="1.721cm" svg:height="0.763cm" svg:x="15.379cm" svg:y="4.837cm">
          <draw:text-box>
            <text:p><text:span text:style-name="T16">NULL</text:span></text:p>
          </draw:text-box>
        </draw:frame>
        <draw:connector draw:style-name="gr3" draw:text-style-name="P4" draw:layer="layout" svg:x1="14.847cm" svg:y1="4.286cm" svg:x2="14.238cm" svg:y2="4.837cm" draw:start-shape="id1220" draw:start-glue-point="7" draw:end-shape="id1221" draw:end-glue-point="0" svg:d="M14847 4286h-609v551" svg:viewBox="0 0 610 552">
          <text:p/>
        </draw:connector>
        <draw:connector draw:style-name="gr3" draw:text-style-name="P4" draw:layer="layout" svg:x1="15.697cm" svg:y1="4.286cm" svg:x2="16.239cm" svg:y2="4.837cm" draw:start-shape="id1220" draw:start-glue-point="9" draw:end-shape="id1222" draw:end-glue-point="0" svg:d="M15697 4286h542v551" svg:viewBox="0 0 543 552">
          <text:p/>
        </draw:connector>
        <draw:custom-shape draw:style-name="gr15" draw:text-style-name="P18" xml:id="id1224" draw:id="id1224" draw:layer="layout" svg:width="2.4cm" svg:height="1.145cm" svg:x="10.518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cm" svg:y="13.245cm">
          <draw:text-box>
            <text:p><text:span text:style-name="T13">ANTERIOR</text:span></text:p>
          </draw:text-box>
        </draw:frame>
        <draw:custom-shape draw:style-name="gr12" draw:text-style-name="P16" xml:id="id1223" draw:id="id1223" draw:layer="layout" svg:width="2.4cm" svg:height="1.145cm" svg:x="10.5cm" svg:y="14.40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782cm" svg:y="14.65cm">
          <draw:text-box>
            <text:p><text:span text:style-name="T13">ATUAL</text:span></text:p>
          </draw:text-box>
        </draw:frame>
        <draw:connector draw:style-name="gr66" draw:text-style-name="P30" draw:layer="layout" svg:x1="10.5cm" svg:y1="14.977cm" svg:x2="9.451cm" svg:y2="14.518cm" draw:start-shape="id1223" draw:start-glue-point="3" draw:end-shape="id1218" draw:end-glue-point="1" svg:d="M10500 14977h-524v-459h-525" svg:viewBox="0 0 1050 460">
          <text:p/>
        </draw:connector>
        <draw:connector draw:style-name="gr66" draw:text-style-name="P30" draw:layer="layout" draw:line-skew="-0.597cm" svg:x1="10.518cm" svg:y1="13.572cm" svg:x2="8.175cm" svg:y2="13.1cm" draw:start-shape="id1224" draw:end-shape="id1214" draw:end-glue-point="10" svg:d="M10518 13572h-1767v-472h-576" svg:viewBox="0 0 2344 473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0">
        <draw:frame presentation:style-name="pr3" draw:text-style-name="P9" draw:layer="layout" svg:width="25.199cm" svg:height="2.629cm" svg:x="1.4cm" svg:y="0.9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225" draw:id="id1225" draw:layer="layout" svg:width="1.522cm" svg:height="0.962cm" svg:x="8.623cm" svg:y="3.157cm">
          <draw:text-box>
            <text:p><text:span text:style-name="T17">raiz</text:span></text:p>
          </draw:text-box>
        </draw:frame>
        <draw:connector draw:style-name="gr3" draw:text-style-name="P4" draw:layer="layout" svg:x1="9.384cm" svg:y1="4.119cm" svg:x2="9.376cm" svg:y2="4.519cm" draw:start-shape="id1225" draw:start-glue-point="2" draw:end-shape="id1226" draw:end-glue-point="4" svg:d="M9384 4119v200h-8v200" svg:viewBox="0 0 9 401">
          <text:p/>
        </draw:connector>
        <draw:custom-shape draw:style-name="gr7" draw:text-style-name="P24" draw:layer="layout" svg:width="1.2cm" svg:height="1.2cm" svg:x="5.4cm" svg:y="1.7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6.701cm" svg:y="1.701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1.7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1.7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1.7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1.902cm" svg:y="1.70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3.202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1.7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1.7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1.7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1.7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6cm" svg:y="2.4cm">
          <draw:text-box>
            <text:p/>
          </draw:text-box>
        </draw:fram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8" draw:style-name="gr88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9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senão {</text:span><text:span text:style-name="T8"><text:line-break/></text:span><text:span text:style-name="T8"> <text:s text:c="3"/>anterior.direito ← novo;</text:span><text:span text:style-name="T8"><text:line-break/></text:span><text:span text:style-name="T8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226" draw:id="id1226" draw:layer="layout" svg:width="1.2cm" svg:height="1.2cm" svg:x="8.776cm" svg:y="4.51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951cm" svg:y1="5.544cm" svg:x2="5.7cm" svg:y2="6.119cm" draw:start-shape="id1226" draw:start-glue-point="7" draw:end-shape="id1227" draw:end-glue-point="4" svg:d="M8951 5544h-3251v575" svg:viewBox="0 0 3252 576">
          <text:p/>
        </draw:connector>
        <draw:connector draw:style-name="gr3" draw:text-style-name="P4" draw:layer="layout" svg:x1="9.801cm" svg:y1="5.544cm" svg:x2="12.851cm" svg:y2="6.119cm" draw:start-shape="id1226" draw:start-glue-point="9" draw:end-shape="id1228" draw:end-glue-point="4" svg:d="M9801 5544h3050v575" svg:viewBox="0 0 3051 576">
          <text:p/>
        </draw:connector>
        <draw:custom-shape draw:style-name="gr7" draw:text-style-name="P24" draw:layer="layout" svg:width="1.2cm" svg:height="1.2cm" svg:x="6.702cm" svg:y="1.7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27" draw:id="id1227" draw:layer="layout" svg:width="1.2cm" svg:height="1.2cm" svg:x="5.1cm" svg:y="6.119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29" draw:id="id1229" draw:layer="layout" svg:width="1.8cm" svg:height="0.763cm" svg:x="6.1cm" svg:y="7.658cm">
          <draw:text-box>
            <text:p><text:span text:style-name="T15">NULL</text:span></text:p>
          </draw:text-box>
        </draw:frame>
        <draw:connector draw:style-name="gr3" draw:text-style-name="P4" draw:layer="layout" svg:x1="6.125cm" svg:y1="7.144cm" svg:x2="7cm" svg:y2="7.658cm" draw:start-shape="id1227" draw:start-glue-point="9" draw:end-shape="id1229" draw:end-glue-point="0" svg:d="M6125 7144h875v514" svg:viewBox="0 0 876 515">
          <text:p/>
        </draw:connector>
        <draw:connector draw:style-name="gr3" draw:text-style-name="P4" draw:layer="layout" svg:x1="5.275cm" svg:y1="7.144cm" svg:x2="4.5cm" svg:y2="7.719cm" draw:start-shape="id1227" draw:start-glue-point="7" draw:end-shape="id1230" draw:end-glue-point="4" svg:d="M5275 7144h-775v575" svg:viewBox="0 0 776 576">
          <text:p/>
        </draw:connector>
        <draw:custom-shape draw:style-name="gr7" draw:text-style-name="P24" xml:id="id1228" draw:id="id1228" draw:layer="layout" svg:width="1.2cm" svg:height="1.2cm" svg:x="12.251cm" svg:y="6.119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31" draw:id="id1231" draw:layer="layout" svg:width="1.8cm" svg:height="0.763cm" svg:x="13.051cm" svg:y="7.658cm">
          <draw:text-box>
            <text:p><text:span text:style-name="T15">NULL</text:span></text:p>
          </draw:text-box>
        </draw:frame>
        <draw:connector draw:style-name="gr3" draw:text-style-name="P4" draw:layer="layout" svg:x1="13.276cm" svg:y1="7.144cm" svg:x2="13.951cm" svg:y2="7.658cm" draw:start-shape="id1228" draw:start-glue-point="9" draw:end-shape="id1231" draw:end-glue-point="0" svg:d="M13276 7144h675v514" svg:viewBox="0 0 676 515">
          <text:p/>
        </draw:connector>
        <draw:connector draw:style-name="gr3" draw:text-style-name="P4" draw:layer="layout" svg:x1="12.426cm" svg:y1="7.144cm" svg:x2="11.751cm" svg:y2="7.72cm" draw:start-shape="id1228" draw:start-glue-point="7" draw:end-shape="id1232" draw:end-glue-point="4" svg:d="M12426 7144h-675v576" svg:viewBox="0 0 676 577">
          <text:p/>
        </draw:connector>
        <draw:custom-shape draw:style-name="gr7" draw:text-style-name="P24" xml:id="id1230" draw:id="id1230" draw:layer="layout" svg:width="1.2cm" svg:height="1.2cm" svg:x="3.9cm" svg:y="7.719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34" draw:id="id1234" draw:layer="layout" svg:width="1.8cm" svg:height="0.763cm" svg:x="2.5cm" svg:y="9.319cm">
          <draw:text-box>
            <text:p><text:span text:style-name="T15">NULL</text:span></text:p>
          </draw:text-box>
        </draw:frame>
        <draw:connector draw:style-name="gr32" draw:text-style-name="P21" draw:layer="layout" svg:x1="4.925cm" svg:y1="8.744cm" svg:x2="6cm" svg:y2="9.3cm" draw:start-shape="id1230" draw:start-glue-point="9" draw:end-shape="id1233" draw:end-glue-point="4" svg:d="M4925 8744h1075v556" svg:viewBox="0 0 1076 557">
          <text:p/>
        </draw:connector>
        <draw:connector draw:style-name="gr32" draw:text-style-name="P21" draw:layer="layout" svg:x1="4.075cm" svg:y1="8.744cm" svg:x2="3.4cm" svg:y2="9.319cm" draw:start-shape="id1230" draw:start-glue-point="7" draw:end-shape="id1234" draw:end-glue-point="0" svg:d="M4075 8744h-675v575" svg:viewBox="0 0 676 576">
          <text:p/>
        </draw:connector>
        <draw:custom-shape draw:style-name="gr7" draw:text-style-name="P24" xml:id="id1232" draw:id="id1232" draw:layer="layout" svg:width="1.2cm" svg:height="1.2cm" svg:x="11.151cm" svg:y="7.7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176cm" svg:y1="8.745cm" svg:x2="13.935cm" svg:y2="9.312cm" draw:start-shape="id1232" draw:start-glue-point="9" draw:end-shape="id1235" draw:end-glue-point="4" svg:d="M12176 8745h1759v567" svg:viewBox="0 0 1760 568">
          <text:p/>
        </draw:connector>
        <draw:custom-shape draw:style-name="gr7" draw:text-style-name="P24" draw:layer="layout" svg:width="1.2cm" svg:height="1.2cm" svg:x="11.903cm" svg:y="1.7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35" draw:id="id1235" draw:layer="layout" svg:width="1.2cm" svg:height="1.2cm" svg:x="13.335cm" svg:y="9.3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37" draw:id="id1237" draw:layer="layout" svg:width="1.8cm" svg:height="0.763cm" svg:x="12.051cm" svg:y="10.936cm">
          <draw:text-box>
            <text:p><text:span text:style-name="T15">NULL</text:span></text:p>
          </draw:text-box>
        </draw:frame>
        <draw:frame draw:style-name="gr20" draw:text-style-name="P26" xml:id="id1236" draw:id="id1236" draw:layer="layout" svg:width="1.8cm" svg:height="0.763cm" svg:x="14.051cm" svg:y="10.937cm">
          <draw:text-box>
            <text:p><text:span text:style-name="T15">NULL</text:span></text:p>
          </draw:text-box>
        </draw:frame>
        <draw:connector draw:style-name="gr3" draw:text-style-name="P4" draw:layer="layout" svg:x1="14.36cm" svg:y1="10.337cm" svg:x2="14.951cm" svg:y2="10.937cm" draw:start-shape="id1235" draw:start-glue-point="9" draw:end-shape="id1236" draw:end-glue-point="0" svg:d="M14360 10337h591v600" svg:viewBox="0 0 592 601">
          <text:p/>
        </draw:connector>
        <draw:connector draw:style-name="gr18" draw:text-style-name="P4" draw:layer="layout" svg:x1="13.51cm" svg:y1="10.337cm" svg:x2="12.951cm" svg:y2="10.936cm" draw:start-shape="id1235" draw:start-glue-point="7" draw:end-shape="id1237" draw:end-glue-point="0" svg:d="M13510 10337h-559v599" svg:viewBox="0 0 560 600">
          <text:p/>
        </draw:connector>
        <draw:custom-shape draw:style-name="gr7" draw:text-style-name="P24" draw:layer="layout" svg:width="1.2cm" svg:height="1.2cm" svg:x="13.204cm" svg:y="1.7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38" draw:id="id1238" draw:layer="layout" svg:width="1.2cm" svg:height="1.2cm" svg:x="9.035cm" svg:y="9.31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326cm" svg:y1="8.745cm" svg:x2="9.635cm" svg:y2="9.312cm" draw:start-shape="id1232" draw:start-glue-point="7" draw:end-shape="id1238" draw:end-glue-point="4" svg:d="M11326 8745h-1691v567" svg:viewBox="0 0 1692 568">
          <text:p/>
        </draw:connector>
        <draw:frame draw:style-name="gr20" draw:text-style-name="P26" xml:id="id1239" draw:id="id1239" draw:layer="layout" svg:width="1.8cm" svg:height="0.763cm" svg:x="9.751cm" svg:y="10.929cm">
          <draw:text-box>
            <text:p><text:span text:style-name="T15">NULL</text:span></text:p>
          </draw:text-box>
        </draw:frame>
        <draw:connector draw:style-name="gr3" draw:text-style-name="P4" draw:layer="layout" svg:x1="10.06cm" svg:y1="10.337cm" svg:x2="10.651cm" svg:y2="10.929cm" draw:start-shape="id1238" draw:start-glue-point="9" draw:end-shape="id1239" draw:end-glue-point="0" svg:d="M10060 10337h591v592" svg:viewBox="0 0 592 593">
          <text:p/>
        </draw:connector>
        <draw:connector draw:style-name="gr18" draw:text-style-name="P4" draw:layer="layout" svg:x1="9.21cm" svg:y1="10.337cm" svg:x2="8.6cm" svg:y2="10.9cm" draw:start-shape="id1238" draw:start-glue-point="7" draw:end-shape="id1240" draw:end-glue-point="4" svg:d="M9210 10337h-610v563" svg:viewBox="0 0 611 564">
          <text:p/>
        </draw:connector>
        <draw:custom-shape draw:style-name="gr7" draw:text-style-name="P33" xml:id="id1240" draw:id="id1240" draw:layer="layout" svg:width="1.2cm" svg:height="1.2cm" svg:x="8cm" svg:y="10.9cm">
          <text:p text:style-name="P32"><text:span text:style-name="T19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42" draw:id="id1242" draw:layer="layout" svg:width="1.8cm" svg:height="0.763cm" svg:x="8.751cm" svg:y="12.537cm">
          <draw:text-box>
            <text:p><text:span text:style-name="T15">NULL</text:span></text:p>
          </draw:text-box>
        </draw:frame>
        <draw:connector draw:style-name="gr3" draw:text-style-name="P4" draw:layer="layout" svg:x1="8.175cm" svg:y1="11.925cm" svg:x2="7.575cm" svg:y2="12.5cm" draw:start-shape="id1240" draw:start-glue-point="7" draw:end-shape="id1241" draw:end-glue-point="4" svg:d="M8175 11925h-600v575" svg:viewBox="0 0 601 576">
          <text:p/>
        </draw:connector>
        <draw:connector draw:style-name="gr3" draw:text-style-name="P4" draw:layer="layout" svg:x1="9.025cm" svg:y1="11.925cm" svg:x2="9.651cm" svg:y2="12.537cm" draw:start-shape="id1240" draw:start-glue-point="9" draw:end-shape="id1242" draw:end-glue-point="0" svg:d="M9025 11925h626v612" svg:viewBox="0 0 627 613">
          <text:p/>
        </draw:connector>
        <draw:custom-shape draw:style-name="gr7" draw:text-style-name="P24" xml:id="id1233" draw:id="id1233" draw:layer="layout" svg:width="1.2cm" svg:height="1.2cm" svg:x="5.4cm" svg:y="9.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43" draw:id="id1243" draw:layer="layout" svg:width="1.8cm" svg:height="0.763cm" svg:x="4.051cm" svg:y="10.936cm">
          <draw:text-box>
            <text:p><text:span text:style-name="T15">NULL</text:span></text:p>
          </draw:text-box>
        </draw:frame>
        <draw:frame draw:style-name="gr20" draw:text-style-name="P26" xml:id="id1244" draw:id="id1244" draw:layer="layout" svg:width="1.8cm" svg:height="0.763cm" svg:x="6.051cm" svg:y="10.937cm">
          <draw:text-box>
            <text:p><text:span text:style-name="T15">NULL</text:span></text:p>
          </draw:text-box>
        </draw:frame>
        <draw:connector draw:style-name="gr69" draw:text-style-name="P31" draw:layer="layout" svg:x1="5.575cm" svg:y1="10.325cm" svg:x2="4.951cm" svg:y2="10.936cm" draw:start-shape="id1233" draw:start-glue-point="7" draw:end-shape="id1243" draw:end-glue-point="0" svg:d="M5575 10325h-624v611" svg:viewBox="0 0 625 612">
          <text:p/>
        </draw:connector>
        <draw:connector draw:style-name="gr69" draw:text-style-name="P31" draw:layer="layout" svg:x1="6.425cm" svg:y1="10.325cm" svg:x2="6.951cm" svg:y2="10.937cm" draw:start-shape="id1233" draw:start-glue-point="9" draw:end-shape="id1244" draw:end-glue-point="0" svg:d="M6425 10325h526v612" svg:viewBox="0 0 527 613">
          <text:p/>
        </draw:connector>
        <draw:custom-shape draw:style-name="gr7" draw:text-style-name="P24" xml:id="id1241" draw:id="id1241" draw:layer="layout" svg:width="1.2cm" svg:height="1.2cm" svg:x="6.975cm" svg:y="12.5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46" draw:id="id1246" draw:layer="layout" svg:width="1.8cm" svg:height="0.763cm" svg:x="5.651cm" svg:y="14.136cm">
          <draw:text-box>
            <text:p><text:span text:style-name="T15">NULL</text:span></text:p>
          </draw:text-box>
        </draw:frame>
        <draw:frame draw:style-name="gr20" draw:text-style-name="P26" xml:id="id1245" draw:id="id1245" draw:layer="layout" svg:width="1.8cm" svg:height="0.763cm" svg:x="7.651cm" svg:y="14.137cm">
          <draw:text-box>
            <text:p><text:span text:style-name="T15">NULL</text:span></text:p>
          </draw:text-box>
        </draw:frame>
        <draw:connector draw:style-name="gr66" draw:text-style-name="P30" draw:layer="layout" svg:x1="8cm" svg:y1="13.525cm" svg:x2="8.551cm" svg:y2="14.137cm" draw:start-shape="id1241" draw:start-glue-point="9" draw:end-shape="id1245" draw:end-glue-point="0" svg:d="M8000 13525h551v612" svg:viewBox="0 0 552 613">
          <text:p/>
        </draw:connector>
        <draw:connector draw:style-name="gr66" draw:text-style-name="P30" draw:layer="layout" svg:x1="7.15cm" svg:y1="13.525cm" svg:x2="6.551cm" svg:y2="14.136cm" draw:start-shape="id1241" draw:start-glue-point="7" draw:end-shape="id1246" draw:end-glue-point="0" svg:d="M7150 13525h-599v611" svg:viewBox="0 0 600 612">
          <text:p/>
        </draw:connector>
        <draw:custom-shape draw:style-name="gr6" draw:text-style-name="P25" xml:id="id1249" draw:id="id1249" draw:layer="layout" svg:width="1.2cm" svg:height="1.2cm" svg:x="3.6cm" svg:y="13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248" draw:id="id1248" draw:layer="layout" svg:width="2.4cm" svg:height="1.145cm" svg:x="10.518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4cm" svg:y="13.245cm">
          <draw:text-box>
            <text:p><text:span text:style-name="T13">ANTERIOR</text:span></text:p>
          </draw:text-box>
        </draw:frame>
        <draw:custom-shape draw:style-name="gr12" draw:text-style-name="P16" xml:id="id1247" draw:id="id1247" draw:layer="layout" svg:width="2.4cm" svg:height="1.145cm" svg:x="10.5cm" svg:y="14.40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782cm" svg:y="14.65cm">
          <draw:text-box>
            <text:p><text:span text:style-name="T13">ATUAL</text:span></text:p>
          </draw:text-box>
        </draw:frame>
        <draw:connector draw:style-name="gr66" draw:text-style-name="P30" draw:layer="layout" svg:x1="10.5cm" svg:y1="14.977cm" svg:x2="9.451cm" svg:y2="14.518cm" draw:start-shape="id1247" draw:start-glue-point="3" draw:end-shape="id1245" draw:end-glue-point="1" svg:d="M10500 14977h-524v-459h-525" svg:viewBox="0 0 1050 460">
          <text:p/>
        </draw:connector>
        <draw:connector draw:style-name="gr66" draw:text-style-name="P30" draw:layer="layout" draw:line-skew="-0.597cm" svg:x1="10.518cm" svg:y1="13.572cm" svg:x2="8.175cm" svg:y2="13.1cm" draw:start-shape="id1248" draw:end-shape="id1241" draw:end-glue-point="10" svg:d="M10518 13572h-1767v-472h-576" svg:viewBox="0 0 2344 473">
          <text:p/>
        </draw:connector>
        <draw:connector draw:style-name="gr66" draw:text-style-name="P30" draw:layer="layout" svg:x1="4.2cm" svg:y1="13.6cm" svg:x2="6.975cm" svg:y2="13.1cm" draw:start-shape="id1249" draw:start-glue-point="4" draw:end-shape="id1241" draw:end-glue-point="6" svg:d="M4200 13600v-501h1688v1h1087" svg:viewBox="0 0 2776 502">
          <text:p/>
        </draw:connector>
        <draw:custom-shape draw:style-name="gr7" draw:text-style-name="P29" draw:layer="layout" svg:width="1.2cm" svg:height="1.2cm" svg:x="8.001cm" svg:y="10.901cm">
          <text:p text:style-name="P28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Inserir:</text:span></text:p>
          </draw:text-box>
        </draw:frame>
        <draw:frame draw:style-name="gr1" draw:text-style-name="P22" xml:id="id1250" draw:id="id1250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250" draw:start-glue-point="2" draw:end-shape="id1251" draw:end-glue-point="4" svg:d="M9284 3062v200h-8v200" svg:viewBox="0 0 9 401">
          <text:p/>
        </draw:connector>
        <draw:custom-shape draw:style-name="gr7" draw:text-style-name="P24" draw:layer="layout" svg:width="1.2cm" svg:height="1.2cm" svg:x="5.4cm" svg:y="0.9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001cm" svg:y="0.901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9.302cm" svg:y="0.90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601cm" svg:y="0.901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4.503cm" svg:y="0.903cm">
          <text:p text:style-name="P23"><text:span text:style-name="T17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5.803cm" svg:y="0.90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7.103cm" svg:y="0.90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5" draw:layer="layout" svg:width="1.2cm" svg:height="1.2cm" svg:x="18.404cm" svg:y="0.904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name="CaixaDeTexto 14_69" draw:style-name="gr89" draw:text-style-name="P15" draw:layer="layout" svg:width="11.845cm" svg:height="12.901cm" svg:x="17cm" svg:y="3.099cm">
          <text:p text:style-name="P14"><text:span text:style-name="T7">inserirIterativamente(umValor):</text:span><text:span text:style-name="T8"><text:line-break/></text:span><text:span text:style-name="T8">novo ← criar_noh(umValor);</text:span><text:span text:style-name="T9"> </text:span><text:span text:style-name="T8"><text:line-break/></text:span><text:span text:style-name="T8">se (raiz = NULL) {</text:span><text:span text:style-name="T8"><text:line-break/></text:span><text:span text:style-name="T8"> <text:s/>raiz ← novo;</text:span><text:span text:style-name="T8"><text:line-break/></text:span><text:span text:style-name="T8">} </text:span></text:p>
          <text:p text:style-name="P14"><text:span text:style-name="T8">senão {</text:span><text:span text:style-name="T8"><text:line-break/></text:span><text:span text:style-name="T8"> <text:s/>atual ← raiz;</text:span><text:span text:style-name="T8"><text:line-break/></text:span><text:span text:style-name="T8"> <text:s/></text:span><text:span text:style-name="T10">enquanto (atual ≠ NULL) {</text:span><text:span text:style-name="T10"><text:line-break/></text:span><text:span text:style-name="T10"> <text:s text:c="3"/>anterior ← atual; <text:s/></text:span><text:span text:style-name="T10"><text:line-break/></text:span><text:span text:style-name="T10"> <text:s text:c="3"/>se (atual.valor &gt; umValor) {</text:span><text:span text:style-name="T10"><text:line-break/></text:span><text:span text:style-name="T10"> <text:s text:c="5"/>atual ← atual.esquerdo; </text:span><text:span text:style-name="T10"><text:line-break/></text:span><text:span text:style-name="T10"> <text:s text:c="3"/>} senão { </text:span><text:span text:style-name="T10"><text:line-break/></text:span><text:span text:style-name="T10"> <text:s text:c="5"/>atual ← atual.direito; 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8"> </text:span></text:p>
          <text:p text:style-name="P14"><text:span text:style-name="T8">novo.pai ← anterior;</text:span><text:span text:style-name="T8"><text:line-break/></text:span><text:span text:style-name="T8"> <text:s/>se (anterior.valor &gt; novo.valor) {</text:span><text:span text:style-name="T8"><text:line-break/></text:span><text:span text:style-name="T8"> <text:s text:c="3"/>anterior.esquerdo ← novo;</text:span><text:span text:style-name="T8"><text:line-break/></text:span><text:span text:style-name="T8"> <text:s/>} </text:span><text:span text:style-name="T9">senão {</text:span><text:span text:style-name="T9"><text:line-break/></text:span><text:span text:style-name="T9"> <text:s text:c="3"/>anterior.direito ← novo;</text:span><text:span text:style-name="T9"><text:line-break/></text:span><text:span text:style-name="T9"> <text:s/>}</text:span><text:span text:style-name="T8"><text:line-break/></text:span><text:span text:style-name="T8">}</text:span></text:p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4" xml:id="id1251" draw:id="id1251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251" draw:start-glue-point="7" draw:end-shape="id1252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251" draw:start-glue-point="9" draw:end-shape="id1253" draw:end-glue-point="4" svg:d="M9701 4487h3050v575" svg:viewBox="0 0 3051 576">
          <text:p/>
        </draw:connector>
        <draw:custom-shape draw:style-name="gr7" draw:text-style-name="P24" draw:layer="layout" svg:width="1.2cm" svg:height="1.2cm" svg:x="6.702cm" svg:y="0.90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52" draw:id="id1252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54" draw:id="id1254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252" draw:start-glue-point="9" draw:end-shape="id1254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252" draw:start-glue-point="7" draw:end-shape="id1255" draw:end-glue-point="4" svg:d="M5175 6087h-775v575" svg:viewBox="0 0 776 576">
          <text:p/>
        </draw:connector>
        <draw:custom-shape draw:style-name="gr7" draw:text-style-name="P24" xml:id="id1253" draw:id="id1253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56" draw:id="id1256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253" draw:start-glue-point="9" draw:end-shape="id1256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253" draw:start-glue-point="7" draw:end-shape="id1257" draw:end-glue-point="4" svg:d="M12326 6087h-675v576" svg:viewBox="0 0 676 577">
          <text:p/>
        </draw:connector>
        <draw:custom-shape draw:style-name="gr7" draw:text-style-name="P24" xml:id="id1255" draw:id="id1255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59" draw:id="id1259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255" draw:start-glue-point="9" draw:end-shape="id1258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255" draw:start-glue-point="7" draw:end-shape="id1259" draw:end-glue-point="0" svg:d="M3975 7687h-675v575" svg:viewBox="0 0 676 576">
          <text:p/>
        </draw:connector>
        <draw:custom-shape draw:style-name="gr7" draw:text-style-name="P24" xml:id="id1257" draw:id="id1257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257" draw:start-glue-point="9" draw:end-shape="id1260" draw:end-glue-point="4" svg:d="M12076 7688h1759v567" svg:viewBox="0 0 1760 568">
          <text:p/>
        </draw:connector>
        <draw:custom-shape draw:style-name="gr7" draw:text-style-name="P24" draw:layer="layout" svg:width="1.2cm" svg:height="1.2cm" svg:x="11.903cm" svg:y="0.903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60" draw:id="id1260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62" draw:id="id1262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261" draw:id="id1261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260" draw:start-glue-point="9" draw:end-shape="id1261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260" draw:start-glue-point="7" draw:end-shape="id1262" draw:end-glue-point="0" svg:d="M13410 9280h-559v599" svg:viewBox="0 0 560 600">
          <text:p/>
        </draw:connector>
        <draw:custom-shape draw:style-name="gr7" draw:text-style-name="P24" draw:layer="layout" svg:width="1.2cm" svg:height="1.2cm" svg:x="13.204cm" svg:y="0.902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xml:id="id1263" draw:id="id1263" draw:layer="layout" svg:width="1.2cm" svg:height="1.2cm" svg:x="8.935cm" svg:y="8.255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257" draw:start-glue-point="7" draw:end-shape="id1263" draw:end-glue-point="4" svg:d="M11226 7688h-1691v567" svg:viewBox="0 0 1692 568">
          <text:p/>
        </draw:connector>
        <draw:frame draw:style-name="gr20" draw:text-style-name="P26" xml:id="id1264" draw:id="id1264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263" draw:start-glue-point="9" draw:end-shape="id1264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263" draw:start-glue-point="7" draw:end-shape="id1265" draw:end-glue-point="4" svg:d="M9110 9280h-610v563" svg:viewBox="0 0 611 564">
          <text:p/>
        </draw:connector>
        <draw:custom-shape draw:style-name="gr7" draw:text-style-name="P33" xml:id="id1265" draw:id="id1265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67" draw:id="id1267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265" draw:start-glue-point="7" draw:end-shape="id1266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265" draw:start-glue-point="9" draw:end-shape="id1267" draw:end-glue-point="0" svg:d="M8925 10868h626v612" svg:viewBox="0 0 627 613">
          <text:p/>
        </draw:connector>
        <draw:custom-shape draw:style-name="gr7" draw:text-style-name="P24" xml:id="id1258" draw:id="id1258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68" draw:id="id1268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269" draw:id="id1269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258" draw:start-glue-point="7" draw:end-shape="id1268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258" draw:start-glue-point="9" draw:end-shape="id1269" draw:end-glue-point="0" svg:d="M6325 9268h526v612" svg:viewBox="0 0 527 613">
          <text:p/>
        </draw:connector>
        <draw:custom-shape draw:style-name="gr7" draw:text-style-name="P24" xml:id="id1266" draw:id="id1266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71" draw:id="id1271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266" draw:start-glue-point="9" draw:end-shape="id1270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266" draw:start-glue-point="7" draw:end-shape="id1271" draw:end-glue-point="0" svg:d="M7050 12468h-599v611" svg:viewBox="0 0 600 612">
          <text:p/>
        </draw:connector>
        <draw:custom-shape draw:style-name="gr6" draw:text-style-name="P25" xml:id="id1270" draw:id="id1270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272" draw:id="id1272" draw:layer="layout" svg:width="2.4cm" svg:height="1.145cm" svg:x="10.418cm" svg:y="11.94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718cm" svg:height="0.725cm" svg:x="10.3cm" svg:y="12.188cm">
          <draw:text-box>
            <text:p><text:span text:style-name="T13">ANTERIOR</text:span></text:p>
          </draw:text-box>
        </draw:frame>
        <draw:connector draw:style-name="gr66" draw:text-style-name="P30" draw:layer="layout" draw:line-skew="-0.348cm" svg:x1="10.418cm" svg:y1="12.515cm" svg:x2="8.075cm" svg:y2="12.043cm" draw:start-shape="id1272" draw:end-shape="id1266" draw:end-glue-point="10" svg:d="M10418 12515h-1518v-472h-825" svg:viewBox="0 0 2344 473">
          <text:p/>
        </draw:connector>
        <draw:frame draw:style-name="gr20" draw:text-style-name="P26" xml:id="id1274" draw:id="id1274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273" draw:id="id1273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270" draw:start-glue-point="9" draw:end-shape="id1273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270" draw:start-glue-point="7" draw:end-shape="id1274" draw:end-glue-point="0" svg:d="M8175 14168h-624v611" svg:viewBox="0 0 625 612">
          <text:p/>
        </draw:connector>
        <draw:connector draw:style-name="gr3" draw:text-style-name="P4" draw:layer="layout" svg:x1="8.175cm" svg:y1="13.318cm" svg:x2="7.475cm" svg:y2="12.643cm" draw:start-shape="id1270" draw:start-glue-point="5" draw:end-shape="id1266" draw:end-glue-point="8" svg:d="M8175 13318h-700v-675" svg:viewBox="0 0 701 676">
          <text:p/>
        </draw:connector>
        <presentation:notes draw:style-name="dp2">
          <draw:page-thumbnail draw:style-name="gr5" draw:layer="layout" svg:width="19.798cm" svg:height="11.136cm" svg:x="0.6cm" svg:y="2.257cm" draw:page-number="7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275" draw:id="id1275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275" draw:start-glue-point="2" draw:end-shape="id1276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276" draw:id="id1276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276" draw:start-glue-point="7" draw:end-shape="id1277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276" draw:start-glue-point="9" draw:end-shape="id1278" draw:end-glue-point="4" svg:d="M9701 4487h3050v575" svg:viewBox="0 0 3051 576">
          <text:p/>
        </draw:connector>
        <draw:custom-shape draw:style-name="gr7" draw:text-style-name="P24" xml:id="id1277" draw:id="id1277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79" draw:id="id1279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277" draw:start-glue-point="9" draw:end-shape="id1279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277" draw:start-glue-point="7" draw:end-shape="id1280" draw:end-glue-point="4" svg:d="M5175 6087h-775v575" svg:viewBox="0 0 776 576">
          <text:p/>
        </draw:connector>
        <draw:custom-shape draw:style-name="gr7" draw:text-style-name="P24" xml:id="id1278" draw:id="id1278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81" draw:id="id1281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278" draw:start-glue-point="9" draw:end-shape="id1281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278" draw:start-glue-point="7" draw:end-shape="id1282" draw:end-glue-point="4" svg:d="M12326 6087h-675v576" svg:viewBox="0 0 676 577">
          <text:p/>
        </draw:connector>
        <draw:custom-shape draw:style-name="gr7" draw:text-style-name="P24" xml:id="id1280" draw:id="id1280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84" draw:id="id1284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280" draw:start-glue-point="9" draw:end-shape="id1283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280" draw:start-glue-point="7" draw:end-shape="id1284" draw:end-glue-point="0" svg:d="M3975 7687h-675v575" svg:viewBox="0 0 676 576">
          <text:p/>
        </draw:connector>
        <draw:custom-shape draw:style-name="gr7" draw:text-style-name="P24" xml:id="id1282" draw:id="id1282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282" draw:start-glue-point="9" draw:end-shape="id1285" draw:end-glue-point="4" svg:d="M12076 7688h1759v567" svg:viewBox="0 0 1760 568">
          <text:p/>
        </draw:connector>
        <draw:custom-shape draw:style-name="gr7" draw:text-style-name="P24" xml:id="id1285" draw:id="id1285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87" draw:id="id1287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286" draw:id="id1286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285" draw:start-glue-point="9" draw:end-shape="id1286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285" draw:start-glue-point="7" draw:end-shape="id1287" draw:end-glue-point="0" svg:d="M13410 9280h-559v599" svg:viewBox="0 0 560 600">
          <text:p/>
        </draw:connector>
        <draw:custom-shape draw:style-name="gr7" draw:text-style-name="P24" xml:id="id1288" draw:id="id1288" draw:layer="layout" svg:width="1.2cm" svg:height="1.2cm" svg:x="8.935cm" svg:y="8.255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282" draw:start-glue-point="7" draw:end-shape="id1288" draw:end-glue-point="4" svg:d="M11226 7688h-1691v567" svg:viewBox="0 0 1692 568">
          <text:p/>
        </draw:connector>
        <draw:frame draw:style-name="gr20" draw:text-style-name="P26" xml:id="id1289" draw:id="id1289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288" draw:start-glue-point="9" draw:end-shape="id1289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288" draw:start-glue-point="7" draw:end-shape="id1290" draw:end-glue-point="4" svg:d="M9110 9280h-610v563" svg:viewBox="0 0 611 564">
          <text:p/>
        </draw:connector>
        <draw:custom-shape draw:style-name="gr7" draw:text-style-name="P33" xml:id="id1290" draw:id="id1290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92" draw:id="id1292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290" draw:start-glue-point="7" draw:end-shape="id1291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290" draw:start-glue-point="9" draw:end-shape="id1292" draw:end-glue-point="0" svg:d="M8925 10868h626v612" svg:viewBox="0 0 627 613">
          <text:p/>
        </draw:connector>
        <draw:custom-shape draw:style-name="gr7" draw:text-style-name="P24" xml:id="id1283" draw:id="id1283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93" draw:id="id1293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294" draw:id="id1294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283" draw:start-glue-point="7" draw:end-shape="id1293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283" draw:start-glue-point="9" draw:end-shape="id1294" draw:end-glue-point="0" svg:d="M6325 9268h526v612" svg:viewBox="0 0 527 613">
          <text:p/>
        </draw:connector>
        <draw:custom-shape draw:style-name="gr7" draw:text-style-name="P24" xml:id="id1291" draw:id="id1291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96" draw:id="id1296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291" draw:start-glue-point="9" draw:end-shape="id1295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291" draw:start-glue-point="7" draw:end-shape="id1296" draw:end-glue-point="0" svg:d="M7050 12468h-599v611" svg:viewBox="0 0 600 612">
          <text:p/>
        </draw:connector>
        <draw:custom-shape draw:style-name="gr7" draw:text-style-name="P24" xml:id="id1295" draw:id="id1295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298" draw:id="id1298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297" draw:id="id1297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295" draw:start-glue-point="9" draw:end-shape="id1297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295" draw:start-glue-point="7" draw:end-shape="id1298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125" draw:style-name="gr91" draw:text-style-name="P6" draw:layer="layout" svg:width="9.2cm" svg:height="1.351cm" svg:x="17cm" svg:y="1.249cm">
          <text:p text:style-name="P5"><text:span text:style-name="T3">remove(umValor):</text:span><text:span text:style-name="T20"><text:line-break/></text:span><text:span text:style-name="T5">nohRemover ← buscaAux(umValo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299" draw:id="id129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299" draw:start-glue-point="2" draw:end-shape="id130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300" draw:id="id130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300" draw:start-glue-point="7" draw:end-shape="id130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300" draw:start-glue-point="9" draw:end-shape="id1302" draw:end-glue-point="4" svg:d="M9701 4487h3050v575" svg:viewBox="0 0 3051 576">
          <text:p/>
        </draw:connector>
        <draw:custom-shape draw:style-name="gr7" draw:text-style-name="P24" xml:id="id1301" draw:id="id130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03" draw:id="id130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301" draw:start-glue-point="9" draw:end-shape="id130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301" draw:start-glue-point="7" draw:end-shape="id1304" draw:end-glue-point="4" svg:d="M5175 6087h-775v575" svg:viewBox="0 0 776 576">
          <text:p/>
        </draw:connector>
        <draw:custom-shape draw:style-name="gr7" draw:text-style-name="P24" xml:id="id1302" draw:id="id130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05" draw:id="id130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302" draw:start-glue-point="9" draw:end-shape="id130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302" draw:start-glue-point="7" draw:end-shape="id1306" draw:end-glue-point="4" svg:d="M12326 6087h-675v576" svg:viewBox="0 0 676 577">
          <text:p/>
        </draw:connector>
        <draw:custom-shape draw:style-name="gr7" draw:text-style-name="P24" xml:id="id1304" draw:id="id130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08" draw:id="id130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304" draw:start-glue-point="9" draw:end-shape="id130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304" draw:start-glue-point="7" draw:end-shape="id1308" draw:end-glue-point="0" svg:d="M3975 7687h-675v575" svg:viewBox="0 0 676 576">
          <text:p/>
        </draw:connector>
        <draw:custom-shape draw:style-name="gr7" draw:text-style-name="P24" xml:id="id1306" draw:id="id130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306" draw:start-glue-point="9" draw:end-shape="id1309" draw:end-glue-point="4" svg:d="M12076 7688h1759v567" svg:viewBox="0 0 1760 568">
          <text:p/>
        </draw:connector>
        <draw:custom-shape draw:style-name="gr7" draw:text-style-name="P24" xml:id="id1309" draw:id="id130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11" draw:id="id131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310" draw:id="id131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309" draw:start-glue-point="9" draw:end-shape="id131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309" draw:start-glue-point="7" draw:end-shape="id1311" draw:end-glue-point="0" svg:d="M13410 9280h-559v599" svg:viewBox="0 0 560 600">
          <text:p/>
        </draw:connector>
        <draw:custom-shape draw:style-name="gr7" draw:text-style-name="P24" xml:id="id1312" draw:id="id1312" draw:layer="layout" svg:width="1.2cm" svg:height="1.2cm" svg:x="8.935cm" svg:y="8.255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306" draw:start-glue-point="7" draw:end-shape="id1312" draw:end-glue-point="4" svg:d="M11226 7688h-1691v567" svg:viewBox="0 0 1692 568">
          <text:p/>
        </draw:connector>
        <draw:frame draw:style-name="gr20" draw:text-style-name="P26" xml:id="id1313" draw:id="id1313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312" draw:start-glue-point="9" draw:end-shape="id1313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312" draw:start-glue-point="7" draw:end-shape="id1314" draw:end-glue-point="4" svg:d="M9110 9280h-610v563" svg:viewBox="0 0 611 564">
          <text:p/>
        </draw:connector>
        <draw:custom-shape draw:style-name="gr7" draw:text-style-name="P33" xml:id="id1314" draw:id="id1314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16" draw:id="id1316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314" draw:start-glue-point="7" draw:end-shape="id1315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314" draw:start-glue-point="9" draw:end-shape="id1316" draw:end-glue-point="0" svg:d="M8925 10868h626v612" svg:viewBox="0 0 627 613">
          <text:p/>
        </draw:connector>
        <draw:custom-shape draw:style-name="gr7" draw:text-style-name="P24" xml:id="id1307" draw:id="id130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17" draw:id="id131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318" draw:id="id131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307" draw:start-glue-point="7" draw:end-shape="id131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307" draw:start-glue-point="9" draw:end-shape="id1318" draw:end-glue-point="0" svg:d="M6325 9268h526v612" svg:viewBox="0 0 527 613">
          <text:p/>
        </draw:connector>
        <draw:custom-shape draw:style-name="gr7" draw:text-style-name="P24" xml:id="id1315" draw:id="id1315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20" draw:id="id1320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315" draw:start-glue-point="9" draw:end-shape="id1319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315" draw:start-glue-point="7" draw:end-shape="id1320" draw:end-glue-point="0" svg:d="M7050 12468h-599v611" svg:viewBox="0 0 600 612">
          <text:p/>
        </draw:connector>
        <draw:custom-shape draw:style-name="gr7" draw:text-style-name="P24" xml:id="id1319" draw:id="id1319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22" draw:id="id1322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321" draw:id="id1321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319" draw:start-glue-point="9" draw:end-shape="id1321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319" draw:start-glue-point="7" draw:end-shape="id1322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" draw:style-name="gr92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23">atual ← raiz;</text:span><text:span text:style-name="T12"><text:line-break/></text:span><text:span text:style-name="T12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323" draw:id="id1323" draw:layer="layout" svg:width="2.4cm" svg:height="1.145cm" svg:x="1.9cm" svg:y="3.46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182cm" svg:y="3.707cm">
          <draw:text-box>
            <text:p><text:span text:style-name="T13">ATUAL</text:span></text:p>
          </draw:text-box>
        </draw:frame>
        <draw:connector draw:style-name="gr66" draw:text-style-name="P30" draw:layer="layout" svg:x1="4.3cm" svg:y1="4.034cm" svg:x2="8.676cm" svg:y2="4.026cm" draw:start-shape="id1323" draw:start-glue-point="1" svg:d="M4300 4034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7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324" draw:id="id132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324" draw:start-glue-point="2" draw:end-shape="id132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325" draw:id="id132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325" draw:start-glue-point="7" draw:end-shape="id132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325" draw:start-glue-point="9" draw:end-shape="id1327" draw:end-glue-point="4" svg:d="M9701 4487h3050v575" svg:viewBox="0 0 3051 576">
          <text:p/>
        </draw:connector>
        <draw:custom-shape draw:style-name="gr7" draw:text-style-name="P24" xml:id="id1326" draw:id="id132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28" draw:id="id132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326" draw:start-glue-point="9" draw:end-shape="id1328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326" draw:start-glue-point="7" draw:end-shape="id1329" draw:end-glue-point="4" svg:d="M5175 6087h-775v575" svg:viewBox="0 0 776 576">
          <text:p/>
        </draw:connector>
        <draw:custom-shape draw:style-name="gr7" draw:text-style-name="P24" xml:id="id1327" draw:id="id132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30" draw:id="id133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327" draw:start-glue-point="9" draw:end-shape="id1330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327" draw:start-glue-point="7" draw:end-shape="id1331" draw:end-glue-point="4" svg:d="M12326 6087h-675v576" svg:viewBox="0 0 676 577">
          <text:p/>
        </draw:connector>
        <draw:custom-shape draw:style-name="gr7" draw:text-style-name="P24" xml:id="id1329" draw:id="id1329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33" draw:id="id1333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329" draw:start-glue-point="9" draw:end-shape="id1332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329" draw:start-glue-point="7" draw:end-shape="id1333" draw:end-glue-point="0" svg:d="M3975 7687h-675v575" svg:viewBox="0 0 676 576">
          <text:p/>
        </draw:connector>
        <draw:custom-shape draw:style-name="gr7" draw:text-style-name="P24" xml:id="id1331" draw:id="id1331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331" draw:start-glue-point="9" draw:end-shape="id1334" draw:end-glue-point="4" svg:d="M12076 7688h1759v567" svg:viewBox="0 0 1760 568">
          <text:p/>
        </draw:connector>
        <draw:custom-shape draw:style-name="gr7" draw:text-style-name="P24" xml:id="id1334" draw:id="id133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36" draw:id="id133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335" draw:id="id133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334" draw:start-glue-point="9" draw:end-shape="id133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334" draw:start-glue-point="7" draw:end-shape="id1336" draw:end-glue-point="0" svg:d="M13410 9280h-559v599" svg:viewBox="0 0 560 600">
          <text:p/>
        </draw:connector>
        <draw:custom-shape draw:style-name="gr7" draw:text-style-name="P24" xml:id="id1337" draw:id="id1337" draw:layer="layout" svg:width="1.2cm" svg:height="1.2cm" svg:x="8.935cm" svg:y="8.255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331" draw:start-glue-point="7" draw:end-shape="id1337" draw:end-glue-point="4" svg:d="M11226 7688h-1691v567" svg:viewBox="0 0 1692 568">
          <text:p/>
        </draw:connector>
        <draw:frame draw:style-name="gr20" draw:text-style-name="P26" xml:id="id1338" draw:id="id1338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337" draw:start-glue-point="9" draw:end-shape="id1338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337" draw:start-glue-point="7" draw:end-shape="id1339" draw:end-glue-point="4" svg:d="M9110 9280h-610v563" svg:viewBox="0 0 611 564">
          <text:p/>
        </draw:connector>
        <draw:custom-shape draw:style-name="gr7" draw:text-style-name="P33" xml:id="id1339" draw:id="id1339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41" draw:id="id1341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339" draw:start-glue-point="7" draw:end-shape="id1340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339" draw:start-glue-point="9" draw:end-shape="id1341" draw:end-glue-point="0" svg:d="M8925 10868h626v612" svg:viewBox="0 0 627 613">
          <text:p/>
        </draw:connector>
        <draw:custom-shape draw:style-name="gr7" draw:text-style-name="P24" xml:id="id1332" draw:id="id1332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42" draw:id="id1342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343" draw:id="id1343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332" draw:start-glue-point="7" draw:end-shape="id1342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332" draw:start-glue-point="9" draw:end-shape="id1343" draw:end-glue-point="0" svg:d="M6325 9268h526v612" svg:viewBox="0 0 527 613">
          <text:p/>
        </draw:connector>
        <draw:custom-shape draw:style-name="gr7" draw:text-style-name="P24" xml:id="id1340" draw:id="id1340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45" draw:id="id1345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340" draw:start-glue-point="9" draw:end-shape="id1344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340" draw:start-glue-point="7" draw:end-shape="id1345" draw:end-glue-point="0" svg:d="M7050 12468h-599v611" svg:viewBox="0 0 600 612">
          <text:p/>
        </draw:connector>
        <draw:custom-shape draw:style-name="gr7" draw:text-style-name="P24" xml:id="id1344" draw:id="id1344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47" draw:id="id1347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346" draw:id="id1346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344" draw:start-glue-point="9" draw:end-shape="id1346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344" draw:start-glue-point="7" draw:end-shape="id1347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0" draw:style-name="gr93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</text:span><text:span text:style-name="T23">senão {</text:span><text:span text:style-name="T23"><text:line-break/></text:span><text:span text:style-name="T23"><text:tab/></text:span><text:span text:style-name="T23"><text:tab/></text:span><text:span text:style-name="T23">atual ← atual.direito;</text:span><text:span text:style-name="T23"><text:line-break/></text:span><text:span text:style-name="T23"><text:tab/></text:span><text:span text:style-name="T23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348" draw:id="id1348" draw:layer="layout" svg:width="2.4cm" svg:height="1.145cm" svg:x="14.6cm" svg:y="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4.882cm" svg:y="5.245cm">
          <draw:text-box>
            <text:p><text:span text:style-name="T13">ATUAL</text:span></text:p>
          </draw:text-box>
        </draw:frame>
        <draw:connector draw:style-name="gr3" draw:text-style-name="P4" draw:layer="layout" svg:x1="14.6cm" svg:y1="5.572cm" svg:x2="13.351cm" svg:y2="5.662cm" draw:start-shape="id1348" draw:start-glue-point="3" draw:end-shape="id1327" draw:end-glue-point="10" svg:d="M14600 5572h-623v90h-626" svg:viewBox="0 0 1250 91">
          <text:p/>
        </draw:connector>
        <presentation:notes draw:style-name="dp2">
          <draw:page-thumbnail draw:style-name="gr5" draw:layer="layout" svg:width="19.798cm" svg:height="11.136cm" svg:x="0.6cm" svg:y="2.257cm" draw:page-number="7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349" draw:id="id134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349" draw:start-glue-point="2" draw:end-shape="id135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350" draw:id="id135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350" draw:start-glue-point="7" draw:end-shape="id135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350" draw:start-glue-point="9" draw:end-shape="id1352" draw:end-glue-point="4" svg:d="M9701 4487h3050v575" svg:viewBox="0 0 3051 576">
          <text:p/>
        </draw:connector>
        <draw:custom-shape draw:style-name="gr7" draw:text-style-name="P24" xml:id="id1351" draw:id="id135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53" draw:id="id135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351" draw:start-glue-point="9" draw:end-shape="id135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351" draw:start-glue-point="7" draw:end-shape="id1354" draw:end-glue-point="4" svg:d="M5175 6087h-775v575" svg:viewBox="0 0 776 576">
          <text:p/>
        </draw:connector>
        <draw:custom-shape draw:style-name="gr7" draw:text-style-name="P24" xml:id="id1352" draw:id="id135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55" draw:id="id135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352" draw:start-glue-point="9" draw:end-shape="id135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352" draw:start-glue-point="7" draw:end-shape="id1356" draw:end-glue-point="4" svg:d="M12326 6087h-675v576" svg:viewBox="0 0 676 577">
          <text:p/>
        </draw:connector>
        <draw:custom-shape draw:style-name="gr7" draw:text-style-name="P24" xml:id="id1354" draw:id="id135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58" draw:id="id135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354" draw:start-glue-point="9" draw:end-shape="id135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354" draw:start-glue-point="7" draw:end-shape="id1358" draw:end-glue-point="0" svg:d="M3975 7687h-675v575" svg:viewBox="0 0 676 576">
          <text:p/>
        </draw:connector>
        <draw:custom-shape draw:style-name="gr7" draw:text-style-name="P24" xml:id="id1356" draw:id="id135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356" draw:start-glue-point="9" draw:end-shape="id1359" draw:end-glue-point="4" svg:d="M12076 7688h1759v567" svg:viewBox="0 0 1760 568">
          <text:p/>
        </draw:connector>
        <draw:custom-shape draw:style-name="gr7" draw:text-style-name="P24" xml:id="id1359" draw:id="id135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61" draw:id="id136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360" draw:id="id136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359" draw:start-glue-point="9" draw:end-shape="id136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359" draw:start-glue-point="7" draw:end-shape="id1361" draw:end-glue-point="0" svg:d="M13410 9280h-559v599" svg:viewBox="0 0 560 600">
          <text:p/>
        </draw:connector>
        <draw:custom-shape draw:style-name="gr7" draw:text-style-name="P24" xml:id="id1362" draw:id="id1362" draw:layer="layout" svg:width="1.2cm" svg:height="1.2cm" svg:x="8.935cm" svg:y="8.255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356" draw:start-glue-point="7" draw:end-shape="id1362" draw:end-glue-point="4" svg:d="M11226 7688h-1691v567" svg:viewBox="0 0 1692 568">
          <text:p/>
        </draw:connector>
        <draw:frame draw:style-name="gr20" draw:text-style-name="P26" xml:id="id1363" draw:id="id1363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362" draw:start-glue-point="9" draw:end-shape="id1363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362" draw:start-glue-point="7" draw:end-shape="id1364" draw:end-glue-point="4" svg:d="M9110 9280h-610v563" svg:viewBox="0 0 611 564">
          <text:p/>
        </draw:connector>
        <draw:custom-shape draw:style-name="gr7" draw:text-style-name="P33" xml:id="id1364" draw:id="id1364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66" draw:id="id1366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364" draw:start-glue-point="7" draw:end-shape="id1365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364" draw:start-glue-point="9" draw:end-shape="id1366" draw:end-glue-point="0" svg:d="M8925 10868h626v612" svg:viewBox="0 0 627 613">
          <text:p/>
        </draw:connector>
        <draw:custom-shape draw:style-name="gr7" draw:text-style-name="P24" xml:id="id1357" draw:id="id135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67" draw:id="id136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368" draw:id="id136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357" draw:start-glue-point="7" draw:end-shape="id136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357" draw:start-glue-point="9" draw:end-shape="id1368" draw:end-glue-point="0" svg:d="M6325 9268h526v612" svg:viewBox="0 0 527 613">
          <text:p/>
        </draw:connector>
        <draw:custom-shape draw:style-name="gr7" draw:text-style-name="P24" xml:id="id1365" draw:id="id1365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70" draw:id="id1370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365" draw:start-glue-point="9" draw:end-shape="id1369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365" draw:start-glue-point="7" draw:end-shape="id1370" draw:end-glue-point="0" svg:d="M7050 12468h-599v611" svg:viewBox="0 0 600 612">
          <text:p/>
        </draw:connector>
        <draw:custom-shape draw:style-name="gr7" draw:text-style-name="P24" xml:id="id1369" draw:id="id1369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72" draw:id="id1372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371" draw:id="id1371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369" draw:start-glue-point="9" draw:end-shape="id1371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369" draw:start-glue-point="7" draw:end-shape="id1372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" draw:style-name="gr94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</text:span><text:span text:style-name="T23">senão {</text:span><text:span text:style-name="T23"><text:line-break/></text:span><text:span text:style-name="T23"><text:tab/></text:span><text:span text:style-name="T23"><text:tab/></text:span><text:span text:style-name="T23">atual ← atual.direito;</text:span><text:span text:style-name="T23"><text:line-break/></text:span><text:span text:style-name="T23"><text:tab/></text:span><text:span text:style-name="T23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373" draw:id="id1373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682cm" svg:y="11.5cm">
          <draw:text-box>
            <text:p><text:span text:style-name="T13">ATUAL</text:span></text:p>
          </draw:text-box>
        </draw:frame>
        <draw:connector draw:style-name="gr3" draw:text-style-name="P4" draw:layer="layout" svg:x1="11.6cm" svg:y1="11.255cm" svg:x2="11.651cm" svg:y2="7.863cm" draw:start-shape="id1373" draw:start-glue-point="0" draw:end-shape="id1356" draw:end-glue-point="8" svg:d="M11600 11255v-1695h51v-1697" svg:viewBox="0 0 52 3393">
          <text:p/>
        </draw:connector>
        <presentation:notes draw:style-name="dp2">
          <draw:page-thumbnail draw:style-name="gr5" draw:layer="layout" svg:width="19.798cm" svg:height="11.136cm" svg:x="0.6cm" svg:y="2.257cm" draw:page-number="7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374" draw:id="id137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374" draw:start-glue-point="2" draw:end-shape="id137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375" draw:id="id137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375" draw:start-glue-point="7" draw:end-shape="id137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375" draw:start-glue-point="9" draw:end-shape="id1377" draw:end-glue-point="4" svg:d="M9701 4487h3050v575" svg:viewBox="0 0 3051 576">
          <text:p/>
        </draw:connector>
        <draw:custom-shape draw:style-name="gr7" draw:text-style-name="P24" xml:id="id1376" draw:id="id137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78" draw:id="id137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376" draw:start-glue-point="9" draw:end-shape="id1378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376" draw:start-glue-point="7" draw:end-shape="id1379" draw:end-glue-point="4" svg:d="M5175 6087h-775v575" svg:viewBox="0 0 776 576">
          <text:p/>
        </draw:connector>
        <draw:custom-shape draw:style-name="gr7" draw:text-style-name="P24" xml:id="id1377" draw:id="id137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80" draw:id="id138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377" draw:start-glue-point="9" draw:end-shape="id1380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377" draw:start-glue-point="7" draw:end-shape="id1381" draw:end-glue-point="4" svg:d="M12326 6087h-675v576" svg:viewBox="0 0 676 577">
          <text:p/>
        </draw:connector>
        <draw:custom-shape draw:style-name="gr7" draw:text-style-name="P24" xml:id="id1379" draw:id="id1379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83" draw:id="id1383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379" draw:start-glue-point="9" draw:end-shape="id1382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379" draw:start-glue-point="7" draw:end-shape="id1383" draw:end-glue-point="0" svg:d="M3975 7687h-675v575" svg:viewBox="0 0 676 576">
          <text:p/>
        </draw:connector>
        <draw:custom-shape draw:style-name="gr7" draw:text-style-name="P24" xml:id="id1381" draw:id="id1381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381" draw:start-glue-point="9" draw:end-shape="id1384" draw:end-glue-point="4" svg:d="M12076 7688h1759v567" svg:viewBox="0 0 1760 568">
          <text:p/>
        </draw:connector>
        <draw:custom-shape draw:style-name="gr7" draw:text-style-name="P24" xml:id="id1384" draw:id="id138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86" draw:id="id138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385" draw:id="id138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384" draw:start-glue-point="9" draw:end-shape="id138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384" draw:start-glue-point="7" draw:end-shape="id1386" draw:end-glue-point="0" svg:d="M13410 9280h-559v599" svg:viewBox="0 0 560 600">
          <text:p/>
        </draw:connector>
        <draw:custom-shape draw:style-name="gr7" draw:text-style-name="P29" xml:id="id1387" draw:id="id1387" draw:layer="layout" svg:width="1.2cm" svg:height="1.2cm" svg:x="8.935cm" svg:y="8.255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381" draw:start-glue-point="7" draw:end-shape="id1387" draw:end-glue-point="4" svg:d="M11226 7688h-1691v567" svg:viewBox="0 0 1692 568">
          <text:p/>
        </draw:connector>
        <draw:frame draw:style-name="gr20" draw:text-style-name="P26" xml:id="id1388" draw:id="id1388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387" draw:start-glue-point="9" draw:end-shape="id1388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387" draw:start-glue-point="7" draw:end-shape="id1389" draw:end-glue-point="4" svg:d="M9110 9280h-610v563" svg:viewBox="0 0 611 564">
          <text:p/>
        </draw:connector>
        <draw:custom-shape draw:style-name="gr7" draw:text-style-name="P33" xml:id="id1389" draw:id="id1389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91" draw:id="id1391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389" draw:start-glue-point="7" draw:end-shape="id1390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389" draw:start-glue-point="9" draw:end-shape="id1391" draw:end-glue-point="0" svg:d="M8925 10868h626v612" svg:viewBox="0 0 627 613">
          <text:p/>
        </draw:connector>
        <draw:custom-shape draw:style-name="gr7" draw:text-style-name="P24" xml:id="id1382" draw:id="id1382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92" draw:id="id1392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393" draw:id="id1393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382" draw:start-glue-point="7" draw:end-shape="id1392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382" draw:start-glue-point="9" draw:end-shape="id1393" draw:end-glue-point="0" svg:d="M6325 9268h526v612" svg:viewBox="0 0 527 613">
          <text:p/>
        </draw:connector>
        <draw:custom-shape draw:style-name="gr7" draw:text-style-name="P24" xml:id="id1390" draw:id="id1390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95" draw:id="id1395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390" draw:start-glue-point="9" draw:end-shape="id1394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390" draw:start-glue-point="7" draw:end-shape="id1395" draw:end-glue-point="0" svg:d="M7050 12468h-599v611" svg:viewBox="0 0 600 612">
          <text:p/>
        </draw:connector>
        <draw:custom-shape draw:style-name="gr7" draw:text-style-name="P24" xml:id="id1394" draw:id="id1394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397" draw:id="id1397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396" draw:id="id1396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394" draw:start-glue-point="9" draw:end-shape="id1396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394" draw:start-glue-point="7" draw:end-shape="id1397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2" draw:style-name="gr95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</text:span><text:span text:style-name="T23">senão se (atual.valor &gt; umValor) {</text:span><text:span text:style-name="T23"><text:line-break/></text:span><text:span text:style-name="T23"><text:tab/></text:span><text:span text:style-name="T23"><text:tab/></text:span><text:span text:style-name="T23">atual ← atual-&gt;esquerdo;</text:span><text:span text:style-name="T23"><text:line-break/></text:span><text:span text:style-name="T23"><text:tab/></text:span><text:span text:style-name="T23">}</text:span><text:span text:style-name="T12">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398" draw:id="id1398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682cm" svg:y="11.5cm">
          <draw:text-box>
            <text:p><text:span text:style-name="T13">ATUAL</text:span></text:p>
          </draw:text-box>
        </draw:frame>
        <draw:connector draw:style-name="gr3" draw:text-style-name="P4" draw:layer="layout" svg:x1="11.6cm" svg:y1="11.255cm" svg:x2="10.135cm" svg:y2="8.855cm" draw:start-shape="id1398" draw:start-glue-point="0" draw:end-shape="id1387" draw:end-glue-point="10" svg:d="M11600 11255v-2400h-1465" svg:viewBox="0 0 1466 2401">
          <text:p/>
        </draw:connector>
        <presentation:notes draw:style-name="dp2">
          <draw:page-thumbnail draw:style-name="gr5" draw:layer="layout" svg:width="19.798cm" svg:height="11.136cm" svg:x="0.6cm" svg:y="2.257cm" draw:page-number="7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399" draw:id="id139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399" draw:start-glue-point="2" draw:end-shape="id140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400" draw:id="id140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400" draw:start-glue-point="7" draw:end-shape="id140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400" draw:start-glue-point="9" draw:end-shape="id1402" draw:end-glue-point="4" svg:d="M9701 4487h3050v575" svg:viewBox="0 0 3051 576">
          <text:p/>
        </draw:connector>
        <draw:custom-shape draw:style-name="gr7" draw:text-style-name="P24" xml:id="id1401" draw:id="id140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03" draw:id="id140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401" draw:start-glue-point="9" draw:end-shape="id140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401" draw:start-glue-point="7" draw:end-shape="id1404" draw:end-glue-point="4" svg:d="M5175 6087h-775v575" svg:viewBox="0 0 776 576">
          <text:p/>
        </draw:connector>
        <draw:custom-shape draw:style-name="gr7" draw:text-style-name="P24" xml:id="id1402" draw:id="id140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05" draw:id="id140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402" draw:start-glue-point="9" draw:end-shape="id140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402" draw:start-glue-point="7" draw:end-shape="id1406" draw:end-glue-point="4" svg:d="M12326 6087h-675v576" svg:viewBox="0 0 676 577">
          <text:p/>
        </draw:connector>
        <draw:custom-shape draw:style-name="gr7" draw:text-style-name="P24" xml:id="id1404" draw:id="id140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08" draw:id="id140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404" draw:start-glue-point="9" draw:end-shape="id140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404" draw:start-glue-point="7" draw:end-shape="id1408" draw:end-glue-point="0" svg:d="M3975 7687h-675v575" svg:viewBox="0 0 676 576">
          <text:p/>
        </draw:connector>
        <draw:custom-shape draw:style-name="gr7" draw:text-style-name="P24" xml:id="id1406" draw:id="id140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406" draw:start-glue-point="9" draw:end-shape="id1409" draw:end-glue-point="4" svg:d="M12076 7688h1759v567" svg:viewBox="0 0 1760 568">
          <text:p/>
        </draw:connector>
        <draw:custom-shape draw:style-name="gr7" draw:text-style-name="P24" xml:id="id1409" draw:id="id140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11" draw:id="id141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410" draw:id="id141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409" draw:start-glue-point="9" draw:end-shape="id141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409" draw:start-glue-point="7" draw:end-shape="id1411" draw:end-glue-point="0" svg:d="M13410 9280h-559v599" svg:viewBox="0 0 560 600">
          <text:p/>
        </draw:connector>
        <draw:custom-shape draw:style-name="gr90" draw:text-style-name="P37" xml:id="id1412" draw:id="id1412" draw:layer="layout" svg:width="1.2cm" svg:height="1.2cm" svg:x="8.935cm" svg:y="8.255cm">
          <text:p text:style-name="P36"><text:span text:style-name="T24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406" draw:start-glue-point="7" draw:end-shape="id1412" draw:end-glue-point="4" svg:d="M11226 7688h-1691v567" svg:viewBox="0 0 1692 568">
          <text:p/>
        </draw:connector>
        <draw:frame draw:style-name="gr20" draw:text-style-name="P26" xml:id="id1413" draw:id="id1413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412" draw:start-glue-point="9" draw:end-shape="id1413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412" draw:start-glue-point="7" draw:end-shape="id1414" draw:end-glue-point="4" svg:d="M9110 9280h-610v563" svg:viewBox="0 0 611 564">
          <text:p/>
        </draw:connector>
        <draw:custom-shape draw:style-name="gr7" draw:text-style-name="P33" xml:id="id1414" draw:id="id1414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16" draw:id="id1416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414" draw:start-glue-point="7" draw:end-shape="id1415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414" draw:start-glue-point="9" draw:end-shape="id1416" draw:end-glue-point="0" svg:d="M8925 10868h626v612" svg:viewBox="0 0 627 613">
          <text:p/>
        </draw:connector>
        <draw:custom-shape draw:style-name="gr7" draw:text-style-name="P24" xml:id="id1407" draw:id="id140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17" draw:id="id141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418" draw:id="id141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407" draw:start-glue-point="7" draw:end-shape="id141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407" draw:start-glue-point="9" draw:end-shape="id1418" draw:end-glue-point="0" svg:d="M6325 9268h526v612" svg:viewBox="0 0 527 613">
          <text:p/>
        </draw:connector>
        <draw:custom-shape draw:style-name="gr7" draw:text-style-name="P24" xml:id="id1415" draw:id="id1415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20" draw:id="id1420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415" draw:start-glue-point="9" draw:end-shape="id1419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415" draw:start-glue-point="7" draw:end-shape="id1420" draw:end-glue-point="0" svg:d="M7050 12468h-599v611" svg:viewBox="0 0 600 612">
          <text:p/>
        </draw:connector>
        <draw:custom-shape draw:style-name="gr7" draw:text-style-name="P24" xml:id="id1419" draw:id="id1419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22" draw:id="id1422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421" draw:id="id1421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419" draw:start-glue-point="9" draw:end-shape="id1421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419" draw:start-glue-point="7" draw:end-shape="id1422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6" draw:style-name="gr96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23">se (atual.valor = umValor) {</text:span><text:span text:style-name="T23"><text:line-break/></text:span><text:span text:style-name="T23"><text:tab/></text:span><text:span text:style-name="T23"><text:tab/></text:span><text:span text:style-name="T23">retorna atual;</text:span><text:span text:style-name="T23"><text:line-break/></text:span><text:span text:style-name="T23"><text:tab/></text:span><text:span text:style-name="T23">}</text:span><text:span text:style-name="T12">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423" draw:id="id1423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0.682cm" svg:y="11.5cm">
          <draw:text-box>
            <text:p><text:span text:style-name="T13">ATUAL</text:span></text:p>
          </draw:text-box>
        </draw:frame>
        <draw:connector draw:style-name="gr3" draw:text-style-name="P4" draw:layer="layout" svg:x1="11.6cm" svg:y1="11.255cm" svg:x2="10.135cm" svg:y2="8.855cm" draw:start-shape="id1423" draw:start-glue-point="0" draw:end-shape="id1412" draw:end-glue-point="10" svg:d="M11600 11255v-2400h-1465" svg:viewBox="0 0 1466 2401">
          <text:p/>
        </draw:connector>
        <draw:custom-shape draw:style-name="gr90" draw:text-style-name="P38" draw:layer="layout" svg:width="1.2cm" svg:height="1.2cm" svg:x="8.936cm" svg:y="8.256cm">
          <text:p text:style-name="P28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424" draw:id="id142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424" draw:start-glue-point="2" draw:end-shape="id142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425" draw:id="id142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425" draw:start-glue-point="7" draw:end-shape="id142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425" draw:start-glue-point="9" draw:end-shape="id1427" draw:end-glue-point="4" svg:d="M9701 4487h3050v575" svg:viewBox="0 0 3051 576">
          <text:p/>
        </draw:connector>
        <draw:custom-shape draw:style-name="gr7" draw:text-style-name="P24" xml:id="id1426" draw:id="id142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28" draw:id="id142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426" draw:start-glue-point="9" draw:end-shape="id1428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426" draw:start-glue-point="7" draw:end-shape="id1429" draw:end-glue-point="4" svg:d="M5175 6087h-775v575" svg:viewBox="0 0 776 576">
          <text:p/>
        </draw:connector>
        <draw:custom-shape draw:style-name="gr7" draw:text-style-name="P24" xml:id="id1427" draw:id="id142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30" draw:id="id143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427" draw:start-glue-point="9" draw:end-shape="id1430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427" draw:start-glue-point="7" draw:end-shape="id1431" draw:end-glue-point="4" svg:d="M12326 6087h-675v576" svg:viewBox="0 0 676 577">
          <text:p/>
        </draw:connector>
        <draw:custom-shape draw:style-name="gr7" draw:text-style-name="P24" xml:id="id1429" draw:id="id1429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33" draw:id="id1433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429" draw:start-glue-point="9" draw:end-shape="id1432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429" draw:start-glue-point="7" draw:end-shape="id1433" draw:end-glue-point="0" svg:d="M3975 7687h-675v575" svg:viewBox="0 0 676 576">
          <text:p/>
        </draw:connector>
        <draw:custom-shape draw:style-name="gr7" draw:text-style-name="P24" xml:id="id1431" draw:id="id1431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431" draw:start-glue-point="9" draw:end-shape="id1434" draw:end-glue-point="4" svg:d="M12076 7688h1759v567" svg:viewBox="0 0 1760 568">
          <text:p/>
        </draw:connector>
        <draw:custom-shape draw:style-name="gr7" draw:text-style-name="P24" xml:id="id1434" draw:id="id143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36" draw:id="id143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435" draw:id="id143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434" draw:start-glue-point="9" draw:end-shape="id143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434" draw:start-glue-point="7" draw:end-shape="id1436" draw:end-glue-point="0" svg:d="M13410 9280h-559v599" svg:viewBox="0 0 560 600">
          <text:p/>
        </draw:connector>
        <draw:custom-shape draw:style-name="gr90" draw:text-style-name="P37" xml:id="id1437" draw:id="id1437" draw:layer="layout" svg:width="1.2cm" svg:height="1.2cm" svg:x="8.935cm" svg:y="8.255cm">
          <text:p text:style-name="P36"><text:span text:style-name="T24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226cm" svg:y1="7.688cm" svg:x2="9.535cm" svg:y2="8.255cm" draw:start-shape="id1431" draw:start-glue-point="7" draw:end-shape="id1437" draw:end-glue-point="4" svg:d="M11226 7688h-1691v567" svg:viewBox="0 0 1692 568">
          <text:p/>
        </draw:connector>
        <draw:frame draw:style-name="gr20" draw:text-style-name="P26" xml:id="id1438" draw:id="id1438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437" draw:start-glue-point="9" draw:end-shape="id1438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437" draw:start-glue-point="7" draw:end-shape="id1439" draw:end-glue-point="4" svg:d="M9110 9280h-610v563" svg:viewBox="0 0 611 564">
          <text:p/>
        </draw:connector>
        <draw:custom-shape draw:style-name="gr7" draw:text-style-name="P33" xml:id="id1439" draw:id="id1439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41" draw:id="id1441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439" draw:start-glue-point="7" draw:end-shape="id1440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439" draw:start-glue-point="9" draw:end-shape="id1441" draw:end-glue-point="0" svg:d="M8925 10868h626v612" svg:viewBox="0 0 627 613">
          <text:p/>
        </draw:connector>
        <draw:custom-shape draw:style-name="gr7" draw:text-style-name="P24" xml:id="id1432" draw:id="id1432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42" draw:id="id1442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443" draw:id="id1443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432" draw:start-glue-point="7" draw:end-shape="id1442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432" draw:start-glue-point="9" draw:end-shape="id1443" draw:end-glue-point="0" svg:d="M6325 9268h526v612" svg:viewBox="0 0 527 613">
          <text:p/>
        </draw:connector>
        <draw:custom-shape draw:style-name="gr7" draw:text-style-name="P24" xml:id="id1440" draw:id="id1440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45" draw:id="id1445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440" draw:start-glue-point="9" draw:end-shape="id1444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440" draw:start-glue-point="7" draw:end-shape="id1445" draw:end-glue-point="0" svg:d="M7050 12468h-599v611" svg:viewBox="0 0 600 612">
          <text:p/>
        </draw:connector>
        <draw:custom-shape draw:style-name="gr7" draw:text-style-name="P24" xml:id="id1444" draw:id="id1444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47" draw:id="id1447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446" draw:id="id1446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444" draw:start-glue-point="9" draw:end-shape="id1446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444" draw:start-glue-point="7" draw:end-shape="id1447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448" draw:id="id1448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frame draw:style-name="gr97" draw:text-style-name="P17" draw:layer="layout" svg:width="3.318cm" svg:height="1.199cm" svg:x="10.182cm" svg:y="11.5cm">
          <draw:text-box>
            <text:p><text:span text:style-name="T13">nohRemover</text:span></text:p>
          </draw:text-box>
        </draw:frame>
        <draw:connector draw:style-name="gr3" draw:text-style-name="P4" draw:layer="layout" svg:x1="11.6cm" svg:y1="11.255cm" svg:x2="10.135cm" svg:y2="8.855cm" draw:start-shape="id1448" draw:start-glue-point="0" draw:end-shape="id1437" draw:end-glue-point="10" svg:d="M11600 11255v-2400h-1465" svg:viewBox="0 0 1466 2401">
          <text:p/>
        </draw:connector>
        <draw:custom-shape draw:name="CaixaDeTexto 116" draw:style-name="gr98" draw:text-style-name="P15" draw:layer="layout" svg:width="13.527cm" svg:height="7.951cm" svg:x="15.073cm" svg:y="0.449cm">
          <text:p text:style-name="P14"><text:span text:style-name="T21">remove(umValor):</text:span><text:span text:style-name="T22"><text:line-break/></text:span><text:span text:style-name="T12">nohRemover ← buscaAux(umValor);</text:span><text:span text:style-name="T12"><text:line-break/></text:span><text:span text:style-name="T12">se (nohRemover = NULL) </text:span><text:span text:style-name="T12"><text:line-break/></text:span><text:span text:style-name="T12"><text:tab/></text:span><text:span text:style-name="T12">geraErro(“Nó não encontrado!”);</text:span><text:span text:style-name="T12"><text:line-break/></text:span><text:span text:style-name="T12">senão {</text:span><text:span text:style-name="T12"><text:line-break/></text:span><text:span text:style-name="T25"><text:tab/></text:span><text:span text:style-name="T12">se (nohRemover.esquerdo = NULL) {</text:span><text:span text:style-name="T12"><text:line-break/></text:span><text:span text:style-name="T12"><text:tab/></text:span><text:span text:style-name="T12"><text:tab/></text:span><text:span text:style-name="T12">transplanta(nohRemover, nohRemover.direito);</text:span><text:span text:style-name="T12"><text:line-break/></text:span><text:span text:style-name="T12"><text:tab/></text:span><text:span text:style-name="T12">} </text:span><text:span text:style-name="T23">senão se (nohRemover.direito = NULL) {</text:span><text:span text:style-name="T23"><text:line-break/></text:span><text:span text:style-name="T23"><text:tab/></text:span><text:span text:style-name="T23"><text:tab/></text:span><text:span text:style-name="T23">transplanta(nohRemover, nohRemover.esquerdo);</text:span><text:span text:style-name="T12"><text:line-break/></text:span><text:span text:style-name="T12"><text:tab/></text:span><text:span text:style-name="T12">} senão {</text:span><text:span text:style-name="T22"><text:line-break/></text:span><text:span text:style-name="T22"><text:tab/></text:span><text:span text:style-name="T22"><text:tab/></text:span><text:span text:style-name="T12">sucessor ← minimoAux(nohRemover.direito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38" draw:layer="layout" svg:width="1.2cm" svg:height="1.2cm" svg:x="8.936cm" svg:y="8.256cm">
          <text:p text:style-name="P28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449" draw:id="id144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449" draw:start-glue-point="2" draw:end-shape="id145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450" draw:id="id145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450" draw:start-glue-point="7" draw:end-shape="id145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450" draw:start-glue-point="9" draw:end-shape="id1452" draw:end-glue-point="4" svg:d="M9701 4487h3050v575" svg:viewBox="0 0 3051 576">
          <text:p/>
        </draw:connector>
        <draw:custom-shape draw:style-name="gr7" draw:text-style-name="P24" xml:id="id1451" draw:id="id145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53" draw:id="id145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451" draw:start-glue-point="9" draw:end-shape="id145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451" draw:start-glue-point="7" draw:end-shape="id1454" draw:end-glue-point="4" svg:d="M5175 6087h-775v575" svg:viewBox="0 0 776 576">
          <text:p/>
        </draw:connector>
        <draw:custom-shape draw:style-name="gr7" draw:text-style-name="P24" xml:id="id1452" draw:id="id145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55" draw:id="id145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452" draw:start-glue-point="9" draw:end-shape="id145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452" draw:start-glue-point="7" draw:end-shape="id1456" draw:end-glue-point="4" svg:d="M12326 6087h-675v576" svg:viewBox="0 0 676 577">
          <text:p/>
        </draw:connector>
        <draw:custom-shape draw:style-name="gr7" draw:text-style-name="P24" xml:id="id1454" draw:id="id145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58" draw:id="id145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454" draw:start-glue-point="9" draw:end-shape="id145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454" draw:start-glue-point="7" draw:end-shape="id1458" draw:end-glue-point="0" svg:d="M3975 7687h-675v575" svg:viewBox="0 0 676 576">
          <text:p/>
        </draw:connector>
        <draw:custom-shape draw:style-name="gr7" draw:text-style-name="P24" xml:id="id1456" draw:id="id145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456" draw:start-glue-point="9" draw:end-shape="id1459" draw:end-glue-point="4" svg:d="M12076 7688h1759v567" svg:viewBox="0 0 1760 568">
          <text:p/>
        </draw:connector>
        <draw:custom-shape draw:style-name="gr7" draw:text-style-name="P24" xml:id="id1459" draw:id="id145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61" draw:id="id146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460" draw:id="id146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459" draw:start-glue-point="9" draw:end-shape="id146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459" draw:start-glue-point="7" draw:end-shape="id1461" draw:end-glue-point="0" svg:d="M13410 9280h-559v599" svg:viewBox="0 0 560 600">
          <text:p/>
        </draw:connector>
        <draw:custom-shape draw:style-name="gr90" draw:text-style-name="P37" xml:id="id1463" draw:id="id1463" draw:layer="layout" svg:width="1.2cm" svg:height="1.2cm" svg:x="8.935cm" svg:y="8.255cm">
          <text:p text:style-name="P36"><text:span text:style-name="T24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-1.166cm" svg:x1="11.226cm" svg:y1="7.688cm" svg:x2="8.5cm" svg:y2="9.843cm" draw:start-shape="id1456" draw:start-glue-point="7" draw:end-shape="id1462" draw:end-glue-point="4" svg:d="M11226 7688h-2726v2155" svg:viewBox="0 0 2727 2156">
          <text:p/>
        </draw:connector>
        <draw:frame draw:style-name="gr20" draw:text-style-name="P26" xml:id="id1464" draw:id="id1464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463" draw:start-glue-point="9" draw:end-shape="id1464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463" draw:start-glue-point="7" draw:end-shape="id1462" draw:end-glue-point="4" svg:d="M9110 9280h-610v563" svg:viewBox="0 0 611 564">
          <text:p/>
        </draw:connector>
        <draw:custom-shape draw:style-name="gr7" draw:text-style-name="P33" xml:id="id1462" draw:id="id1462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66" draw:id="id1466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462" draw:start-glue-point="7" draw:end-shape="id1465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462" draw:start-glue-point="9" draw:end-shape="id1466" draw:end-glue-point="0" svg:d="M8925 10868h626v612" svg:viewBox="0 0 627 613">
          <text:p/>
        </draw:connector>
        <draw:custom-shape draw:style-name="gr7" draw:text-style-name="P24" xml:id="id1457" draw:id="id145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67" draw:id="id146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468" draw:id="id146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457" draw:start-glue-point="7" draw:end-shape="id146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457" draw:start-glue-point="9" draw:end-shape="id1468" draw:end-glue-point="0" svg:d="M6325 9268h526v612" svg:viewBox="0 0 527 613">
          <text:p/>
        </draw:connector>
        <draw:custom-shape draw:style-name="gr7" draw:text-style-name="P24" xml:id="id1465" draw:id="id1465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70" draw:id="id1470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465" draw:start-glue-point="9" draw:end-shape="id1469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465" draw:start-glue-point="7" draw:end-shape="id1470" draw:end-glue-point="0" svg:d="M7050 12468h-599v611" svg:viewBox="0 0 600 612">
          <text:p/>
        </draw:connector>
        <draw:custom-shape draw:style-name="gr7" draw:text-style-name="P24" xml:id="id1469" draw:id="id1469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72" draw:id="id1472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471" draw:id="id1471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469" draw:start-glue-point="9" draw:end-shape="id1471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469" draw:start-glue-point="7" draw:end-shape="id1472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473" draw:id="id1473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6cm" svg:y1="11.255cm" svg:x2="10.135cm" svg:y2="8.855cm" draw:start-shape="id1473" draw:start-glue-point="0" draw:end-shape="id1463" draw:end-glue-point="10" svg:d="M11600 11255v-2400h-1465" svg:viewBox="0 0 1466 2401">
          <text:p/>
        </draw:connector>
        <draw:custom-shape draw:name="CaixaDeTexto 97_3" draw:style-name="gr99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</text:span><text:span text:style-name="T23">senão se (antigo = antigo.pai.esquerdo) {</text:span><text:span text:style-name="T23"><text:line-break/></text:span><text:span text:style-name="T23"><text:tab/></text:span><text:span text:style-name="T23">antigo.pai.esquerdo ← novo;</text:span><text:span text:style-name="T12"><text:line-break/></text:span><text:span text:style-name="T12">} senão { // antigo = antigo.pai.direito</text:span><text:span text:style-name="T12"><text:line-break/></text:span><text:span text:style-name="T12"><text:tab/></text:span><text:span text:style-name="T12">antigo.pai.direito ← novo;</text:span><text:span text:style-name="T12"><text:line-break/></text:span><text:span text:style-name="T12">} </text:span><text:span text:style-name="T12"><text:line-break/></text:span><text:span text:style-name="T12">se (novo ≠ NULO) {</text:span><text:span text:style-name="T12"><text:line-break/></text:span><text:span text:style-name="T12"><text:tab/></text:span><text:span text:style-name="T12">novo.pai ← antigo.pai;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17" draw:layer="layout" svg:width="3.318cm" svg:height="1.199cm" svg:x="10.182cm" svg:y="11.501cm">
          <draw:text-box>
            <text:p><text:span text:style-name="T13">nohRemover</text:span></text:p>
          </draw:text-box>
        </draw:frame>
        <draw:custom-shape draw:style-name="gr90" draw:text-style-name="P38" draw:layer="layout" svg:width="1.2cm" svg:height="1.2cm" svg:x="8.936cm" svg:y="8.256cm">
          <text:p text:style-name="P28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8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474" draw:id="id147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474" draw:start-glue-point="2" draw:end-shape="id147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475" draw:id="id147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475" draw:start-glue-point="7" draw:end-shape="id147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475" draw:start-glue-point="9" draw:end-shape="id1477" draw:end-glue-point="4" svg:d="M9701 4487h3050v575" svg:viewBox="0 0 3051 576">
          <text:p/>
        </draw:connector>
        <draw:custom-shape draw:style-name="gr7" draw:text-style-name="P24" xml:id="id1476" draw:id="id147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78" draw:id="id147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476" draw:start-glue-point="9" draw:end-shape="id1478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476" draw:start-glue-point="7" draw:end-shape="id1479" draw:end-glue-point="4" svg:d="M5175 6087h-775v575" svg:viewBox="0 0 776 576">
          <text:p/>
        </draw:connector>
        <draw:custom-shape draw:style-name="gr7" draw:text-style-name="P24" xml:id="id1477" draw:id="id147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80" draw:id="id148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477" draw:start-glue-point="9" draw:end-shape="id1480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477" draw:start-glue-point="7" draw:end-shape="id1481" draw:end-glue-point="4" svg:d="M12326 6087h-675v576" svg:viewBox="0 0 676 577">
          <text:p/>
        </draw:connector>
        <draw:custom-shape draw:style-name="gr7" draw:text-style-name="P24" xml:id="id1479" draw:id="id1479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83" draw:id="id1483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479" draw:start-glue-point="9" draw:end-shape="id1482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479" draw:start-glue-point="7" draw:end-shape="id1483" draw:end-glue-point="0" svg:d="M3975 7687h-675v575" svg:viewBox="0 0 676 576">
          <text:p/>
        </draw:connector>
        <draw:custom-shape draw:style-name="gr7" draw:text-style-name="P24" xml:id="id1481" draw:id="id1481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481" draw:start-glue-point="9" draw:end-shape="id1484" draw:end-glue-point="4" svg:d="M12076 7688h1759v567" svg:viewBox="0 0 1760 568">
          <text:p/>
        </draw:connector>
        <draw:custom-shape draw:style-name="gr7" draw:text-style-name="P24" xml:id="id1484" draw:id="id148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86" draw:id="id148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485" draw:id="id148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484" draw:start-glue-point="9" draw:end-shape="id148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484" draw:start-glue-point="7" draw:end-shape="id1486" draw:end-glue-point="0" svg:d="M13410 9280h-559v599" svg:viewBox="0 0 560 600">
          <text:p/>
        </draw:connector>
        <draw:custom-shape draw:style-name="gr90" draw:text-style-name="P38" xml:id="id1488" draw:id="id1488" draw:layer="layout" svg:width="1.2cm" svg:height="1.2cm" svg:x="8.935cm" svg:y="8.255cm">
          <text:p text:style-name="P28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-1.166cm" svg:x1="11.226cm" svg:y1="7.688cm" svg:x2="8.5cm" svg:y2="9.843cm" draw:start-shape="id1481" draw:start-glue-point="7" draw:end-shape="id1487" draw:end-glue-point="4" svg:d="M11226 7688h-2726v2155" svg:viewBox="0 0 2727 2156">
          <text:p/>
        </draw:connector>
        <draw:frame draw:style-name="gr20" draw:text-style-name="P26" xml:id="id1489" draw:id="id1489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488" draw:start-glue-point="9" draw:end-shape="id1489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488" draw:start-glue-point="7" draw:end-shape="id1487" draw:end-glue-point="4" svg:d="M9110 9280h-610v563" svg:viewBox="0 0 611 564">
          <text:p/>
        </draw:connector>
        <draw:custom-shape draw:style-name="gr7" draw:text-style-name="P33" xml:id="id1487" draw:id="id1487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91" draw:id="id1491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487" draw:start-glue-point="7" draw:end-shape="id1490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487" draw:start-glue-point="9" draw:end-shape="id1491" draw:end-glue-point="0" svg:d="M8925 10868h626v612" svg:viewBox="0 0 627 613">
          <text:p/>
        </draw:connector>
        <draw:custom-shape draw:style-name="gr7" draw:text-style-name="P24" xml:id="id1482" draw:id="id1482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92" draw:id="id1492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493" draw:id="id1493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482" draw:start-glue-point="7" draw:end-shape="id1492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482" draw:start-glue-point="9" draw:end-shape="id1493" draw:end-glue-point="0" svg:d="M6325 9268h526v612" svg:viewBox="0 0 527 613">
          <text:p/>
        </draw:connector>
        <draw:custom-shape draw:style-name="gr7" draw:text-style-name="P24" xml:id="id1490" draw:id="id1490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95" draw:id="id1495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490" draw:start-glue-point="9" draw:end-shape="id1494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490" draw:start-glue-point="7" draw:end-shape="id1495" draw:end-glue-point="0" svg:d="M7050 12468h-599v611" svg:viewBox="0 0 600 612">
          <text:p/>
        </draw:connector>
        <draw:custom-shape draw:style-name="gr7" draw:text-style-name="P24" xml:id="id1494" draw:id="id1494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497" draw:id="id1497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496" draw:id="id1496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494" draw:start-glue-point="9" draw:end-shape="id1496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494" draw:start-glue-point="7" draw:end-shape="id1497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498" draw:id="id1498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6cm" svg:y1="11.255cm" svg:x2="10.135cm" svg:y2="8.855cm" draw:start-shape="id1498" draw:start-glue-point="0" draw:end-shape="id1488" draw:end-glue-point="10" svg:d="M11600 11255v-2400h-1465" svg:viewBox="0 0 1466 2401">
          <text:p/>
        </draw:connector>
        <draw:custom-shape draw:name="CaixaDeTexto 97_10" draw:style-name="gr100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senão se (antigo = antigo.pai.esquerdo) {</text:span><text:span text:style-name="T12"><text:line-break/></text:span><text:span text:style-name="T12"><text:tab/></text:span><text:span text:style-name="T12">antigo.pai.esquerdo ← novo;</text:span><text:span text:style-name="T12"><text:line-break/></text:span><text:span text:style-name="T12">} senão { // antigo = antigo.pai.direito</text:span><text:span text:style-name="T12"><text:line-break/></text:span><text:span text:style-name="T12"><text:tab/></text:span><text:span text:style-name="T12">antigo.pai.direito ← novo;</text:span><text:span text:style-name="T12"><text:line-break/></text:span><text:span text:style-name="T12">} </text:span><text:span text:style-name="T12"><text:line-break/></text:span><text:span text:style-name="T23">se (novo ≠ NULO) {</text:span><text:span text:style-name="T23"><text:line-break/></text:span><text:span text:style-name="T23"><text:tab/></text:span><text:span text:style-name="T23">novo.pai ← antigo.pai;</text:span><text:span text:style-name="T23"><text:line-break/></text:span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17" draw:layer="layout" svg:width="3.318cm" svg:height="1.199cm" svg:x="10.182cm" svg:y="11.501cm">
          <draw:text-box>
            <text:p><text:span text:style-name="T13">nohRemover</text:span></text:p>
          </draw:text-box>
        </draw:frame>
        <draw:connector draw:style-name="gr3" draw:text-style-name="P4" draw:layer="layout" svg:x1="8.075cm" svg:y1="10.018cm" svg:x2="11.051cm" svg:y2="7.263cm" draw:start-shape="id1487" draw:start-glue-point="5" draw:end-shape="id1481" draw:end-glue-point="6" svg:d="M8075 10018v-2755h2976" svg:viewBox="0 0 2977 2756">
          <text:p/>
        </draw:connector>
        <presentation:notes draw:style-name="dp2">
          <draw:page-thumbnail draw:style-name="gr5" draw:layer="layout" svg:width="19.798cm" svg:height="11.136cm" svg:x="0.6cm" svg:y="2.257cm" draw:page-number="8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499" draw:id="id149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499" draw:start-glue-point="2" draw:end-shape="id150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500" draw:id="id150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500" draw:start-glue-point="7" draw:end-shape="id150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500" draw:start-glue-point="9" draw:end-shape="id1502" draw:end-glue-point="4" svg:d="M9701 4487h3050v575" svg:viewBox="0 0 3051 576">
          <text:p/>
        </draw:connector>
        <draw:custom-shape draw:style-name="gr7" draw:text-style-name="P24" xml:id="id1501" draw:id="id150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03" draw:id="id150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501" draw:start-glue-point="9" draw:end-shape="id150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501" draw:start-glue-point="7" draw:end-shape="id1504" draw:end-glue-point="4" svg:d="M5175 6087h-775v575" svg:viewBox="0 0 776 576">
          <text:p/>
        </draw:connector>
        <draw:custom-shape draw:style-name="gr7" draw:text-style-name="P24" xml:id="id1502" draw:id="id150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05" draw:id="id150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502" draw:start-glue-point="9" draw:end-shape="id150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502" draw:start-glue-point="7" draw:end-shape="id1506" draw:end-glue-point="4" svg:d="M12326 6087h-675v576" svg:viewBox="0 0 676 577">
          <text:p/>
        </draw:connector>
        <draw:custom-shape draw:style-name="gr7" draw:text-style-name="P24" xml:id="id1504" draw:id="id150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08" draw:id="id150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504" draw:start-glue-point="9" draw:end-shape="id150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504" draw:start-glue-point="7" draw:end-shape="id1508" draw:end-glue-point="0" svg:d="M3975 7687h-675v575" svg:viewBox="0 0 676 576">
          <text:p/>
        </draw:connector>
        <draw:custom-shape draw:style-name="gr7" draw:text-style-name="P24" xml:id="id1506" draw:id="id150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506" draw:start-glue-point="9" draw:end-shape="id1509" draw:end-glue-point="4" svg:d="M12076 7688h1759v567" svg:viewBox="0 0 1760 568">
          <text:p/>
        </draw:connector>
        <draw:custom-shape draw:style-name="gr7" draw:text-style-name="P24" xml:id="id1509" draw:id="id150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11" draw:id="id151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510" draw:id="id151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509" draw:start-glue-point="9" draw:end-shape="id151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509" draw:start-glue-point="7" draw:end-shape="id1511" draw:end-glue-point="0" svg:d="M13410 9280h-559v599" svg:viewBox="0 0 560 600">
          <text:p/>
        </draw:connector>
        <draw:custom-shape draw:style-name="gr90" draw:text-style-name="P37" xml:id="id1513" draw:id="id1513" draw:layer="layout" svg:width="1.2cm" svg:height="1.2cm" svg:x="8.935cm" svg:y="8.255cm">
          <text:p text:style-name="P36"><text:span text:style-name="T24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-1.166cm" svg:x1="11.226cm" svg:y1="7.688cm" svg:x2="8.5cm" svg:y2="9.843cm" draw:start-shape="id1506" draw:start-glue-point="7" draw:end-shape="id1512" draw:end-glue-point="4" svg:d="M11226 7688h-2726v2155" svg:viewBox="0 0 2727 2156">
          <text:p/>
        </draw:connector>
        <draw:frame draw:style-name="gr20" draw:text-style-name="P26" xml:id="id1514" draw:id="id1514" draw:layer="layout" svg:width="1.8cm" svg:height="0.763cm" svg:x="9.651cm" svg:y="9.872cm">
          <draw:text-box>
            <text:p><text:span text:style-name="T15">NULL</text:span></text:p>
          </draw:text-box>
        </draw:frame>
        <draw:connector draw:style-name="gr3" draw:text-style-name="P4" draw:layer="layout" svg:x1="9.96cm" svg:y1="9.28cm" svg:x2="10.551cm" svg:y2="9.872cm" draw:start-shape="id1513" draw:start-glue-point="9" draw:end-shape="id1514" draw:end-glue-point="0" svg:d="M9960 9280h591v592" svg:viewBox="0 0 592 593">
          <text:p/>
        </draw:connector>
        <draw:connector draw:style-name="gr18" draw:text-style-name="P4" draw:layer="layout" svg:x1="9.11cm" svg:y1="9.28cm" svg:x2="8.5cm" svg:y2="9.843cm" draw:start-shape="id1513" draw:start-glue-point="7" draw:end-shape="id1512" draw:end-glue-point="4" svg:d="M9110 9280h-610v563" svg:viewBox="0 0 611 564">
          <text:p/>
        </draw:connector>
        <draw:custom-shape draw:style-name="gr7" draw:text-style-name="P33" xml:id="id1512" draw:id="id1512" draw:layer="layout" svg:width="1.2cm" svg:height="1.2cm" svg:x="7.9cm" svg:y="9.84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16" draw:id="id1516" draw:layer="layout" svg:width="1.8cm" svg:height="0.763cm" svg:x="8.651cm" svg:y="11.48cm">
          <draw:text-box>
            <text:p><text:span text:style-name="T15">NULL</text:span></text:p>
          </draw:text-box>
        </draw:frame>
        <draw:connector draw:style-name="gr3" draw:text-style-name="P4" draw:layer="layout" svg:x1="8.075cm" svg:y1="10.868cm" svg:x2="7.475cm" svg:y2="11.443cm" draw:start-shape="id1512" draw:start-glue-point="7" draw:end-shape="id1515" draw:end-glue-point="4" svg:d="M8075 10868h-600v575" svg:viewBox="0 0 601 576">
          <text:p/>
        </draw:connector>
        <draw:connector draw:style-name="gr3" draw:text-style-name="P4" draw:layer="layout" svg:x1="8.925cm" svg:y1="10.868cm" svg:x2="9.551cm" svg:y2="11.48cm" draw:start-shape="id1512" draw:start-glue-point="9" draw:end-shape="id1516" draw:end-glue-point="0" svg:d="M8925 10868h626v612" svg:viewBox="0 0 627 613">
          <text:p/>
        </draw:connector>
        <draw:custom-shape draw:style-name="gr7" draw:text-style-name="P24" xml:id="id1507" draw:id="id150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17" draw:id="id151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518" draw:id="id151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507" draw:start-glue-point="7" draw:end-shape="id151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507" draw:start-glue-point="9" draw:end-shape="id1518" draw:end-glue-point="0" svg:d="M6325 9268h526v612" svg:viewBox="0 0 527 613">
          <text:p/>
        </draw:connector>
        <draw:custom-shape draw:style-name="gr7" draw:text-style-name="P24" xml:id="id1515" draw:id="id1515" draw:layer="layout" svg:width="1.2cm" svg:height="1.2cm" svg:x="6.875cm" svg:y="11.443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20" draw:id="id1520" draw:layer="layout" svg:width="1.8cm" svg:height="0.763cm" svg:x="5.551cm" svg:y="13.079cm">
          <draw:text-box>
            <text:p><text:span text:style-name="T15">NULL</text:span></text:p>
          </draw:text-box>
        </draw:frame>
        <draw:connector draw:style-name="gr66" draw:text-style-name="P30" draw:layer="layout" svg:x1="7.9cm" svg:y1="12.468cm" svg:x2="8.6cm" svg:y2="13.143cm" draw:start-shape="id1515" draw:start-glue-point="9" draw:end-shape="id1519" draw:end-glue-point="4" svg:d="M7900 12468h700v675" svg:viewBox="0 0 701 676">
          <text:p/>
        </draw:connector>
        <draw:connector draw:style-name="gr66" draw:text-style-name="P30" draw:layer="layout" svg:x1="7.05cm" svg:y1="12.468cm" svg:x2="6.451cm" svg:y2="13.079cm" draw:start-shape="id1515" draw:start-glue-point="7" draw:end-shape="id1520" draw:end-glue-point="0" svg:d="M7050 12468h-599v611" svg:viewBox="0 0 600 612">
          <text:p/>
        </draw:connector>
        <draw:custom-shape draw:style-name="gr7" draw:text-style-name="P24" xml:id="id1519" draw:id="id1519" draw:layer="layout" svg:width="1.2cm" svg:height="1.2cm" svg:x="8cm" svg:y="13.143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22" draw:id="id1522" draw:layer="layout" svg:width="1.8cm" svg:height="0.763cm" svg:x="6.651cm" svg:y="14.779cm">
          <draw:text-box>
            <text:p><text:span text:style-name="T15">NULL</text:span></text:p>
          </draw:text-box>
        </draw:frame>
        <draw:frame draw:style-name="gr20" draw:text-style-name="P26" xml:id="id1521" draw:id="id1521" draw:layer="layout" svg:width="1.8cm" svg:height="0.763cm" svg:x="8.751cm" svg:y="14.78cm">
          <draw:text-box>
            <text:p><text:span text:style-name="T15">NULL</text:span></text:p>
          </draw:text-box>
        </draw:frame>
        <draw:connector draw:style-name="gr66" draw:text-style-name="P34" draw:layer="layout" svg:x1="9.025cm" svg:y1="14.168cm" svg:x2="9.651cm" svg:y2="14.78cm" draw:start-shape="id1519" draw:start-glue-point="9" draw:end-shape="id1521" draw:end-glue-point="0" svg:d="M9025 14168h626v612" svg:viewBox="0 0 627 613">
          <text:p/>
        </draw:connector>
        <draw:connector draw:style-name="gr66" draw:text-style-name="P30" draw:layer="layout" svg:x1="8.175cm" svg:y1="14.168cm" svg:x2="7.551cm" svg:y2="14.779cm" draw:start-shape="id1519" draw:start-glue-point="7" draw:end-shape="id1522" draw:end-glue-point="0" svg:d="M8175 14168h-624v611" svg:viewBox="0 0 625 612">
          <text:p/>
        </draw:connector>
        <draw:custom-shape draw:style-name="gr90" draw:text-style-name="P35" draw:layer="layout" svg:width="1.2cm" svg:height="1.2cm" svg:x="6.8cm" svg:y="0.8cm">
          <text:p text:style-name="P23"><text:span text:style-name="T17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523" draw:id="id1523" draw:layer="layout" svg:width="2.4cm" svg:height="1.145cm" svg:x="10.4cm" svg:y="11.25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6cm" svg:y1="11.255cm" svg:x2="10.135cm" svg:y2="8.855cm" draw:start-shape="id1523" draw:start-glue-point="0" draw:end-shape="id1513" draw:end-glue-point="10" svg:d="M11600 11255v-2400h-1465" svg:viewBox="0 0 1466 2401">
          <text:p/>
        </draw:connector>
        <draw:custom-shape draw:name="CaixaDeTexto 98" draw:style-name="gr101" draw:text-style-name="P42" draw:layer="layout" svg:width="8.42cm" svg:height="1.351cm" svg:x="18.179cm" svg:y="1.049cm">
          <text:p text:style-name="P41"><text:span text:style-name="T21">remove(umValor):</text:span></text:p>
          <text:p text:style-name="P41"><text:span text:style-name="T23">apagar(nohRemov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inal de Multiplicação 3" draw:style-name="gr102" draw:text-style-name="P43" draw:layer="layout" svg:width="1.888cm" svg:height="2.033cm" svg:x="8.6cm" svg:y="7.8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frame draw:style-name="gr97" draw:text-style-name="P17" draw:layer="layout" svg:width="3.318cm" svg:height="1.199cm" svg:x="10.182cm" svg:y="11.501cm">
          <draw:text-box>
            <text:p><text:span text:style-name="T13">nohRemover</text:span></text:p>
          </draw:text-box>
        </draw:frame>
        <draw:connector draw:style-name="gr3" draw:text-style-name="P4" draw:layer="layout" svg:x1="8.066cm" svg:y1="9.965cm" svg:x2="11.042cm" svg:y2="7.21cm" svg:d="M8066 9965v-2755h2976" svg:viewBox="0 0 2977 2756">
          <text:p/>
        </draw:connector>
        <presentation:notes draw:style-name="dp2">
          <draw:page-thumbnail draw:style-name="gr5" draw:layer="layout" svg:width="19.798cm" svg:height="11.136cm" svg:x="0.6cm" svg:y="2.257cm" draw:page-number="8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524" draw:id="id152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524" draw:start-glue-point="2" draw:end-shape="id152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525" draw:id="id152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525" draw:start-glue-point="7" draw:end-shape="id152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525" draw:start-glue-point="9" draw:end-shape="id1527" draw:end-glue-point="4" svg:d="M9701 4487h3050v575" svg:viewBox="0 0 3051 576">
          <text:p/>
        </draw:connector>
        <draw:custom-shape draw:style-name="gr7" draw:text-style-name="P24" xml:id="id1526" draw:id="id152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28" draw:id="id152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526" draw:start-glue-point="9" draw:end-shape="id1528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526" draw:start-glue-point="7" draw:end-shape="id1529" draw:end-glue-point="4" svg:d="M5175 6087h-775v575" svg:viewBox="0 0 776 576">
          <text:p/>
        </draw:connector>
        <draw:custom-shape draw:style-name="gr7" draw:text-style-name="P24" xml:id="id1527" draw:id="id152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30" draw:id="id153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527" draw:start-glue-point="9" draw:end-shape="id1530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527" draw:start-glue-point="7" draw:end-shape="id1531" draw:end-glue-point="4" svg:d="M12326 6087h-675v576" svg:viewBox="0 0 676 577">
          <text:p/>
        </draw:connector>
        <draw:custom-shape draw:style-name="gr7" draw:text-style-name="P24" xml:id="id1529" draw:id="id1529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33" draw:id="id1533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529" draw:start-glue-point="9" draw:end-shape="id1532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529" draw:start-glue-point="7" draw:end-shape="id1533" draw:end-glue-point="0" svg:d="M3975 7687h-675v575" svg:viewBox="0 0 676 576">
          <text:p/>
        </draw:connector>
        <draw:custom-shape draw:style-name="gr7" draw:text-style-name="P24" xml:id="id1531" draw:id="id1531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531" draw:start-glue-point="9" draw:end-shape="id1534" draw:end-glue-point="4" svg:d="M12076 7688h1759v567" svg:viewBox="0 0 1760 568">
          <text:p/>
        </draw:connector>
        <draw:custom-shape draw:style-name="gr7" draw:text-style-name="P24" xml:id="id1534" draw:id="id153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36" draw:id="id153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535" draw:id="id153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534" draw:start-glue-point="9" draw:end-shape="id153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534" draw:start-glue-point="7" draw:end-shape="id1536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531" draw:start-glue-point="7" draw:end-shape="id1537" draw:end-glue-point="4" svg:d="M11226 7688h-1677v612" svg:viewBox="0 0 1678 613">
          <text:p/>
        </draw:connector>
        <draw:custom-shape draw:style-name="gr7" draw:text-style-name="P33" xml:id="id1537" draw:id="id1537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39" draw:id="id1539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537" draw:start-glue-point="7" draw:end-shape="id1538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537" draw:start-glue-point="9" draw:end-shape="id1539" draw:end-glue-point="0" svg:d="M9974 9325h626v912" svg:viewBox="0 0 627 913">
          <text:p/>
        </draw:connector>
        <draw:custom-shape draw:style-name="gr7" draw:text-style-name="P24" xml:id="id1532" draw:id="id1532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40" draw:id="id1540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541" draw:id="id1541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532" draw:start-glue-point="7" draw:end-shape="id1540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532" draw:start-glue-point="9" draw:end-shape="id1541" draw:end-glue-point="0" svg:d="M6325 9268h526v612" svg:viewBox="0 0 527 613">
          <text:p/>
        </draw:connector>
        <draw:custom-shape draw:style-name="gr7" draw:text-style-name="P24" xml:id="id1538" draw:id="id1538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43" draw:id="id1543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538" draw:start-glue-point="9" draw:end-shape="id1542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538" draw:start-glue-point="7" draw:end-shape="id1543" draw:end-glue-point="0" svg:d="M8099 10925h-599v911" svg:viewBox="0 0 600 912">
          <text:p/>
        </draw:connector>
        <draw:custom-shape draw:style-name="gr7" draw:text-style-name="P24" xml:id="id1542" draw:id="id1542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45" draw:id="id1545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544" draw:id="id1544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542" draw:start-glue-point="9" draw:end-shape="id1544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542" draw:start-glue-point="7" draw:end-shape="id1545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125_0" draw:style-name="gr103" draw:text-style-name="P6" draw:layer="layout" svg:width="9.2cm" svg:height="1.351cm" svg:x="17cm" svg:y="1.249cm">
          <text:p text:style-name="P5"><text:span text:style-name="T3">remove(umValor):</text:span><text:span text:style-name="T20"><text:line-break/></text:span><text:span text:style-name="T5">nohRemover ← buscaAux(umValo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546" draw:id="id1546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546" draw:start-glue-point="2" draw:end-shape="id1547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547" draw:id="id1547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547" draw:start-glue-point="7" draw:end-shape="id1548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547" draw:start-glue-point="9" draw:end-shape="id1549" draw:end-glue-point="4" svg:d="M9701 4487h3050v575" svg:viewBox="0 0 3051 576">
          <text:p/>
        </draw:connector>
        <draw:custom-shape draw:style-name="gr7" draw:text-style-name="P24" xml:id="id1548" draw:id="id1548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50" draw:id="id1550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548" draw:start-glue-point="9" draw:end-shape="id1550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548" draw:start-glue-point="7" draw:end-shape="id1551" draw:end-glue-point="4" svg:d="M5175 6087h-775v575" svg:viewBox="0 0 776 576">
          <text:p/>
        </draw:connector>
        <draw:custom-shape draw:style-name="gr7" draw:text-style-name="P24" xml:id="id1549" draw:id="id1549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52" draw:id="id1552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549" draw:start-glue-point="9" draw:end-shape="id1552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549" draw:start-glue-point="7" draw:end-shape="id1553" draw:end-glue-point="4" svg:d="M12326 6087h-675v576" svg:viewBox="0 0 676 577">
          <text:p/>
        </draw:connector>
        <draw:custom-shape draw:style-name="gr7" draw:text-style-name="P24" xml:id="id1551" draw:id="id1551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55" draw:id="id1555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551" draw:start-glue-point="9" draw:end-shape="id1554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551" draw:start-glue-point="7" draw:end-shape="id1555" draw:end-glue-point="0" svg:d="M3975 7687h-675v575" svg:viewBox="0 0 676 576">
          <text:p/>
        </draw:connector>
        <draw:custom-shape draw:style-name="gr7" draw:text-style-name="P24" xml:id="id1553" draw:id="id1553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553" draw:start-glue-point="9" draw:end-shape="id1556" draw:end-glue-point="4" svg:d="M12076 7688h1759v567" svg:viewBox="0 0 1760 568">
          <text:p/>
        </draw:connector>
        <draw:custom-shape draw:style-name="gr7" draw:text-style-name="P24" xml:id="id1556" draw:id="id1556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58" draw:id="id1558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557" draw:id="id1557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556" draw:start-glue-point="9" draw:end-shape="id1557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556" draw:start-glue-point="7" draw:end-shape="id1558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553" draw:start-glue-point="7" draw:end-shape="id1559" draw:end-glue-point="4" svg:d="M11226 7688h-1677v612" svg:viewBox="0 0 1678 613">
          <text:p/>
        </draw:connector>
        <draw:custom-shape draw:style-name="gr7" draw:text-style-name="P33" xml:id="id1559" draw:id="id1559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61" draw:id="id1561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559" draw:start-glue-point="7" draw:end-shape="id1560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559" draw:start-glue-point="9" draw:end-shape="id1561" draw:end-glue-point="0" svg:d="M9974 9325h626v912" svg:viewBox="0 0 627 913">
          <text:p/>
        </draw:connector>
        <draw:custom-shape draw:style-name="gr7" draw:text-style-name="P24" xml:id="id1554" draw:id="id1554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62" draw:id="id1562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563" draw:id="id1563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554" draw:start-glue-point="7" draw:end-shape="id1562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554" draw:start-glue-point="9" draw:end-shape="id1563" draw:end-glue-point="0" svg:d="M6325 9268h526v612" svg:viewBox="0 0 527 613">
          <text:p/>
        </draw:connector>
        <draw:custom-shape draw:style-name="gr7" draw:text-style-name="P24" xml:id="id1560" draw:id="id1560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65" draw:id="id1565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560" draw:start-glue-point="9" draw:end-shape="id1564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560" draw:start-glue-point="7" draw:end-shape="id1565" draw:end-glue-point="0" svg:d="M8099 10925h-599v911" svg:viewBox="0 0 600 912">
          <text:p/>
        </draw:connector>
        <draw:custom-shape draw:style-name="gr7" draw:text-style-name="P24" xml:id="id1564" draw:id="id1564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67" draw:id="id1567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566" draw:id="id1566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564" draw:start-glue-point="9" draw:end-shape="id1566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564" draw:start-glue-point="7" draw:end-shape="id1567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4" draw:style-name="gr104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23">atual ← raiz;</text:span><text:span text:style-name="T12"><text:line-break/></text:span><text:span text:style-name="T12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568" draw:id="id1568" draw:layer="layout" svg:width="2.4cm" svg:height="1.145cm" svg:x="1.9cm" svg:y="3.46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182cm" svg:y="3.707cm">
          <draw:text-box>
            <text:p><text:span text:style-name="T13">ATUAL</text:span></text:p>
          </draw:text-box>
        </draw:frame>
        <draw:connector draw:style-name="gr66" draw:text-style-name="P30" draw:layer="layout" svg:x1="4.3cm" svg:y1="4.034cm" svg:x2="8.676cm" svg:y2="4.026cm" draw:start-shape="id1568" draw:start-glue-point="1" svg:d="M4300 4034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8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569" draw:id="id156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569" draw:start-glue-point="2" draw:end-shape="id157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570" draw:id="id157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570" draw:start-glue-point="7" draw:end-shape="id157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570" draw:start-glue-point="9" draw:end-shape="id1572" draw:end-glue-point="4" svg:d="M9701 4487h3050v575" svg:viewBox="0 0 3051 576">
          <text:p/>
        </draw:connector>
        <draw:custom-shape draw:style-name="gr7" draw:text-style-name="P24" xml:id="id1571" draw:id="id157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73" draw:id="id157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571" draw:start-glue-point="9" draw:end-shape="id1573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571" draw:start-glue-point="7" draw:end-shape="id1574" draw:end-glue-point="4" svg:d="M5175 6087h-775v575" svg:viewBox="0 0 776 576">
          <text:p/>
        </draw:connector>
        <draw:custom-shape draw:style-name="gr7" draw:text-style-name="P24" xml:id="id1572" draw:id="id157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75" draw:id="id157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572" draw:start-glue-point="9" draw:end-shape="id157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572" draw:start-glue-point="7" draw:end-shape="id1576" draw:end-glue-point="4" svg:d="M12326 6087h-675v576" svg:viewBox="0 0 676 577">
          <text:p/>
        </draw:connector>
        <draw:custom-shape draw:style-name="gr7" draw:text-style-name="P24" xml:id="id1574" draw:id="id1574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78" draw:id="id157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574" draw:start-glue-point="9" draw:end-shape="id1577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574" draw:start-glue-point="7" draw:end-shape="id1578" draw:end-glue-point="0" svg:d="M3975 7687h-675v575" svg:viewBox="0 0 676 576">
          <text:p/>
        </draw:connector>
        <draw:custom-shape draw:style-name="gr7" draw:text-style-name="P24" xml:id="id1576" draw:id="id157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576" draw:start-glue-point="9" draw:end-shape="id1579" draw:end-glue-point="4" svg:d="M12076 7688h1759v567" svg:viewBox="0 0 1760 568">
          <text:p/>
        </draw:connector>
        <draw:custom-shape draw:style-name="gr7" draw:text-style-name="P24" xml:id="id1579" draw:id="id157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81" draw:id="id158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580" draw:id="id158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579" draw:start-glue-point="9" draw:end-shape="id158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579" draw:start-glue-point="7" draw:end-shape="id1581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576" draw:start-glue-point="7" draw:end-shape="id1582" draw:end-glue-point="4" svg:d="M11226 7688h-1677v612" svg:viewBox="0 0 1678 613">
          <text:p/>
        </draw:connector>
        <draw:custom-shape draw:style-name="gr7" draw:text-style-name="P33" xml:id="id1582" draw:id="id1582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84" draw:id="id1584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582" draw:start-glue-point="7" draw:end-shape="id1583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582" draw:start-glue-point="9" draw:end-shape="id1584" draw:end-glue-point="0" svg:d="M9974 9325h626v912" svg:viewBox="0 0 627 913">
          <text:p/>
        </draw:connector>
        <draw:custom-shape draw:style-name="gr7" draw:text-style-name="P24" xml:id="id1577" draw:id="id1577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85" draw:id="id1585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586" draw:id="id1586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577" draw:start-glue-point="7" draw:end-shape="id1585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577" draw:start-glue-point="9" draw:end-shape="id1586" draw:end-glue-point="0" svg:d="M6325 9268h526v612" svg:viewBox="0 0 527 613">
          <text:p/>
        </draw:connector>
        <draw:custom-shape draw:style-name="gr7" draw:text-style-name="P24" xml:id="id1583" draw:id="id1583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88" draw:id="id1588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583" draw:start-glue-point="9" draw:end-shape="id1587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583" draw:start-glue-point="7" draw:end-shape="id1588" draw:end-glue-point="0" svg:d="M8099 10925h-599v911" svg:viewBox="0 0 600 912">
          <text:p/>
        </draw:connector>
        <draw:custom-shape draw:style-name="gr7" draw:text-style-name="P24" xml:id="id1587" draw:id="id1587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90" draw:id="id1590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589" draw:id="id1589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587" draw:start-glue-point="9" draw:end-shape="id1589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587" draw:start-glue-point="7" draw:end-shape="id1590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5" draw:style-name="gr105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</text:span><text:span text:style-name="T23">senão se (atual.valor &gt; umValor) {</text:span><text:span text:style-name="T23"><text:line-break/></text:span><text:span text:style-name="T23"><text:tab/></text:span><text:span text:style-name="T23"><text:tab/></text:span><text:span text:style-name="T23">atual ← atual-&gt;esquerdo;</text:span><text:span text:style-name="T23"><text:line-break/></text:span><text:span text:style-name="T23"><text:tab/></text:span><text:span text:style-name="T23">}</text:span><text:span text:style-name="T12">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591" draw:id="id1591" draw:layer="layout" svg:width="2.4cm" svg:height="1.145cm" svg:x="0.6cm" svg:y="5.0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882cm" svg:y="5.3cm">
          <draw:text-box>
            <text:p><text:span text:style-name="T13">ATUAL</text:span></text:p>
          </draw:text-box>
        </draw:frame>
        <draw:connector draw:style-name="gr3" draw:text-style-name="P4" draw:layer="layout" svg:x1="3cm" svg:y1="5.627cm" svg:x2="5cm" svg:y2="5.662cm" draw:start-shape="id1591" draw:start-glue-point="1" draw:end-shape="id1571" draw:end-glue-point="6" svg:d="M3000 5627h1000v35h1000" svg:viewBox="0 0 2001 36">
          <text:p/>
        </draw:connector>
        <presentation:notes draw:style-name="dp2">
          <draw:page-thumbnail draw:style-name="gr5" draw:layer="layout" svg:width="19.798cm" svg:height="11.136cm" svg:x="0.6cm" svg:y="2.257cm" draw:page-number="8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592" draw:id="id1592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592" draw:start-glue-point="2" draw:end-shape="id1593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593" draw:id="id1593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593" draw:start-glue-point="7" draw:end-shape="id1594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593" draw:start-glue-point="9" draw:end-shape="id1595" draw:end-glue-point="4" svg:d="M9701 4487h3050v575" svg:viewBox="0 0 3051 576">
          <text:p/>
        </draw:connector>
        <draw:custom-shape draw:style-name="gr7" draw:text-style-name="P24" xml:id="id1594" draw:id="id1594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96" draw:id="id1596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594" draw:start-glue-point="9" draw:end-shape="id1596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594" draw:start-glue-point="7" draw:end-shape="id1597" draw:end-glue-point="4" svg:d="M5175 6087h-775v575" svg:viewBox="0 0 776 576">
          <text:p/>
        </draw:connector>
        <draw:custom-shape draw:style-name="gr7" draw:text-style-name="P24" xml:id="id1595" draw:id="id1595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598" draw:id="id1598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595" draw:start-glue-point="9" draw:end-shape="id1598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595" draw:start-glue-point="7" draw:end-shape="id1599" draw:end-glue-point="4" svg:d="M12326 6087h-675v576" svg:viewBox="0 0 676 577">
          <text:p/>
        </draw:connector>
        <draw:custom-shape draw:style-name="gr7" draw:text-style-name="P29" xml:id="id1597" draw:id="id1597" draw:layer="layout" svg:width="1.2cm" svg:height="1.2cm" svg:x="3.8cm" svg:y="6.662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01" draw:id="id1601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597" draw:start-glue-point="9" draw:end-shape="id1600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597" draw:start-glue-point="7" draw:end-shape="id1601" draw:end-glue-point="0" svg:d="M3975 7687h-675v575" svg:viewBox="0 0 676 576">
          <text:p/>
        </draw:connector>
        <draw:custom-shape draw:style-name="gr7" draw:text-style-name="P24" xml:id="id1599" draw:id="id1599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599" draw:start-glue-point="9" draw:end-shape="id1602" draw:end-glue-point="4" svg:d="M12076 7688h1759v567" svg:viewBox="0 0 1760 568">
          <text:p/>
        </draw:connector>
        <draw:custom-shape draw:style-name="gr7" draw:text-style-name="P24" xml:id="id1602" draw:id="id1602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04" draw:id="id1604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603" draw:id="id1603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602" draw:start-glue-point="9" draw:end-shape="id1603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602" draw:start-glue-point="7" draw:end-shape="id1604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599" draw:start-glue-point="7" draw:end-shape="id1605" draw:end-glue-point="4" svg:d="M11226 7688h-1677v612" svg:viewBox="0 0 1678 613">
          <text:p/>
        </draw:connector>
        <draw:custom-shape draw:style-name="gr7" draw:text-style-name="P33" xml:id="id1605" draw:id="id1605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07" draw:id="id1607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605" draw:start-glue-point="7" draw:end-shape="id1606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605" draw:start-glue-point="9" draw:end-shape="id1607" draw:end-glue-point="0" svg:d="M9974 9325h626v912" svg:viewBox="0 0 627 913">
          <text:p/>
        </draw:connector>
        <draw:custom-shape draw:style-name="gr7" draw:text-style-name="P24" xml:id="id1600" draw:id="id1600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08" draw:id="id1608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609" draw:id="id1609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600" draw:start-glue-point="7" draw:end-shape="id1608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600" draw:start-glue-point="9" draw:end-shape="id1609" draw:end-glue-point="0" svg:d="M6325 9268h526v612" svg:viewBox="0 0 527 613">
          <text:p/>
        </draw:connector>
        <draw:custom-shape draw:style-name="gr7" draw:text-style-name="P24" xml:id="id1606" draw:id="id1606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11" draw:id="id1611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606" draw:start-glue-point="9" draw:end-shape="id1610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606" draw:start-glue-point="7" draw:end-shape="id1611" draw:end-glue-point="0" svg:d="M8099 10925h-599v911" svg:viewBox="0 0 600 912">
          <text:p/>
        </draw:connector>
        <draw:custom-shape draw:style-name="gr7" draw:text-style-name="P24" xml:id="id1610" draw:id="id1610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13" draw:id="id1613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612" draw:id="id1612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610" draw:start-glue-point="9" draw:end-shape="id1612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610" draw:start-glue-point="7" draw:end-shape="id1613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6" draw:style-name="gr106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</text:span><text:span text:style-name="T23">senão se (atual.valor &gt; umValor) {</text:span><text:span text:style-name="T23"><text:line-break/></text:span><text:span text:style-name="T23"><text:tab/></text:span><text:span text:style-name="T23"><text:tab/></text:span><text:span text:style-name="T23">atual ← atual-&gt;esquerdo;</text:span><text:span text:style-name="T23"><text:line-break/></text:span><text:span text:style-name="T23"><text:tab/></text:span><text:span text:style-name="T23">}</text:span><text:span text:style-name="T12">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614" draw:id="id1614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482cm" svg:y="6.9cm">
          <draw:text-box>
            <text:p><text:span text:style-name="T13">ATUAL</text:span></text:p>
          </draw:text-box>
        </draw:frame>
        <draw:connector draw:style-name="gr3" draw:text-style-name="P4" draw:layer="layout" svg:x1="2.6cm" svg:y1="7.227cm" svg:x2="3.8cm" svg:y2="7.262cm" draw:start-shape="id1614" draw:start-glue-point="1" draw:end-shape="id1597" draw:end-glue-point="6" svg:d="M2600 7227h600v35h600" svg:viewBox="0 0 1201 36">
          <text:p/>
        </draw:connector>
        <presentation:notes draw:style-name="dp2">
          <draw:page-thumbnail draw:style-name="gr5" draw:layer="layout" svg:width="19.798cm" svg:height="11.136cm" svg:x="0.6cm" svg:y="2.257cm" draw:page-number="8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615" draw:id="id1615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615" draw:start-glue-point="2" draw:end-shape="id1616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616" draw:id="id1616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616" draw:start-glue-point="7" draw:end-shape="id1617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616" draw:start-glue-point="9" draw:end-shape="id1618" draw:end-glue-point="4" svg:d="M9701 4487h3050v575" svg:viewBox="0 0 3051 576">
          <text:p/>
        </draw:connector>
        <draw:custom-shape draw:style-name="gr7" draw:text-style-name="P24" xml:id="id1617" draw:id="id1617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19" draw:id="id1619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617" draw:start-glue-point="9" draw:end-shape="id1619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617" draw:start-glue-point="7" draw:end-shape="id1620" draw:end-glue-point="4" svg:d="M5175 6087h-775v575" svg:viewBox="0 0 776 576">
          <text:p/>
        </draw:connector>
        <draw:custom-shape draw:style-name="gr7" draw:text-style-name="P24" xml:id="id1618" draw:id="id1618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21" draw:id="id1621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618" draw:start-glue-point="9" draw:end-shape="id1621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618" draw:start-glue-point="7" draw:end-shape="id1622" draw:end-glue-point="4" svg:d="M12326 6087h-675v576" svg:viewBox="0 0 676 577">
          <text:p/>
        </draw:connector>
        <draw:custom-shape draw:style-name="gr90" draw:text-style-name="P35" xml:id="id1620" draw:id="id1620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24" draw:id="id1624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620" draw:start-glue-point="9" draw:end-shape="id1623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620" draw:start-glue-point="7" draw:end-shape="id1624" draw:end-glue-point="0" svg:d="M3975 7687h-675v575" svg:viewBox="0 0 676 576">
          <text:p/>
        </draw:connector>
        <draw:custom-shape draw:style-name="gr7" draw:text-style-name="P24" xml:id="id1622" draw:id="id1622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622" draw:start-glue-point="9" draw:end-shape="id1625" draw:end-glue-point="4" svg:d="M12076 7688h1759v567" svg:viewBox="0 0 1760 568">
          <text:p/>
        </draw:connector>
        <draw:custom-shape draw:style-name="gr7" draw:text-style-name="P24" xml:id="id1625" draw:id="id1625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27" draw:id="id1627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626" draw:id="id1626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625" draw:start-glue-point="9" draw:end-shape="id1626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625" draw:start-glue-point="7" draw:end-shape="id1627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622" draw:start-glue-point="7" draw:end-shape="id1628" draw:end-glue-point="4" svg:d="M11226 7688h-1677v612" svg:viewBox="0 0 1678 613">
          <text:p/>
        </draw:connector>
        <draw:custom-shape draw:style-name="gr7" draw:text-style-name="P33" xml:id="id1628" draw:id="id1628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30" draw:id="id1630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628" draw:start-glue-point="7" draw:end-shape="id1629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628" draw:start-glue-point="9" draw:end-shape="id1630" draw:end-glue-point="0" svg:d="M9974 9325h626v912" svg:viewBox="0 0 627 913">
          <text:p/>
        </draw:connector>
        <draw:custom-shape draw:style-name="gr7" draw:text-style-name="P24" xml:id="id1623" draw:id="id1623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31" draw:id="id1631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632" draw:id="id1632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623" draw:start-glue-point="7" draw:end-shape="id1631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623" draw:start-glue-point="9" draw:end-shape="id1632" draw:end-glue-point="0" svg:d="M6325 9268h526v612" svg:viewBox="0 0 527 613">
          <text:p/>
        </draw:connector>
        <draw:custom-shape draw:style-name="gr7" draw:text-style-name="P24" xml:id="id1629" draw:id="id1629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34" draw:id="id1634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629" draw:start-glue-point="9" draw:end-shape="id1633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629" draw:start-glue-point="7" draw:end-shape="id1634" draw:end-glue-point="0" svg:d="M8099 10925h-599v911" svg:viewBox="0 0 600 912">
          <text:p/>
        </draw:connector>
        <draw:custom-shape draw:style-name="gr7" draw:text-style-name="P24" xml:id="id1633" draw:id="id1633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36" draw:id="id1636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635" draw:id="id1635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633" draw:start-glue-point="9" draw:end-shape="id1635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633" draw:start-glue-point="7" draw:end-shape="id1636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5" draw:style-name="gr107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23">se (atual.valor = umValor) {</text:span><text:span text:style-name="T23"><text:line-break/></text:span><text:span text:style-name="T23"><text:tab/></text:span><text:span text:style-name="T23"><text:tab/></text:span><text:span text:style-name="T23">retorna atual;</text:span><text:span text:style-name="T23"><text:line-break/></text:span><text:span text:style-name="T23"><text:tab/></text:span><text:span text:style-name="T23">}</text:span><text:span text:style-name="T12">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637" draw:id="id1637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0.482cm" svg:y="6.9cm">
          <draw:text-box>
            <text:p><text:span text:style-name="T13">ATUAL</text:span></text:p>
          </draw:text-box>
        </draw:frame>
        <draw:connector draw:style-name="gr3" draw:text-style-name="P4" draw:layer="layout" svg:x1="2.6cm" svg:y1="7.227cm" svg:x2="3.8cm" svg:y2="7.262cm" draw:start-shape="id1637" draw:start-glue-point="1" draw:end-shape="id1620" draw:end-glue-point="6" svg:d="M2600 7227h600v35h600" svg:viewBox="0 0 1201 36">
          <text:p/>
        </draw:connector>
        <presentation:notes draw:style-name="dp2">
          <draw:page-thumbnail draw:style-name="gr5" draw:layer="layout" svg:width="19.798cm" svg:height="11.136cm" svg:x="0.6cm" svg:y="2.257cm" draw:page-number="8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638" draw:id="id1638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638" draw:start-glue-point="2" draw:end-shape="id1639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639" draw:id="id1639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639" draw:start-glue-point="7" draw:end-shape="id1640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639" draw:start-glue-point="9" draw:end-shape="id1641" draw:end-glue-point="4" svg:d="M9701 4487h3050v575" svg:viewBox="0 0 3051 576">
          <text:p/>
        </draw:connector>
        <draw:custom-shape draw:style-name="gr7" draw:text-style-name="P24" xml:id="id1640" draw:id="id1640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42" draw:id="id1642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640" draw:start-glue-point="9" draw:end-shape="id1642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640" draw:start-glue-point="7" draw:end-shape="id1643" draw:end-glue-point="4" svg:d="M5175 6087h-775v575" svg:viewBox="0 0 776 576">
          <text:p/>
        </draw:connector>
        <draw:custom-shape draw:style-name="gr7" draw:text-style-name="P24" xml:id="id1641" draw:id="id1641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44" draw:id="id1644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641" draw:start-glue-point="9" draw:end-shape="id1644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641" draw:start-glue-point="7" draw:end-shape="id1645" draw:end-glue-point="4" svg:d="M12326 6087h-675v576" svg:viewBox="0 0 676 577">
          <text:p/>
        </draw:connector>
        <draw:custom-shape draw:style-name="gr90" draw:text-style-name="P35" xml:id="id1643" draw:id="id1643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47" draw:id="id1647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643" draw:start-glue-point="9" draw:end-shape="id1646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643" draw:start-glue-point="7" draw:end-shape="id1647" draw:end-glue-point="0" svg:d="M3975 7687h-675v575" svg:viewBox="0 0 676 576">
          <text:p/>
        </draw:connector>
        <draw:custom-shape draw:style-name="gr7" draw:text-style-name="P24" xml:id="id1645" draw:id="id1645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645" draw:start-glue-point="9" draw:end-shape="id1648" draw:end-glue-point="4" svg:d="M12076 7688h1759v567" svg:viewBox="0 0 1760 568">
          <text:p/>
        </draw:connector>
        <draw:custom-shape draw:style-name="gr7" draw:text-style-name="P24" xml:id="id1648" draw:id="id1648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50" draw:id="id1650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649" draw:id="id1649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648" draw:start-glue-point="9" draw:end-shape="id1649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648" draw:start-glue-point="7" draw:end-shape="id1650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645" draw:start-glue-point="7" draw:end-shape="id1651" draw:end-glue-point="4" svg:d="M11226 7688h-1677v612" svg:viewBox="0 0 1678 613">
          <text:p/>
        </draw:connector>
        <draw:custom-shape draw:style-name="gr7" draw:text-style-name="P33" xml:id="id1651" draw:id="id1651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53" draw:id="id1653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651" draw:start-glue-point="7" draw:end-shape="id1652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651" draw:start-glue-point="9" draw:end-shape="id1653" draw:end-glue-point="0" svg:d="M9974 9325h626v912" svg:viewBox="0 0 627 913">
          <text:p/>
        </draw:connector>
        <draw:custom-shape draw:style-name="gr7" draw:text-style-name="P24" xml:id="id1646" draw:id="id1646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54" draw:id="id1654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655" draw:id="id1655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646" draw:start-glue-point="7" draw:end-shape="id1654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646" draw:start-glue-point="9" draw:end-shape="id1655" draw:end-glue-point="0" svg:d="M6325 9268h526v612" svg:viewBox="0 0 527 613">
          <text:p/>
        </draw:connector>
        <draw:custom-shape draw:style-name="gr7" draw:text-style-name="P24" xml:id="id1652" draw:id="id1652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57" draw:id="id1657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652" draw:start-glue-point="9" draw:end-shape="id1656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652" draw:start-glue-point="7" draw:end-shape="id1657" draw:end-glue-point="0" svg:d="M8099 10925h-599v911" svg:viewBox="0 0 600 912">
          <text:p/>
        </draw:connector>
        <draw:custom-shape draw:style-name="gr7" draw:text-style-name="P24" xml:id="id1656" draw:id="id1656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59" draw:id="id1659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658" draw:id="id1658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656" draw:start-glue-point="9" draw:end-shape="id1658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656" draw:start-glue-point="7" draw:end-shape="id1659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44" xml:id="id1660" draw:id="id1660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3.118cm" svg:height="0.725cm" svg:x="-0.018cm" svg:y="6.9cm">
          <draw:text-box>
            <text:p><text:span text:style-name="T13">nohRemover</text:span></text:p>
          </draw:text-box>
        </draw:frame>
        <draw:connector draw:style-name="gr3" draw:text-style-name="P4" draw:layer="layout" svg:x1="2.6cm" svg:y1="7.227cm" svg:x2="3.8cm" svg:y2="7.262cm" draw:start-shape="id1660" draw:start-glue-point="1" draw:end-shape="id1643" draw:end-glue-point="6" svg:d="M2600 7227h600v35h600" svg:viewBox="0 0 1201 36">
          <text:p/>
        </draw:connector>
        <draw:custom-shape draw:name="CaixaDeTexto 116_0" draw:style-name="gr109" draw:text-style-name="P15" draw:layer="layout" svg:width="13.527cm" svg:height="7.951cm" svg:x="15.073cm" svg:y="0.449cm">
          <text:p text:style-name="P14"><text:span text:style-name="T21">remove(umValor):</text:span><text:span text:style-name="T22"><text:line-break/></text:span><text:span text:style-name="T12">nohRemover ← buscaAux(umValor);</text:span><text:span text:style-name="T12"><text:line-break/></text:span><text:span text:style-name="T12">se (nohRemover = NULL) </text:span><text:span text:style-name="T12"><text:line-break/></text:span><text:span text:style-name="T12"><text:tab/></text:span><text:span text:style-name="T12">geraErro(“Nó não encontrado!”);</text:span><text:span text:style-name="T12"><text:line-break/></text:span><text:span text:style-name="T12">senão {</text:span><text:span text:style-name="T12"><text:line-break/></text:span><text:span text:style-name="T25"><text:tab/></text:span><text:span text:style-name="T23">se (nohRemover.esquerdo = NULL) {</text:span><text:span text:style-name="T23"><text:line-break/></text:span><text:span text:style-name="T23"><text:tab/></text:span><text:span text:style-name="T23"><text:tab/></text:span><text:span text:style-name="T23">transplanta(nohRemover, nohRemover.direito);</text:span><text:span text:style-name="T12"><text:line-break/></text:span><text:span text:style-name="T12"><text:tab/></text:span><text:span text:style-name="T12">} senão se (nohRemover.direito = NULL) {</text:span><text:span text:style-name="T12"><text:line-break/></text:span><text:span text:style-name="T12"><text:tab/></text:span><text:span text:style-name="T12"><text:tab/></text:span><text:span text:style-name="T12">transplanta(nohRemover, nohRemover.esquerdo);</text:span><text:span text:style-name="T12"><text:line-break/></text:span><text:span text:style-name="T12"><text:tab/></text:span><text:span text:style-name="T12">} senão {</text:span><text:span text:style-name="T22"><text:line-break/></text:span><text:span text:style-name="T22"><text:tab/></text:span><text:span text:style-name="T22"><text:tab/></text:span><text:span text:style-name="T12">sucessor ← minimoAux(nohRemover.direito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661" draw:id="id1661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661" draw:start-glue-point="2" draw:end-shape="id1662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662" draw:id="id1662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662" draw:start-glue-point="7" draw:end-shape="id1663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662" draw:start-glue-point="9" draw:end-shape="id1664" draw:end-glue-point="4" svg:d="M9701 4487h3050v575" svg:viewBox="0 0 3051 576">
          <text:p/>
        </draw:connector>
        <draw:custom-shape draw:style-name="gr7" draw:text-style-name="P24" xml:id="id1663" draw:id="id1663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65" draw:id="id1665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663" draw:start-glue-point="9" draw:end-shape="id1665" draw:end-glue-point="0" svg:d="M6025 6087h875v514" svg:viewBox="0 0 876 515">
          <text:p/>
        </draw:connector>
        <draw:connector draw:style-name="gr3" draw:text-style-name="P4" draw:layer="layout" svg:x1="5.175cm" svg:y1="6.087cm" svg:x2="4.4cm" svg:y2="6.662cm" draw:start-shape="id1663" draw:start-glue-point="7" draw:end-shape="id1666" draw:end-glue-point="4" svg:d="M5175 6087h-775v575" svg:viewBox="0 0 776 576">
          <text:p/>
        </draw:connector>
        <draw:custom-shape draw:style-name="gr7" draw:text-style-name="P24" xml:id="id1664" draw:id="id1664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67" draw:id="id1667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664" draw:start-glue-point="9" draw:end-shape="id1667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664" draw:start-glue-point="7" draw:end-shape="id1668" draw:end-glue-point="4" svg:d="M12326 6087h-675v576" svg:viewBox="0 0 676 577">
          <text:p/>
        </draw:connector>
        <draw:custom-shape draw:style-name="gr90" draw:text-style-name="P35" xml:id="id1666" draw:id="id1666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70" draw:id="id1670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666" draw:start-glue-point="9" draw:end-shape="id1669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666" draw:start-glue-point="7" draw:end-shape="id1670" draw:end-glue-point="0" svg:d="M3975 7687h-675v575" svg:viewBox="0 0 676 576">
          <text:p/>
        </draw:connector>
        <draw:custom-shape draw:style-name="gr7" draw:text-style-name="P24" xml:id="id1668" draw:id="id1668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668" draw:start-glue-point="9" draw:end-shape="id1671" draw:end-glue-point="4" svg:d="M12076 7688h1759v567" svg:viewBox="0 0 1760 568">
          <text:p/>
        </draw:connector>
        <draw:custom-shape draw:style-name="gr7" draw:text-style-name="P24" xml:id="id1671" draw:id="id1671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73" draw:id="id1673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672" draw:id="id1672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671" draw:start-glue-point="9" draw:end-shape="id1672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671" draw:start-glue-point="7" draw:end-shape="id1673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668" draw:start-glue-point="7" draw:end-shape="id1674" draw:end-glue-point="4" svg:d="M11226 7688h-1677v612" svg:viewBox="0 0 1678 613">
          <text:p/>
        </draw:connector>
        <draw:custom-shape draw:style-name="gr7" draw:text-style-name="P33" xml:id="id1674" draw:id="id1674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76" draw:id="id1676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674" draw:start-glue-point="7" draw:end-shape="id1675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674" draw:start-glue-point="9" draw:end-shape="id1676" draw:end-glue-point="0" svg:d="M9974 9325h626v912" svg:viewBox="0 0 627 913">
          <text:p/>
        </draw:connector>
        <draw:custom-shape draw:style-name="gr7" draw:text-style-name="P24" xml:id="id1669" draw:id="id1669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77" draw:id="id1677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678" draw:id="id1678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669" draw:start-glue-point="7" draw:end-shape="id1677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669" draw:start-glue-point="9" draw:end-shape="id1678" draw:end-glue-point="0" svg:d="M6325 9268h526v612" svg:viewBox="0 0 527 613">
          <text:p/>
        </draw:connector>
        <draw:custom-shape draw:style-name="gr7" draw:text-style-name="P24" xml:id="id1675" draw:id="id1675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80" draw:id="id1680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675" draw:start-glue-point="9" draw:end-shape="id1679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675" draw:start-glue-point="7" draw:end-shape="id1680" draw:end-glue-point="0" svg:d="M8099 10925h-599v911" svg:viewBox="0 0 600 912">
          <text:p/>
        </draw:connector>
        <draw:custom-shape draw:style-name="gr7" draw:text-style-name="P24" xml:id="id1679" draw:id="id1679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82" draw:id="id1682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681" draw:id="id1681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679" draw:start-glue-point="9" draw:end-shape="id1681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679" draw:start-glue-point="7" draw:end-shape="id1682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44" xml:id="id1683" draw:id="id1683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3.118cm" svg:height="0.725cm" svg:x="0.6cm" svg:y="6.9cm">
          <draw:text-box>
            <text:p><text:span text:style-name="T13">antigo</text:span></text:p>
          </draw:text-box>
        </draw:frame>
        <draw:connector draw:style-name="gr3" draw:text-style-name="P4" draw:layer="layout" svg:x1="2.6cm" svg:y1="7.227cm" svg:x2="3.8cm" svg:y2="7.262cm" draw:start-shape="id1683" draw:start-glue-point="1" draw:end-shape="id1666" draw:end-glue-point="6" svg:d="M2600 7227h600v35h600" svg:viewBox="0 0 1201 36">
          <text:p/>
        </draw:connector>
        <draw:custom-shape draw:name="CaixaDeTexto 97_7" draw:style-name="gr110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senão se (antigo = antigo.pai.esquerdo) {</text:span><text:span text:style-name="T12"><text:line-break/></text:span><text:span text:style-name="T12"><text:tab/></text:span><text:span text:style-name="T12">antigo.pai.esquerdo ← novo;</text:span><text:span text:style-name="T12"><text:line-break/></text:span><text:span text:style-name="T12">} senão { // antigo = antigo.pai.direito</text:span><text:span text:style-name="T12"><text:line-break/></text:span><text:span text:style-name="T12"><text:tab/></text:span><text:span text:style-name="T12">antigo.pai.direito ← novo;</text:span><text:span text:style-name="T12"><text:line-break/></text:span><text:span text:style-name="T12">} </text:span><text:span text:style-name="T12"><text:line-break/></text:span><text:span text:style-name="T12">se (novo ≠ NULO) {</text:span><text:span text:style-name="T12"><text:line-break/></text:span><text:span text:style-name="T12"><text:tab/></text:span><text:span text:style-name="T12">novo.pai ← antigo.pai;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45" xml:id="id1684" draw:id="id1684" draw:layer="layout" svg:width="2.4cm" svg:height="1.145cm" svg:x="0.282cm" svg:y="9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518cm" svg:height="0.725cm" svg:x="0.682cm" svg:y="9.4cm">
          <draw:text-box>
            <text:p><text:span text:style-name="T13">novo</text:span></text:p>
          </draw:text-box>
        </draw:frame>
        <draw:connector draw:style-name="gr3" draw:text-style-name="P4" draw:layer="layout" svg:x1="2.682cm" svg:y1="9.772cm" svg:x2="5.3cm" svg:y2="8.843cm" draw:start-shape="id1684" draw:start-glue-point="1" draw:end-shape="id1669" draw:end-glue-point="6" svg:d="M2682 9772h1309v-929h1309" svg:viewBox="0 0 2619 930">
          <text:p/>
        </draw:connector>
        <presentation:notes draw:style-name="dp2">
          <draw:page-thumbnail draw:style-name="gr5" draw:layer="layout" svg:width="19.798cm" svg:height="11.136cm" svg:x="0.6cm" svg:y="2.257cm" draw:page-number="8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685" draw:id="id1685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685" draw:start-glue-point="2" draw:end-shape="id1686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686" draw:id="id1686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686" draw:start-glue-point="7" draw:end-shape="id1687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686" draw:start-glue-point="9" draw:end-shape="id1688" draw:end-glue-point="4" svg:d="M9701 4487h3050v575" svg:viewBox="0 0 3051 576">
          <text:p/>
        </draw:connector>
        <draw:custom-shape draw:style-name="gr7" draw:text-style-name="P24" xml:id="id1687" draw:id="id1687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89" draw:id="id1689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687" draw:start-glue-point="9" draw:end-shape="id1689" draw:end-glue-point="0" svg:d="M6025 6087h875v514" svg:viewBox="0 0 876 515">
          <text:p/>
        </draw:connector>
        <draw:connector draw:style-name="gr3" draw:text-style-name="P4" draw:layer="layout" draw:line-skew="-0.253cm" svg:x1="5.175cm" svg:y1="6.087cm" svg:x2="5.9cm" svg:y2="8.243cm" draw:start-shape="id1687" draw:start-glue-point="7" draw:end-shape="id1690" draw:end-glue-point="4" svg:d="M5175 6087v913h725v1243" svg:viewBox="0 0 726 2157">
          <text:p/>
        </draw:connector>
        <draw:custom-shape draw:style-name="gr7" draw:text-style-name="P24" xml:id="id1688" draw:id="id1688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91" draw:id="id1691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688" draw:start-glue-point="9" draw:end-shape="id1691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688" draw:start-glue-point="7" draw:end-shape="id1692" draw:end-glue-point="4" svg:d="M12326 6087h-675v576" svg:viewBox="0 0 676 577">
          <text:p/>
        </draw:connector>
        <draw:custom-shape draw:style-name="gr90" draw:text-style-name="P35" xml:id="id1693" draw:id="id1693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94" draw:id="id1694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693" draw:start-glue-point="9" draw:end-shape="id1690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693" draw:start-glue-point="7" draw:end-shape="id1694" draw:end-glue-point="0" svg:d="M3975 7687h-675v575" svg:viewBox="0 0 676 576">
          <text:p/>
        </draw:connector>
        <draw:custom-shape draw:style-name="gr7" draw:text-style-name="P24" xml:id="id1692" draw:id="id1692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692" draw:start-glue-point="9" draw:end-shape="id1695" draw:end-glue-point="4" svg:d="M12076 7688h1759v567" svg:viewBox="0 0 1760 568">
          <text:p/>
        </draw:connector>
        <draw:custom-shape draw:style-name="gr7" draw:text-style-name="P24" xml:id="id1695" draw:id="id1695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697" draw:id="id1697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696" draw:id="id1696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695" draw:start-glue-point="9" draw:end-shape="id1696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695" draw:start-glue-point="7" draw:end-shape="id1697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692" draw:start-glue-point="7" draw:end-shape="id1698" draw:end-glue-point="4" svg:d="M11226 7688h-1677v612" svg:viewBox="0 0 1678 613">
          <text:p/>
        </draw:connector>
        <draw:custom-shape draw:style-name="gr7" draw:text-style-name="P33" xml:id="id1698" draw:id="id1698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00" draw:id="id1700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698" draw:start-glue-point="7" draw:end-shape="id1699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698" draw:start-glue-point="9" draw:end-shape="id1700" draw:end-glue-point="0" svg:d="M9974 9325h626v912" svg:viewBox="0 0 627 913">
          <text:p/>
        </draw:connector>
        <draw:custom-shape draw:style-name="gr7" draw:text-style-name="P24" xml:id="id1690" draw:id="id1690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01" draw:id="id1701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702" draw:id="id1702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690" draw:start-glue-point="7" draw:end-shape="id1701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690" draw:start-glue-point="9" draw:end-shape="id1702" draw:end-glue-point="0" svg:d="M6325 9268h526v612" svg:viewBox="0 0 527 613">
          <text:p/>
        </draw:connector>
        <draw:custom-shape draw:style-name="gr7" draw:text-style-name="P24" xml:id="id1699" draw:id="id1699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04" draw:id="id1704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699" draw:start-glue-point="9" draw:end-shape="id1703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699" draw:start-glue-point="7" draw:end-shape="id1704" draw:end-glue-point="0" svg:d="M8099 10925h-599v911" svg:viewBox="0 0 600 912">
          <text:p/>
        </draw:connector>
        <draw:custom-shape draw:style-name="gr7" draw:text-style-name="P24" xml:id="id1703" draw:id="id1703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06" draw:id="id1706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705" draw:id="id1705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703" draw:start-glue-point="9" draw:end-shape="id1705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703" draw:start-glue-point="7" draw:end-shape="id1706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44" xml:id="id1707" draw:id="id1707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3.118cm" svg:height="0.725cm" svg:x="0.6cm" svg:y="6.9cm">
          <draw:text-box>
            <text:p><text:span text:style-name="T13">antigo</text:span></text:p>
          </draw:text-box>
        </draw:frame>
        <draw:connector draw:style-name="gr3" draw:text-style-name="P4" draw:layer="layout" svg:x1="2.6cm" svg:y1="7.227cm" svg:x2="3.8cm" svg:y2="7.262cm" draw:start-shape="id1707" draw:start-glue-point="1" draw:end-shape="id1693" draw:end-glue-point="6" svg:d="M2600 7227h600v35h600" svg:viewBox="0 0 1201 36">
          <text:p/>
        </draw:connector>
        <draw:custom-shape draw:name="CaixaDeTexto 97_8" draw:style-name="gr112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</text:span><text:span text:style-name="T23">senão se (antigo = antigo.pai.esquerdo) {</text:span><text:span text:style-name="T23"><text:line-break/></text:span><text:span text:style-name="T23"><text:tab/></text:span><text:span text:style-name="T23">antigo.pai.esquerdo ← novo;</text:span><text:span text:style-name="T23"><text:line-break/></text:span><text:span text:style-name="T23">}</text:span><text:span text:style-name="T12"> senão { // antigo = antigo.pai.direito</text:span><text:span text:style-name="T12"><text:line-break/></text:span><text:span text:style-name="T12"><text:tab/></text:span><text:span text:style-name="T12">antigo.pai.direito ← novo;</text:span><text:span text:style-name="T12"><text:line-break/></text:span><text:span text:style-name="T12">} </text:span><text:span text:style-name="T12"><text:line-break/></text:span><text:span text:style-name="T12">se (novo ≠ NULO) {</text:span><text:span text:style-name="T12"><text:line-break/></text:span><text:span text:style-name="T12"><text:tab/></text:span><text:span text:style-name="T12">novo.pai ← antigo.pai;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45" xml:id="id1708" draw:id="id1708" draw:layer="layout" svg:width="2.4cm" svg:height="1.145cm" svg:x="0.282cm" svg:y="9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518cm" svg:height="0.725cm" svg:x="0.682cm" svg:y="9.4cm">
          <draw:text-box>
            <text:p><text:span text:style-name="T13">novo</text:span></text:p>
          </draw:text-box>
        </draw:frame>
        <draw:connector draw:style-name="gr3" draw:text-style-name="P4" draw:layer="layout" svg:x1="2.682cm" svg:y1="9.772cm" svg:x2="5.3cm" svg:y2="8.843cm" draw:start-shape="id1708" draw:start-glue-point="1" draw:end-shape="id1690" draw:end-glue-point="6" svg:d="M2682 9772h1309v-929h1309" svg:viewBox="0 0 2619 930">
          <text:p/>
        </draw:connector>
        <presentation:notes draw:style-name="dp2">
          <draw:page-thumbnail draw:style-name="gr5" draw:layer="layout" svg:width="19.798cm" svg:height="11.136cm" svg:x="0.6cm" svg:y="2.257cm" draw:page-number="9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709" draw:id="id170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709" draw:start-glue-point="2" draw:end-shape="id171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710" draw:id="id171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710" draw:start-glue-point="7" draw:end-shape="id171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710" draw:start-glue-point="9" draw:end-shape="id1712" draw:end-glue-point="4" svg:d="M9701 4487h3050v575" svg:viewBox="0 0 3051 576">
          <text:p/>
        </draw:connector>
        <draw:custom-shape draw:style-name="gr7" draw:text-style-name="P24" xml:id="id1711" draw:id="id171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13" draw:id="id171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711" draw:start-glue-point="9" draw:end-shape="id1713" draw:end-glue-point="0" svg:d="M6025 6087h875v514" svg:viewBox="0 0 876 515">
          <text:p/>
        </draw:connector>
        <draw:connector draw:style-name="gr3" draw:text-style-name="P4" draw:layer="layout" draw:line-skew="-0.253cm" svg:x1="5.175cm" svg:y1="6.087cm" svg:x2="5.9cm" svg:y2="8.243cm" draw:start-shape="id1711" draw:start-glue-point="7" draw:end-shape="id1714" draw:end-glue-point="4" svg:d="M5175 6087v913h725v1243" svg:viewBox="0 0 726 2157">
          <text:p/>
        </draw:connector>
        <draw:custom-shape draw:style-name="gr7" draw:text-style-name="P24" xml:id="id1712" draw:id="id171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15" draw:id="id171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712" draw:start-glue-point="9" draw:end-shape="id171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712" draw:start-glue-point="7" draw:end-shape="id1716" draw:end-glue-point="4" svg:d="M12326 6087h-675v576" svg:viewBox="0 0 676 577">
          <text:p/>
        </draw:connector>
        <draw:custom-shape draw:style-name="gr90" draw:text-style-name="P35" xml:id="id1717" draw:id="id1717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18" draw:id="id1718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717" draw:start-glue-point="9" draw:end-shape="id1714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717" draw:start-glue-point="7" draw:end-shape="id1718" draw:end-glue-point="0" svg:d="M3975 7687h-675v575" svg:viewBox="0 0 676 576">
          <text:p/>
        </draw:connector>
        <draw:custom-shape draw:style-name="gr7" draw:text-style-name="P24" xml:id="id1716" draw:id="id171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716" draw:start-glue-point="9" draw:end-shape="id1719" draw:end-glue-point="4" svg:d="M12076 7688h1759v567" svg:viewBox="0 0 1760 568">
          <text:p/>
        </draw:connector>
        <draw:custom-shape draw:style-name="gr7" draw:text-style-name="P24" xml:id="id1719" draw:id="id171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21" draw:id="id172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720" draw:id="id172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719" draw:start-glue-point="9" draw:end-shape="id172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719" draw:start-glue-point="7" draw:end-shape="id1721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716" draw:start-glue-point="7" draw:end-shape="id1722" draw:end-glue-point="4" svg:d="M11226 7688h-1677v612" svg:viewBox="0 0 1678 613">
          <text:p/>
        </draw:connector>
        <draw:custom-shape draw:style-name="gr7" draw:text-style-name="P33" xml:id="id1722" draw:id="id1722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24" draw:id="id1724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722" draw:start-glue-point="7" draw:end-shape="id1723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722" draw:start-glue-point="9" draw:end-shape="id1724" draw:end-glue-point="0" svg:d="M9974 9325h626v912" svg:viewBox="0 0 627 913">
          <text:p/>
        </draw:connector>
        <draw:custom-shape draw:style-name="gr7" draw:text-style-name="P24" xml:id="id1714" draw:id="id1714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25" draw:id="id1725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726" draw:id="id1726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714" draw:start-glue-point="7" draw:end-shape="id1725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714" draw:start-glue-point="9" draw:end-shape="id1726" draw:end-glue-point="0" svg:d="M6325 9268h526v612" svg:viewBox="0 0 527 613">
          <text:p/>
        </draw:connector>
        <draw:custom-shape draw:style-name="gr7" draw:text-style-name="P24" xml:id="id1723" draw:id="id1723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28" draw:id="id1728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723" draw:start-glue-point="9" draw:end-shape="id1727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723" draw:start-glue-point="7" draw:end-shape="id1728" draw:end-glue-point="0" svg:d="M8099 10925h-599v911" svg:viewBox="0 0 600 912">
          <text:p/>
        </draw:connector>
        <draw:custom-shape draw:style-name="gr7" draw:text-style-name="P24" xml:id="id1727" draw:id="id1727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30" draw:id="id1730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729" draw:id="id1729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727" draw:start-glue-point="9" draw:end-shape="id1729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727" draw:start-glue-point="7" draw:end-shape="id1730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44" xml:id="id1731" draw:id="id1731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3.118cm" svg:height="0.725cm" svg:x="0.6cm" svg:y="6.9cm">
          <draw:text-box>
            <text:p><text:span text:style-name="T13">antigo</text:span></text:p>
          </draw:text-box>
        </draw:frame>
        <draw:connector draw:style-name="gr3" draw:text-style-name="P4" draw:layer="layout" svg:x1="2.6cm" svg:y1="7.227cm" svg:x2="3.8cm" svg:y2="7.262cm" draw:start-shape="id1731" draw:start-glue-point="1" draw:end-shape="id1717" draw:end-glue-point="6" svg:d="M2600 7227h600v35h600" svg:viewBox="0 0 1201 36">
          <text:p/>
        </draw:connector>
        <draw:custom-shape draw:name="CaixaDeTexto 97_9" draw:style-name="gr113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senão se (antigo = antigo.pai.esquerdo) {</text:span><text:span text:style-name="T12"><text:line-break/></text:span><text:span text:style-name="T12"><text:tab/></text:span><text:span text:style-name="T12">antigo.pai.esquerdo ← novo;</text:span><text:span text:style-name="T12"><text:line-break/></text:span><text:span text:style-name="T12">} senão { // antigo = antigo.pai.direito</text:span><text:span text:style-name="T12"><text:line-break/></text:span><text:span text:style-name="T12"><text:tab/></text:span><text:span text:style-name="T12">antigo.pai.direito ← novo;</text:span><text:span text:style-name="T12"><text:line-break/></text:span><text:span text:style-name="T12">} </text:span><text:span text:style-name="T12"><text:line-break/></text:span><text:span text:style-name="T23">se (novo ≠ NULO) {</text:span><text:span text:style-name="T23"><text:line-break/></text:span><text:span text:style-name="T23"><text:tab/></text:span><text:span text:style-name="T23">novo.pai ← antigo.pai;</text:span><text:span text:style-name="T23"><text:line-break/></text:span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45" xml:id="id1732" draw:id="id1732" draw:layer="layout" svg:width="2.4cm" svg:height="1.145cm" svg:x="0.282cm" svg:y="9.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518cm" svg:height="0.725cm" svg:x="0.682cm" svg:y="9.4cm">
          <draw:text-box>
            <text:p><text:span text:style-name="T13">novo</text:span></text:p>
          </draw:text-box>
        </draw:frame>
        <draw:connector draw:style-name="gr3" draw:text-style-name="P4" draw:layer="layout" svg:x1="2.682cm" svg:y1="9.772cm" svg:x2="5.3cm" svg:y2="8.843cm" draw:start-shape="id1732" draw:start-glue-point="1" draw:end-shape="id1714" draw:end-glue-point="6" svg:d="M2682 9772h1309v-929h1309" svg:viewBox="0 0 2619 930">
          <text:p/>
        </draw:connector>
        <draw:connector draw:style-name="gr3" draw:text-style-name="P4" draw:layer="layout" draw:line-skew="0.798cm" svg:x1="6.5cm" svg:y1="8.843cm" svg:x2="6.2cm" svg:y2="5.662cm" draw:start-shape="id1714" draw:start-glue-point="10" draw:end-shape="id1711" draw:end-glue-point="10" svg:d="M6500 8843h1300v-3181h-1600" svg:viewBox="0 0 1601 3182">
          <text:p/>
        </draw:connector>
        <presentation:notes draw:style-name="dp2">
          <draw:page-thumbnail draw:style-name="gr5" draw:layer="layout" svg:width="19.798cm" svg:height="11.136cm" svg:x="0.6cm" svg:y="2.257cm" draw:page-number="9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733" draw:id="id1733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733" draw:start-glue-point="2" draw:end-shape="id1734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734" draw:id="id1734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734" draw:start-glue-point="7" draw:end-shape="id1735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734" draw:start-glue-point="9" draw:end-shape="id1736" draw:end-glue-point="4" svg:d="M9701 4487h3050v575" svg:viewBox="0 0 3051 576">
          <text:p/>
        </draw:connector>
        <draw:custom-shape draw:style-name="gr7" draw:text-style-name="P24" xml:id="id1735" draw:id="id1735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37" draw:id="id1737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735" draw:start-glue-point="9" draw:end-shape="id1737" draw:end-glue-point="0" svg:d="M6025 6087h875v514" svg:viewBox="0 0 876 515">
          <text:p/>
        </draw:connector>
        <draw:connector draw:style-name="gr3" draw:text-style-name="P4" draw:layer="layout" draw:line-skew="-0.253cm" svg:x1="5.175cm" svg:y1="6.087cm" svg:x2="5.9cm" svg:y2="8.243cm" draw:start-shape="id1735" draw:start-glue-point="7" draw:end-shape="id1738" draw:end-glue-point="4" svg:d="M5175 6087v913h725v1243" svg:viewBox="0 0 726 2157">
          <text:p/>
        </draw:connector>
        <draw:custom-shape draw:style-name="gr7" draw:text-style-name="P24" xml:id="id1736" draw:id="id1736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39" draw:id="id1739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736" draw:start-glue-point="9" draw:end-shape="id1739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736" draw:start-glue-point="7" draw:end-shape="id1740" draw:end-glue-point="4" svg:d="M12326 6087h-675v576" svg:viewBox="0 0 676 577">
          <text:p/>
        </draw:connector>
        <draw:custom-shape draw:style-name="gr90" draw:text-style-name="P35" xml:id="id1741" draw:id="id1741" draw:layer="layout" svg:width="1.2cm" svg:height="1.2cm" svg:x="3.8cm" svg:y="6.662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42" draw:id="id1742" draw:layer="layout" svg:width="1.8cm" svg:height="0.763cm" svg:x="2.4cm" svg:y="8.262cm">
          <draw:text-box>
            <text:p><text:span text:style-name="T15">NULL</text:span></text:p>
          </draw:text-box>
        </draw:frame>
        <draw:connector draw:style-name="gr32" draw:text-style-name="P21" draw:layer="layout" svg:x1="4.825cm" svg:y1="7.687cm" svg:x2="5.9cm" svg:y2="8.243cm" draw:start-shape="id1741" draw:start-glue-point="9" draw:end-shape="id1738" draw:end-glue-point="4" svg:d="M4825 7687h1075v556" svg:viewBox="0 0 1076 557">
          <text:p/>
        </draw:connector>
        <draw:connector draw:style-name="gr32" draw:text-style-name="P21" draw:layer="layout" svg:x1="3.975cm" svg:y1="7.687cm" svg:x2="3.3cm" svg:y2="8.262cm" draw:start-shape="id1741" draw:start-glue-point="7" draw:end-shape="id1742" draw:end-glue-point="0" svg:d="M3975 7687h-675v575" svg:viewBox="0 0 676 576">
          <text:p/>
        </draw:connector>
        <draw:custom-shape draw:style-name="gr7" draw:text-style-name="P24" xml:id="id1740" draw:id="id1740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740" draw:start-glue-point="9" draw:end-shape="id1743" draw:end-glue-point="4" svg:d="M12076 7688h1759v567" svg:viewBox="0 0 1760 568">
          <text:p/>
        </draw:connector>
        <draw:custom-shape draw:style-name="gr7" draw:text-style-name="P24" xml:id="id1743" draw:id="id1743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45" draw:id="id1745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744" draw:id="id1744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743" draw:start-glue-point="9" draw:end-shape="id1744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743" draw:start-glue-point="7" draw:end-shape="id1745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740" draw:start-glue-point="7" draw:end-shape="id1746" draw:end-glue-point="4" svg:d="M11226 7688h-1677v612" svg:viewBox="0 0 1678 613">
          <text:p/>
        </draw:connector>
        <draw:custom-shape draw:style-name="gr7" draw:text-style-name="P33" xml:id="id1746" draw:id="id1746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48" draw:id="id1748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746" draw:start-glue-point="7" draw:end-shape="id1747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746" draw:start-glue-point="9" draw:end-shape="id1748" draw:end-glue-point="0" svg:d="M9974 9325h626v912" svg:viewBox="0 0 627 913">
          <text:p/>
        </draw:connector>
        <draw:custom-shape draw:style-name="gr7" draw:text-style-name="P24" xml:id="id1738" draw:id="id1738" draw:layer="layout" svg:width="1.2cm" svg:height="1.2cm" svg:x="5.3cm" svg:y="8.243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49" draw:id="id1749" draw:layer="layout" svg:width="1.8cm" svg:height="0.763cm" svg:x="3.951cm" svg:y="9.879cm">
          <draw:text-box>
            <text:p><text:span text:style-name="T15">NULL</text:span></text:p>
          </draw:text-box>
        </draw:frame>
        <draw:frame draw:style-name="gr20" draw:text-style-name="P26" xml:id="id1750" draw:id="id1750" draw:layer="layout" svg:width="1.8cm" svg:height="0.763cm" svg:x="5.951cm" svg:y="9.88cm">
          <draw:text-box>
            <text:p><text:span text:style-name="T15">NULL</text:span></text:p>
          </draw:text-box>
        </draw:frame>
        <draw:connector draw:style-name="gr69" draw:text-style-name="P31" draw:layer="layout" svg:x1="5.475cm" svg:y1="9.268cm" svg:x2="4.851cm" svg:y2="9.879cm" draw:start-shape="id1738" draw:start-glue-point="7" draw:end-shape="id1749" draw:end-glue-point="0" svg:d="M5475 9268h-624v611" svg:viewBox="0 0 625 612">
          <text:p/>
        </draw:connector>
        <draw:connector draw:style-name="gr69" draw:text-style-name="P31" draw:layer="layout" svg:x1="6.325cm" svg:y1="9.268cm" svg:x2="6.851cm" svg:y2="9.88cm" draw:start-shape="id1738" draw:start-glue-point="9" draw:end-shape="id1750" draw:end-glue-point="0" svg:d="M6325 9268h526v612" svg:viewBox="0 0 527 613">
          <text:p/>
        </draw:connector>
        <draw:custom-shape draw:style-name="gr7" draw:text-style-name="P24" xml:id="id1747" draw:id="id1747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52" draw:id="id1752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747" draw:start-glue-point="9" draw:end-shape="id1751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747" draw:start-glue-point="7" draw:end-shape="id1752" draw:end-glue-point="0" svg:d="M8099 10925h-599v911" svg:viewBox="0 0 600 912">
          <text:p/>
        </draw:connector>
        <draw:custom-shape draw:style-name="gr7" draw:text-style-name="P24" xml:id="id1751" draw:id="id1751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54" draw:id="id1754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753" draw:id="id1753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751" draw:start-glue-point="9" draw:end-shape="id1753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751" draw:start-glue-point="7" draw:end-shape="id1754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8.401cm" svg:y="0.801cm">
          <text:p text:style-name="P23"><text:span text:style-name="T17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44" xml:id="id1755" draw:id="id1755" draw:layer="layout" svg:width="2.4cm" svg:height="1.145cm" svg:x="0.2cm" svg:y="6.65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6cm" svg:y1="7.227cm" svg:x2="3.8cm" svg:y2="7.262cm" draw:start-shape="id1755" draw:start-glue-point="1" draw:end-shape="id1741" draw:end-glue-point="6" svg:d="M2600 7227h600v35h600" svg:viewBox="0 0 1201 36">
          <text:p/>
        </draw:connector>
        <draw:connector draw:style-name="gr3" draw:text-style-name="P4" draw:layer="layout" draw:line-skew="0.798cm" svg:x1="6.5cm" svg:y1="8.843cm" svg:x2="6.2cm" svg:y2="5.662cm" draw:start-shape="id1738" draw:start-glue-point="10" draw:end-shape="id1735" draw:end-glue-point="10" svg:d="M6500 8843h1300v-3181h-1600" svg:viewBox="0 0 1601 3182">
          <text:p/>
        </draw:connector>
        <draw:custom-shape draw:name="Sinal de Multiplicação 3_0" draw:style-name="gr102" draw:text-style-name="P43" draw:layer="layout" svg:width="1.888cm" svg:height="2.033cm" svg:x="3.412cm" svg:y="6.187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aixaDeTexto 98_0" draw:style-name="gr114" draw:text-style-name="P42" draw:layer="layout" svg:width="8.42cm" svg:height="1.351cm" svg:x="18.179cm" svg:y="1.049cm">
          <text:p text:style-name="P41"><text:span text:style-name="T21">remove(umValor):</text:span></text:p>
          <text:p text:style-name="P41"><text:span text:style-name="T23">apagar(nohRemov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.118cm" svg:height="0.725cm" svg:x="-0.018cm" svg:y="6.901cm">
          <draw:text-box>
            <text:p><text:span text:style-name="T13">nohRemov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756" draw:id="id1756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756" draw:start-glue-point="2" draw:end-shape="id1757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757" draw:id="id1757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757" draw:start-glue-point="7" draw:end-shape="id1758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757" draw:start-glue-point="9" draw:end-shape="id1759" draw:end-glue-point="4" svg:d="M9701 4487h3050v575" svg:viewBox="0 0 3051 576">
          <text:p/>
        </draw:connector>
        <draw:custom-shape draw:style-name="gr7" draw:text-style-name="P24" xml:id="id1758" draw:id="id1758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60" draw:id="id1760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758" draw:start-glue-point="9" draw:end-shape="id1760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758" draw:start-glue-point="7" draw:end-shape="id1761" draw:end-glue-point="4" svg:d="M5175 6087h-1001v514" svg:viewBox="0 0 1002 515">
          <text:p/>
        </draw:connector>
        <draw:custom-shape draw:style-name="gr7" draw:text-style-name="P24" xml:id="id1759" draw:id="id1759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62" draw:id="id1762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759" draw:start-glue-point="9" draw:end-shape="id1762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759" draw:start-glue-point="7" draw:end-shape="id1763" draw:end-glue-point="4" svg:d="M12326 6087h-675v576" svg:viewBox="0 0 676 577">
          <text:p/>
        </draw:connector>
        <draw:custom-shape draw:style-name="gr7" draw:text-style-name="P24" xml:id="id1763" draw:id="id1763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763" draw:start-glue-point="9" draw:end-shape="id1764" draw:end-glue-point="4" svg:d="M12076 7688h1759v567" svg:viewBox="0 0 1760 568">
          <text:p/>
        </draw:connector>
        <draw:custom-shape draw:style-name="gr7" draw:text-style-name="P24" xml:id="id1764" draw:id="id1764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66" draw:id="id1766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765" draw:id="id1765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764" draw:start-glue-point="9" draw:end-shape="id1765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764" draw:start-glue-point="7" draw:end-shape="id1766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763" draw:start-glue-point="7" draw:end-shape="id1767" draw:end-glue-point="4" svg:d="M11226 7688h-1677v612" svg:viewBox="0 0 1678 613">
          <text:p/>
        </draw:connector>
        <draw:custom-shape draw:style-name="gr7" draw:text-style-name="P33" xml:id="id1767" draw:id="id1767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69" draw:id="id1769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767" draw:start-glue-point="7" draw:end-shape="id1768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767" draw:start-glue-point="9" draw:end-shape="id1769" draw:end-glue-point="0" svg:d="M9974 9325h626v912" svg:viewBox="0 0 627 913">
          <text:p/>
        </draw:connector>
        <draw:custom-shape draw:style-name="gr7" draw:text-style-name="P24" xml:id="id1761" draw:id="id1761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70" draw:id="id1770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771" draw:id="id1771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761" draw:start-glue-point="7" draw:end-shape="id1770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761" draw:start-glue-point="9" draw:end-shape="id1771" draw:end-glue-point="0" svg:d="M4599 7626h526v612" svg:viewBox="0 0 527 613">
          <text:p/>
        </draw:connector>
        <draw:custom-shape draw:style-name="gr7" draw:text-style-name="P24" xml:id="id1768" draw:id="id1768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73" draw:id="id1773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768" draw:start-glue-point="9" draw:end-shape="id1772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768" draw:start-glue-point="7" draw:end-shape="id1773" draw:end-glue-point="0" svg:d="M8099 10925h-599v911" svg:viewBox="0 0 600 912">
          <text:p/>
        </draw:connector>
        <draw:custom-shape draw:style-name="gr7" draw:text-style-name="P24" xml:id="id1772" draw:id="id1772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75" draw:id="id1775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774" draw:id="id1774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772" draw:start-glue-point="9" draw:end-shape="id1774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772" draw:start-glue-point="7" draw:end-shape="id1775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1" draw:style-name="gr115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23">atual ← raiz;</text:span><text:span text:style-name="T12"><text:line-break/></text:span><text:span text:style-name="T12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776" draw:id="id1776" draw:layer="layout" svg:width="2.4cm" svg:height="1.145cm" svg:x="1.9cm" svg:y="3.46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2.182cm" svg:y="3.707cm">
          <draw:text-box>
            <text:p><text:span text:style-name="T13">ATUAL</text:span></text:p>
          </draw:text-box>
        </draw:frame>
        <draw:connector draw:style-name="gr66" draw:text-style-name="P30" draw:layer="layout" svg:x1="4.3cm" svg:y1="4.034cm" svg:x2="8.676cm" svg:y2="4.026cm" draw:start-shape="id1776" draw:start-glue-point="1" svg:d="M4300 4034h2438v-8h1938" svg:viewBox="0 0 4377 9">
          <text:p/>
        </draw:connector>
        <presentation:notes draw:style-name="dp2">
          <draw:page-thumbnail draw:style-name="gr5" draw:layer="layout" svg:width="19.798cm" svg:height="11.136cm" svg:x="0.6cm" svg:y="2.257cm" draw:page-number="9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777" draw:id="id1777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777" draw:start-glue-point="2" draw:end-shape="id1778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778" draw:id="id1778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778" draw:start-glue-point="7" draw:end-shape="id1779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778" draw:start-glue-point="9" draw:end-shape="id1780" draw:end-glue-point="4" svg:d="M9701 4487h3050v575" svg:viewBox="0 0 3051 576">
          <text:p/>
        </draw:connector>
        <draw:custom-shape draw:style-name="gr7" draw:text-style-name="P24" xml:id="id1779" draw:id="id1779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81" draw:id="id1781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779" draw:start-glue-point="9" draw:end-shape="id1781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779" draw:start-glue-point="7" draw:end-shape="id1782" draw:end-glue-point="4" svg:d="M5175 6087h-1001v514" svg:viewBox="0 0 1002 515">
          <text:p/>
        </draw:connector>
        <draw:custom-shape draw:style-name="gr7" draw:text-style-name="P24" xml:id="id1780" draw:id="id1780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83" draw:id="id1783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780" draw:start-glue-point="9" draw:end-shape="id1783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780" draw:start-glue-point="7" draw:end-shape="id1784" draw:end-glue-point="4" svg:d="M12326 6087h-675v576" svg:viewBox="0 0 676 577">
          <text:p/>
        </draw:connector>
        <draw:custom-shape draw:style-name="gr7" draw:text-style-name="P24" xml:id="id1784" draw:id="id1784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784" draw:start-glue-point="9" draw:end-shape="id1785" draw:end-glue-point="4" svg:d="M12076 7688h1759v567" svg:viewBox="0 0 1760 568">
          <text:p/>
        </draw:connector>
        <draw:custom-shape draw:style-name="gr7" draw:text-style-name="P24" xml:id="id1785" draw:id="id1785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87" draw:id="id1787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786" draw:id="id1786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785" draw:start-glue-point="9" draw:end-shape="id1786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785" draw:start-glue-point="7" draw:end-shape="id1787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784" draw:start-glue-point="7" draw:end-shape="id1788" draw:end-glue-point="4" svg:d="M11226 7688h-1677v612" svg:viewBox="0 0 1678 613">
          <text:p/>
        </draw:connector>
        <draw:custom-shape draw:style-name="gr7" draw:text-style-name="P33" xml:id="id1788" draw:id="id1788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90" draw:id="id1790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788" draw:start-glue-point="7" draw:end-shape="id1789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788" draw:start-glue-point="9" draw:end-shape="id1790" draw:end-glue-point="0" svg:d="M9974 9325h626v912" svg:viewBox="0 0 627 913">
          <text:p/>
        </draw:connector>
        <draw:custom-shape draw:style-name="gr7" draw:text-style-name="P24" xml:id="id1782" draw:id="id1782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91" draw:id="id1791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792" draw:id="id1792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782" draw:start-glue-point="7" draw:end-shape="id1791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782" draw:start-glue-point="9" draw:end-shape="id1792" draw:end-glue-point="0" svg:d="M4599 7626h526v612" svg:viewBox="0 0 527 613">
          <text:p/>
        </draw:connector>
        <draw:custom-shape draw:style-name="gr7" draw:text-style-name="P24" xml:id="id1789" draw:id="id1789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94" draw:id="id1794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789" draw:start-glue-point="9" draw:end-shape="id1793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789" draw:start-glue-point="7" draw:end-shape="id1794" draw:end-glue-point="0" svg:d="M8099 10925h-599v911" svg:viewBox="0 0 600 912">
          <text:p/>
        </draw:connector>
        <draw:custom-shape draw:style-name="gr7" draw:text-style-name="P24" xml:id="id1793" draw:id="id1793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796" draw:id="id1796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795" draw:id="id1795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793" draw:start-glue-point="9" draw:end-shape="id1795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793" draw:start-glue-point="7" draw:end-shape="id1796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2" draw:style-name="gr116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</text:span><text:span text:style-name="T23">senão {</text:span><text:span text:style-name="T23"><text:line-break/></text:span><text:span text:style-name="T23"><text:tab/></text:span><text:span text:style-name="T23"><text:tab/></text:span><text:span text:style-name="T23">atual ← atual.direito;</text:span><text:span text:style-name="T23"><text:line-break/></text:span><text:span text:style-name="T23"><text:tab/></text:span><text:span text:style-name="T23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797" draw:id="id1797" draw:layer="layout" svg:width="2.4cm" svg:height="1.145cm" svg:x="14.6cm" svg:y="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4.882cm" svg:y="5.245cm">
          <draw:text-box>
            <text:p><text:span text:style-name="T13">ATUAL</text:span></text:p>
          </draw:text-box>
        </draw:frame>
        <draw:connector draw:style-name="gr3" draw:text-style-name="P4" draw:layer="layout" svg:x1="14.6cm" svg:y1="5.572cm" svg:x2="13.351cm" svg:y2="5.662cm" draw:start-shape="id1797" draw:start-glue-point="3" draw:end-shape="id1780" draw:end-glue-point="10" svg:d="M14600 5572h-623v90h-626" svg:viewBox="0 0 1250 91">
          <text:p/>
        </draw:connector>
        <presentation:notes draw:style-name="dp2">
          <draw:page-thumbnail draw:style-name="gr5" draw:layer="layout" svg:width="19.798cm" svg:height="11.136cm" svg:x="0.6cm" svg:y="2.257cm" draw:page-number="9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798" draw:id="id1798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798" draw:start-glue-point="2" draw:end-shape="id1799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799" draw:id="id1799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799" draw:start-glue-point="7" draw:end-shape="id1800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799" draw:start-glue-point="9" draw:end-shape="id1801" draw:end-glue-point="4" svg:d="M9701 4487h3050v575" svg:viewBox="0 0 3051 576">
          <text:p/>
        </draw:connector>
        <draw:custom-shape draw:style-name="gr7" draw:text-style-name="P24" xml:id="id1800" draw:id="id1800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02" draw:id="id1802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800" draw:start-glue-point="9" draw:end-shape="id1802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800" draw:start-glue-point="7" draw:end-shape="id1803" draw:end-glue-point="4" svg:d="M5175 6087h-1001v514" svg:viewBox="0 0 1002 515">
          <text:p/>
        </draw:connector>
        <draw:custom-shape draw:style-name="gr7" draw:text-style-name="P24" xml:id="id1801" draw:id="id1801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04" draw:id="id1804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801" draw:start-glue-point="9" draw:end-shape="id1804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801" draw:start-glue-point="7" draw:end-shape="id1805" draw:end-glue-point="4" svg:d="M12326 6087h-675v576" svg:viewBox="0 0 676 577">
          <text:p/>
        </draw:connector>
        <draw:custom-shape draw:style-name="gr7" draw:text-style-name="P24" xml:id="id1805" draw:id="id1805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805" draw:start-glue-point="9" draw:end-shape="id1806" draw:end-glue-point="4" svg:d="M12076 7688h1759v567" svg:viewBox="0 0 1760 568">
          <text:p/>
        </draw:connector>
        <draw:custom-shape draw:style-name="gr7" draw:text-style-name="P24" xml:id="id1806" draw:id="id1806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08" draw:id="id1808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807" draw:id="id1807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806" draw:start-glue-point="9" draw:end-shape="id1807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806" draw:start-glue-point="7" draw:end-shape="id1808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805" draw:start-glue-point="7" draw:end-shape="id1809" draw:end-glue-point="4" svg:d="M11226 7688h-1677v612" svg:viewBox="0 0 1678 613">
          <text:p/>
        </draw:connector>
        <draw:custom-shape draw:style-name="gr7" draw:text-style-name="P33" xml:id="id1809" draw:id="id1809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11" draw:id="id1811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809" draw:start-glue-point="7" draw:end-shape="id1810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809" draw:start-glue-point="9" draw:end-shape="id1811" draw:end-glue-point="0" svg:d="M9974 9325h626v912" svg:viewBox="0 0 627 913">
          <text:p/>
        </draw:connector>
        <draw:custom-shape draw:style-name="gr7" draw:text-style-name="P24" xml:id="id1803" draw:id="id1803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12" draw:id="id1812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813" draw:id="id1813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803" draw:start-glue-point="7" draw:end-shape="id1812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803" draw:start-glue-point="9" draw:end-shape="id1813" draw:end-glue-point="0" svg:d="M4599 7626h526v612" svg:viewBox="0 0 527 613">
          <text:p/>
        </draw:connector>
        <draw:custom-shape draw:style-name="gr7" draw:text-style-name="P24" xml:id="id1810" draw:id="id1810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15" draw:id="id1815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810" draw:start-glue-point="9" draw:end-shape="id1814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810" draw:start-glue-point="7" draw:end-shape="id1815" draw:end-glue-point="0" svg:d="M8099 10925h-599v911" svg:viewBox="0 0 600 912">
          <text:p/>
        </draw:connector>
        <draw:custom-shape draw:style-name="gr7" draw:text-style-name="P24" xml:id="id1814" draw:id="id1814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17" draw:id="id1817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816" draw:id="id1816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814" draw:start-glue-point="9" draw:end-shape="id1816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814" draw:start-glue-point="7" draw:end-shape="id1817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3" draw:style-name="gr117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12">se (atual.valor = umValor) {</text:span><text:span text:style-name="T12"><text:line-break/></text:span><text:span text:style-name="T12"><text:tab/></text:span><text:span text:style-name="T12"><text:tab/></text:span><text:span text:style-name="T12">retorna atual;</text:span><text:span text:style-name="T12"><text:line-break/></text:span><text:span text:style-name="T12"><text:tab/></text:span><text:span text:style-name="T12">} </text:span><text:span text:style-name="T23">senão se (atual.valor &gt; umValor) {</text:span><text:span text:style-name="T23"><text:line-break/></text:span><text:span text:style-name="T23"><text:tab/></text:span><text:span text:style-name="T23"><text:tab/></text:span><text:span text:style-name="T23">atual ← atual-&gt;esquerdo;</text:span><text:span text:style-name="T23"><text:line-break/></text:span><text:span text:style-name="T23"><text:tab/></text:span><text:span text:style-name="T23">}</text:span><text:span text:style-name="T12">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818" draw:id="id1818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482cm" svg:y="11.5cm">
          <draw:text-box>
            <text:p><text:span text:style-name="T13">ATUAL</text:span></text:p>
          </draw:text-box>
        </draw:frame>
        <draw:connector draw:style-name="gr3" draw:text-style-name="P4" draw:layer="layout" svg:x1="12.2cm" svg:y1="11.827cm" svg:x2="11.651cm" svg:y2="7.863cm" draw:start-shape="id1818" draw:start-glue-point="3" draw:end-shape="id1805" draw:end-glue-point="8" svg:d="M12200 11827h-549v-3964" svg:viewBox="0 0 550 3965">
          <text:p/>
        </draw:connector>
        <presentation:notes draw:style-name="dp2">
          <draw:page-thumbnail draw:style-name="gr5" draw:layer="layout" svg:width="19.798cm" svg:height="11.136cm" svg:x="0.6cm" svg:y="2.257cm" draw:page-number="9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819" draw:id="id1819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819" draw:start-glue-point="2" draw:end-shape="id1820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820" draw:id="id1820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820" draw:start-glue-point="7" draw:end-shape="id1821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820" draw:start-glue-point="9" draw:end-shape="id1822" draw:end-glue-point="4" svg:d="M9701 4487h3050v575" svg:viewBox="0 0 3051 576">
          <text:p/>
        </draw:connector>
        <draw:custom-shape draw:style-name="gr7" draw:text-style-name="P24" xml:id="id1821" draw:id="id1821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23" draw:id="id1823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821" draw:start-glue-point="9" draw:end-shape="id1823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821" draw:start-glue-point="7" draw:end-shape="id1824" draw:end-glue-point="4" svg:d="M5175 6087h-1001v514" svg:viewBox="0 0 1002 515">
          <text:p/>
        </draw:connector>
        <draw:custom-shape draw:style-name="gr7" draw:text-style-name="P24" xml:id="id1822" draw:id="id1822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25" draw:id="id1825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822" draw:start-glue-point="9" draw:end-shape="id1825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822" draw:start-glue-point="7" draw:end-shape="id1826" draw:end-glue-point="4" svg:d="M12326 6087h-675v576" svg:viewBox="0 0 676 577">
          <text:p/>
        </draw:connector>
        <draw:custom-shape draw:style-name="gr90" draw:text-style-name="P35" xml:id="id1826" draw:id="id1826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826" draw:start-glue-point="9" draw:end-shape="id1827" draw:end-glue-point="4" svg:d="M12076 7688h1759v567" svg:viewBox="0 0 1760 568">
          <text:p/>
        </draw:connector>
        <draw:custom-shape draw:style-name="gr7" draw:text-style-name="P24" xml:id="id1827" draw:id="id1827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29" draw:id="id1829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828" draw:id="id1828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827" draw:start-glue-point="9" draw:end-shape="id1828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827" draw:start-glue-point="7" draw:end-shape="id1829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826" draw:start-glue-point="7" draw:end-shape="id1830" draw:end-glue-point="4" svg:d="M11226 7688h-1677v612" svg:viewBox="0 0 1678 613">
          <text:p/>
        </draw:connector>
        <draw:custom-shape draw:style-name="gr7" draw:text-style-name="P33" xml:id="id1830" draw:id="id1830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32" draw:id="id1832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830" draw:start-glue-point="7" draw:end-shape="id1831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830" draw:start-glue-point="9" draw:end-shape="id1832" draw:end-glue-point="0" svg:d="M9974 9325h626v912" svg:viewBox="0 0 627 913">
          <text:p/>
        </draw:connector>
        <draw:custom-shape draw:style-name="gr7" draw:text-style-name="P24" xml:id="id1824" draw:id="id1824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33" draw:id="id1833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834" draw:id="id1834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824" draw:start-glue-point="7" draw:end-shape="id1833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824" draw:start-glue-point="9" draw:end-shape="id1834" draw:end-glue-point="0" svg:d="M4599 7626h526v612" svg:viewBox="0 0 527 613">
          <text:p/>
        </draw:connector>
        <draw:custom-shape draw:style-name="gr7" draw:text-style-name="P24" xml:id="id1831" draw:id="id1831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36" draw:id="id1836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831" draw:start-glue-point="9" draw:end-shape="id1835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831" draw:start-glue-point="7" draw:end-shape="id1836" draw:end-glue-point="0" svg:d="M8099 10925h-599v911" svg:viewBox="0 0 600 912">
          <text:p/>
        </draw:connector>
        <draw:custom-shape draw:style-name="gr7" draw:text-style-name="P24" xml:id="id1835" draw:id="id1835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38" draw:id="id1838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837" draw:id="id1837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835" draw:start-glue-point="9" draw:end-shape="id1837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835" draw:start-glue-point="7" draw:end-shape="id1838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aixaDeTexto 97_14" draw:style-name="gr118" draw:text-style-name="P15" draw:layer="layout" svg:width="14.226cm" svg:height="6.851cm" svg:x="16cm" svg:y="1.549cm">
          <text:p text:style-name="P14"><text:span text:style-name="T21">buscaAux(umValor):</text:span><text:span text:style-name="T22"><text:line-break/></text:span><text:span text:style-name="T12">atual ← raiz;</text:span><text:span text:style-name="T12"><text:line-break/></text:span><text:span text:style-name="T23">enquanto (atual ≠ NULL) {</text:span><text:span text:style-name="T12"><text:line-break/></text:span><text:span text:style-name="T12"><text:tab/></text:span><text:span text:style-name="T23">se (atual.valor = umValor) {</text:span><text:span text:style-name="T23"><text:line-break/></text:span><text:span text:style-name="T23"><text:tab/></text:span><text:span text:style-name="T23"><text:tab/></text:span><text:span text:style-name="T23">retorna atual;</text:span><text:span text:style-name="T23"><text:line-break/></text:span><text:span text:style-name="T23"><text:tab/></text:span><text:span text:style-name="T23">}</text:span><text:span text:style-name="T12"> senão se (atual.valor &gt; umValor) {</text:span><text:span text:style-name="T12"><text:line-break/></text:span><text:span text:style-name="T12"><text:tab/></text:span><text:span text:style-name="T12"><text:tab/></text:span><text:span text:style-name="T12">atual ← atual-&gt;esquerdo;</text:span><text:span text:style-name="T12"><text:line-break/></text:span><text:span text:style-name="T12"><text:tab/></text:span><text:span text:style-name="T12">} senão {</text:span><text:span text:style-name="T12"><text:line-break/></text:span><text:span text:style-name="T12"><text:tab/></text:span><text:span text:style-name="T12"><text:tab/></text:span><text:span text:style-name="T12">atual ← atual.direito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text:span text:style-name="T12"><text:line-break/></text:span><text:span text:style-name="T12">retorna atu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xml:id="id1839" draw:id="id1839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918cm" svg:height="0.725cm" svg:x="12.482cm" svg:y="11.5cm">
          <draw:text-box>
            <text:p><text:span text:style-name="T13">ATUAL</text:span></text:p>
          </draw:text-box>
        </draw:frame>
        <draw:connector draw:style-name="gr3" draw:text-style-name="P4" draw:layer="layout" svg:x1="12.2cm" svg:y1="11.827cm" svg:x2="11.651cm" svg:y2="7.863cm" draw:start-shape="id1839" draw:start-glue-point="3" draw:end-shape="id1826" draw:end-glue-point="8" svg:d="M12200 11827h-549v-3964" svg:viewBox="0 0 550 3965">
          <text:p/>
        </draw:connector>
        <presentation:notes draw:style-name="dp2">
          <draw:page-thumbnail draw:style-name="gr5" draw:layer="layout" svg:width="19.798cm" svg:height="11.136cm" svg:x="0.6cm" svg:y="2.257cm" draw:page-number="9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840" draw:id="id1840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840" draw:start-glue-point="2" draw:end-shape="id1841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841" draw:id="id1841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841" draw:start-glue-point="7" draw:end-shape="id1842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841" draw:start-glue-point="9" draw:end-shape="id1843" draw:end-glue-point="4" svg:d="M9701 4487h3050v575" svg:viewBox="0 0 3051 576">
          <text:p/>
        </draw:connector>
        <draw:custom-shape draw:style-name="gr7" draw:text-style-name="P24" xml:id="id1842" draw:id="id1842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44" draw:id="id1844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842" draw:start-glue-point="9" draw:end-shape="id1844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842" draw:start-glue-point="7" draw:end-shape="id1845" draw:end-glue-point="4" svg:d="M5175 6087h-1001v514" svg:viewBox="0 0 1002 515">
          <text:p/>
        </draw:connector>
        <draw:custom-shape draw:style-name="gr7" draw:text-style-name="P24" xml:id="id1843" draw:id="id1843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46" draw:id="id1846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843" draw:start-glue-point="9" draw:end-shape="id1846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843" draw:start-glue-point="7" draw:end-shape="id1847" draw:end-glue-point="4" svg:d="M12326 6087h-675v576" svg:viewBox="0 0 676 577">
          <text:p/>
        </draw:connector>
        <draw:custom-shape draw:style-name="gr90" draw:text-style-name="P35" xml:id="id1847" draw:id="id1847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847" draw:start-glue-point="9" draw:end-shape="id1848" draw:end-glue-point="4" svg:d="M12076 7688h1759v567" svg:viewBox="0 0 1760 568">
          <text:p/>
        </draw:connector>
        <draw:custom-shape draw:style-name="gr7" draw:text-style-name="P24" xml:id="id1848" draw:id="id1848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50" draw:id="id1850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849" draw:id="id1849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848" draw:start-glue-point="9" draw:end-shape="id1849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848" draw:start-glue-point="7" draw:end-shape="id1850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847" draw:start-glue-point="7" draw:end-shape="id1851" draw:end-glue-point="4" svg:d="M11226 7688h-1677v612" svg:viewBox="0 0 1678 613">
          <text:p/>
        </draw:connector>
        <draw:custom-shape draw:style-name="gr7" draw:text-style-name="P33" xml:id="id1851" draw:id="id1851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53" draw:id="id1853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851" draw:start-glue-point="7" draw:end-shape="id1852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851" draw:start-glue-point="9" draw:end-shape="id1853" draw:end-glue-point="0" svg:d="M9974 9325h626v912" svg:viewBox="0 0 627 913">
          <text:p/>
        </draw:connector>
        <draw:custom-shape draw:style-name="gr7" draw:text-style-name="P24" xml:id="id1845" draw:id="id1845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54" draw:id="id1854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855" draw:id="id1855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845" draw:start-glue-point="7" draw:end-shape="id1854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845" draw:start-glue-point="9" draw:end-shape="id1855" draw:end-glue-point="0" svg:d="M4599 7626h526v612" svg:viewBox="0 0 527 613">
          <text:p/>
        </draw:connector>
        <draw:custom-shape draw:style-name="gr7" draw:text-style-name="P24" xml:id="id1852" draw:id="id1852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57" draw:id="id1857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852" draw:start-glue-point="9" draw:end-shape="id1856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852" draw:start-glue-point="7" draw:end-shape="id1857" draw:end-glue-point="0" svg:d="M8099 10925h-599v911" svg:viewBox="0 0 600 912">
          <text:p/>
        </draw:connector>
        <draw:custom-shape draw:style-name="gr7" draw:text-style-name="P24" xml:id="id1856" draw:id="id1856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59" draw:id="id1859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858" draw:id="id1858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856" draw:start-glue-point="9" draw:end-shape="id1858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856" draw:start-glue-point="7" draw:end-shape="id1859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860" draw:id="id1860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97" draw:text-style-name="P17" draw:layer="layout" svg:width="3.118cm" svg:height="1.199cm" svg:x="11.982cm" svg:y="11.5cm">
          <draw:text-box>
            <text:p><text:span text:style-name="T13">nohRemover</text:span></text:p>
          </draw:text-box>
        </draw:frame>
        <draw:connector draw:style-name="gr3" draw:text-style-name="P4" draw:layer="layout" svg:x1="12.2cm" svg:y1="11.827cm" svg:x2="11.651cm" svg:y2="7.863cm" draw:start-shape="id1860" draw:start-glue-point="3" draw:end-shape="id1847" draw:end-glue-point="8" svg:d="M12200 11827h-549v-3964" svg:viewBox="0 0 550 3965">
          <text:p/>
        </draw:connector>
        <draw:custom-shape draw:name="CaixaDeTexto 116_1" draw:style-name="gr119" draw:text-style-name="P15" draw:layer="layout" svg:width="13.527cm" svg:height="7.951cm" svg:x="15.073cm" svg:y="0.449cm">
          <text:p text:style-name="P14"><text:span text:style-name="T21">remove(umValor):</text:span><text:span text:style-name="T22"><text:line-break/></text:span><text:span text:style-name="T12">nohRemover ← buscaAux(umValor);</text:span><text:span text:style-name="T12"><text:line-break/></text:span><text:span text:style-name="T12">se (nohRemover = NULL) </text:span><text:span text:style-name="T12"><text:line-break/></text:span><text:span text:style-name="T12"><text:tab/></text:span><text:span text:style-name="T12">geraErro(“Nó não encontrado!”);</text:span><text:span text:style-name="T12"><text:line-break/></text:span><text:span text:style-name="T12">senão {</text:span><text:span text:style-name="T12"><text:line-break/></text:span><text:span text:style-name="T25"><text:tab/></text:span><text:span text:style-name="T12">se (nohRemover.esquerdo = NULL) {</text:span><text:span text:style-name="T12"><text:line-break/></text:span><text:span text:style-name="T12"><text:tab/></text:span><text:span text:style-name="T12"><text:tab/></text:span><text:span text:style-name="T12">transplanta(nohRemover, nohRemover.direito);</text:span><text:span text:style-name="T12"><text:line-break/></text:span><text:span text:style-name="T12"><text:tab/></text:span><text:span text:style-name="T12">} senão se (nohRemover.direito = NULL) {</text:span><text:span text:style-name="T12"><text:line-break/></text:span><text:span text:style-name="T12"><text:tab/></text:span><text:span text:style-name="T12"><text:tab/></text:span><text:span text:style-name="T12">transplanta(nohRemover, nohRemover.esquerdo);</text:span><text:span text:style-name="T12"><text:line-break/></text:span><text:span text:style-name="T12"><text:tab/></text:span><text:span text:style-name="T12">} </text:span><text:span text:style-name="T23">senão {</text:span><text:span text:style-name="T23"><text:line-break/></text:span><text:span text:style-name="T23"><text:tab/></text:span><text:span text:style-name="T23"><text:tab/></text:span><text:span text:style-name="T23">sucessor ← minimoAux(nohRemover.direito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861" draw:id="id1861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861" draw:start-glue-point="2" draw:end-shape="id1862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862" draw:id="id1862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862" draw:start-glue-point="7" draw:end-shape="id1863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862" draw:start-glue-point="9" draw:end-shape="id1864" draw:end-glue-point="4" svg:d="M9701 4487h3050v575" svg:viewBox="0 0 3051 576">
          <text:p/>
        </draw:connector>
        <draw:custom-shape draw:style-name="gr7" draw:text-style-name="P24" xml:id="id1863" draw:id="id1863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65" draw:id="id1865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863" draw:start-glue-point="9" draw:end-shape="id1865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863" draw:start-glue-point="7" draw:end-shape="id1866" draw:end-glue-point="4" svg:d="M5175 6087h-1001v514" svg:viewBox="0 0 1002 515">
          <text:p/>
        </draw:connector>
        <draw:custom-shape draw:style-name="gr7" draw:text-style-name="P24" xml:id="id1864" draw:id="id1864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67" draw:id="id1867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864" draw:start-glue-point="9" draw:end-shape="id1867" draw:end-glue-point="0" svg:d="M13176 6087h675v514" svg:viewBox="0 0 676 515">
          <text:p/>
        </draw:connector>
        <draw:connector draw:style-name="gr3" draw:text-style-name="P4" draw:layer="layout" svg:x1="12.326cm" svg:y1="6.087cm" svg:x2="11.651cm" svg:y2="6.663cm" draw:start-shape="id1864" draw:start-glue-point="7" draw:end-shape="id1868" draw:end-glue-point="4" svg:d="M12326 6087h-675v576" svg:viewBox="0 0 676 577">
          <text:p/>
        </draw:connector>
        <draw:custom-shape draw:style-name="gr90" draw:text-style-name="P35" xml:id="id1868" draw:id="id1868" draw:layer="layout" svg:width="1.2cm" svg:height="1.2cm" svg:x="11.051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2.076cm" svg:y1="7.688cm" svg:x2="13.835cm" svg:y2="8.255cm" draw:start-shape="id1868" draw:start-glue-point="9" draw:end-shape="id1869" draw:end-glue-point="4" svg:d="M12076 7688h1759v567" svg:viewBox="0 0 1760 568">
          <text:p/>
        </draw:connector>
        <draw:custom-shape draw:style-name="gr7" draw:text-style-name="P24" xml:id="id1869" draw:id="id186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71" draw:id="id1871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870" draw:id="id1870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869" draw:start-glue-point="9" draw:end-shape="id1870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869" draw:start-glue-point="7" draw:end-shape="id1871" draw:end-glue-point="0" svg:d="M13410 9280h-559v599" svg:viewBox="0 0 560 600">
          <text:p/>
        </draw:connector>
        <draw:connector draw:style-name="gr3" draw:text-style-name="P4" draw:layer="layout" svg:x1="11.226cm" svg:y1="7.688cm" svg:x2="9.549cm" svg:y2="8.3cm" draw:start-shape="id1868" draw:start-glue-point="7" draw:end-shape="id1872" draw:end-glue-point="4" svg:d="M11226 7688h-1677v612" svg:viewBox="0 0 1678 613">
          <text:p/>
        </draw:connector>
        <draw:custom-shape draw:style-name="gr7" draw:text-style-name="P33" xml:id="id1872" draw:id="id1872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74" draw:id="id1874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872" draw:start-glue-point="7" draw:end-shape="id1873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872" draw:start-glue-point="9" draw:end-shape="id1874" draw:end-glue-point="0" svg:d="M9974 9325h626v912" svg:viewBox="0 0 627 913">
          <text:p/>
        </draw:connector>
        <draw:custom-shape draw:style-name="gr7" draw:text-style-name="P24" xml:id="id1866" draw:id="id1866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75" draw:id="id1875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876" draw:id="id1876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866" draw:start-glue-point="7" draw:end-shape="id1875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866" draw:start-glue-point="9" draw:end-shape="id1876" draw:end-glue-point="0" svg:d="M4599 7626h526v612" svg:viewBox="0 0 527 613">
          <text:p/>
        </draw:connector>
        <draw:custom-shape draw:style-name="gr7" draw:text-style-name="P24" xml:id="id1873" draw:id="id1873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78" draw:id="id1878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873" draw:start-glue-point="9" draw:end-shape="id1877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873" draw:start-glue-point="7" draw:end-shape="id1878" draw:end-glue-point="0" svg:d="M8099 10925h-599v911" svg:viewBox="0 0 600 912">
          <text:p/>
        </draw:connector>
        <draw:custom-shape draw:style-name="gr7" draw:text-style-name="P24" xml:id="id1877" draw:id="id1877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80" draw:id="id1880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879" draw:id="id1879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877" draw:start-glue-point="9" draw:end-shape="id1879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877" draw:start-glue-point="7" draw:end-shape="id1880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881" draw:id="id1881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20" draw:text-style-name="P47" draw:layer="layout" svg:width="4.418cm" svg:height="1.309cm" svg:x="11.982cm" svg:y="11.491cm">
          <draw:text-box>
            <text:p text:style-name="P46"><text:span text:style-name="T27">raizSubArvore</text:span></text:p>
          </draw:text-box>
        </draw:frame>
        <draw:connector draw:style-name="gr3" draw:text-style-name="P4" draw:layer="layout" svg:x1="12.2cm" svg:y1="11.827cm" svg:x2="13.235cm" svg:y2="8.855cm" draw:start-shape="id1881" draw:start-glue-point="3" draw:end-shape="id1869" draw:end-glue-point="6" svg:d="M12200 11827h-500v-2972h1535" svg:viewBox="0 0 1536 2973">
          <text:p/>
        </draw:connector>
        <draw:custom-shape draw:name="CaixaDeTexto 98_1" draw:style-name="gr121" draw:text-style-name="P6" draw:layer="layout" svg:width="16.932cm" svg:height="3.001cm" svg:x="14.6cm" svg:y="0.799cm">
          <text:p text:style-name="P5"><text:span text:style-name="T3">minimoAux(raizSubArvore):</text:span><text:span text:style-name="T4"><text:line-break/></text:span><text:span text:style-name="T28">enquanto (raizSubArvore.esquerdo ≠ NULO) {</text:span><text:span text:style-name="T28"><text:line-break/></text:span><text:span text:style-name="T28"><text:tab/></text:span><text:span text:style-name="T28">raizSubArvore ← raizSubArvore.esquerdo;</text:span><text:span text:style-name="T28"><text:line-break/></text:span><text:span text:style-name="T28">}</text:span><text:span text:style-name="T28"><text:line-break/></text:span><text:span text:style-name="T5">retornar raizSubArvor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1T0">
        <draw:custom-shape draw:style-name="gr122" draw:text-style-name="P16" xml:id="id1903" draw:id="id1903" draw:layer="layout" svg:width="2.6cm" svg:height="1.145cm" svg:x="4.299cm" svg:y="9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882" draw:id="id1882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882" draw:start-glue-point="2" draw:end-shape="id1883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883" draw:id="id1883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883" draw:start-glue-point="7" draw:end-shape="id1884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883" draw:start-glue-point="9" draw:end-shape="id1885" draw:end-glue-point="4" svg:d="M9701 4487h3050v575" svg:viewBox="0 0 3051 576">
          <text:p/>
        </draw:connector>
        <draw:custom-shape draw:style-name="gr7" draw:text-style-name="P24" xml:id="id1884" draw:id="id1884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86" draw:id="id1886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884" draw:start-glue-point="9" draw:end-shape="id1886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884" draw:start-glue-point="7" draw:end-shape="id1887" draw:end-glue-point="4" svg:d="M5175 6087h-1001v514" svg:viewBox="0 0 1002 515">
          <text:p/>
        </draw:connector>
        <draw:custom-shape draw:style-name="gr7" draw:text-style-name="P24" xml:id="id1885" draw:id="id1885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88" draw:id="id1888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885" draw:start-glue-point="9" draw:end-shape="id1888" draw:end-glue-point="0" svg:d="M13176 6087h675v514" svg:viewBox="0 0 676 515">
          <text:p/>
        </draw:connector>
        <draw:connector draw:style-name="gr3" draw:text-style-name="P4" draw:layer="layout" svg:x1="12.326cm" svg:y1="6.087cm" svg:x2="13.835cm" svg:y2="8.255cm" draw:start-shape="id1885" draw:start-glue-point="7" draw:end-shape="id1889" draw:end-glue-point="0" svg:d="M12326 6087v1172h1509v996" svg:viewBox="0 0 1510 2169">
          <text:p/>
        </draw:connector>
        <draw:custom-shape draw:style-name="gr90" draw:text-style-name="P35" xml:id="id1890" draw:id="id1890" draw:layer="layout" svg:width="1.2cm" svg:height="1.2cm" svg:x="10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1.025cm" svg:y1="7.688cm" svg:x2="13.835cm" svg:y2="8.255cm" draw:start-shape="id1890" draw:start-glue-point="9" draw:end-shape="id1889" draw:end-glue-point="4" svg:d="M11025 7688h2810v567" svg:viewBox="0 0 2811 568">
          <text:p/>
        </draw:connector>
        <draw:custom-shape draw:style-name="gr7" draw:text-style-name="P24" xml:id="id1889" draw:id="id1889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92" draw:id="id1892" draw:layer="layout" svg:width="1.8cm" svg:height="0.763cm" svg:x="11.951cm" svg:y="9.879cm">
          <draw:text-box>
            <text:p><text:span text:style-name="T15">NULL</text:span></text:p>
          </draw:text-box>
        </draw:frame>
        <draw:frame draw:style-name="gr20" draw:text-style-name="P26" xml:id="id1891" draw:id="id1891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889" draw:start-glue-point="9" draw:end-shape="id1891" draw:end-glue-point="0" svg:d="M14260 9280h591v600" svg:viewBox="0 0 592 601">
          <text:p/>
        </draw:connector>
        <draw:connector draw:style-name="gr18" draw:text-style-name="P4" draw:layer="layout" svg:x1="13.41cm" svg:y1="9.28cm" svg:x2="12.851cm" svg:y2="9.879cm" draw:start-shape="id1889" draw:start-glue-point="7" draw:end-shape="id1892" draw:end-glue-point="0" svg:d="M13410 9280h-559v599" svg:viewBox="0 0 560 600">
          <text:p/>
        </draw:connector>
        <draw:connector draw:style-name="gr3" draw:text-style-name="P4" draw:layer="layout" svg:x1="10.175cm" svg:y1="7.688cm" svg:x2="9.549cm" svg:y2="8.3cm" draw:start-shape="id1890" draw:start-glue-point="7" draw:end-shape="id1893" draw:end-glue-point="4" svg:d="M10175 7688h-626v612" svg:viewBox="0 0 627 613">
          <text:p/>
        </draw:connector>
        <draw:custom-shape draw:style-name="gr7" draw:text-style-name="P33" xml:id="id1893" draw:id="id1893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95" draw:id="id1895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893" draw:start-glue-point="7" draw:end-shape="id1894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893" draw:start-glue-point="9" draw:end-shape="id1895" draw:end-glue-point="0" svg:d="M9974 9325h626v912" svg:viewBox="0 0 627 913">
          <text:p/>
        </draw:connector>
        <draw:custom-shape draw:style-name="gr7" draw:text-style-name="P24" xml:id="id1887" draw:id="id1887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96" draw:id="id1896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897" draw:id="id1897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887" draw:start-glue-point="7" draw:end-shape="id1896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887" draw:start-glue-point="9" draw:end-shape="id1897" draw:end-glue-point="0" svg:d="M4599 7626h526v612" svg:viewBox="0 0 527 613">
          <text:p/>
        </draw:connector>
        <draw:custom-shape draw:style-name="gr7" draw:text-style-name="P24" xml:id="id1894" draw:id="id1894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899" draw:id="id1899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894" draw:start-glue-point="9" draw:end-shape="id1898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894" draw:start-glue-point="7" draw:end-shape="id1899" draw:end-glue-point="0" svg:d="M8099 10925h-599v911" svg:viewBox="0 0 600 912">
          <text:p/>
        </draw:connector>
        <draw:custom-shape draw:style-name="gr7" draw:text-style-name="P24" xml:id="id1898" draw:id="id1898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01" draw:id="id1901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900" draw:id="id1900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898" draw:start-glue-point="9" draw:end-shape="id1900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898" draw:start-glue-point="7" draw:end-shape="id1901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902" draw:id="id1902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23" draw:text-style-name="P47" draw:layer="layout" svg:width="4.418cm" svg:height="1.309cm" svg:x="11.982cm" svg:y="11.491cm">
          <draw:text-box>
            <text:p text:style-name="P46"><text:span text:style-name="T27">raizSubArvore</text:span></text:p>
          </draw:text-box>
        </draw:frame>
        <draw:connector draw:style-name="gr3" draw:text-style-name="P4" draw:layer="layout" svg:x1="12.2cm" svg:y1="11.827cm" svg:x2="13.235cm" svg:y2="8.855cm" draw:start-shape="id1902" draw:start-glue-point="3" draw:end-shape="id1889" draw:end-glue-point="6" svg:d="M12200 11827h-500v-2972h1535" svg:viewBox="0 0 1536 2973">
          <text:p/>
        </draw:connector>
        <draw:frame draw:style-name="gr97" draw:text-style-name="P17" draw:layer="layout" svg:width="3.118cm" svg:height="1.199cm" svg:x="4.082cm" svg:y="9.547cm">
          <draw:text-box>
            <text:p><text:span text:style-name="T13">nohRemover</text:span></text:p>
          </draw:text-box>
        </draw:frame>
        <draw:custom-shape draw:name="CaixaDeTexto 97_17" draw:style-name="gr124" draw:text-style-name="P40" draw:layer="layout" svg:width="16.932cm" svg:height="6.301cm" svg:x="16cm" svg:y="0.408cm">
          <text:p text:style-name="P39"><text:span text:style-name="T21">transplanta(antigo, novo):</text:span><text:span text:style-name="T26"><text:line-break/></text:span><text:span text:style-name="T12">se (raiz = antigo) {</text:span><text:span text:style-name="T12"><text:line-break/></text:span><text:span text:style-name="T12"><text:tab/></text:span><text:span text:style-name="T12">raiz ← novo;</text:span><text:span text:style-name="T12"><text:line-break/></text:span><text:span text:style-name="T12">} senão se (antigo = antigo.pai.esquerdo) {</text:span><text:span text:style-name="T12"><text:line-break/></text:span><text:span text:style-name="T12"><text:tab/></text:span><text:span text:style-name="T12">antigo.pai.esquerdo ← novo;</text:span><text:span text:style-name="T12"><text:line-break/></text:span><text:span text:style-name="T12">} </text:span><text:span text:style-name="T23">senão { // antigo = antigo.pai.direito</text:span><text:span text:style-name="T23"><text:line-break/></text:span><text:span text:style-name="T23"><text:tab/></text:span><text:span text:style-name="T23">antigo.pai.direito ← novo;</text:span><text:span text:style-name="T23"><text:line-break/></text:span><text:span text:style-name="T23">}</text:span><text:span text:style-name="T12"> </text:span><text:span text:style-name="T12"><text:line-break/></text:span><text:span text:style-name="T12">se (novo ≠ NULO) {</text:span><text:span text:style-name="T12"><text:line-break/></text:span><text:span text:style-name="T12"><text:tab/></text:span><text:span text:style-name="T12">novo.pai ← antigo.pai;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" draw:text-style-name="P4" draw:layer="layout" draw:line-skew="-0.649cm" svg:x1="6.899cm" svg:y1="9.972cm" svg:x2="10cm" svg:y2="7.263cm" draw:start-shape="id1903" draw:end-shape="id1890" draw:end-glue-point="6" svg:d="M6899 9972h901v-2709h2200" svg:viewBox="0 0 3102 2710">
          <text:p/>
        </draw:connector>
        <presentation:notes draw:style-name="dp2">
          <draw:page-thumbnail draw:style-name="gr5" draw:layer="layout" svg:width="19.798cm" svg:height="11.136cm" svg:x="0.6cm" svg:y="2.257cm" draw:page-number="9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1T0">
        <draw:custom-shape draw:style-name="gr122" draw:text-style-name="P16" xml:id="id1923" draw:id="id1923" draw:layer="layout" svg:width="2.6cm" svg:height="1.145cm" svg:x="4.299cm" svg:y="9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904" draw:id="id1904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904" draw:start-glue-point="2" draw:end-shape="id1905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905" draw:id="id1905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905" draw:start-glue-point="7" draw:end-shape="id1906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905" draw:start-glue-point="9" draw:end-shape="id1907" draw:end-glue-point="4" svg:d="M9701 4487h3050v575" svg:viewBox="0 0 3051 576">
          <text:p/>
        </draw:connector>
        <draw:custom-shape draw:style-name="gr7" draw:text-style-name="P24" xml:id="id1906" draw:id="id1906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08" draw:id="id1908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906" draw:start-glue-point="9" draw:end-shape="id1908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906" draw:start-glue-point="7" draw:end-shape="id1909" draw:end-glue-point="4" svg:d="M5175 6087h-1001v514" svg:viewBox="0 0 1002 515">
          <text:p/>
        </draw:connector>
        <draw:custom-shape draw:style-name="gr7" draw:text-style-name="P24" xml:id="id1907" draw:id="id1907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10" draw:id="id1910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907" draw:start-glue-point="9" draw:end-shape="id1910" draw:end-glue-point="0" svg:d="M13176 6087h675v514" svg:viewBox="0 0 676 515">
          <text:p/>
        </draw:connector>
        <draw:connector draw:style-name="gr3" draw:text-style-name="P4" draw:layer="layout" svg:x1="12.326cm" svg:y1="6.087cm" svg:x2="13.835cm" svg:y2="8.255cm" draw:start-shape="id1907" draw:start-glue-point="7" draw:end-shape="id1911" draw:end-glue-point="0" svg:d="M12326 6087v1172h1509v996" svg:viewBox="0 0 1510 2169">
          <text:p/>
        </draw:connector>
        <draw:custom-shape draw:style-name="gr90" draw:text-style-name="P35" xml:id="id1912" draw:id="id1912" draw:layer="layout" svg:width="1.2cm" svg:height="1.2cm" svg:x="10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1.025cm" svg:y1="7.688cm" svg:x2="13.835cm" svg:y2="8.255cm" draw:start-shape="id1912" draw:start-glue-point="9" draw:end-shape="id1911" draw:end-glue-point="4" svg:d="M11025 7688h2810v567" svg:viewBox="0 0 2811 568">
          <text:p/>
        </draw:connector>
        <draw:custom-shape draw:style-name="gr7" draw:text-style-name="P24" xml:id="id1911" draw:id="id1911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13" draw:id="id1913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911" draw:start-glue-point="9" draw:end-shape="id1913" draw:end-glue-point="0" svg:d="M14260 9280h591v600" svg:viewBox="0 0 592 601">
          <text:p/>
        </draw:connector>
        <draw:connector draw:style-name="gr18" draw:text-style-name="P4" draw:layer="layout" svg:x1="13.41cm" svg:y1="9.28cm" svg:x2="9.974cm" svg:y2="8.475cm" draw:start-shape="id1911" draw:start-glue-point="7" draw:end-shape="id1914" draw:end-glue-point="11" svg:d="M13410 9280h-1717v-805h-1719" svg:viewBox="0 0 3437 806">
          <text:p/>
        </draw:connector>
        <draw:connector draw:style-name="gr3" draw:text-style-name="P4" draw:layer="layout" svg:x1="10.175cm" svg:y1="7.688cm" svg:x2="9.549cm" svg:y2="8.3cm" draw:start-shape="id1912" draw:start-glue-point="7" draw:end-shape="id1914" draw:end-glue-point="4" svg:d="M10175 7688h-626v612" svg:viewBox="0 0 627 613">
          <text:p/>
        </draw:connector>
        <draw:custom-shape draw:style-name="gr7" draw:text-style-name="P33" xml:id="id1914" draw:id="id1914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16" draw:id="id1916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914" draw:start-glue-point="7" draw:end-shape="id1915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914" draw:start-glue-point="9" draw:end-shape="id1916" draw:end-glue-point="0" svg:d="M9974 9325h626v912" svg:viewBox="0 0 627 913">
          <text:p/>
        </draw:connector>
        <draw:custom-shape draw:style-name="gr7" draw:text-style-name="P24" xml:id="id1909" draw:id="id1909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17" draw:id="id1917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918" draw:id="id1918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909" draw:start-glue-point="7" draw:end-shape="id1917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909" draw:start-glue-point="9" draw:end-shape="id1918" draw:end-glue-point="0" svg:d="M4599 7626h526v612" svg:viewBox="0 0 527 613">
          <text:p/>
        </draw:connector>
        <draw:custom-shape draw:style-name="gr7" draw:text-style-name="P24" xml:id="id1915" draw:id="id1915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20" draw:id="id1920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915" draw:start-glue-point="9" draw:end-shape="id1919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915" draw:start-glue-point="7" draw:end-shape="id1920" draw:end-glue-point="0" svg:d="M8099 10925h-599v911" svg:viewBox="0 0 600 912">
          <text:p/>
        </draw:connector>
        <draw:custom-shape draw:style-name="gr7" draw:text-style-name="P24" xml:id="id1919" draw:id="id1919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22" draw:id="id1922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921" draw:id="id1921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919" draw:start-glue-point="9" draw:end-shape="id1921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919" draw:start-glue-point="7" draw:end-shape="id1922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924" draw:id="id1924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25" draw:text-style-name="P47" draw:layer="layout" svg:width="4.418cm" svg:height="1.309cm" svg:x="11.982cm" svg:y="11.491cm">
          <draw:text-box>
            <text:p text:style-name="P46"><text:span text:style-name="T27">raizSubArvore</text:span></text:p>
          </draw:text-box>
        </draw:frame>
        <draw:frame draw:style-name="gr97" draw:text-style-name="P17" draw:layer="layout" svg:width="3.118cm" svg:height="1.199cm" svg:x="4.082cm" svg:y="9.547cm">
          <draw:text-box>
            <text:p><text:span text:style-name="T13">nohRemover</text:span></text:p>
          </draw:text-box>
        </draw:frame>
        <draw:custom-shape draw:name="CaixaDeTexto 97_18" draw:style-name="gr126" draw:text-style-name="P40" draw:layer="layout" svg:width="16.932cm" svg:height="3.013cm" svg:x="15.268cm" svg:y="0.408cm">
          <text:p text:style-name="P39"><text:span text:style-name="T12"><text:line-break/></text:span><text:span text:style-name="T12">...sucessor.esquerdo ← nohRemover.esquerdo;</text:span></text:p>
          <text:p text:style-name="P39"><text:span text:style-name="T29">Sucessor.esquerdo.pai </text:span><text:span text:style-name="T12">← sucessor;</text:span><text:span text:style-name="T12"><text:line-break/></text:span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" draw:text-style-name="P4" draw:layer="layout" draw:line-skew="-0.649cm" svg:x1="6.899cm" svg:y1="9.972cm" svg:x2="10cm" svg:y2="7.263cm" draw:start-shape="id1923" draw:end-shape="id1912" draw:end-glue-point="6" svg:d="M6899 9972h901v-2709h2200" svg:viewBox="0 0 3102 2710">
          <text:p/>
        </draw:connector>
        <draw:connector draw:style-name="gr3" draw:text-style-name="P4" draw:layer="layout" svg:x1="13.4cm" svg:y1="11.255cm" svg:x2="13.835cm" svg:y2="9.455cm" draw:start-shape="id1924" draw:start-glue-point="0" draw:end-shape="id1911" draw:end-glue-point="8" svg:d="M13400 11255v-899h435v-901" svg:viewBox="0 0 436 1801">
          <text:p/>
        </draw:connector>
        <presentation:notes draw:style-name="dp2">
          <draw:page-thumbnail draw:style-name="gr5" draw:layer="layout" svg:width="19.798cm" svg:height="11.136cm" svg:x="0.6cm" svg:y="2.257cm" draw:page-number="10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1T0">
        <draw:custom-shape draw:style-name="gr122" draw:text-style-name="P16" xml:id="id1944" draw:id="id1944" draw:layer="layout" svg:width="2.6cm" svg:height="1.145cm" svg:x="4.299cm" svg:y="9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mover</text:span></text:p>
          </draw:text-box>
        </draw:frame>
        <draw:frame draw:style-name="gr1" draw:text-style-name="P22" xml:id="id1925" draw:id="id1925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925" draw:start-glue-point="2" draw:end-shape="id1926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926" draw:id="id1926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926" draw:start-glue-point="7" draw:end-shape="id1927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926" draw:start-glue-point="9" draw:end-shape="id1928" draw:end-glue-point="4" svg:d="M9701 4487h3050v575" svg:viewBox="0 0 3051 576">
          <text:p/>
        </draw:connector>
        <draw:custom-shape draw:style-name="gr7" draw:text-style-name="P24" xml:id="id1927" draw:id="id1927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29" draw:id="id1929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927" draw:start-glue-point="9" draw:end-shape="id1929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927" draw:start-glue-point="7" draw:end-shape="id1930" draw:end-glue-point="4" svg:d="M5175 6087h-1001v514" svg:viewBox="0 0 1002 515">
          <text:p/>
        </draw:connector>
        <draw:custom-shape draw:style-name="gr7" draw:text-style-name="P24" xml:id="id1928" draw:id="id1928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31" draw:id="id1931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928" draw:start-glue-point="9" draw:end-shape="id1931" draw:end-glue-point="0" svg:d="M13176 6087h675v514" svg:viewBox="0 0 676 515">
          <text:p/>
        </draw:connector>
        <draw:connector draw:style-name="gr3" draw:text-style-name="P4" draw:layer="layout" svg:x1="12.326cm" svg:y1="6.087cm" svg:x2="13.835cm" svg:y2="8.255cm" draw:start-shape="id1928" draw:start-glue-point="7" draw:end-shape="id1932" draw:end-glue-point="0" svg:d="M12326 6087v1172h1509v996" svg:viewBox="0 0 1510 2169">
          <text:p/>
        </draw:connector>
        <draw:custom-shape draw:style-name="gr90" draw:text-style-name="P35" xml:id="id1933" draw:id="id1933" draw:layer="layout" svg:width="1.2cm" svg:height="1.2cm" svg:x="10cm" svg:y="6.663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1" draw:layer="layout" svg:x1="11.025cm" svg:y1="7.688cm" svg:x2="13.835cm" svg:y2="8.255cm" draw:start-shape="id1933" draw:start-glue-point="9" draw:end-shape="id1932" draw:end-glue-point="4" svg:d="M11025 7688h2810v567" svg:viewBox="0 0 2811 568">
          <text:p/>
        </draw:connector>
        <draw:custom-shape draw:style-name="gr7" draw:text-style-name="P24" xml:id="id1932" draw:id="id1932" draw:layer="layout" svg:width="1.2cm" svg:height="1.2cm" svg:x="13.235cm" svg:y="8.255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34" draw:id="id1934" draw:layer="layout" svg:width="1.8cm" svg:height="0.763cm" svg:x="13.951cm" svg:y="9.88cm">
          <draw:text-box>
            <text:p><text:span text:style-name="T15">NULL</text:span></text:p>
          </draw:text-box>
        </draw:frame>
        <draw:connector draw:style-name="gr3" draw:text-style-name="P4" draw:layer="layout" svg:x1="14.26cm" svg:y1="9.28cm" svg:x2="14.851cm" svg:y2="9.88cm" draw:start-shape="id1932" draw:start-glue-point="9" draw:end-shape="id1934" draw:end-glue-point="0" svg:d="M14260 9280h591v600" svg:viewBox="0 0 592 601">
          <text:p/>
        </draw:connector>
        <draw:connector draw:style-name="gr18" draw:text-style-name="P4" draw:layer="layout" svg:x1="13.41cm" svg:y1="9.28cm" svg:x2="9.974cm" svg:y2="8.475cm" draw:start-shape="id1932" draw:start-glue-point="7" draw:end-shape="id1935" draw:end-glue-point="11" svg:d="M13410 9280h-1717v-805h-1719" svg:viewBox="0 0 3437 806">
          <text:p/>
        </draw:connector>
        <draw:connector draw:style-name="gr3" draw:text-style-name="P4" draw:layer="layout" svg:x1="10.175cm" svg:y1="7.688cm" svg:x2="9.549cm" svg:y2="8.3cm" draw:start-shape="id1933" draw:start-glue-point="7" draw:end-shape="id1935" draw:end-glue-point="4" svg:d="M10175 7688h-626v612" svg:viewBox="0 0 627 613">
          <text:p/>
        </draw:connector>
        <draw:custom-shape draw:style-name="gr7" draw:text-style-name="P33" xml:id="id1935" draw:id="id1935" draw:layer="layout" svg:width="1.2cm" svg:height="1.2cm" svg:x="8.949cm" svg:y="8.3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37" draw:id="id1937" draw:layer="layout" svg:width="1.8cm" svg:height="0.763cm" svg:x="9.7cm" svg:y="10.237cm">
          <draw:text-box>
            <text:p><text:span text:style-name="T15">NULL</text:span></text:p>
          </draw:text-box>
        </draw:frame>
        <draw:connector draw:style-name="gr3" draw:text-style-name="P4" draw:layer="layout" svg:x1="9.124cm" svg:y1="9.325cm" svg:x2="8.524cm" svg:y2="9.9cm" draw:start-shape="id1935" draw:start-glue-point="7" draw:end-shape="id1936" draw:end-glue-point="4" svg:d="M9124 9325h-600v575" svg:viewBox="0 0 601 576">
          <text:p/>
        </draw:connector>
        <draw:connector draw:style-name="gr3" draw:text-style-name="P4" draw:layer="layout" svg:x1="9.974cm" svg:y1="9.325cm" svg:x2="10.6cm" svg:y2="10.237cm" draw:start-shape="id1935" draw:start-glue-point="9" draw:end-shape="id1937" draw:end-glue-point="0" svg:d="M9974 9325h626v912" svg:viewBox="0 0 627 913">
          <text:p/>
        </draw:connector>
        <draw:custom-shape draw:style-name="gr7" draw:text-style-name="P24" xml:id="id1930" draw:id="id1930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38" draw:id="id1938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939" draw:id="id1939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930" draw:start-glue-point="7" draw:end-shape="id1938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930" draw:start-glue-point="9" draw:end-shape="id1939" draw:end-glue-point="0" svg:d="M4599 7626h526v612" svg:viewBox="0 0 527 613">
          <text:p/>
        </draw:connector>
        <draw:custom-shape draw:style-name="gr7" draw:text-style-name="P24" xml:id="id1936" draw:id="id1936" draw:layer="layout" svg:width="1.2cm" svg:height="1.2cm" svg:x="7.924cm" svg:y="9.9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41" draw:id="id1941" draw:layer="layout" svg:width="1.8cm" svg:height="0.763cm" svg:x="6.6cm" svg:y="11.836cm">
          <draw:text-box>
            <text:p><text:span text:style-name="T15">NULL</text:span></text:p>
          </draw:text-box>
        </draw:frame>
        <draw:connector draw:style-name="gr66" draw:text-style-name="P30" draw:layer="layout" svg:x1="8.949cm" svg:y1="10.925cm" svg:x2="9.649cm" svg:y2="11.6cm" draw:start-shape="id1936" draw:start-glue-point="9" draw:end-shape="id1940" draw:end-glue-point="4" svg:d="M8949 10925h700v675" svg:viewBox="0 0 701 676">
          <text:p/>
        </draw:connector>
        <draw:connector draw:style-name="gr66" draw:text-style-name="P30" draw:layer="layout" svg:x1="8.099cm" svg:y1="10.925cm" svg:x2="7.5cm" svg:y2="11.836cm" draw:start-shape="id1936" draw:start-glue-point="7" draw:end-shape="id1941" draw:end-glue-point="0" svg:d="M8099 10925h-599v911" svg:viewBox="0 0 600 912">
          <text:p/>
        </draw:connector>
        <draw:custom-shape draw:style-name="gr7" draw:text-style-name="P24" xml:id="id1940" draw:id="id1940" draw:layer="layout" svg:width="1.2cm" svg:height="1.2cm" svg:x="9.049cm" svg:y="11.6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43" draw:id="id1943" draw:layer="layout" svg:width="1.8cm" svg:height="0.763cm" svg:x="7.7cm" svg:y="13.236cm">
          <draw:text-box>
            <text:p><text:span text:style-name="T15">NULL</text:span></text:p>
          </draw:text-box>
        </draw:frame>
        <draw:frame draw:style-name="gr20" draw:text-style-name="P26" xml:id="id1942" draw:id="id1942" draw:layer="layout" svg:width="1.8cm" svg:height="0.763cm" svg:x="9.8cm" svg:y="13.237cm">
          <draw:text-box>
            <text:p><text:span text:style-name="T15">NULL</text:span></text:p>
          </draw:text-box>
        </draw:frame>
        <draw:connector draw:style-name="gr66" draw:text-style-name="P34" draw:layer="layout" svg:x1="10.074cm" svg:y1="12.625cm" svg:x2="10.7cm" svg:y2="13.237cm" draw:start-shape="id1940" draw:start-glue-point="9" draw:end-shape="id1942" draw:end-glue-point="0" svg:d="M10074 12625h626v612" svg:viewBox="0 0 627 613">
          <text:p/>
        </draw:connector>
        <draw:connector draw:style-name="gr66" draw:text-style-name="P30" draw:layer="layout" svg:x1="9.224cm" svg:y1="12.625cm" svg:x2="8.6cm" svg:y2="13.236cm" draw:start-shape="id1940" draw:start-glue-point="7" draw:end-shape="id1943" draw:end-glue-point="0" svg:d="M9224 12625h-624v611" svg:viewBox="0 0 625 612">
          <text:p/>
        </draw:connector>
        <draw:custom-shape draw:style-name="gr7" draw:text-style-name="P29" draw:layer="layout" svg:width="1.2cm" svg:height="1.2cm" svg:x="6.8cm" svg:y="0.8cm">
          <text:p text:style-name="P28"><text:span text:style-name="T18">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1.2cm" svg:height="1.2cm" svg:x="8.401cm" svg:y="0.801cm">
          <text:p text:style-name="P28"><text:span text:style-name="T18">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5" draw:layer="layout" svg:width="1.2cm" svg:height="1.2cm" svg:x="10.002cm" svg:y="0.802cm">
          <text:p text:style-name="P23"><text:span text:style-name="T1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945" draw:id="id1945" draw:layer="layout" svg:width="2.4cm" svg:height="1.145cm" svg:x="12.2cm" svg:y="11.255cm">
          <text:p/>
          <draw:enhanced-geometry svg:viewBox="0 0 21600 21600" draw:type="rectangle" draw:enhanced-path="M 0 0 L 21600 0 21600 21600 0 21600 0 0 Z N"/>
        </draw:custom-shape>
        <draw:frame draw:style-name="gr127" draw:text-style-name="P47" draw:layer="layout" svg:width="4.418cm" svg:height="1.309cm" svg:x="11.982cm" svg:y="11.491cm">
          <draw:text-box>
            <text:p text:style-name="P46"><text:span text:style-name="T27">raizSubArvore</text:span></text:p>
          </draw:text-box>
        </draw:frame>
        <draw:frame draw:style-name="gr97" draw:text-style-name="P17" draw:layer="layout" svg:width="3.118cm" svg:height="1.199cm" svg:x="4.082cm" svg:y="9.547cm">
          <draw:text-box>
            <text:p><text:span text:style-name="T13">nohRemover</text:span></text:p>
          </draw:text-box>
        </draw:frame>
        <draw:connector draw:style-name="gr3" draw:text-style-name="P4" draw:layer="layout" draw:line-skew="-0.649cm" svg:x1="6.899cm" svg:y1="9.972cm" svg:x2="10cm" svg:y2="7.263cm" draw:start-shape="id1944" draw:end-shape="id1933" draw:end-glue-point="6" svg:d="M6899 9972h901v-2709h2200" svg:viewBox="0 0 3102 2710">
          <text:p/>
        </draw:connector>
        <draw:connector draw:style-name="gr3" draw:text-style-name="P4" draw:layer="layout" svg:x1="13.4cm" svg:y1="11.255cm" svg:x2="13.835cm" svg:y2="9.455cm" draw:start-shape="id1945" draw:start-glue-point="0" draw:end-shape="id1932" draw:end-glue-point="8" svg:d="M13400 11255v-899h435v-901" svg:viewBox="0 0 436 1801">
          <text:p/>
        </draw:connector>
        <draw:custom-shape draw:name="Sinal de Multiplicação 3_1" draw:style-name="gr102" draw:text-style-name="P43" draw:layer="layout" svg:width="1.888cm" svg:height="2.033cm" svg:x="9.712cm" svg:y="6.22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aixaDeTexto 98_2" draw:style-name="gr128" draw:text-style-name="P42" draw:layer="layout" svg:width="8.42cm" svg:height="1.351cm" svg:x="18.312cm" svg:y="0.893cm">
          <text:p text:style-name="P41"><text:span text:style-name="T21">remove(umValor):</text:span></text:p>
          <text:p text:style-name="P41"><text:span text:style-name="T23">apagar(nohRemov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1T0">
        <draw:frame presentation:style-name="pr3" draw:text-style-name="P9" draw:layer="layout" svg:width="25.199cm" svg:height="2.629cm" svg:x="1.4cm" svg:y="0.128cm" presentation:class="title" presentation:user-transformed="true">
          <draw:text-box>
            <text:p text:style-name="P8"><text:span text:style-name="T6">Resultado:</text:span></text:p>
          </draw:text-box>
        </draw:frame>
        <draw:frame draw:style-name="gr1" draw:text-style-name="P22" xml:id="id1946" draw:id="id1946" draw:layer="layout" svg:width="1.522cm" svg:height="0.962cm" svg:x="8.523cm" svg:y="2.1cm">
          <draw:text-box>
            <text:p><text:span text:style-name="T17">raiz</text:span></text:p>
          </draw:text-box>
        </draw:frame>
        <draw:connector draw:style-name="gr3" draw:text-style-name="P4" draw:layer="layout" svg:x1="9.284cm" svg:y1="3.062cm" svg:x2="9.276cm" svg:y2="3.462cm" draw:start-shape="id1946" draw:start-glue-point="2" draw:end-shape="id1947" draw:end-glue-point="4" svg:d="M9284 3062v200h-8v200" svg:viewBox="0 0 9 401">
          <text:p/>
        </draw:connector>
        <draw:frame draw:style-name="gr8" draw:text-style-name="P13" draw:layer="layout" svg:width="0.502cm" svg:height="1.187cm" svg:x="12.8cm" svg:y="2cm">
          <draw:text-box>
            <text:p/>
          </draw:text-box>
        </draw:frame>
        <draw:custom-shape draw:style-name="gr7" draw:text-style-name="P24" xml:id="id1947" draw:id="id1947" draw:layer="layout" svg:width="1.2cm" svg:height="1.2cm" svg:x="8.676cm" svg:y="3.462cm">
          <text:p text:style-name="P23"><text:span text:style-name="T17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851cm" svg:y1="4.487cm" svg:x2="5.6cm" svg:y2="5.062cm" draw:start-shape="id1947" draw:start-glue-point="7" draw:end-shape="id1948" draw:end-glue-point="4" svg:d="M8851 4487h-3251v575" svg:viewBox="0 0 3252 576">
          <text:p/>
        </draw:connector>
        <draw:connector draw:style-name="gr3" draw:text-style-name="P4" draw:layer="layout" svg:x1="9.701cm" svg:y1="4.487cm" svg:x2="12.751cm" svg:y2="5.062cm" draw:start-shape="id1947" draw:start-glue-point="9" draw:end-shape="id1949" draw:end-glue-point="4" svg:d="M9701 4487h3050v575" svg:viewBox="0 0 3051 576">
          <text:p/>
        </draw:connector>
        <draw:custom-shape draw:style-name="gr7" draw:text-style-name="P24" xml:id="id1948" draw:id="id1948" draw:layer="layout" svg:width="1.2cm" svg:height="1.2cm" svg:x="5cm" svg:y="5.062cm">
          <text:p text:style-name="P23"><text:span text:style-name="T17">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0" draw:id="id1950" draw:layer="layout" svg:width="1.8cm" svg:height="0.763cm" svg:x="6cm" svg:y="6.601cm">
          <draw:text-box>
            <text:p><text:span text:style-name="T15">NULL</text:span></text:p>
          </draw:text-box>
        </draw:frame>
        <draw:connector draw:style-name="gr3" draw:text-style-name="P4" draw:layer="layout" svg:x1="6.025cm" svg:y1="6.087cm" svg:x2="6.9cm" svg:y2="6.601cm" draw:start-shape="id1948" draw:start-glue-point="9" draw:end-shape="id1950" draw:end-glue-point="0" svg:d="M6025 6087h875v514" svg:viewBox="0 0 876 515">
          <text:p/>
        </draw:connector>
        <draw:connector draw:style-name="gr3" draw:text-style-name="P4" draw:layer="layout" svg:x1="5.175cm" svg:y1="6.087cm" svg:x2="4.174cm" svg:y2="6.601cm" draw:start-shape="id1948" draw:start-glue-point="7" draw:end-shape="id1951" draw:end-glue-point="4" svg:d="M5175 6087h-1001v514" svg:viewBox="0 0 1002 515">
          <text:p/>
        </draw:connector>
        <draw:custom-shape draw:style-name="gr7" draw:text-style-name="P24" xml:id="id1949" draw:id="id1949" draw:layer="layout" svg:width="1.2cm" svg:height="1.2cm" svg:x="12.151cm" svg:y="5.062cm">
          <text:p text:style-name="P23"><text:span text:style-name="T17">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2" draw:id="id1952" draw:layer="layout" svg:width="1.8cm" svg:height="0.763cm" svg:x="12.951cm" svg:y="6.601cm">
          <draw:text-box>
            <text:p><text:span text:style-name="T15">NULL</text:span></text:p>
          </draw:text-box>
        </draw:frame>
        <draw:connector draw:style-name="gr3" draw:text-style-name="P4" draw:layer="layout" svg:x1="13.176cm" svg:y1="6.087cm" svg:x2="13.851cm" svg:y2="6.601cm" draw:start-shape="id1949" draw:start-glue-point="9" draw:end-shape="id1952" draw:end-glue-point="0" svg:d="M13176 6087h675v514" svg:viewBox="0 0 676 515">
          <text:p/>
        </draw:connector>
        <draw:custom-shape draw:style-name="gr7" draw:text-style-name="P24" xml:id="id1953" draw:id="id1953" draw:layer="layout" svg:width="1.2cm" svg:height="1.2cm" svg:x="10.835cm" svg:y="6.612cm">
          <text:p text:style-name="P23"><text:span text:style-name="T17"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4" draw:id="id1954" draw:layer="layout" svg:width="1.8cm" svg:height="0.763cm" svg:x="11.551cm" svg:y="8.237cm">
          <draw:text-box>
            <text:p><text:span text:style-name="T15">NULL</text:span></text:p>
          </draw:text-box>
        </draw:frame>
        <draw:connector draw:style-name="gr3" draw:text-style-name="P4" draw:layer="layout" svg:x1="11.86cm" svg:y1="7.637cm" svg:x2="12.451cm" svg:y2="8.237cm" draw:start-shape="id1953" draw:start-glue-point="9" draw:end-shape="id1954" draw:end-glue-point="0" svg:d="M11860 7637h591v600" svg:viewBox="0 0 592 601">
          <text:p/>
        </draw:connector>
        <draw:custom-shape draw:style-name="gr7" draw:text-style-name="P33" xml:id="id1955" draw:id="id1955" draw:layer="layout" svg:width="1.2cm" svg:height="1.2cm" svg:x="9.749cm" svg:y="8.2cm">
          <text:p text:style-name="P32"><text:span text:style-name="T18">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7" draw:id="id1957" draw:layer="layout" svg:width="1.8cm" svg:height="0.763cm" svg:x="10.5cm" svg:y="9.937cm">
          <draw:text-box>
            <text:p><text:span text:style-name="T15">NULL</text:span></text:p>
          </draw:text-box>
        </draw:frame>
        <draw:connector draw:style-name="gr3" draw:text-style-name="P4" draw:layer="layout" svg:x1="9.924cm" svg:y1="9.225cm" svg:x2="9.324cm" svg:y2="9.8cm" draw:start-shape="id1955" draw:start-glue-point="7" draw:end-shape="id1956" draw:end-glue-point="4" svg:d="M9924 9225h-600v575" svg:viewBox="0 0 601 576">
          <text:p/>
        </draw:connector>
        <draw:connector draw:style-name="gr3" draw:text-style-name="P4" draw:layer="layout" svg:x1="10.774cm" svg:y1="9.225cm" svg:x2="11.4cm" svg:y2="9.937cm" draw:start-shape="id1955" draw:start-glue-point="9" draw:end-shape="id1957" draw:end-glue-point="0" svg:d="M10774 9225h626v712" svg:viewBox="0 0 627 713">
          <text:p/>
        </draw:connector>
        <draw:custom-shape draw:style-name="gr7" draw:text-style-name="P24" xml:id="id1951" draw:id="id1951" draw:layer="layout" svg:width="1.2cm" svg:height="1.2cm" svg:x="3.574cm" svg:y="6.601cm">
          <text:p text:style-name="P23"><text:span text:style-name="T17">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58" draw:id="id1958" draw:layer="layout" svg:width="1.8cm" svg:height="0.763cm" svg:x="2.225cm" svg:y="8.237cm">
          <draw:text-box>
            <text:p><text:span text:style-name="T15">NULL</text:span></text:p>
          </draw:text-box>
        </draw:frame>
        <draw:frame draw:style-name="gr20" draw:text-style-name="P26" xml:id="id1959" draw:id="id1959" draw:layer="layout" svg:width="1.8cm" svg:height="0.763cm" svg:x="4.225cm" svg:y="8.238cm">
          <draw:text-box>
            <text:p><text:span text:style-name="T15">NULL</text:span></text:p>
          </draw:text-box>
        </draw:frame>
        <draw:connector draw:style-name="gr69" draw:text-style-name="P31" draw:layer="layout" svg:x1="3.749cm" svg:y1="7.626cm" svg:x2="3.125cm" svg:y2="8.237cm" draw:start-shape="id1951" draw:start-glue-point="7" draw:end-shape="id1958" draw:end-glue-point="0" svg:d="M3749 7626h-624v611" svg:viewBox="0 0 625 612">
          <text:p/>
        </draw:connector>
        <draw:connector draw:style-name="gr69" draw:text-style-name="P31" draw:layer="layout" svg:x1="4.599cm" svg:y1="7.626cm" svg:x2="5.125cm" svg:y2="8.238cm" draw:start-shape="id1951" draw:start-glue-point="9" draw:end-shape="id1959" draw:end-glue-point="0" svg:d="M4599 7626h526v612" svg:viewBox="0 0 527 613">
          <text:p/>
        </draw:connector>
        <draw:custom-shape draw:style-name="gr7" draw:text-style-name="P24" xml:id="id1956" draw:id="id1956" draw:layer="layout" svg:width="1.2cm" svg:height="1.2cm" svg:x="8.724cm" svg:y="9.8cm">
          <text:p text:style-name="P23"><text:span text:style-name="T17">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61" draw:id="id1961" draw:layer="layout" svg:width="1.8cm" svg:height="0.763cm" svg:x="7.4cm" svg:y="11.736cm">
          <draw:text-box>
            <text:p><text:span text:style-name="T15">NULL</text:span></text:p>
          </draw:text-box>
        </draw:frame>
        <draw:connector draw:style-name="gr66" draw:text-style-name="P30" draw:layer="layout" svg:x1="9.749cm" svg:y1="10.825cm" svg:x2="10.449cm" svg:y2="11.5cm" draw:start-shape="id1956" draw:start-glue-point="9" draw:end-shape="id1960" draw:end-glue-point="4" svg:d="M9749 10825h700v675" svg:viewBox="0 0 701 676">
          <text:p/>
        </draw:connector>
        <draw:connector draw:style-name="gr66" draw:text-style-name="P30" draw:layer="layout" svg:x1="8.899cm" svg:y1="10.825cm" svg:x2="8.3cm" svg:y2="11.736cm" draw:start-shape="id1956" draw:start-glue-point="7" draw:end-shape="id1961" draw:end-glue-point="0" svg:d="M8899 10825h-599v911" svg:viewBox="0 0 600 912">
          <text:p/>
        </draw:connector>
        <draw:custom-shape draw:style-name="gr7" draw:text-style-name="P24" xml:id="id1960" draw:id="id1960" draw:layer="layout" svg:width="1.2cm" svg:height="1.2cm" svg:x="9.849cm" svg:y="11.5cm">
          <text:p text:style-name="P23"><text:span text:style-name="T17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xml:id="id1963" draw:id="id1963" draw:layer="layout" svg:width="1.8cm" svg:height="0.763cm" svg:x="8.5cm" svg:y="13.136cm">
          <draw:text-box>
            <text:p><text:span text:style-name="T15">NULL</text:span></text:p>
          </draw:text-box>
        </draw:frame>
        <draw:frame draw:style-name="gr20" draw:text-style-name="P26" xml:id="id1962" draw:id="id1962" draw:layer="layout" svg:width="1.8cm" svg:height="0.763cm" svg:x="10.6cm" svg:y="13.137cm">
          <draw:text-box>
            <text:p><text:span text:style-name="T15">NULL</text:span></text:p>
          </draw:text-box>
        </draw:frame>
        <draw:connector draw:style-name="gr66" draw:text-style-name="P34" draw:layer="layout" svg:x1="10.874cm" svg:y1="12.525cm" svg:x2="11.5cm" svg:y2="13.137cm" draw:start-shape="id1960" draw:start-glue-point="9" draw:end-shape="id1962" draw:end-glue-point="0" svg:d="M10874 12525h626v612" svg:viewBox="0 0 627 613">
          <text:p/>
        </draw:connector>
        <draw:connector draw:style-name="gr66" draw:text-style-name="P30" draw:layer="layout" svg:x1="10.024cm" svg:y1="12.525cm" svg:x2="9.4cm" svg:y2="13.136cm" draw:start-shape="id1960" draw:start-glue-point="7" draw:end-shape="id1963" draw:end-glue-point="0" svg:d="M10024 12525h-624v611" svg:viewBox="0 0 625 612">
          <text:p/>
        </draw:connector>
        <draw:custom-shape draw:name="CaixaDeTexto 98_3" draw:style-name="gr129" draw:text-style-name="P42" draw:layer="layout" svg:width="8.42cm" svg:height="1.351cm" svg:x="18.312cm" svg:y="0.893cm">
          <text:p text:style-name="P41"><text:span text:style-name="T21">remove(umValor):</text:span></text:p>
          <text:p text:style-name="P41"><text:span text:style-name="T23">apagar(nohRemov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4" draw:layer="layout" svg:x1="12.326cm" svg:y1="6.087cm" svg:x2="11.435cm" svg:y2="6.612cm" draw:start-shape="id1949" draw:start-glue-point="7" draw:end-shape="id1953" draw:end-glue-point="4" svg:d="M12326 6087h-891v525" svg:viewBox="0 0 892 526">
          <text:p/>
        </draw:connector>
        <draw:connector draw:style-name="gr3" draw:text-style-name="P4" draw:layer="layout" svg:x1="11.01cm" svg:y1="7.637cm" svg:x2="10.349cm" svg:y2="8.2cm" draw:start-shape="id1953" draw:start-glue-point="7" draw:end-shape="id1955" draw:end-glue-point="4" svg:d="M11010 7637h-661v563" svg:viewBox="0 0 662 564">
          <text:p/>
        </draw:connector>
        <presentation:notes draw:style-name="dp2">
          <draw:page-thumbnail draw:style-name="gr5" draw:layer="layout" svg:width="19.798cm" svg:height="11.136cm" svg:x="0.6cm" svg:y="2.257cm" draw:page-number="10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onsolas1" svg:font-family="Consolas"/>
    <style:font-face style:name="Calibri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03:20.462597581</meta:creation-date>
    <dc:date>2021-10-29T17:37:59.503532345</dc:date>
    <meta:editing-duration>PT1H30M40S</meta:editing-duration>
    <meta:editing-cycles>21</meta:editing-cycles>
    <meta:generator>LibreOffice/6.4.7.2$Linux_X86_64 LibreOffice_project/40$Build-2</meta:generator>
    <meta:document-statistic meta:object-count="5578"/>
  </office:meta>
</office:document-meta>
</file>